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face style:name="Mangal1" svg:font-family="Mangal"/>
    <style:font-face style:name="OpenSymbol" svg:font-family="OpenSymbol"/>
    <style:font-face style:name="Consolas" svg:font-family="Consolas" style:font-family-generic="roman"/>
    <style:font-face style:name="Consolas5" svg:font-family="Consolas" style:font-adornments="Normalny" style:font-family-generic="roman"/>
    <style:font-face style:name="Consolas4" svg:font-family="Consolas" style:font-family-generic="swiss"/>
    <style:font-face style:name="Consolas2"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left="1.27cm" fo:margin-right="0cm" fo:text-indent="0cm" style:auto-text-indent="false"/>
      <style:text-properties officeooo:paragraph-rsid="002cb487"/>
    </style:style>
    <style:style style:name="P5" style:family="paragraph" style:parent-style-name="def">
      <style:paragraph-properties fo:margin-left="1.27cm" fo:margin-right="0cm" fo:text-indent="0cm" style:auto-text-indent="false"/>
      <style:text-properties officeooo:paragraph-rsid="0018535a"/>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fo:line-height="100%"/>
      <style:text-properties fo:color="#000000" style:font-name="Consolas2" fo:font-size="9.5pt" officeooo:paragraph-rsid="0057bf31" style:font-size-asian="9.5pt" style:font-size-complex="9.5pt"/>
    </style:style>
    <style:style style:name="P9" style:family="paragraph" style:parent-style-name="Standard">
      <style:paragraph-properties>
        <style:tab-stops/>
      </style:paragraph-properties>
    </style:style>
    <style:style style:name="P10" style:family="paragraph" style:parent-style-name="Standard">
      <style:text-properties officeooo:paragraph-rsid="00252619"/>
    </style:style>
    <style:style style:name="P11" style:family="paragraph" style:parent-style-name="Standard">
      <style:text-properties officeooo:paragraph-rsid="0039b1f8"/>
    </style:style>
    <style:style style:name="P12" style:family="paragraph" style:parent-style-name="Standard">
      <style:text-properties officeooo:paragraph-rsid="00404588"/>
    </style:style>
    <style:style style:name="P13" style:family="paragraph" style:parent-style-name="Standard">
      <style:text-properties officeooo:paragraph-rsid="00418a74"/>
    </style:style>
    <style:style style:name="P14" style:family="paragraph" style:parent-style-name="Standard">
      <style:text-properties officeooo:paragraph-rsid="0043ed72"/>
    </style:style>
    <style:style style:name="P15" style:family="paragraph" style:parent-style-name="Standard">
      <style:text-properties officeooo:paragraph-rsid="0044bc53"/>
    </style:style>
    <style:style style:name="P16" style:family="paragraph" style:parent-style-name="Standard">
      <style:text-properties officeooo:paragraph-rsid="00499e7e"/>
    </style:style>
    <style:style style:name="P17" style:family="paragraph" style:parent-style-name="Standard">
      <style:text-properties officeooo:paragraph-rsid="004afa0c"/>
    </style:style>
    <style:style style:name="P18" style:family="paragraph" style:parent-style-name="Standard">
      <style:text-properties officeooo:paragraph-rsid="004b17d5"/>
    </style:style>
    <style:style style:name="P19" style:family="paragraph" style:parent-style-name="Standard">
      <style:text-properties officeooo:paragraph-rsid="004c1643"/>
    </style:style>
    <style:style style:name="P20" style:family="paragraph" style:parent-style-name="Standard">
      <style:text-properties officeooo:paragraph-rsid="004d9fab"/>
    </style:style>
    <style:style style:name="P21" style:family="paragraph" style:parent-style-name="Standard">
      <style:paragraph-properties fo:line-height="100%"/>
      <style:text-properties officeooo:paragraph-rsid="0057bf31"/>
    </style:style>
    <style:style style:name="P22" style:family="paragraph" style:parent-style-name="Standard">
      <style:paragraph-properties fo:line-height="100%"/>
      <style:text-properties style:font-name="Consolas2" fo:font-size="9.5pt" officeooo:paragraph-rsid="0057bf31" style:font-size-asian="9.5pt" style:font-size-complex="9.5pt"/>
    </style:style>
    <style:style style:name="P23" style:family="paragraph" style:parent-style-name="Standard">
      <style:paragraph-properties fo:line-height="100%"/>
      <style:text-properties style:font-name="Consolas2" fo:font-size="9.5pt" officeooo:rsid="005dc461" officeooo:paragraph-rsid="0057bf31" style:font-size-asian="9.5pt" style:font-size-complex="9.5pt"/>
    </style:style>
    <style:style style:name="P24" style:family="paragraph" style:parent-style-name="Standard">
      <style:paragraph-properties fo:margin-left="0cm" fo:margin-right="0cm" fo:text-indent="0cm" style:auto-text-indent="false">
        <style:tab-stops/>
      </style:paragraph-properties>
    </style:style>
    <style:style style:name="P25"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26" style:family="paragraph" style:parent-style-name="Standard">
      <style:paragraph-properties fo:margin-left="0cm" fo:margin-right="0cm" fo:text-indent="0cm" style:auto-text-indent="false"/>
      <style:text-properties officeooo:paragraph-rsid="004b17d5"/>
    </style:style>
    <style:style style:name="P27" style:family="paragraph" style:parent-style-name="def">
      <style:text-properties officeooo:paragraph-rsid="0011d3e2"/>
    </style:style>
    <style:style style:name="P28" style:family="paragraph" style:parent-style-name="def">
      <style:text-properties officeooo:paragraph-rsid="0012f898"/>
    </style:style>
    <style:style style:name="P29" style:family="paragraph" style:parent-style-name="def">
      <style:text-properties officeooo:paragraph-rsid="0022bf94"/>
    </style:style>
    <style:style style:name="P30" style:family="paragraph" style:parent-style-name="Standard">
      <style:paragraph-properties fo:margin-left="3.81cm" fo:margin-right="0cm" fo:text-indent="-0.635cm" style:auto-text-indent="false"/>
    </style:style>
    <style:style style:name="P31"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32" style:family="paragraph" style:parent-style-name="Standard">
      <style:paragraph-properties fo:margin-left="1.27cm" fo:margin-right="0cm" fo:text-indent="-0.635cm" style:auto-text-indent="false"/>
      <style:text-properties officeooo:paragraph-rsid="004afa0c"/>
    </style:style>
    <style:style style:name="P33" style:family="paragraph" style:parent-style-name="Standard">
      <style:paragraph-properties fo:margin-left="3.81cm" fo:margin-right="0cm" fo:text-indent="0cm" style:auto-text-indent="false"/>
    </style:style>
    <style:style style:name="P34" style:family="paragraph" style:parent-style-name="Standard">
      <style:paragraph-properties fo:margin-left="1.905cm" fo:margin-right="0cm" fo:text-indent="0cm" style:auto-text-indent="false"/>
      <style:text-properties officeooo:paragraph-rsid="00372a43"/>
    </style:style>
    <style:style style:name="P35" style:family="paragraph" style:parent-style-name="Standard">
      <style:paragraph-properties fo:margin-left="-1.27cm" fo:margin-right="0cm" fo:line-height="100%" fo:text-indent="0cm" style:auto-text-indent="false"/>
      <style:text-properties fo:color="#008000" style:font-name="Consolas3" officeooo:rsid="00608bd3" officeooo:paragraph-rsid="0057bf31"/>
    </style:style>
    <style:style style:name="P36" style:family="paragraph" style:parent-style-name="Standard" style:list-style-name="L15">
      <style:text-properties officeooo:paragraph-rsid="0010ac81"/>
    </style:style>
    <style:style style:name="P37"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38"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39"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40"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41"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42"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43"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44"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45"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6"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7"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48"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49" style:family="paragraph" style:parent-style-name="Standard" style:list-style-name="L25">
      <style:text-properties fo:color="#000000" style:font-name="Consolas" fo:font-size="9.5pt" officeooo:paragraph-rsid="00369ebc" fo:background-color="#0000ff" style:font-size-asian="9.5pt"/>
    </style:style>
    <style:style style:name="P50" style:family="paragraph" style:parent-style-name="Standard" style:list-style-name="L27">
      <style:text-properties fo:color="#000000" style:font-name="Consolas" fo:font-size="9.5pt" fo:background-color="#0000ff" style:font-size-asian="9.5pt"/>
    </style:style>
    <style:style style:name="P51" style:family="paragraph" style:parent-style-name="Standard" style:list-style-name="L29">
      <style:text-properties fo:color="#000000" style:font-name="Consolas" fo:font-size="9.5pt" fo:background-color="#0000ff" style:font-size-asian="9.5pt"/>
    </style:style>
    <style:style style:name="P52" style:family="paragraph" style:parent-style-name="Standard" style:list-style-name="L30">
      <style:text-properties fo:color="#000000" style:font-name="Consolas" fo:font-size="9.5pt" fo:background-color="#0000ff" style:font-size-asian="9.5pt"/>
    </style:style>
    <style:style style:name="P53" style:family="paragraph" style:parent-style-name="Standard" style:list-style-name="L31">
      <style:text-properties fo:color="#000000" style:font-name="Consolas" fo:font-size="9.5pt" fo:background-color="#0000ff" style:font-size-asian="9.5pt"/>
    </style:style>
    <style:style style:name="P54" style:family="paragraph" style:parent-style-name="Standard" style:list-style-name="L32">
      <style:text-properties fo:color="#000000" style:font-name="Consolas" fo:font-size="9.5pt" fo:background-color="#0000ff" style:font-size-asian="9.5pt"/>
    </style:style>
    <style:style style:name="P55" style:family="paragraph" style:parent-style-name="Standard" style:list-style-name="L43">
      <style:text-properties fo:color="#000000" style:font-name="Consolas" fo:font-size="9.5pt" fo:background-color="transparent" style:font-size-asian="9.5pt"/>
    </style:style>
    <style:style style:name="P56" style:family="paragraph" style:parent-style-name="Standard" style:list-style-name="L43">
      <style:text-properties fo:color="#000000" style:font-name="Consolas" fo:font-size="9.5pt" officeooo:paragraph-rsid="00673ce3" fo:background-color="transparent" style:font-size-asian="9.5pt"/>
    </style:style>
    <style:style style:name="P57" style:family="paragraph" style:parent-style-name="Standard" style:list-style-name="L43">
      <style:text-properties fo:color="#000000" style:font-name="Consolas" fo:font-size="9.5pt" officeooo:rsid="00673ce3" officeooo:paragraph-rsid="00673ce3" fo:background-color="transparent" style:font-size-asian="9.5pt"/>
    </style:style>
    <style:style style:name="P58" style:family="paragraph" style:parent-style-name="Standard" style:list-style-name="L43">
      <style:paragraph-properties fo:line-height="100%">
        <style:tab-stops/>
      </style:paragraph-properties>
      <style:text-properties fo:color="#000000" style:font-name="Times New Roman" fo:font-size="12pt" officeooo:rsid="005866cf" officeooo:paragraph-rsid="005866cf" style:font-size-asian="12pt" style:font-size-complex="12pt"/>
    </style:style>
    <style:style style:name="P59" style:family="paragraph" style:parent-style-name="Standard" style:list-style-name="L43">
      <style:paragraph-properties fo:line-height="100%">
        <style:tab-stops/>
      </style:paragraph-properties>
      <style:text-properties fo:color="#000000" style:font-name="Times New Roman" fo:font-size="12pt" officeooo:rsid="0058e831" officeooo:paragraph-rsid="005c0e58" style:font-size-asian="12pt" style:font-size-complex="12pt"/>
    </style:style>
    <style:style style:name="P60" style:family="paragraph" style:parent-style-name="Standard" style:list-style-name="L16"/>
    <style:style style:name="P61" style:family="paragraph" style:parent-style-name="Standard" style:list-style-name="L16">
      <style:paragraph-properties style:text-autospace="none"/>
    </style:style>
    <style:style style:name="P62" style:family="paragraph" style:parent-style-name="Standard" style:list-style-name="L16">
      <style:paragraph-properties style:text-autospace="none"/>
      <style:text-properties officeooo:paragraph-rsid="0010ac81"/>
    </style:style>
    <style:style style:name="P63" style:family="paragraph" style:parent-style-name="Standard" style:list-style-name="L17"/>
    <style:style style:name="P64" style:family="paragraph" style:parent-style-name="Standard" style:list-style-name="L18"/>
    <style:style style:name="P65" style:family="paragraph" style:parent-style-name="Standard" style:list-style-name="L18">
      <style:text-properties officeooo:paragraph-rsid="0010ac81"/>
    </style:style>
    <style:style style:name="P66" style:family="paragraph" style:parent-style-name="Standard" style:list-style-name="L19"/>
    <style:style style:name="P67" style:family="paragraph" style:parent-style-name="Standard" style:list-style-name="L20">
      <style:paragraph-properties>
        <style:tab-stops/>
      </style:paragraph-properties>
    </style:style>
    <style:style style:name="P68" style:family="paragraph" style:parent-style-name="Standard" style:list-style-name="L21">
      <style:paragraph-properties>
        <style:tab-stops/>
      </style:paragraph-properties>
    </style:style>
    <style:style style:name="P69" style:family="paragraph" style:parent-style-name="Standard" style:list-style-name="L21">
      <style:paragraph-properties>
        <style:tab-stops/>
      </style:paragraph-properties>
      <style:text-properties officeooo:paragraph-rsid="0010ac81"/>
    </style:style>
    <style:style style:name="P70" style:family="paragraph" style:parent-style-name="Standard" style:list-style-name="L19">
      <style:paragraph-properties>
        <style:tab-stops/>
      </style:paragraph-properties>
    </style:style>
    <style:style style:name="P71" style:family="paragraph" style:parent-style-name="Standard" style:list-style-name="L22">
      <style:paragraph-properties style:text-autospace="none">
        <style:tab-stops/>
      </style:paragraph-properties>
    </style:style>
    <style:style style:name="P72" style:family="paragraph" style:parent-style-name="Standard" style:list-style-name="L22">
      <style:paragraph-properties style:text-autospace="none"/>
    </style:style>
    <style:style style:name="P73"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74"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75"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76"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77" style:family="paragraph" style:parent-style-name="Standard" style:list-style-name="L43">
      <style:text-properties fo:color="#0000ff" style:font-name="Consolas" fo:font-size="9.5pt" officeooo:rsid="00673ce3" officeooo:paragraph-rsid="00673ce3" fo:background-color="transparent" style:font-size-asian="9.5pt"/>
    </style:style>
    <style:style style:name="P78" style:family="paragraph" style:parent-style-name="Standard" style:list-style-name="L23">
      <style:paragraph-properties style:text-autospace="none"/>
    </style:style>
    <style:style style:name="P79" style:family="paragraph" style:parent-style-name="Standard" style:list-style-name="L24"/>
    <style:style style:name="P80" style:family="paragraph" style:parent-style-name="Standard" style:list-style-name="L24">
      <style:text-properties officeooo:paragraph-rsid="0011d3e2"/>
    </style:style>
    <style:style style:name="P81" style:family="paragraph" style:parent-style-name="Standard" style:list-style-name="L24">
      <style:text-properties officeooo:paragraph-rsid="0014da3d"/>
    </style:style>
    <style:style style:name="P82" style:family="paragraph" style:parent-style-name="Standard" style:list-style-name="L24">
      <style:text-properties officeooo:paragraph-rsid="0012f898"/>
    </style:style>
    <style:style style:name="P83" style:family="paragraph" style:parent-style-name="Standard" style:list-style-name="L24">
      <style:text-properties officeooo:paragraph-rsid="00252619"/>
    </style:style>
    <style:style style:name="P84" style:family="paragraph" style:parent-style-name="Standard" style:list-style-name="L24">
      <style:text-properties officeooo:paragraph-rsid="00271117"/>
    </style:style>
    <style:style style:name="P85" style:family="paragraph" style:parent-style-name="Standard" style:list-style-name="L24">
      <style:text-properties officeooo:paragraph-rsid="0018535a"/>
    </style:style>
    <style:style style:name="P86" style:family="paragraph" style:parent-style-name="Standard" style:list-style-name="L24">
      <style:text-properties officeooo:paragraph-rsid="0019e517"/>
    </style:style>
    <style:style style:name="P87" style:family="paragraph" style:parent-style-name="Standard" style:list-style-name="L24">
      <style:text-properties officeooo:paragraph-rsid="00287726"/>
    </style:style>
    <style:style style:name="P88" style:family="paragraph" style:parent-style-name="Standard" style:list-style-name="L24">
      <style:text-properties officeooo:paragraph-rsid="001ef108"/>
    </style:style>
    <style:style style:name="P89" style:family="paragraph" style:parent-style-name="Standard" style:list-style-name="L25"/>
    <style:style style:name="P90" style:family="paragraph" style:parent-style-name="Standard" style:list-style-name="L25">
      <style:text-properties officeooo:paragraph-rsid="0022bf94"/>
    </style:style>
    <style:style style:name="P91" style:family="paragraph" style:parent-style-name="Standard" style:list-style-name="L25">
      <style:text-properties officeooo:paragraph-rsid="00329f2b"/>
    </style:style>
    <style:style style:name="P92" style:family="paragraph" style:parent-style-name="Standard" style:list-style-name="L25">
      <style:text-properties officeooo:paragraph-rsid="002cb487"/>
    </style:style>
    <style:style style:name="P93" style:family="paragraph" style:parent-style-name="Standard" style:list-style-name="L25">
      <style:text-properties officeooo:paragraph-rsid="002e5921"/>
    </style:style>
    <style:style style:name="P94" style:family="paragraph" style:parent-style-name="Standard" style:list-style-name="L25">
      <style:text-properties officeooo:paragraph-rsid="0034026c"/>
    </style:style>
    <style:style style:name="P95" style:family="paragraph" style:parent-style-name="Standard" style:list-style-name="L25">
      <style:text-properties officeooo:paragraph-rsid="00338774"/>
    </style:style>
    <style:style style:name="P96" style:family="paragraph" style:parent-style-name="Standard" style:list-style-name="L25">
      <style:text-properties officeooo:paragraph-rsid="0034f8d8"/>
    </style:style>
    <style:style style:name="P97" style:family="paragraph" style:parent-style-name="Standard" style:list-style-name="L25">
      <style:text-properties officeooo:paragraph-rsid="00353f14"/>
    </style:style>
    <style:style style:name="P98" style:family="paragraph" style:parent-style-name="Standard" style:list-style-name="L25">
      <style:text-properties officeooo:paragraph-rsid="00365163"/>
    </style:style>
    <style:style style:name="P99" style:family="paragraph" style:parent-style-name="Standard" style:list-style-name="L25">
      <style:text-properties officeooo:paragraph-rsid="00369ebc"/>
    </style:style>
    <style:style style:name="P100" style:family="paragraph" style:parent-style-name="Standard" style:list-style-name="L25">
      <style:text-properties officeooo:paragraph-rsid="00372a43"/>
    </style:style>
    <style:style style:name="P101" style:family="paragraph" style:parent-style-name="Standard" style:list-style-name="L25">
      <style:text-properties officeooo:paragraph-rsid="0039b1f8"/>
    </style:style>
    <style:style style:name="P102" style:family="paragraph" style:parent-style-name="Standard" style:list-style-name="L26">
      <style:text-properties officeooo:paragraph-rsid="00372a43"/>
    </style:style>
    <style:style style:name="P103" style:family="paragraph" style:parent-style-name="Standard" style:list-style-name="L27"/>
    <style:style style:name="P104" style:family="paragraph" style:parent-style-name="Standard" style:list-style-name="L27">
      <style:text-properties officeooo:paragraph-rsid="0039b1f8"/>
    </style:style>
    <style:style style:name="P105" style:family="paragraph" style:parent-style-name="Standard" style:list-style-name="L27">
      <style:text-properties officeooo:paragraph-rsid="003a8024"/>
    </style:style>
    <style:style style:name="P106" style:family="paragraph" style:parent-style-name="Standard" style:list-style-name="L27">
      <style:text-properties officeooo:paragraph-rsid="003b657a"/>
    </style:style>
    <style:style style:name="P107" style:family="paragraph" style:parent-style-name="Standard" style:list-style-name="L27">
      <style:text-properties officeooo:paragraph-rsid="003dd99e"/>
    </style:style>
    <style:style style:name="P108" style:family="paragraph" style:parent-style-name="Standard" style:list-style-name="L27">
      <style:text-properties officeooo:paragraph-rsid="003fb893"/>
    </style:style>
    <style:style style:name="P109" style:family="paragraph" style:parent-style-name="Standard" style:list-style-name="L28"/>
    <style:style style:name="P110" style:family="paragraph" style:parent-style-name="Standard" style:list-style-name="L28">
      <style:text-properties officeooo:paragraph-rsid="00404588"/>
    </style:style>
    <style:style style:name="P111" style:family="paragraph" style:parent-style-name="Standard" style:list-style-name="L28">
      <style:text-properties officeooo:paragraph-rsid="00418a74"/>
    </style:style>
    <style:style style:name="P112" style:family="paragraph" style:parent-style-name="Standard" style:list-style-name="L28">
      <style:text-properties officeooo:paragraph-rsid="0043312f"/>
    </style:style>
    <style:style style:name="P113" style:family="paragraph" style:parent-style-name="Standard" style:list-style-name="L29"/>
    <style:style style:name="P114" style:family="paragraph" style:parent-style-name="Standard" style:list-style-name="L29">
      <style:text-properties officeooo:paragraph-rsid="0043ed72"/>
    </style:style>
    <style:style style:name="P115" style:family="paragraph" style:parent-style-name="Standard" style:list-style-name="L29">
      <style:text-properties officeooo:paragraph-rsid="00446018"/>
    </style:style>
    <style:style style:name="P116" style:family="paragraph" style:parent-style-name="Standard" style:list-style-name="L30"/>
    <style:style style:name="P117" style:family="paragraph" style:parent-style-name="Standard" style:list-style-name="L30">
      <style:text-properties officeooo:paragraph-rsid="0044bc53"/>
    </style:style>
    <style:style style:name="P118" style:family="paragraph" style:parent-style-name="Standard" style:list-style-name="L30">
      <style:text-properties officeooo:paragraph-rsid="00499e7e"/>
    </style:style>
    <style:style style:name="P119" style:family="paragraph" style:parent-style-name="Standard" style:list-style-name="L30">
      <style:text-properties officeooo:paragraph-rsid="004832b7"/>
    </style:style>
    <style:style style:name="P120" style:family="paragraph" style:parent-style-name="Standard" style:list-style-name="L31"/>
    <style:style style:name="P121" style:family="paragraph" style:parent-style-name="Standard" style:list-style-name="L31">
      <style:text-properties officeooo:paragraph-rsid="00499e7e"/>
    </style:style>
    <style:style style:name="P122" style:family="paragraph" style:parent-style-name="Standard" style:list-style-name="L32"/>
    <style:style style:name="P123" style:family="paragraph" style:parent-style-name="Standard" style:list-style-name="L32">
      <style:text-properties officeooo:paragraph-rsid="004afa0c"/>
    </style:style>
    <style:style style:name="P124" style:family="paragraph" style:parent-style-name="Standard" style:list-style-name="L33"/>
    <style:style style:name="P125" style:family="paragraph" style:parent-style-name="Standard" style:list-style-name="L33">
      <style:text-properties officeooo:paragraph-rsid="004b17d5"/>
    </style:style>
    <style:style style:name="P126" style:family="paragraph" style:parent-style-name="Standard" style:list-style-name="L34">
      <style:text-properties officeooo:paragraph-rsid="004b17d5"/>
    </style:style>
    <style:style style:name="P127" style:family="paragraph" style:parent-style-name="Standard" style:list-style-name="L34">
      <style:text-properties officeooo:paragraph-rsid="004c1643"/>
    </style:style>
    <style:style style:name="P128" style:family="paragraph" style:parent-style-name="Standard" style:list-style-name="L35"/>
    <style:style style:name="P129" style:family="paragraph" style:parent-style-name="Standard" style:list-style-name="L35">
      <style:text-properties officeooo:paragraph-rsid="004d9fab"/>
    </style:style>
    <style:style style:name="P130" style:family="paragraph" style:parent-style-name="Standard" style:list-style-name="L35">
      <style:text-properties officeooo:paragraph-rsid="004dc8c5"/>
    </style:style>
    <style:style style:name="P131" style:family="paragraph" style:parent-style-name="Standard" style:list-style-name="L35">
      <style:text-properties officeooo:paragraph-rsid="004e2bd0"/>
    </style:style>
    <style:style style:name="P132" style:family="paragraph" style:parent-style-name="Standard" style:list-style-name="L35">
      <style:text-properties officeooo:paragraph-rsid="004fcbd2"/>
    </style:style>
    <style:style style:name="P133" style:family="paragraph" style:parent-style-name="Standard" style:list-style-name="L35">
      <style:text-properties officeooo:paragraph-rsid="0050783a"/>
    </style:style>
    <style:style style:name="P134" style:family="paragraph" style:parent-style-name="Standard" style:list-style-name="L35">
      <style:text-properties officeooo:paragraph-rsid="0051cecc"/>
    </style:style>
    <style:style style:name="P135" style:family="paragraph" style:parent-style-name="Standard" style:list-style-name="L35">
      <style:text-properties officeooo:paragraph-rsid="0053b0a5"/>
    </style:style>
    <style:style style:name="P136" style:family="paragraph" style:parent-style-name="Standard" style:list-style-name="L35">
      <style:text-properties officeooo:paragraph-rsid="00543997"/>
    </style:style>
    <style:style style:name="P137" style:family="paragraph" style:parent-style-name="Standard" style:list-style-name="L35">
      <style:text-properties officeooo:paragraph-rsid="0054d4f8"/>
    </style:style>
    <style:style style:name="P138" style:family="paragraph" style:parent-style-name="Standard" style:list-style-name="L35">
      <style:text-properties officeooo:paragraph-rsid="00552c32"/>
    </style:style>
    <style:style style:name="P139" style:family="paragraph" style:parent-style-name="Standard" style:list-style-name="L36">
      <style:paragraph-properties fo:line-height="100%"/>
      <style:text-properties officeooo:paragraph-rsid="0057bf31"/>
    </style:style>
    <style:style style:name="P140" style:family="paragraph" style:parent-style-name="Standard" style:list-style-name="L37">
      <style:paragraph-properties fo:line-height="100%"/>
      <style:text-properties officeooo:paragraph-rsid="0057bf31"/>
    </style:style>
    <style:style style:name="P141" style:family="paragraph" style:parent-style-name="Standard" style:list-style-name="L38">
      <style:paragraph-properties fo:line-height="100%"/>
      <style:text-properties officeooo:paragraph-rsid="0057bf31"/>
    </style:style>
    <style:style style:name="P142" style:family="paragraph" style:parent-style-name="Standard" style:list-style-name="L39">
      <style:paragraph-properties fo:line-height="100%"/>
      <style:text-properties officeooo:paragraph-rsid="0057bf31"/>
    </style:style>
    <style:style style:name="P143" style:family="paragraph" style:parent-style-name="Standard" style:list-style-name="L40">
      <style:paragraph-properties fo:line-height="100%"/>
      <style:text-properties officeooo:paragraph-rsid="0057bf31"/>
    </style:style>
    <style:style style:name="P144" style:family="paragraph" style:parent-style-name="Standard" style:list-style-name="L41">
      <style:paragraph-properties fo:line-height="100%"/>
      <style:text-properties officeooo:paragraph-rsid="0057bf31"/>
    </style:style>
    <style:style style:name="P145" style:family="paragraph" style:parent-style-name="Standard" style:list-style-name="L42">
      <style:paragraph-properties fo:line-height="100%"/>
      <style:text-properties officeooo:paragraph-rsid="0057bf31"/>
    </style:style>
    <style:style style:name="P146" style:family="paragraph" style:parent-style-name="Standard" style:list-style-name="L43">
      <style:paragraph-properties fo:line-height="100%"/>
    </style:style>
    <style:style style:name="P147" style:family="paragraph" style:parent-style-name="Standard" style:list-style-name="L43">
      <style:paragraph-properties fo:line-height="100%"/>
      <style:text-properties officeooo:paragraph-rsid="005866cf"/>
    </style:style>
    <style:style style:name="P148" style:family="paragraph" style:parent-style-name="Standard" style:list-style-name="L43">
      <style:text-properties fo:background-color="transparent"/>
    </style:style>
    <style:style style:name="P149" style:family="paragraph" style:parent-style-name="Standard" style:list-style-name="L43">
      <style:text-properties officeooo:paragraph-rsid="005c5d18" fo:background-color="transparent"/>
    </style:style>
    <style:style style:name="P150" style:family="paragraph" style:parent-style-name="Standard" style:list-style-name="L43">
      <style:text-properties officeooo:paragraph-rsid="00673ce3" fo:background-color="transparent"/>
    </style:style>
    <style:style style:name="P151"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2"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3" style:family="paragraph" style:parent-style-name="Standard" style:list-style-name="L19">
      <style:paragraph-properties fo:margin-left="2.619cm" fo:margin-right="0cm" fo:text-indent="-0.635cm" style:auto-text-indent="false"/>
    </style:style>
    <style:style style:name="P154"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5"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56"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57"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58"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59"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60"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61"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62"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63"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64"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65"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66"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67" style:family="paragraph" style:parent-style-name="Standard" style:list-style-name="L24">
      <style:paragraph-properties fo:margin-left="2.54cm" fo:margin-right="0cm" fo:text-indent="-0.635cm" style:auto-text-indent="false"/>
    </style:style>
    <style:style style:name="P168" style:family="paragraph" style:parent-style-name="Standard" style:list-style-name="L25">
      <style:paragraph-properties fo:margin-left="2.54cm" fo:margin-right="0cm" fo:text-indent="-0.635cm" style:auto-text-indent="false"/>
    </style:style>
    <style:style style:name="P169" style:family="paragraph" style:parent-style-name="Standard" style:list-style-name="L25">
      <style:paragraph-properties fo:margin-left="2.54cm" fo:margin-right="0cm" fo:text-indent="-0.635cm" style:auto-text-indent="false"/>
      <style:text-properties officeooo:paragraph-rsid="00329f2b"/>
    </style:style>
    <style:style style:name="P170" style:family="paragraph" style:parent-style-name="Standard" style:list-style-name="L27">
      <style:paragraph-properties fo:margin-left="2.54cm" fo:margin-right="0cm" fo:text-indent="-0.635cm" style:auto-text-indent="false"/>
    </style:style>
    <style:style style:name="P171" style:family="paragraph" style:parent-style-name="Standard" style:list-style-name="L27">
      <style:paragraph-properties fo:margin-left="2.54cm" fo:margin-right="0cm" fo:text-indent="-0.635cm" style:auto-text-indent="false"/>
      <style:text-properties officeooo:paragraph-rsid="003a8024"/>
    </style:style>
    <style:style style:name="P172" style:family="paragraph" style:parent-style-name="Standard" style:list-style-name="L28">
      <style:paragraph-properties fo:margin-left="2.54cm" fo:margin-right="0cm" fo:text-indent="-0.635cm" style:auto-text-indent="false"/>
    </style:style>
    <style:style style:name="P173" style:family="paragraph" style:parent-style-name="Standard" style:list-style-name="L29">
      <style:paragraph-properties fo:margin-left="2.54cm" fo:margin-right="0cm" fo:text-indent="-0.635cm" style:auto-text-indent="false"/>
    </style:style>
    <style:style style:name="P174" style:family="paragraph" style:parent-style-name="Standard" style:list-style-name="L30">
      <style:paragraph-properties fo:margin-left="2.54cm" fo:margin-right="0cm" fo:text-indent="-0.635cm" style:auto-text-indent="false"/>
    </style:style>
    <style:style style:name="P175" style:family="paragraph" style:parent-style-name="Standard" style:list-style-name="L31">
      <style:paragraph-properties fo:margin-left="2.54cm" fo:margin-right="0cm" fo:text-indent="-0.635cm" style:auto-text-indent="false"/>
    </style:style>
    <style:style style:name="P176" style:family="paragraph" style:parent-style-name="Standard" style:list-style-name="L32">
      <style:paragraph-properties fo:margin-left="2.54cm" fo:margin-right="0cm" fo:text-indent="-0.635cm" style:auto-text-indent="false"/>
    </style:style>
    <style:style style:name="P177" style:family="paragraph" style:parent-style-name="Standard" style:list-style-name="L24">
      <style:paragraph-properties fo:margin-left="3.81cm" fo:margin-right="0cm" fo:text-indent="-0.635cm" style:auto-text-indent="false"/>
    </style:style>
    <style:style style:name="P178" style:family="paragraph" style:parent-style-name="Standard" style:list-style-name="L25">
      <style:paragraph-properties fo:margin-left="3.81cm" fo:margin-right="0cm" fo:text-indent="-0.635cm" style:auto-text-indent="false"/>
    </style:style>
    <style:style style:name="P179" style:family="paragraph" style:parent-style-name="Standard" style:list-style-name="L25">
      <style:paragraph-properties fo:margin-left="3.81cm" fo:margin-right="0cm" fo:text-indent="-0.635cm" style:auto-text-indent="false"/>
      <style:text-properties officeooo:paragraph-rsid="00329f2b"/>
    </style:style>
    <style:style style:name="P180" style:family="paragraph" style:parent-style-name="Standard" style:list-style-name="L27">
      <style:paragraph-properties fo:margin-left="3.81cm" fo:margin-right="0cm" fo:text-indent="-0.635cm" style:auto-text-indent="false"/>
    </style:style>
    <style:style style:name="P181" style:family="paragraph" style:parent-style-name="Standard" style:list-style-name="L29">
      <style:paragraph-properties fo:margin-left="3.81cm" fo:margin-right="0cm" fo:text-indent="-0.635cm" style:auto-text-indent="false"/>
    </style:style>
    <style:style style:name="P182" style:family="paragraph" style:parent-style-name="Standard" style:list-style-name="L30">
      <style:paragraph-properties fo:margin-left="3.81cm" fo:margin-right="0cm" fo:text-indent="-0.635cm" style:auto-text-indent="false"/>
    </style:style>
    <style:style style:name="P183" style:family="paragraph" style:parent-style-name="Standard" style:list-style-name="L31">
      <style:paragraph-properties fo:margin-left="3.81cm" fo:margin-right="0cm" fo:text-indent="-0.635cm" style:auto-text-indent="false"/>
    </style:style>
    <style:style style:name="P184" style:family="paragraph" style:parent-style-name="Standard" style:list-style-name="L32">
      <style:paragraph-properties fo:margin-left="3.81cm" fo:margin-right="0cm" fo:text-indent="-0.635cm" style:auto-text-indent="false"/>
    </style:style>
    <style:style style:name="P185" style:family="paragraph" style:parent-style-name="Standard" style:list-style-name="L35">
      <style:paragraph-properties fo:margin-left="3.81cm" fo:margin-right="0cm" fo:text-indent="-0.635cm" style:auto-text-indent="false"/>
    </style:style>
    <style:style style:name="P186"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87" style:family="paragraph" style:parent-style-name="Standard" style:list-style-name="L25">
      <style:paragraph-properties fo:margin-left="1.27cm" fo:margin-right="0cm" fo:text-indent="0cm" style:auto-text-indent="false"/>
    </style:style>
    <style:style style:name="P188"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89" style:family="paragraph" style:parent-style-name="Standard" style:list-style-name="L25">
      <style:paragraph-properties fo:margin-left="1.27cm" fo:margin-right="0cm" fo:text-indent="-0.635cm" style:auto-text-indent="false"/>
    </style:style>
    <style:style style:name="P190" style:family="paragraph" style:parent-style-name="Standard" style:list-style-name="L27">
      <style:paragraph-properties fo:margin-left="1.27cm" fo:margin-right="0cm" fo:text-indent="-0.635cm" style:auto-text-indent="false"/>
      <style:text-properties officeooo:paragraph-rsid="003fb893"/>
    </style:style>
    <style:style style:name="P191" style:family="paragraph" style:parent-style-name="Standard" style:list-style-name="L32">
      <style:paragraph-properties fo:margin-left="1.27cm" fo:margin-right="0cm" fo:text-indent="-0.635cm" style:auto-text-indent="false"/>
      <style:text-properties officeooo:paragraph-rsid="004afa0c"/>
    </style:style>
    <style:style style:name="P192" style:family="paragraph" style:parent-style-name="Standard" style:list-style-name="L25">
      <style:paragraph-properties fo:margin-left="1.905cm" fo:margin-right="0cm" fo:text-indent="0cm" style:auto-text-indent="false"/>
    </style:style>
    <style:style style:name="P193" style:family="paragraph" style:parent-style-name="Standard" style:list-style-name="L25">
      <style:paragraph-properties fo:margin-left="7.62cm" fo:margin-right="0cm" fo:text-indent="0cm" style:auto-text-indent="false"/>
    </style:style>
    <style:style style:name="P194" style:family="paragraph" style:parent-style-name="Standard" style:list-style-name="L25">
      <style:paragraph-properties fo:margin-left="8.89cm" fo:margin-right="0cm" fo:text-indent="0cm" style:auto-text-indent="false"/>
    </style:style>
    <style:style style:name="P195" style:family="paragraph" style:parent-style-name="Standard" style:list-style-name="L25">
      <style:paragraph-properties fo:margin-left="6.35cm" fo:margin-right="0cm" fo:text-indent="0cm" style:auto-text-indent="false"/>
    </style:style>
    <style:style style:name="P196" style:family="paragraph" style:parent-style-name="Standard" style:list-style-name="L35">
      <style:paragraph-properties fo:background-color="transparent">
        <style:background-image/>
      </style:paragraph-properties>
      <style:text-properties fo:color="#000000" style:font-name="Consolas" fo:font-size="9.5pt" officeooo:paragraph-rsid="004fcbd2" fo:background-color="#0000ff" style:font-size-asian="9.5pt"/>
    </style:style>
    <style:style style:name="P197" style:family="paragraph" style:parent-style-name="Standard" style:list-style-name="L43">
      <style:paragraph-properties fo:line-height="100%" fo:background-color="transparent">
        <style:tab-stops/>
        <style:background-image/>
      </style:paragraph-properties>
      <style:text-properties fo:color="#000000" style:font-name="Consolas" fo:font-size="9.5pt" officeooo:paragraph-rsid="005c5d18" fo:background-color="transparent" style:font-size-asian="9.5pt"/>
    </style:style>
    <style:style style:name="P198" style:family="paragraph" style:parent-style-name="Standard" style:list-style-name="L43">
      <style:paragraph-properties fo:line-height="100%" fo:background-color="transparent">
        <style:tab-stops/>
        <style:background-image/>
      </style:paragraph-properties>
      <style:text-properties fo:color="#000000" style:font-name="Consolas" fo:font-size="9.5pt" officeooo:paragraph-rsid="00673ce3" fo:background-color="transparent" style:font-size-asian="9.5pt"/>
    </style:style>
    <style:style style:name="P199"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5c5d18" officeooo:paragraph-rsid="005c5d18" fo:background-color="transparent" style:font-size-asian="10.5pt" style:font-size-complex="12pt"/>
    </style:style>
    <style:style style:name="P200"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6384ae" officeooo:paragraph-rsid="006384ae" fo:background-color="transparent" style:font-size-asian="12pt" style:font-size-complex="12pt"/>
    </style:style>
    <style:style style:name="P201"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5fa8d8" officeooo:paragraph-rsid="005fa8d8" fo:background-color="transparent" style:font-size-asian="12pt" style:font-size-complex="12pt"/>
    </style:style>
    <style:style style:name="P202"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paragraph-rsid="005dd156" fo:background-color="transparent" style:font-size-asian="12pt" style:font-size-complex="12pt"/>
    </style:style>
    <style:style style:name="P203"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5dd156" officeooo:paragraph-rsid="005dd156" fo:background-color="transparent" style:font-size-asian="12pt" style:font-size-complex="12pt"/>
    </style:style>
    <style:style style:name="P204"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653720" officeooo:paragraph-rsid="00653720" fo:background-color="transparent" style:font-size-asian="12pt" style:font-size-complex="12pt"/>
    </style:style>
    <style:style style:name="P205" style:family="paragraph" style:parent-style-name="Standard" style:list-style-name="L43">
      <style:paragraph-properties fo:line-height="100%" fo:background-color="transparent">
        <style:tab-stops/>
        <style:background-image/>
      </style:paragraph-properties>
      <style:text-properties fo:color="#000000" style:font-name="Times New Roman" fo:font-size="12pt" officeooo:rsid="00668a81" officeooo:paragraph-rsid="00668a81" fo:background-color="transparent" style:font-size-asian="12pt" style:font-size-complex="12pt"/>
    </style:style>
    <style:style style:name="P206" style:family="paragraph" style:parent-style-name="Standard">
      <style:paragraph-properties fo:background-color="transparent">
        <style:background-image/>
      </style:paragraph-properties>
      <style:text-properties fo:color="#000000" style:font-name="Consolas" fo:font-size="9.5pt" fo:background-color="transparent" style:font-size-asian="9.5pt"/>
    </style:style>
    <style:style style:name="P207" style:family="paragraph" style:parent-style-name="Standard" style:list-style-name="L43">
      <style:paragraph-properties fo:line-height="100%" fo:background-color="transparent">
        <style:tab-stops/>
        <style:background-image/>
      </style:paragraph-properties>
      <style:text-properties officeooo:paragraph-rsid="005c2d06"/>
    </style:style>
    <style:style style:name="P208" style:family="paragraph" style:parent-style-name="Standard" style:list-style-name="L43">
      <style:paragraph-properties fo:line-height="100%" fo:background-color="transparent">
        <style:tab-stops/>
        <style:background-image/>
      </style:paragraph-properties>
      <style:text-properties officeooo:paragraph-rsid="005fa8d8"/>
    </style:style>
    <style:style style:name="P209" style:family="paragraph" style:parent-style-name="Standard" style:list-style-name="L43">
      <style:paragraph-properties fo:line-height="100%" fo:background-color="transparent">
        <style:tab-stops/>
        <style:background-image/>
      </style:paragraph-properties>
      <style:text-properties officeooo:paragraph-rsid="00625327"/>
    </style:style>
    <style:style style:name="P210" style:family="paragraph" style:parent-style-name="Standard" style:list-style-name="L43">
      <style:paragraph-properties fo:line-height="100%" fo:background-color="transparent">
        <style:tab-stops/>
        <style:background-image/>
      </style:paragraph-properties>
      <style:text-properties officeooo:paragraph-rsid="00653720"/>
    </style:style>
    <style:style style:name="P211" style:family="paragraph" style:parent-style-name="Standard" style:list-style-name="L43">
      <style:paragraph-properties fo:line-height="100%" fo:background-color="transparent">
        <style:tab-stops/>
        <style:background-image/>
      </style:paragraph-properties>
      <style:text-properties officeooo:paragraph-rsid="0069367c"/>
    </style:style>
    <style:style style:name="P212" style:family="paragraph" style:parent-style-name="Standard">
      <style:paragraph-properties fo:background-color="transparent">
        <style:background-image/>
      </style:paragraph-properties>
      <style:text-properties fo:background-color="transparent"/>
    </style:style>
    <style:style style:name="P213" style:family="paragraph" style:parent-style-name="Standard" style:list-style-name="L43">
      <style:paragraph-properties fo:line-height="100%" fo:background-color="transparent">
        <style:tab-stops/>
        <style:background-image/>
      </style:paragraph-properties>
      <style:text-properties officeooo:paragraph-rsid="005c5d18" fo:background-color="transparent"/>
    </style:style>
    <style:style style:name="P214" style:family="paragraph" style:parent-style-name="Standard" style:list-style-name="L43">
      <style:paragraph-properties fo:line-height="100%" fo:background-color="transparent">
        <style:tab-stops/>
        <style:background-image/>
      </style:paragraph-properties>
      <style:text-properties officeooo:paragraph-rsid="006384ae" fo:background-color="transparent"/>
    </style:style>
    <style:style style:name="P215" style:family="paragraph" style:parent-style-name="Standard" style:list-style-name="L43">
      <style:paragraph-properties fo:line-height="100%" fo:background-color="transparent">
        <style:tab-stops/>
        <style:background-image/>
      </style:paragraph-properties>
      <style:text-properties officeooo:paragraph-rsid="00668a81" fo:background-color="transparent"/>
    </style:style>
    <style:style style:name="P216" style:family="paragraph" style:parent-style-name="Standard" style:list-style-name="L43">
      <style:paragraph-properties fo:line-height="100%" fo:background-color="transparent">
        <style:tab-stops/>
        <style:background-image/>
      </style:paragraph-properties>
      <style:text-properties officeooo:paragraph-rsid="0069367c" fo:background-color="transparent"/>
    </style:style>
    <style:style style:name="P217" style:family="paragraph" style:parent-style-name="Standard">
      <style:paragraph-properties fo:line-height="100%" fo:background-color="transparent">
        <style:tab-stops/>
        <style:background-image/>
      </style:paragraph-properties>
      <style:text-properties officeooo:paragraph-rsid="0069367c" fo:background-color="transparent"/>
    </style:style>
    <style:style style:name="P218" style:family="paragraph" style:parent-style-name="Standard" style:list-style-name="L43">
      <style:paragraph-properties fo:background-color="transparent">
        <style:background-image/>
      </style:paragraph-properties>
      <style:text-properties fo:background-color="transparent"/>
    </style:style>
    <style:style style:name="P219" style:family="paragraph" style:parent-style-name="Standard">
      <style:paragraph-properties fo:background-color="transparent">
        <style:background-image/>
      </style:paragraph-properties>
      <style:text-properties officeooo:paragraph-rsid="0069367c" fo:background-color="transparent"/>
    </style:style>
    <style:style style:name="P220" style:family="paragraph" style:parent-style-name="Standard" style:list-style-name="L43">
      <style:paragraph-properties fo:margin-left="0.39cm" fo:margin-right="0cm" fo:line-height="100%" fo:text-indent="-0.612cm" style:auto-text-indent="false">
        <style:tab-stops/>
      </style:paragraph-properties>
    </style:style>
    <style:style style:name="P221" style:family="paragraph" style:parent-style-name="Standard" style:list-style-name="L43">
      <style:paragraph-properties fo:margin-left="0.39cm" fo:margin-right="0cm" fo:line-height="100%" fo:text-indent="-0.612cm" style:auto-text-indent="false">
        <style:tab-stops/>
      </style:paragraph-properties>
      <style:text-properties fo:color="#000000" style:font-name="Consolas" fo:font-size="9.5pt" style:font-size-asian="9.5pt"/>
    </style:style>
    <style:style style:name="P222" style:family="paragraph" style:parent-style-name="Standard">
      <style:paragraph-properties fo:margin-left="2.223cm" fo:margin-right="0cm" fo:text-indent="0cm" style:auto-text-indent="false" fo:background-color="transparent">
        <style:background-image/>
      </style:paragraph-properties>
      <style:text-properties officeooo:paragraph-rsid="0069367c" fo:background-color="transparent"/>
    </style:style>
    <style:style style:name="P223" style:family="paragraph" style:parent-style-name="def" style:list-style-name="L24">
      <style:text-properties officeooo:paragraph-rsid="0011d3e2"/>
    </style:style>
    <style:style style:name="P224" style:family="paragraph" style:parent-style-name="def" style:list-style-name="L24">
      <style:text-properties officeooo:paragraph-rsid="0012f898"/>
    </style:style>
    <style:style style:name="P225" style:family="paragraph" style:parent-style-name="def" style:list-style-name="L24">
      <style:text-properties officeooo:paragraph-rsid="00252619"/>
    </style:style>
    <style:style style:name="P226" style:family="paragraph" style:parent-style-name="def" style:list-style-name="L24">
      <style:text-properties officeooo:paragraph-rsid="0017802e"/>
    </style:style>
    <style:style style:name="P227" style:family="paragraph" style:parent-style-name="def" style:list-style-name="L24">
      <style:text-properties officeooo:paragraph-rsid="0022bf94"/>
    </style:style>
    <style:style style:name="P228" style:family="paragraph" style:parent-style-name="def" style:list-style-name="L24">
      <style:text-properties officeooo:paragraph-rsid="0014da3d"/>
    </style:style>
    <style:style style:name="P229" style:family="paragraph" style:parent-style-name="def" style:list-style-name="L24">
      <style:text-properties officeooo:paragraph-rsid="0019e517"/>
    </style:style>
    <style:style style:name="P230" style:family="paragraph" style:parent-style-name="def" style:list-style-name="L24">
      <style:text-properties officeooo:paragraph-rsid="00178651"/>
    </style:style>
    <style:style style:name="P231" style:family="paragraph" style:parent-style-name="def" style:list-style-name="L24">
      <style:text-properties officeooo:paragraph-rsid="00158f6a"/>
    </style:style>
    <style:style style:name="P232" style:family="paragraph" style:parent-style-name="def" style:list-style-name="L24">
      <style:text-properties officeooo:paragraph-rsid="00271117"/>
    </style:style>
    <style:style style:name="P233" style:family="paragraph" style:parent-style-name="def" style:list-style-name="L24">
      <style:text-properties officeooo:paragraph-rsid="0018535a"/>
    </style:style>
    <style:style style:name="P234" style:family="paragraph" style:parent-style-name="def" style:list-style-name="L24">
      <style:text-properties officeooo:paragraph-rsid="002a17eb"/>
    </style:style>
    <style:style style:name="P235" style:family="paragraph" style:parent-style-name="def" style:list-style-name="L24">
      <style:text-properties officeooo:paragraph-rsid="002092cd"/>
    </style:style>
    <style:style style:name="P236" style:family="paragraph" style:parent-style-name="def" style:list-style-name="L24">
      <style:text-properties officeooo:rsid="0011d3e2" officeooo:paragraph-rsid="0011d3e2"/>
    </style:style>
    <style:style style:name="P237" style:family="paragraph" style:parent-style-name="def" style:list-style-name="L25">
      <style:text-properties officeooo:paragraph-rsid="0022bf94"/>
    </style:style>
    <style:style style:name="P238" style:family="paragraph" style:parent-style-name="def" style:list-style-name="L25">
      <style:text-properties officeooo:paragraph-rsid="002e5921"/>
    </style:style>
    <style:style style:name="P239" style:family="paragraph" style:parent-style-name="Def" style:list-style-name="L23"/>
    <style:style style:name="P240" style:family="paragraph" style:parent-style-name="Text_20_body" style:master-page-name="Standard">
      <style:paragraph-properties style:page-number="auto"/>
    </style:style>
    <style:style style:name="P241" style:family="paragraph" style:parent-style-name="Text_20_body" style:list-style-name="L1"/>
    <style:style style:name="P242" style:family="paragraph" style:parent-style-name="Text_20_body" style:list-style-name="L2"/>
    <style:style style:name="P243" style:family="paragraph" style:parent-style-name="Text_20_body" style:list-style-name="L3"/>
    <style:style style:name="P244" style:family="paragraph" style:parent-style-name="Text_20_body" style:list-style-name="L4"/>
    <style:style style:name="P245" style:family="paragraph" style:parent-style-name="Text_20_body" style:list-style-name="L4">
      <style:text-properties officeooo:paragraph-rsid="000e7d41"/>
    </style:style>
    <style:style style:name="P246" style:family="paragraph" style:parent-style-name="Text_20_body" style:list-style-name="L5"/>
    <style:style style:name="P247" style:family="paragraph" style:parent-style-name="Text_20_body" style:list-style-name="L6"/>
    <style:style style:name="P248" style:family="paragraph" style:parent-style-name="Text_20_body" style:list-style-name="L7"/>
    <style:style style:name="P249" style:family="paragraph" style:parent-style-name="Text_20_body" style:list-style-name="L8"/>
    <style:style style:name="P250" style:family="paragraph" style:parent-style-name="Text_20_body" style:list-style-name="L8">
      <style:text-properties officeooo:paragraph-rsid="000e7d41"/>
    </style:style>
    <style:style style:name="P251"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252" style:family="paragraph" style:parent-style-name="Text_20_body" style:list-style-name="L9"/>
    <style:style style:name="P253" style:family="paragraph" style:parent-style-name="Text_20_body" style:list-style-name="L10"/>
    <style:style style:name="P254" style:family="paragraph" style:parent-style-name="Text_20_body" style:list-style-name="L10">
      <style:text-properties officeooo:paragraph-rsid="000e7d41"/>
    </style:style>
    <style:style style:name="P255" style:family="paragraph" style:parent-style-name="Text_20_body" style:list-style-name="L11"/>
    <style:style style:name="P256" style:family="paragraph" style:parent-style-name="Text_20_body" style:list-style-name="L12"/>
    <style:style style:name="P257" style:family="paragraph" style:parent-style-name="Text_20_body" style:list-style-name="L13"/>
    <style:style style:name="P258" style:family="paragraph" style:parent-style-name="Text_20_body" style:list-style-name="L14"/>
    <style:style style:name="P259" style:family="paragraph" style:parent-style-name="Text_20_body" style:list-style-name="L15"/>
    <style:style style:name="P260" style:family="paragraph" style:parent-style-name="Text_20_body" style:list-style-name="L15">
      <style:text-properties officeooo:paragraph-rsid="000e7d41"/>
    </style:style>
    <style:style style:name="P261" style:family="paragraph" style:parent-style-name="Text_20_body" style:list-style-name="L15">
      <style:text-properties officeooo:paragraph-rsid="000f323a"/>
    </style:style>
    <style:style style:name="P262" style:family="paragraph" style:parent-style-name="Text_20_body" style:list-style-name="L15">
      <style:paragraph-properties>
        <style:tab-stops>
          <style:tab-stop style:position="-0.37cm"/>
        </style:tab-stops>
      </style:paragraph-properties>
    </style:style>
    <style:style style:name="P263" style:family="paragraph" style:parent-style-name="Text_20_body" style:list-style-name="L16"/>
    <style:style style:name="P264" style:family="paragraph" style:parent-style-name="Text_20_body" style:list-style-name="L16">
      <style:text-properties officeooo:paragraph-rsid="0010ac81"/>
    </style:style>
    <style:style style:name="P265" style:family="paragraph" style:parent-style-name="Text_20_body" style:list-style-name="L17"/>
    <style:style style:name="P266" style:family="paragraph" style:parent-style-name="Text_20_body" style:list-style-name="L18"/>
    <style:style style:name="P267" style:family="paragraph" style:parent-style-name="Text_20_body" style:list-style-name="L19"/>
    <style:style style:name="P268" style:family="paragraph" style:parent-style-name="Text_20_body" style:list-style-name="L19">
      <style:paragraph-properties>
        <style:tab-stops/>
      </style:paragraph-properties>
    </style:style>
    <style:style style:name="P269" style:family="paragraph" style:parent-style-name="Text_20_body" style:list-style-name="L35"/>
    <style:style style:name="P270" style:family="paragraph" style:parent-style-name="Text_20_body" style:list-style-name="L35">
      <style:text-properties officeooo:paragraph-rsid="0051cecc"/>
    </style:style>
    <style:style style:name="P271" style:family="paragraph" style:parent-style-name="Text_20_body" style:list-style-name="L35">
      <style:text-properties officeooo:paragraph-rsid="00543997"/>
    </style:style>
    <style:style style:name="P272"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fo:font-weight="bold" officeooo:rsid="004d9fab" style:font-weight-asian="bold" style:font-weight-complex="bold"/>
    </style:style>
    <style:style style:name="T9" style:family="text">
      <style:text-properties fo:font-weight="bold" officeooo:rsid="0051cecc" style:font-weight-asian="bold" style:font-weight-complex="bold"/>
    </style:style>
    <style:style style:name="T10" style:family="text">
      <style:text-properties fo:font-weight="bold" officeooo:rsid="00543997" style:font-weight-asian="bold" style:font-weight-complex="bold"/>
    </style:style>
    <style:style style:name="T11" style:family="text">
      <style:text-properties fo:font-weight="bold" officeooo:rsid="0054d4f8" style:font-weight-asian="bold" style:font-weight-complex="bold"/>
    </style:style>
    <style:style style:name="T12" style:family="text">
      <style:text-properties fo:font-weight="bold" officeooo:rsid="00552c32" style:font-weight-asian="bold" style:font-weight-complex="bold"/>
    </style:style>
    <style:style style:name="T13" style:family="text">
      <style:text-properties fo:font-weight="bold" officeooo:rsid="005bf310" style:font-weight-asian="bold" style:font-weight-complex="bold"/>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5c0e58" fo:background-color="transparent"/>
    </style:style>
    <style:style style:name="T16" style:family="text">
      <style:text-properties style:font-name="Times New Roman" fo:font-size="12pt" officeooo:rsid="00668a81" style:font-size-asian="12pt" style:font-size-complex="12pt"/>
    </style:style>
    <style:style style:name="T17" style:family="text">
      <style:text-properties style:font-name="Times New Roman" fo:font-size="12pt" officeooo:rsid="00673ce3" style:font-size-asian="12pt" style:font-size-complex="12pt"/>
    </style:style>
    <style:style style:name="T18" style:family="text">
      <style:text-properties fo:font-size="11pt" style:font-size-asian="11pt" style:font-size-complex="11pt"/>
    </style:style>
    <style:style style:name="T19" style:family="text">
      <style:text-properties fo:color="#000000"/>
    </style:style>
    <style:style style:name="T20" style:family="text">
      <style:text-properties fo:color="#000000" style:font-name="Consolas1" fo:font-size="9.5pt" style:font-name-asian="Consolas1" style:font-size-asian="9.5pt" style:font-name-complex="Consolas1" style:font-size-complex="9.5pt"/>
    </style:style>
    <style:style style:name="T21"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22"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23" style:family="text">
      <style:text-properties fo:color="#000000" style:font-name-asian="Consolas1" style:font-name-complex="Consolas1"/>
    </style:style>
    <style:style style:name="T24" style:family="text">
      <style:text-properties fo:color="#000000" style:font-name="Times New Roman" fo:font-size="12pt" style:font-name-asian="Consolas1" style:font-size-asian="12pt" style:font-name-complex="Consolas1" style:font-size-complex="12pt"/>
    </style:style>
    <style:style style:name="T25"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26" style:family="text">
      <style:text-properties fo:color="#000000" style:font-name="Times New Roman" fo:font-size="12pt" fo:background-color="transparent" style:font-name-asian="Consolas1" style:font-size-asian="12pt" style:font-name-complex="Consolas1" style:font-size-complex="12pt"/>
    </style:style>
    <style:style style:name="T27" style:family="text">
      <style:text-properties fo:color="#000000" style:font-name="Times New Roman" fo:font-size="12pt" officeooo:rsid="005c0e58" fo:background-color="transparent" style:font-size-asian="10.5pt" style:font-size-complex="12pt"/>
    </style:style>
    <style:style style:name="T28" style:family="text">
      <style:text-properties fo:color="#000000" style:font-name="Times New Roman" fo:font-size="12pt" officeooo:rsid="005c2d06" fo:background-color="transparent" style:font-size-asian="10.5pt" style:font-size-complex="12pt"/>
    </style:style>
    <style:style style:name="T29" style:family="text">
      <style:text-properties fo:color="#000000" style:font-name="Times New Roman" fo:font-size="12pt" officeooo:rsid="005fa8d8" fo:background-color="transparent" style:font-size-asian="12pt" style:font-size-complex="12pt"/>
    </style:style>
    <style:style style:name="T30" style:family="text">
      <style:text-properties fo:color="#000000" style:font-name="Times New Roman" fo:font-size="12pt" officeooo:rsid="00625327" fo:background-color="transparent" style:font-size-asian="12pt" style:font-size-complex="12pt"/>
    </style:style>
    <style:style style:name="T31" style:family="text">
      <style:text-properties fo:color="#000000" style:font-name="Times New Roman" fo:font-size="12pt" officeooo:rsid="00653720" fo:background-color="transparent" style:font-size-asian="12pt" style:font-size-complex="12pt"/>
    </style:style>
    <style:style style:name="T32" style:family="text">
      <style:text-properties fo:color="#000000" style:font-name="Times New Roman" fo:font-size="12pt" officeooo:rsid="0069367c" fo:background-color="transparent" style:font-size-asian="12pt" style:font-size-complex="12pt"/>
    </style:style>
    <style:style style:name="T33" style:family="text">
      <style:text-properties fo:color="#000000" style:font-name="Times New Roman" fo:font-size="12pt" officeooo:rsid="0069367c" style:font-size-asian="12pt" style:font-size-complex="12pt"/>
    </style:style>
    <style:style style:name="T34" style:family="text">
      <style:text-properties fo:color="#000000" style:font-name="Times New Roman" fo:font-weight="normal" officeooo:rsid="00608bd3" style:font-weight-asian="normal" style:font-weight-complex="normal"/>
    </style:style>
    <style:style style:name="T35" style:family="text">
      <style:text-properties fo:color="#000000" style:font-name="Times New Roman" fo:font-weight="normal" officeooo:rsid="005bfd09" style:font-weight-asian="normal" style:font-weight-complex="normal"/>
    </style:style>
    <style:style style:name="T36" style:family="text">
      <style:text-properties fo:color="#000000" style:font-name="Times New Roman" fo:font-weight="normal" officeooo:rsid="005dc461" style:font-weight-asian="normal" style:font-weight-complex="normal"/>
    </style:style>
    <style:style style:name="T37" style:family="text">
      <style:text-properties fo:color="#000000" style:font-name="Times New Roman" fo:font-weight="normal" officeooo:rsid="005f7486" style:font-weight-asian="normal" style:font-weight-complex="normal"/>
    </style:style>
    <style:style style:name="T38" style:family="text">
      <style:text-properties fo:color="#000000" style:font-name="Times New Roman" fo:font-weight="normal" officeooo:rsid="0060f4ff" style:font-weight-asian="normal" style:font-weight-complex="normal"/>
    </style:style>
    <style:style style:name="T39" style:family="text">
      <style:text-properties fo:color="#000000" style:font-name="Times New Roman" fo:font-weight="normal" officeooo:rsid="00629bc8" style:font-weight-asian="normal" style:font-weight-complex="normal"/>
    </style:style>
    <style:style style:name="T40" style:family="text">
      <style:text-properties fo:color="#000000" style:font-name="Times New Roman" fo:font-weight="normal" officeooo:rsid="00636b47" style:font-weight-asian="normal" style:font-weight-complex="normal"/>
    </style:style>
    <style:style style:name="T41" style:family="text">
      <style:text-properties fo:color="#000000" style:font-name="Times New Roman" fo:font-weight="normal" officeooo:rsid="0057bf31" style:font-weight-asian="normal" style:font-weight-complex="normal"/>
    </style:style>
    <style:style style:name="T42" style:family="text">
      <style:text-properties fo:color="#000000" style:font-name="Times New Roman" fo:font-weight="normal" officeooo:rsid="0057bf31" fo:background-color="transparent" style:font-weight-asian="normal" style:font-weight-complex="normal"/>
    </style:style>
    <style:style style:name="T43" style:family="text">
      <style:text-properties fo:color="#000000" style:font-name="Times New Roman" officeooo:rsid="00598395"/>
    </style:style>
    <style:style style:name="T44" style:family="text">
      <style:text-properties fo:color="#000000" style:font-name="Times New Roman" officeooo:rsid="0057983a"/>
    </style:style>
    <style:style style:name="T45" style:family="text">
      <style:text-properties fo:color="#000000" style:font-name="Times New Roman" fo:font-style="italic" fo:font-weight="normal" officeooo:rsid="005bfd09" style:font-style-asian="italic" style:font-weight-asian="normal" style:font-style-complex="italic" style:font-weight-complex="normal"/>
    </style:style>
    <style:style style:name="T46" style:family="text">
      <style:text-properties fo:color="#000000" style:font-name="Times New Roman" fo:font-weight="bold" officeooo:rsid="005dc461" style:font-weight-asian="bold" style:font-weight-complex="bold"/>
    </style:style>
    <style:style style:name="T47" style:family="text">
      <style:text-properties fo:color="#000000" style:font-name="Times New Roman" fo:font-weight="bold" officeooo:rsid="00608bd3" style:font-weight-asian="bold" style:font-weight-complex="bold"/>
    </style:style>
    <style:style style:name="T48" style:family="text">
      <style:text-properties fo:color="#000000" style:font-name="Times New Roman" fo:font-weight="bold" officeooo:rsid="00636b47" style:font-weight-asian="bold" style:font-weight-complex="bold"/>
    </style:style>
    <style:style style:name="T49" style:family="text">
      <style:text-properties fo:color="#000000" style:font-name="Times New Roman" fo:font-size="9.5pt" officeooo:rsid="005c0e58" fo:background-color="transparent" style:font-size-asian="9.5pt" style:font-size-complex="12pt"/>
    </style:style>
    <style:style style:name="T50" style:family="text">
      <style:text-properties fo:color="#000000" fo:font-weight="bold" style:font-name-asian="Consolas1" style:font-weight-asian="bold" style:font-name-complex="Consolas1" style:font-weight-complex="bold"/>
    </style:style>
    <style:style style:name="T51" style:family="text">
      <style:text-properties fo:color="#000000" fo:font-weight="normal" style:font-name-asian="Consolas1" style:font-weight-asian="normal" style:font-name-complex="Consolas1" style:font-weight-complex="normal"/>
    </style:style>
    <style:style style:name="T52" style:family="text">
      <style:text-properties fo:color="#000000" style:font-name="Consolas"/>
    </style:style>
    <style:style style:name="T53" style:family="text">
      <style:text-properties fo:color="#000000" style:font-name="Consolas" officeooo:rsid="002cb487"/>
    </style:style>
    <style:style style:name="T54" style:family="text">
      <style:text-properties fo:color="#000000" style:font-name="Consolas" officeooo:rsid="00317186"/>
    </style:style>
    <style:style style:name="T55" style:family="text">
      <style:text-properties fo:color="#000000" style:font-name="Consolas" officeooo:rsid="00338774"/>
    </style:style>
    <style:style style:name="T56" style:family="text">
      <style:text-properties fo:color="#000000" style:font-name="Consolas" officeooo:rsid="0034f8d8"/>
    </style:style>
    <style:style style:name="T57" style:family="text">
      <style:text-properties fo:color="#000000" style:font-name="Consolas" officeooo:rsid="00365163"/>
    </style:style>
    <style:style style:name="T58" style:family="text">
      <style:text-properties fo:color="#000000" style:font-name="Consolas" officeooo:rsid="00372a43"/>
    </style:style>
    <style:style style:name="T59" style:family="text">
      <style:text-properties fo:color="#000000" style:font-name="Consolas" officeooo:rsid="003a8024"/>
    </style:style>
    <style:style style:name="T60" style:family="text">
      <style:text-properties fo:color="#000000" style:font-name="Consolas" officeooo:rsid="0039b1f8"/>
    </style:style>
    <style:style style:name="T61" style:family="text">
      <style:text-properties fo:color="#000000" style:font-name="Consolas" officeooo:rsid="003b657a"/>
    </style:style>
    <style:style style:name="T62" style:family="text">
      <style:text-properties fo:color="#000000" style:font-name="Consolas" officeooo:rsid="003cdede"/>
    </style:style>
    <style:style style:name="T63" style:family="text">
      <style:text-properties fo:color="#000000" style:font-name="Consolas" officeooo:rsid="003d36df"/>
    </style:style>
    <style:style style:name="T64" style:family="text">
      <style:text-properties fo:color="#000000" style:font-name="Consolas" officeooo:rsid="003fb893"/>
    </style:style>
    <style:style style:name="T65" style:family="text">
      <style:text-properties fo:color="#000000" style:font-name="Consolas" officeooo:rsid="00418a74"/>
    </style:style>
    <style:style style:name="T66" style:family="text">
      <style:text-properties fo:color="#000000" style:font-name="Consolas" officeooo:rsid="0043312f"/>
    </style:style>
    <style:style style:name="T67" style:family="text">
      <style:text-properties fo:color="#000000" style:font-name="Consolas" officeooo:rsid="00446018"/>
    </style:style>
    <style:style style:name="T68" style:family="text">
      <style:text-properties fo:color="#000000" style:font-name="Consolas" officeooo:rsid="00499e7e"/>
    </style:style>
    <style:style style:name="T69" style:family="text">
      <style:text-properties fo:color="#000000" style:font-name="Consolas" officeooo:rsid="004afa0c"/>
    </style:style>
    <style:style style:name="T70" style:family="text">
      <style:text-properties fo:color="#000000" style:font-name="Consolas" officeooo:rsid="004b17d5"/>
    </style:style>
    <style:style style:name="T71" style:family="text">
      <style:text-properties fo:color="#000000" style:font-name="Consolas" officeooo:rsid="004e2bd0"/>
    </style:style>
    <style:style style:name="T72" style:family="text">
      <style:text-properties fo:color="#000000" style:font-name="Consolas" officeooo:rsid="004fcbd2"/>
    </style:style>
    <style:style style:name="T73" style:family="text">
      <style:text-properties fo:color="#000000" style:font-name="Consolas" officeooo:rsid="0050783a"/>
    </style:style>
    <style:style style:name="T74" style:family="text">
      <style:text-properties fo:color="#000000" style:font-name="Consolas" officeooo:rsid="0051cecc"/>
    </style:style>
    <style:style style:name="T75" style:family="text">
      <style:text-properties fo:color="#000000" style:font-name="Consolas" fo:font-weight="normal" officeooo:rsid="00543997" style:font-weight-asian="normal" style:font-weight-complex="normal"/>
    </style:style>
    <style:style style:name="T76" style:family="text">
      <style:text-properties fo:color="#000000" style:font-name="Consolas" officeooo:rsid="00543997"/>
    </style:style>
    <style:style style:name="T77" style:family="text">
      <style:text-properties fo:color="#000000" style:font-name="Consolas" fo:font-size="8.5pt" style:font-size-asian="8.5pt" style:font-size-complex="8.5pt"/>
    </style:style>
    <style:style style:name="T78" style:family="text">
      <style:text-properties fo:color="#000000" style:font-name="Consolas" officeooo:rsid="0052a6e3"/>
    </style:style>
    <style:style style:name="T79" style:family="text">
      <style:text-properties fo:color="#000000" style:font-name="Consolas" fo:font-size="9.5pt" fo:background-color="transparent" style:font-size-asian="9.5pt"/>
    </style:style>
    <style:style style:name="T80" style:family="text">
      <style:text-properties fo:color="#000000" style:font-name="Consolas" fo:font-size="9.5pt" officeooo:rsid="005c0e58" fo:background-color="transparent" style:font-size-asian="9.5pt" style:font-size-complex="12pt"/>
    </style:style>
    <style:style style:name="T81" style:family="text">
      <style:text-properties fo:color="#000000" style:font-name="Consolas" fo:font-size="9.5pt" officeooo:rsid="005fa8d8" fo:background-color="transparent" style:font-size-asian="9.5pt" style:font-size-complex="12pt"/>
    </style:style>
    <style:style style:name="T82" style:family="text">
      <style:text-properties fo:color="#000000" style:font-name="Consolas" fo:font-size="9.5pt" style:font-size-asian="9.5pt"/>
    </style:style>
    <style:style style:name="T83" style:family="text">
      <style:text-properties fo:color="#000000" style:font-name="Consolas4" officeooo:rsid="0017802e"/>
    </style:style>
    <style:style style:name="T84" style:family="text">
      <style:text-properties fo:color="#000000" style:font-name="Consolas4" officeooo:rsid="0012f898"/>
    </style:style>
    <style:style style:name="T85" style:family="text">
      <style:text-properties fo:color="#000000" style:font-name="Consolas4" officeooo:rsid="00271117"/>
    </style:style>
    <style:style style:name="T86" style:family="text">
      <style:text-properties fo:color="#000000" officeooo:rsid="0012f898"/>
    </style:style>
    <style:style style:name="T87" style:family="text">
      <style:text-properties fo:color="#000000" style:font-name="Consolas5" officeooo:rsid="0039b1f8"/>
    </style:style>
    <style:style style:name="T88" style:family="text">
      <style:text-properties fo:color="#000000" style:font-name="Consolas5" officeooo:rsid="003a8024"/>
    </style:style>
    <style:style style:name="T89" style:family="text">
      <style:text-properties fo:color="#000000" style:font-name="Consolas3" officeooo:rsid="005318d7"/>
    </style:style>
    <style:style style:name="T90" style:family="text">
      <style:text-properties fo:color="#000000" style:font-name="Consolas3" officeooo:rsid="0055e0c8"/>
    </style:style>
    <style:style style:name="T91" style:family="text">
      <style:text-properties fo:color="#000000" style:font-name="Consolas3" officeooo:rsid="005bf310"/>
    </style:style>
    <style:style style:name="T92" style:family="text">
      <style:text-properties fo:color="#000000" style:font-name="Consolas3" officeooo:rsid="0057983a"/>
    </style:style>
    <style:style style:name="T93" style:family="text">
      <style:text-properties fo:color="#000000" style:font-name="Consolas3" fo:font-weight="normal" officeooo:rsid="005f7486" style:font-weight-asian="normal" style:font-weight-complex="normal"/>
    </style:style>
    <style:style style:name="T94" style:family="text">
      <style:text-properties fo:color="#000000" style:font-name="Consolas2" fo:font-size="9.5pt" fo:font-weight="normal" officeooo:rsid="00608bd3" style:font-size-asian="9.5pt" style:font-weight-asian="normal" style:font-size-complex="9.5pt" style:font-weight-complex="normal"/>
    </style:style>
    <style:style style:name="T95" style:family="text">
      <style:text-properties fo:color="#000000" style:font-name="Consolas2" fo:font-size="9.5pt" fo:font-weight="normal" officeooo:rsid="00629bc8" style:font-size-asian="9.5pt" style:font-weight-asian="normal" style:font-size-complex="9.5pt" style:font-weight-complex="normal"/>
    </style:style>
    <style:style style:name="T96" style:family="text">
      <style:text-properties fo:color="#000000" style:font-name="Consolas2" fo:font-size="9.5pt" fo:font-weight="normal" officeooo:rsid="005dc461" style:font-size-asian="9.5pt" style:font-weight-asian="normal" style:font-size-complex="9.5pt" style:font-weight-complex="normal"/>
    </style:style>
    <style:style style:name="T97" style:family="text">
      <style:text-properties fo:color="#000000" style:font-name="Consolas2" fo:font-size="9.5pt" fo:font-weight="normal" officeooo:rsid="005bf310" style:font-size-asian="9.5pt" style:font-weight-asian="normal" style:font-size-complex="9.5pt" style:font-weight-complex="normal"/>
    </style:style>
    <style:style style:name="T98" style:family="text">
      <style:text-properties fo:color="#000000" style:font-name="Consolas2" fo:font-size="9.5pt" fo:font-weight="normal" officeooo:rsid="005f7486" style:font-size-asian="9.5pt" style:font-weight-asian="normal" style:font-size-complex="9.5pt" style:font-weight-complex="normal"/>
    </style:style>
    <style:style style:name="T99" style:family="text">
      <style:text-properties fo:color="#000000" style:font-name="Consolas2" fo:font-size="9.5pt" fo:font-weight="normal" officeooo:rsid="005bfd09" style:font-size-asian="9.5pt" style:font-weight-asian="normal" style:font-size-complex="9.5pt" style:font-weight-complex="normal"/>
    </style:style>
    <style:style style:name="T100" style:family="text">
      <style:text-properties fo:color="#000000" style:font-name="Consolas2" fo:font-size="9.5pt" style:font-size-asian="9.5pt" style:font-size-complex="9.5pt"/>
    </style:style>
    <style:style style:name="T101" style:family="text">
      <style:text-properties fo:color="#000000" style:font-name="Consolas2" fo:font-size="9.5pt" officeooo:rsid="00598395" style:font-size-asian="9.5pt" style:font-size-complex="9.5pt"/>
    </style:style>
    <style:style style:name="T102" style:family="text">
      <style:text-properties fo:color="#000000" style:font-name="Consolas2" fo:font-size="9.5pt" officeooo:rsid="0057983a" style:font-size-asian="9.5pt" style:font-size-complex="9.5pt"/>
    </style:style>
    <style:style style:name="T103" style:family="text">
      <style:text-properties fo:color="#000000" style:font-name="Consolas2" fo:font-size="9.5pt" officeooo:rsid="0055e0c8" style:font-size-asian="9.5pt" style:font-size-complex="9.5pt"/>
    </style:style>
    <style:style style:name="T104" style:family="text">
      <style:text-properties fo:color="#000000" style:font-name="Consolas2" fo:font-size="9.5pt" officeooo:rsid="005318d7" style:font-size-asian="9.5pt" style:font-size-complex="9.5pt"/>
    </style:style>
    <style:style style:name="T105" style:family="text">
      <style:text-properties fo:color="#000000" style:font-name="Consolas2" fo:font-size="9.5pt" officeooo:rsid="0051623d" style:font-size-asian="9.5pt" style:font-size-complex="9.5pt"/>
    </style:style>
    <style:style style:name="T106" style:family="text">
      <style:text-properties fo:color="#000000" style:font-name="Consolas" fo:font-size="9.5pt" fo:background-color="#0000ff" style:font-size-asian="9.5pt"/>
    </style:style>
    <style:style style:name="T107" style:family="text">
      <style:text-properties fo:color="#000000" style:font-name="Consolas" fo:font-size="9.5pt" style:font-size-asian="9.5pt"/>
    </style:style>
    <style:style style:name="T108" style:family="text">
      <style:text-properties fo:color="#0000ff"/>
    </style:style>
    <style:style style:name="T109" style:family="text">
      <style:text-properties fo:color="#0000ff" style:font-name="Consolas1" fo:font-size="9.5pt" style:font-name-asian="Consolas1" style:font-size-asian="9.5pt" style:font-name-complex="Consolas1" style:font-size-complex="9.5pt"/>
    </style:style>
    <style:style style:name="T110"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11"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112" style:family="text">
      <style:text-properties fo:color="#0000ff" style:font-name="Consolas5"/>
    </style:style>
    <style:style style:name="T113" style:family="text">
      <style:text-properties fo:color="#0000ff" style:font-name="Consolas5" officeooo:rsid="0011d3e2"/>
    </style:style>
    <style:style style:name="T114" style:family="text">
      <style:text-properties fo:color="#0000ff" style:font-name="Consolas5" officeooo:rsid="0039b1f8"/>
    </style:style>
    <style:style style:name="T115" style:family="text">
      <style:text-properties fo:color="#0000ff" style:font-name="Consolas5" officeooo:rsid="00404588"/>
    </style:style>
    <style:style style:name="T116" style:family="text">
      <style:text-properties fo:color="#0000ff" style:font-name="Consolas5" fo:font-weight="normal" officeooo:rsid="0044bc53" style:font-weight-asian="normal" style:font-weight-complex="normal"/>
    </style:style>
    <style:style style:name="T117" style:family="text">
      <style:text-properties fo:color="#0000ff" style:font-name="Consolas5" fo:font-weight="normal" officeooo:rsid="004b17d5" style:font-weight-asian="normal" style:font-weight-complex="normal"/>
    </style:style>
    <style:style style:name="T118" style:family="text">
      <style:text-properties fo:color="#0000ff" style:font-name="Consolas5" fo:font-weight="normal" officeooo:rsid="00543997" style:font-weight-asian="normal" style:font-weight-complex="normal"/>
    </style:style>
    <style:style style:name="T119" style:family="text">
      <style:text-properties fo:color="#0000ff" style:font-name="Consolas5" officeooo:rsid="00499e7e"/>
    </style:style>
    <style:style style:name="T120" style:family="text">
      <style:text-properties fo:color="#0000ff" style:font-name="Consolas5" officeooo:rsid="004d9fab"/>
    </style:style>
    <style:style style:name="T121" style:family="text">
      <style:text-properties fo:color="#0000ff" style:font-name="Consolas5" officeooo:rsid="004dc8c5"/>
    </style:style>
    <style:style style:name="T122" style:family="text">
      <style:text-properties fo:color="#0000ff" style:font-name="Consolas"/>
    </style:style>
    <style:style style:name="T123" style:family="text">
      <style:text-properties fo:color="#0000ff" style:font-name="Consolas" officeooo:rsid="00317186"/>
    </style:style>
    <style:style style:name="T124" style:family="text">
      <style:text-properties fo:color="#0000ff" style:font-name="Consolas" officeooo:rsid="00329f2b"/>
    </style:style>
    <style:style style:name="T125" style:family="text">
      <style:text-properties fo:color="#0000ff" style:font-name="Consolas" officeooo:rsid="00338774"/>
    </style:style>
    <style:style style:name="T126" style:family="text">
      <style:text-properties fo:color="#0000ff" style:font-name="Consolas" officeooo:rsid="00365163"/>
    </style:style>
    <style:style style:name="T127" style:family="text">
      <style:text-properties fo:color="#0000ff" style:font-name="Consolas" officeooo:rsid="0039b1f8"/>
    </style:style>
    <style:style style:name="T128" style:family="text">
      <style:text-properties fo:color="#0000ff" style:font-name="Consolas" officeooo:rsid="003b657a"/>
    </style:style>
    <style:style style:name="T129" style:family="text">
      <style:text-properties fo:color="#0000ff" style:font-name="Consolas" officeooo:rsid="003dd99e"/>
    </style:style>
    <style:style style:name="T130" style:family="text">
      <style:text-properties fo:color="#0000ff" style:font-name="Consolas" officeooo:rsid="003fb893"/>
    </style:style>
    <style:style style:name="T131" style:family="text">
      <style:text-properties fo:color="#0000ff" style:font-name="Consolas" officeooo:rsid="00404588"/>
    </style:style>
    <style:style style:name="T132" style:family="text">
      <style:text-properties fo:color="#0000ff" style:font-name="Consolas" officeooo:rsid="0043ed72"/>
    </style:style>
    <style:style style:name="T133" style:family="text">
      <style:text-properties fo:color="#0000ff" style:font-name="Consolas" officeooo:rsid="00446018"/>
    </style:style>
    <style:style style:name="T134" style:family="text">
      <style:text-properties fo:color="#0000ff" style:font-name="Consolas" officeooo:rsid="00499e7e"/>
    </style:style>
    <style:style style:name="T135" style:family="text">
      <style:text-properties fo:color="#0000ff" style:font-name="Consolas" fo:font-weight="normal" officeooo:rsid="004afa0c" style:font-weight-asian="normal" style:font-weight-complex="normal"/>
    </style:style>
    <style:style style:name="T136" style:family="text">
      <style:text-properties fo:color="#0000ff" style:font-name="Consolas" officeooo:rsid="004d9fab"/>
    </style:style>
    <style:style style:name="T137" style:family="text">
      <style:text-properties fo:color="#0000ff" style:font-name="Consolas" officeooo:rsid="004e2bd0"/>
    </style:style>
    <style:style style:name="T138" style:family="text">
      <style:text-properties fo:color="#0000ff" style:font-name="Consolas" officeooo:rsid="0051cecc"/>
    </style:style>
    <style:style style:name="T139" style:family="text">
      <style:text-properties fo:color="#0000ff" style:font-name="Consolas" fo:font-size="8.5pt" style:font-size-asian="8.5pt" style:font-size-complex="8.5pt"/>
    </style:style>
    <style:style style:name="T140" style:family="text">
      <style:text-properties fo:color="#0000ff" style:font-name="Consolas" fo:font-size="9.5pt" fo:font-weight="normal" officeooo:rsid="0057bf31" fo:background-color="transparent" style:font-size-asian="9.5pt" style:font-weight-asian="normal" style:font-weight-complex="normal"/>
    </style:style>
    <style:style style:name="T141" style:family="text">
      <style:text-properties fo:color="#0000ff" style:font-name="Consolas" fo:font-size="9.5pt" style:font-size-asian="9.5pt"/>
    </style:style>
    <style:style style:name="T142" style:family="text">
      <style:text-properties fo:color="#0000ff" style:font-name="Consolas" fo:font-size="9.5pt" officeooo:rsid="005dd156" style:font-size-asian="9.5pt"/>
    </style:style>
    <style:style style:name="T143" style:family="text">
      <style:text-properties fo:color="#0000ff" style:font-name="Consolas" fo:font-size="9.5pt" officeooo:rsid="00668a81" style:font-size-asian="9.5pt" style:font-size-complex="12pt"/>
    </style:style>
    <style:style style:name="T144" style:family="text">
      <style:text-properties fo:color="#0000ff" style:font-name="Consolas" fo:font-size="9.5pt" officeooo:rsid="00673ce3" style:font-size-asian="9.5pt"/>
    </style:style>
    <style:style style:name="T145" style:family="text">
      <style:text-properties fo:color="#0000ff" style:font-name="Consolas" fo:font-size="9.5pt" fo:background-color="transparent" style:font-size-asian="9.5pt"/>
    </style:style>
    <style:style style:name="T146" style:family="text">
      <style:text-properties fo:color="#0000ff" style:font-name="Consolas" fo:font-size="9.5pt" officeooo:rsid="005c2d06" fo:background-color="transparent" style:font-size-asian="9.5pt" style:font-size-complex="12pt"/>
    </style:style>
    <style:style style:name="T147" style:family="text">
      <style:text-properties fo:color="#0000ff" style:font-name="Consolas" fo:font-size="9.5pt" officeooo:rsid="00625327" fo:background-color="transparent" style:font-size-asian="9.5pt" style:font-size-complex="12pt"/>
    </style:style>
    <style:style style:name="T148" style:family="text">
      <style:text-properties fo:color="#0000ff" style:font-name="Consolas4" officeooo:rsid="0011d3e2"/>
    </style:style>
    <style:style style:name="T149" style:family="text">
      <style:text-properties fo:color="#0000ff" style:font-name="Consolas4" officeooo:rsid="0012f898"/>
    </style:style>
    <style:style style:name="T150" style:family="text">
      <style:text-properties fo:color="#0000ff" style:font-name="Consolas4" officeooo:rsid="0014da3d"/>
    </style:style>
    <style:style style:name="T151" style:family="text">
      <style:text-properties fo:color="#0000ff" style:font-name="Consolas4" officeooo:rsid="0018535a"/>
    </style:style>
    <style:style style:name="T152" style:family="text">
      <style:text-properties fo:color="#0000ff" style:font-name="Consolas4" officeooo:rsid="002092cd"/>
    </style:style>
    <style:style style:name="T153" style:family="text">
      <style:text-properties fo:color="#0000ff" style:font-name="Consolas3" fo:font-weight="normal" officeooo:rsid="005bfd09" style:font-weight-asian="normal" style:font-weight-complex="normal"/>
    </style:style>
    <style:style style:name="T154" style:family="text">
      <style:text-properties fo:color="#0000ff" style:font-name="Consolas3" fo:font-weight="normal" officeooo:rsid="005dc461" style:font-weight-asian="normal" style:font-weight-complex="normal"/>
    </style:style>
    <style:style style:name="T155" style:family="text">
      <style:text-properties fo:color="#0000ff" officeooo:rsid="00608bd3"/>
    </style:style>
    <style:style style:name="T156" style:family="text">
      <style:text-properties fo:color="#0000ff" style:font-name="Consolas2" fo:font-size="9.5pt" fo:font-weight="normal" officeooo:rsid="00608bd3" style:font-size-asian="9.5pt" style:font-weight-asian="normal" style:font-size-complex="9.5pt" style:font-weight-complex="normal"/>
    </style:style>
    <style:style style:name="T157" style:family="text">
      <style:text-properties fo:color="#0000ff" style:font-name="Consolas2" fo:font-size="9.5pt" fo:font-weight="normal" officeooo:rsid="00629bc8" style:font-size-asian="9.5pt" style:font-weight-asian="normal" style:font-size-complex="9.5pt" style:font-weight-complex="normal"/>
    </style:style>
    <style:style style:name="T158" style:family="text">
      <style:text-properties fo:color="#0000ff" style:font-name="Consolas2" fo:font-size="9.5pt" fo:font-weight="normal" officeooo:rsid="005bf310" style:font-size-asian="9.5pt" style:font-weight-asian="normal" style:font-size-complex="9.5pt" style:font-weight-complex="normal"/>
    </style:style>
    <style:style style:name="T159" style:family="text">
      <style:text-properties fo:color="#0000ff" style:font-name="Consolas2" fo:font-size="9.5pt" fo:font-weight="normal" officeooo:rsid="005bfd09" style:font-size-asian="9.5pt" style:font-weight-asian="normal" style:font-size-complex="9.5pt" style:font-weight-complex="normal"/>
    </style:style>
    <style:style style:name="T160" style:family="text">
      <style:text-properties fo:color="#0000ff" style:font-name="Consolas2" fo:font-size="9.5pt" style:font-size-asian="9.5pt" style:font-size-complex="9.5pt"/>
    </style:style>
    <style:style style:name="T161" style:family="text">
      <style:text-properties fo:color="#0000ff" style:font-name="Consolas2" fo:font-size="9.5pt" officeooo:rsid="00598395" style:font-size-asian="9.5pt" style:font-size-complex="9.5pt"/>
    </style:style>
    <style:style style:name="T162" style:family="text">
      <style:text-properties fo:color="#0000ff" style:font-name="Consolas2" fo:font-size="9.5pt" officeooo:rsid="0057983a" style:font-size-asian="9.5pt" style:font-size-complex="9.5pt"/>
    </style:style>
    <style:style style:name="T163" style:family="text">
      <style:text-properties fo:color="#0000ff" style:font-name="Consolas2" fo:font-size="9.5pt" officeooo:rsid="005318d7" style:font-size-asian="9.5pt" style:font-size-complex="9.5pt"/>
    </style:style>
    <style:style style:name="T164" style:family="text">
      <style:text-properties fo:color="#0000ff" style:font-name="Consolas2" fo:font-size="9.5pt" officeooo:rsid="0011d3e2" style:font-size-asian="9.5pt" style:font-size-complex="9.5pt"/>
    </style:style>
    <style:style style:name="T165" style:family="text">
      <style:text-properties fo:color="#0000ff" style:font-name="Consolas2" fo:font-size="9.5pt" officeooo:rsid="0051623d" style:font-size-asian="9.5pt" style:font-size-complex="9.5pt"/>
    </style:style>
    <style:style style:name="T166" style:family="text">
      <style:text-properties fo:color="#0000ff" style:font-name="Consolas" fo:font-size="9.5pt" fo:background-color="#0000ff" style:font-size-asian="9.5pt"/>
    </style:style>
    <style:style style:name="T167" style:family="text">
      <style:text-properties fo:color="#0000ff" style:font-name="Consolas" fo:font-size="9.5pt" officeooo:rsid="0069367c" fo:background-color="#0000ff" style:font-size-asian="9.5pt" style:font-size-complex="12pt"/>
    </style:style>
    <style:style style:name="T168" style:family="text">
      <style:text-properties fo:color="#0000ff" style:font-name="Consolas" fo:font-size="9.5pt" style:font-size-asian="9.5pt"/>
    </style:style>
    <style:style style:name="T169" style:family="text">
      <style:text-properties fo:color="#0000ff" style:font-name="Consolas" fo:font-size="9.5pt" officeooo:rsid="0069367c" style:font-size-asian="9.5pt" style:font-size-complex="12pt"/>
    </style:style>
    <style:style style:name="T170" style:family="text">
      <style:text-properties fo:color="#008000"/>
    </style:style>
    <style:style style:name="T171" style:family="text">
      <style:text-properties fo:color="#008000" style:font-name="Consolas1" fo:font-size="9.5pt" style:font-name-asian="Consolas1" style:font-size-asian="9.5pt" style:font-name-complex="Consolas1" style:font-size-complex="9.5pt"/>
    </style:style>
    <style:style style:name="T172" style:family="text">
      <style:text-properties fo:color="#008000" style:font-name="Consolas"/>
    </style:style>
    <style:style style:name="T173" style:family="text">
      <style:text-properties fo:color="#008000" style:font-name="Consolas" officeooo:rsid="00271117"/>
    </style:style>
    <style:style style:name="T174" style:family="text">
      <style:text-properties fo:color="#008000" style:font-name="Consolas" officeooo:rsid="00276942"/>
    </style:style>
    <style:style style:name="T175" style:family="text">
      <style:text-properties fo:color="#008000" style:font-name="Consolas" officeooo:rsid="00287726"/>
    </style:style>
    <style:style style:name="T176" style:family="text">
      <style:text-properties fo:color="#008000" style:font-name="Consolas" officeooo:rsid="00293f5f"/>
    </style:style>
    <style:style style:name="T177" style:family="text">
      <style:text-properties fo:color="#008000" style:font-name="Consolas" officeooo:rsid="0051cecc"/>
    </style:style>
    <style:style style:name="T178" style:family="text">
      <style:text-properties fo:color="#008000" style:font-name="Consolas" officeooo:rsid="0052854c"/>
    </style:style>
    <style:style style:name="T179" style:family="text">
      <style:text-properties fo:color="#008000" style:font-name="Consolas" fo:font-size="9.5pt" style:font-size-asian="9.5pt"/>
    </style:style>
    <style:style style:name="T180" style:family="text">
      <style:text-properties fo:color="#008000" style:font-name="Consolas" fo:font-size="9.5pt" officeooo:rsid="005c5d18" style:font-size-asian="9.5pt"/>
    </style:style>
    <style:style style:name="T181" style:family="text">
      <style:text-properties fo:color="#008000" style:font-name="Consolas" fo:font-size="9.5pt" officeooo:rsid="006384ae" style:font-size-asian="9.5pt"/>
    </style:style>
    <style:style style:name="T182" style:family="text">
      <style:text-properties fo:color="#008000" style:font-name="Consolas" fo:font-size="9.5pt" fo:background-color="transparent" style:font-size-asian="9.5pt"/>
    </style:style>
    <style:style style:name="T183" style:family="text">
      <style:text-properties fo:color="#008000" style:font-name="Consolas" fo:font-size="9.5pt" officeooo:rsid="005c5d18" fo:background-color="transparent" style:font-size-asian="9.5pt"/>
    </style:style>
    <style:style style:name="T184" style:family="text">
      <style:text-properties fo:color="#008000" fo:background-color="transparent"/>
    </style:style>
    <style:style style:name="T185" style:family="text">
      <style:text-properties fo:color="#008000" officeooo:rsid="0014da3d" fo:background-color="transparent"/>
    </style:style>
    <style:style style:name="T186" style:family="text">
      <style:text-properties fo:color="#008000" officeooo:rsid="0012f898" fo:background-color="transparent"/>
    </style:style>
    <style:style style:name="T187" style:family="text">
      <style:text-properties fo:color="#008000" style:font-name="Consolas3" officeooo:rsid="00608bd3"/>
    </style:style>
    <style:style style:name="T188" style:family="text">
      <style:text-properties fo:color="#008000" officeooo:rsid="00598395"/>
    </style:style>
    <style:style style:name="T189" style:family="text">
      <style:text-properties fo:color="#008000" officeooo:rsid="00636b47"/>
    </style:style>
    <style:style style:name="T190" style:family="text">
      <style:text-properties fo:color="#008000" officeooo:rsid="00608bd3"/>
    </style:style>
    <style:style style:name="T191" style:family="text">
      <style:text-properties fo:color="#008000" style:font-name="Consolas2" fo:font-size="9.5pt" style:font-size-asian="9.5pt" style:font-size-complex="9.5pt"/>
    </style:style>
    <style:style style:name="T192" style:family="text">
      <style:text-properties fo:color="#008000" style:font-name="Consolas2" fo:font-size="9.5pt" officeooo:rsid="005318d7" style:font-size-asian="9.5pt" style:font-size-complex="9.5pt"/>
    </style:style>
    <style:style style:name="T193" style:family="text">
      <style:text-properties fo:color="#008000" style:font-name="Consolas" fo:font-size="9.5pt" fo:background-color="#0000ff" style:font-size-asian="9.5pt"/>
    </style:style>
    <style:style style:name="T194" style:family="text">
      <style:text-properties fo:color="#008000" style:font-name="Consolas" fo:font-size="9.5pt" style:font-size-asian="9.5pt"/>
    </style:style>
    <style:style style:name="T195" style:family="text">
      <style:text-properties fo:color="#a31515"/>
    </style:style>
    <style:style style:name="T196" style:family="text">
      <style:text-properties fo:color="#a31515" style:font-name="Consolas1" fo:font-size="9.5pt" style:font-name-asian="Consolas1" style:font-size-asian="9.5pt" style:font-name-complex="Consolas1" style:font-size-complex="9.5pt"/>
    </style:style>
    <style:style style:name="T197" style:family="text">
      <style:text-properties fo:color="#a31515" style:font-name="Consolas"/>
    </style:style>
    <style:style style:name="T198" style:family="text">
      <style:text-properties fo:color="#a31515" style:font-name="Consolas" officeooo:rsid="003b657a"/>
    </style:style>
    <style:style style:name="T199" style:family="text">
      <style:text-properties fo:color="#a31515" style:font-name="Consolas2" fo:font-size="9.5pt" style:font-size-asian="9.5pt" style:font-size-complex="9.5pt"/>
    </style:style>
    <style:style style:name="T200" style:family="text">
      <style:text-properties fo:color="#a31515" style:font-name="Consolas2" fo:font-size="9.5pt" officeooo:rsid="005318d7" style:font-size-asian="9.5pt" style:font-size-complex="9.5pt"/>
    </style:style>
    <style:style style:name="T201" style:family="text">
      <style:text-properties fo:color="#a31515" style:font-name="Consolas" fo:font-size="9.5pt" fo:background-color="#0000ff" style:font-size-asian="9.5pt"/>
    </style:style>
    <style:style style:name="T202" style:family="text">
      <style:text-properties fo:color="#a31515" style:font-name="Consolas" fo:font-size="9.5pt" style:font-size-asian="9.5pt"/>
    </style:style>
    <style:style style:name="T203" style:family="text">
      <style:text-properties fo:font-weight="normal" style:font-weight-asian="normal" style:font-weight-complex="normal"/>
    </style:style>
    <style:style style:name="T204" style:family="text">
      <style:text-properties fo:font-weight="normal" officeooo:rsid="0014da3d" style:font-weight-asian="normal" style:font-weight-complex="normal"/>
    </style:style>
    <style:style style:name="T205" style:family="text">
      <style:text-properties fo:font-weight="normal" officeooo:rsid="00178651" style:font-weight-asian="normal" style:font-weight-complex="normal"/>
    </style:style>
    <style:style style:name="T206" style:family="text">
      <style:text-properties fo:font-weight="normal" officeooo:rsid="0019e517" style:font-weight-asian="normal" style:font-weight-complex="normal"/>
    </style:style>
    <style:style style:name="T207" style:family="text">
      <style:text-properties fo:font-weight="normal" officeooo:rsid="0038b734" style:font-weight-asian="normal" style:font-weight-complex="normal"/>
    </style:style>
    <style:style style:name="T208" style:family="text">
      <style:text-properties fo:font-weight="normal" officeooo:rsid="0044bc53" style:font-weight-asian="normal" style:font-weight-complex="normal"/>
    </style:style>
    <style:style style:name="T209" style:family="text">
      <style:text-properties fo:font-weight="normal" officeooo:rsid="00492ff3" style:font-weight-asian="normal" style:font-weight-complex="normal"/>
    </style:style>
    <style:style style:name="T210" style:family="text">
      <style:text-properties fo:font-weight="normal" officeooo:rsid="004afa0c" style:font-weight-asian="normal" style:font-weight-complex="normal"/>
    </style:style>
    <style:style style:name="T211" style:family="text">
      <style:text-properties fo:font-weight="normal" officeooo:rsid="004b17d5" style:font-weight-asian="normal" style:font-weight-complex="normal"/>
    </style:style>
    <style:style style:name="T212" style:family="text">
      <style:text-properties fo:font-weight="normal" officeooo:rsid="0051cecc" style:font-weight-asian="normal" style:font-weight-complex="normal"/>
    </style:style>
    <style:style style:name="T213" style:family="text">
      <style:text-properties fo:font-weight="normal" officeooo:rsid="00543997" style:font-weight-asian="normal" style:font-weight-complex="normal"/>
    </style:style>
    <style:style style:name="T214" style:family="text">
      <style:text-properties fo:font-weight="normal" officeooo:rsid="0054d4f8" style:font-weight-asian="normal" style:font-weight-complex="normal"/>
    </style:style>
    <style:style style:name="T215" style:family="text">
      <style:text-properties fo:font-weight="normal" officeooo:rsid="00552c32" style:font-weight-asian="normal" style:font-weight-complex="normal"/>
    </style:style>
    <style:style style:name="T216" style:family="text">
      <style:text-properties fo:font-weight="normal" officeooo:rsid="0057ad9e" style:font-weight-asian="normal" style:font-weight-complex="normal"/>
    </style:style>
    <style:style style:name="T217" style:family="text">
      <style:text-properties fo:font-weight="normal" officeooo:rsid="005bf310" style:font-weight-asian="normal" style:font-weight-complex="normal"/>
    </style:style>
    <style:style style:name="T218" style:family="text">
      <style:text-properties fo:color="#2b91af"/>
    </style:style>
    <style:style style:name="T219" style:family="text">
      <style:text-properties fo:color="#2b91af" style:font-name="Consolas1" fo:font-size="9.5pt" style:font-name-asian="Consolas1" style:font-size-asian="9.5pt" style:font-name-complex="Consolas1" style:font-size-complex="9.5pt"/>
    </style:style>
    <style:style style:name="T220" style:family="text">
      <style:text-properties fo:color="#2b91af" style:font-name="Consolas1" fo:font-size="9.5pt" officeooo:rsid="0011d3e2" style:font-name-asian="Consolas1" style:font-size-asian="9.5pt" style:font-name-complex="Consolas1" style:font-size-complex="9.5pt"/>
    </style:style>
    <style:style style:name="T221"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222" style:family="text">
      <style:text-properties fo:color="#2b91af" style:font-name="Consolas"/>
    </style:style>
    <style:style style:name="T223" style:family="text">
      <style:text-properties fo:color="#2b91af" style:font-name="Consolas" officeooo:rsid="00329f2b"/>
    </style:style>
    <style:style style:name="T224" style:family="text">
      <style:text-properties fo:color="#2b91af" style:font-name="Consolas" officeooo:rsid="00338774"/>
    </style:style>
    <style:style style:name="T225" style:family="text">
      <style:text-properties fo:color="#2b91af" style:font-name="Consolas" officeooo:rsid="0034026c"/>
    </style:style>
    <style:style style:name="T226" style:family="text">
      <style:text-properties fo:color="#2b91af" style:font-name="Consolas" officeooo:rsid="00365163"/>
    </style:style>
    <style:style style:name="T227" style:family="text">
      <style:text-properties fo:color="#2b91af" style:font-name="Consolas" officeooo:rsid="00369ebc"/>
    </style:style>
    <style:style style:name="T228" style:family="text">
      <style:text-properties fo:color="#2b91af" style:font-name="Consolas" officeooo:rsid="00372a43"/>
    </style:style>
    <style:style style:name="T229" style:family="text">
      <style:text-properties fo:color="#2b91af" style:font-name="Consolas" officeooo:rsid="0039b1f8"/>
    </style:style>
    <style:style style:name="T230" style:family="text">
      <style:text-properties fo:color="#2b91af" style:font-name="Consolas" officeooo:rsid="003a8024"/>
    </style:style>
    <style:style style:name="T231" style:family="text">
      <style:text-properties fo:color="#2b91af" style:font-name="Consolas" officeooo:rsid="0043ed72"/>
    </style:style>
    <style:style style:name="T232" style:family="text">
      <style:text-properties fo:color="#2b91af" style:font-name="Consolas" fo:font-weight="normal" officeooo:rsid="004afa0c" style:font-weight-asian="normal" style:font-weight-complex="normal"/>
    </style:style>
    <style:style style:name="T233" style:family="text">
      <style:text-properties fo:color="#2b91af" style:font-name="Consolas" officeooo:rsid="004e2bd0"/>
    </style:style>
    <style:style style:name="T234" style:family="text">
      <style:text-properties fo:color="#2b91af" style:font-name="Consolas" officeooo:rsid="0050783a"/>
    </style:style>
    <style:style style:name="T235" style:family="text">
      <style:text-properties fo:color="#2b91af" style:font-name="Consolas" fo:font-size="9.5pt" style:font-size-asian="9.5pt"/>
    </style:style>
    <style:style style:name="T236" style:family="text">
      <style:text-properties fo:color="#2b91af" style:font-name="Consolas" fo:font-size="9.5pt" officeooo:rsid="005c5d18" style:font-size-asian="9.5pt" style:font-size-complex="12pt"/>
    </style:style>
    <style:style style:name="T237" style:family="text">
      <style:text-properties fo:color="#2b91af" style:font-name="Consolas" fo:font-size="9.5pt" officeooo:rsid="005c0e58" fo:background-color="transparent" style:font-size-asian="9.5pt"/>
    </style:style>
    <style:style style:name="T238" style:family="text">
      <style:text-properties fo:color="#2b91af" style:font-name="Consolas" fo:font-size="9.5pt" officeooo:rsid="005c2d06" fo:background-color="transparent" style:font-size-asian="9.5pt"/>
    </style:style>
    <style:style style:name="T239" style:family="text">
      <style:text-properties fo:color="#2b91af" style:font-name="Consolas" fo:font-size="9.5pt" officeooo:rsid="005c2d06" fo:background-color="transparent" style:font-size-asian="9.5pt" style:font-size-complex="12pt"/>
    </style:style>
    <style:style style:name="T240" style:family="text">
      <style:text-properties fo:color="#2b91af" style:font-name="Consolas" fo:font-size="9.5pt" officeooo:rsid="005fa8d8" fo:background-color="transparent" style:font-size-asian="9.5pt" style:font-size-complex="12pt"/>
    </style:style>
    <style:style style:name="T241" style:family="text">
      <style:text-properties fo:color="#2b91af" style:font-name="Consolas" fo:font-size="9.5pt" officeooo:rsid="00625327" fo:background-color="transparent" style:font-size-asian="9.5pt" style:font-size-complex="12pt"/>
    </style:style>
    <style:style style:name="T242" style:family="text">
      <style:text-properties fo:color="#2b91af" style:font-name="Consolas" fo:font-size="9.5pt" officeooo:rsid="005fa8d8" fo:background-color="transparent" style:font-size-asian="9.5pt"/>
    </style:style>
    <style:style style:name="T243" style:family="text">
      <style:text-properties fo:color="#2b91af" style:font-name="Consolas4" officeooo:rsid="0011d3e2"/>
    </style:style>
    <style:style style:name="T244" style:family="text">
      <style:text-properties fo:color="#2b91af" style:font-name="Consolas4" officeooo:rsid="0012f898"/>
    </style:style>
    <style:style style:name="T245" style:family="text">
      <style:text-properties fo:color="#2b91af" style:font-name="Consolas4" officeooo:rsid="0019e517"/>
    </style:style>
    <style:style style:name="T246" style:family="text">
      <style:text-properties fo:color="#2b91af" style:font-name="Consolas4" officeooo:rsid="002092cd"/>
    </style:style>
    <style:style style:name="T247" style:family="text">
      <style:text-properties fo:color="#2b91af" style:font-name="Consolas5" officeooo:rsid="00365163"/>
    </style:style>
    <style:style style:name="T248" style:family="text">
      <style:text-properties fo:color="#2b91af" style:font-name="Consolas5" officeooo:rsid="004dc8c5"/>
    </style:style>
    <style:style style:name="T249" style:family="text">
      <style:text-properties fo:color="#2b91af" style:font-name="Consolas5" officeooo:rsid="004e2bd0"/>
    </style:style>
    <style:style style:name="T250" style:family="text">
      <style:text-properties fo:color="#2b91af" style:font-name="Consolas5" fo:font-weight="bold" officeooo:rsid="00543997" style:font-weight-asian="bold" style:font-weight-complex="bold"/>
    </style:style>
    <style:style style:name="T251" style:family="text">
      <style:text-properties fo:color="#2b91af" style:font-name="Consolas5" fo:font-weight="normal" officeooo:rsid="00543997" style:font-weight-asian="normal" style:font-weight-complex="normal"/>
    </style:style>
    <style:style style:name="T252" style:family="text">
      <style:text-properties fo:color="#2b91af" officeooo:rsid="004e33f7"/>
    </style:style>
    <style:style style:name="T253" style:family="text">
      <style:text-properties fo:color="#2b91af" style:font-name="Consolas3" officeooo:rsid="0051623d"/>
    </style:style>
    <style:style style:name="T254" style:family="text">
      <style:text-properties fo:color="#2b91af" style:font-name="Consolas3" officeooo:rsid="0052a6e3"/>
    </style:style>
    <style:style style:name="T255" style:family="text">
      <style:text-properties fo:color="#2b91af" style:font-name="Consolas3" officeooo:rsid="0057983a"/>
    </style:style>
    <style:style style:name="T256" style:family="text">
      <style:text-properties fo:color="#2b91af" style:font-name="Consolas3" fo:font-weight="normal" officeooo:rsid="00629bc8" style:font-weight-asian="normal" style:font-weight-complex="normal"/>
    </style:style>
    <style:style style:name="T257" style:family="text">
      <style:text-properties fo:color="#2b91af" style:font-name="Consolas3" officeooo:rsid="00608bd3"/>
    </style:style>
    <style:style style:name="T258" style:family="text">
      <style:text-properties fo:color="#2b91af" style:font-name="Consolas2" fo:font-size="9.5pt" fo:font-weight="normal" officeooo:rsid="00608bd3" style:font-size-asian="9.5pt" style:font-weight-asian="normal" style:font-size-complex="9.5pt" style:font-weight-complex="normal"/>
    </style:style>
    <style:style style:name="T259" style:family="text">
      <style:text-properties fo:color="#2b91af" style:font-name="Consolas2" fo:font-size="9.5pt" fo:font-weight="normal" officeooo:rsid="00629bc8" style:font-size-asian="9.5pt" style:font-weight-asian="normal" style:font-size-complex="9.5pt" style:font-weight-complex="normal"/>
    </style:style>
    <style:style style:name="T260" style:family="text">
      <style:text-properties fo:color="#2b91af" style:font-name="Consolas2" fo:font-size="9.5pt" fo:font-weight="normal" officeooo:rsid="005dc461" style:font-size-asian="9.5pt" style:font-weight-asian="normal" style:font-size-complex="9.5pt" style:font-weight-complex="normal"/>
    </style:style>
    <style:style style:name="T261" style:family="text">
      <style:text-properties fo:color="#2b91af" style:font-name="Consolas2" fo:font-size="9.5pt" fo:font-weight="normal" officeooo:rsid="005bfd09" style:font-size-asian="9.5pt" style:font-weight-asian="normal" style:font-size-complex="9.5pt" style:font-weight-complex="normal"/>
    </style:style>
    <style:style style:name="T262" style:family="text">
      <style:text-properties fo:color="#2b91af" style:font-name="Consolas2" fo:font-size="9.5pt" style:font-size-asian="9.5pt" style:font-size-complex="9.5pt"/>
    </style:style>
    <style:style style:name="T263" style:family="text">
      <style:text-properties fo:color="#2b91af" style:font-name="Consolas2" fo:font-size="9.5pt" officeooo:rsid="005318d7" style:font-size-asian="9.5pt" style:font-size-complex="9.5pt"/>
    </style:style>
    <style:style style:name="T264" style:family="text">
      <style:text-properties fo:color="#2b91af" style:font-name="Consolas2" fo:font-size="9.5pt" officeooo:rsid="0011d3e2" style:font-size-asian="9.5pt" style:font-size-complex="9.5pt"/>
    </style:style>
    <style:style style:name="T265" style:family="text">
      <style:text-properties fo:color="#2b91af" style:font-name="Consolas2" fo:font-size="9.5pt" officeooo:rsid="0051623d" style:font-size-asian="9.5pt" style:font-size-complex="9.5pt"/>
    </style:style>
    <style:style style:name="T266" style:family="text">
      <style:text-properties fo:color="#2b91af" style:font-name="Consolas" fo:font-size="9.5pt" fo:background-color="#0000ff" style:font-size-asian="9.5pt"/>
    </style:style>
    <style:style style:name="T267" style:family="text">
      <style:text-properties fo:color="#2b91af" style:font-name="Consolas" fo:font-size="9.5pt" style:font-size-asian="9.5pt"/>
    </style:style>
    <style:style style:name="T268" style:family="text">
      <style:text-properties style:font-name="Consolas1" fo:font-size="9.5pt" style:font-name-asian="Consolas1" style:font-size-asian="9.5pt" style:font-name-complex="Consolas1" style:font-size-complex="9.5pt"/>
    </style:style>
    <style:style style:name="T269" style:family="text">
      <style:text-properties style:font-name="Consolas2" fo:font-size="9.5pt" style:font-size-asian="9.5pt" style:font-size-complex="9.5pt"/>
    </style:style>
    <style:style style:name="T270" style:family="text">
      <style:text-properties style:font-name="Consolas2" fo:font-size="9.5pt" officeooo:rsid="005318d7" style:font-size-asian="9.5pt" style:font-size-complex="9.5pt"/>
    </style:style>
    <style:style style:name="T271" style:family="text">
      <style:text-properties style:font-name="Consolas2" fo:font-size="9.5pt" officeooo:rsid="0011d3e2" style:font-size-asian="9.5pt" style:font-size-complex="9.5pt"/>
    </style:style>
    <style:style style:name="T272" style:family="text">
      <style:text-properties style:font-name="Consolas2" fo:font-size="9.5pt" officeooo:rsid="0051623d" style:font-size-asian="9.5pt" style:font-size-complex="9.5pt"/>
    </style:style>
    <style:style style:name="T273" style:family="text">
      <style:text-properties style:font-name="Consolas2" fo:font-size="9.5pt" officeooo:rsid="0050783a" style:font-size-asian="9.5pt" style:font-size-complex="9.5pt"/>
    </style:style>
    <style:style style:name="T274" style:family="text">
      <style:text-properties style:font-name="Consolas2" fo:font-size="9.5pt" officeooo:rsid="0052a6e3" style:font-size-asian="9.5pt" style:font-size-complex="9.5pt"/>
    </style:style>
    <style:style style:name="T275" style:family="text">
      <style:text-properties officeooo:rsid="0011d3e2"/>
    </style:style>
    <style:style style:name="T276" style:family="text">
      <style:text-properties officeooo:rsid="0012f898"/>
    </style:style>
    <style:style style:name="T277" style:family="text">
      <style:text-properties officeooo:rsid="0014da3d"/>
    </style:style>
    <style:style style:name="T278" style:family="text">
      <style:text-properties officeooo:rsid="00158f6a"/>
    </style:style>
    <style:style style:name="T279" style:family="text">
      <style:text-properties officeooo:rsid="0017802e"/>
    </style:style>
    <style:style style:name="T280" style:family="text">
      <style:text-properties officeooo:rsid="00178651"/>
    </style:style>
    <style:style style:name="T281" style:family="text">
      <style:text-properties officeooo:rsid="0018535a"/>
    </style:style>
    <style:style style:name="T282" style:family="text">
      <style:text-properties officeooo:rsid="0019e517"/>
    </style:style>
    <style:style style:name="T283" style:family="text">
      <style:text-properties officeooo:rsid="001aa135"/>
    </style:style>
    <style:style style:name="T284" style:family="text">
      <style:text-properties officeooo:rsid="001ba928"/>
    </style:style>
    <style:style style:name="T285" style:family="text">
      <style:text-properties officeooo:rsid="002092cd"/>
    </style:style>
    <style:style style:name="T286" style:family="text">
      <style:text-properties officeooo:rsid="0022bf94"/>
    </style:style>
    <style:style style:name="T287" style:family="text">
      <style:text-properties officeooo:rsid="00252619"/>
    </style:style>
    <style:style style:name="T288" style:family="text">
      <style:text-properties officeooo:rsid="00271117"/>
    </style:style>
    <style:style style:name="T289" style:family="text">
      <style:text-properties officeooo:rsid="002cb487"/>
    </style:style>
    <style:style style:name="T290" style:family="text">
      <style:text-properties officeooo:rsid="002e5921"/>
    </style:style>
    <style:style style:name="T291" style:family="text">
      <style:text-properties officeooo:rsid="002ffde7"/>
    </style:style>
    <style:style style:name="T292" style:family="text">
      <style:text-properties officeooo:rsid="003001db"/>
    </style:style>
    <style:style style:name="T293" style:family="text">
      <style:text-properties officeooo:rsid="00317186"/>
    </style:style>
    <style:style style:name="T294" style:family="text">
      <style:text-properties officeooo:rsid="00329f2b"/>
    </style:style>
    <style:style style:name="T295" style:family="text">
      <style:text-properties officeooo:rsid="0034026c"/>
    </style:style>
    <style:style style:name="T296" style:family="text">
      <style:text-properties officeooo:rsid="00338774"/>
    </style:style>
    <style:style style:name="T297" style:family="text">
      <style:text-properties officeooo:rsid="0034f8d8"/>
    </style:style>
    <style:style style:name="T298" style:family="text">
      <style:text-properties officeooo:rsid="00353f14"/>
    </style:style>
    <style:style style:name="T299" style:family="text">
      <style:text-properties officeooo:rsid="003566ca"/>
    </style:style>
    <style:style style:name="T300" style:family="text">
      <style:text-properties officeooo:rsid="00365163"/>
    </style:style>
    <style:style style:name="T301" style:family="text">
      <style:text-properties officeooo:rsid="00369ebc"/>
    </style:style>
    <style:style style:name="T302" style:family="text">
      <style:text-properties officeooo:rsid="00372a43"/>
    </style:style>
    <style:style style:name="T303" style:family="text">
      <style:text-properties officeooo:rsid="0038b734"/>
    </style:style>
    <style:style style:name="T304" style:family="text">
      <style:text-properties style:font-name-asian="Consolas1" style:font-name-complex="Consolas1" style:font-size-complex="9.5pt"/>
    </style:style>
    <style:style style:name="T305" style:family="text">
      <style:text-properties style:font-name-asian="Consolas1" style:font-name-complex="Consolas1" style:font-size-complex="12pt"/>
    </style:style>
    <style:style style:name="T306" style:family="text">
      <style:text-properties officeooo:rsid="0038d267"/>
    </style:style>
    <style:style style:name="T307" style:family="text">
      <style:text-properties officeooo:rsid="0039b1f8"/>
    </style:style>
    <style:style style:name="T308" style:family="text">
      <style:text-properties officeooo:rsid="003b657a"/>
    </style:style>
    <style:style style:name="T309" style:family="text">
      <style:text-properties officeooo:rsid="003dd99e"/>
    </style:style>
    <style:style style:name="T310" style:family="text">
      <style:text-properties officeooo:rsid="003fb893"/>
    </style:style>
    <style:style style:name="T311" style:family="text">
      <style:text-properties officeooo:rsid="00404588"/>
    </style:style>
    <style:style style:name="T312" style:family="text">
      <style:text-properties officeooo:rsid="00418a74"/>
    </style:style>
    <style:style style:name="T313" style:family="text">
      <style:text-properties officeooo:rsid="0043312f"/>
    </style:style>
    <style:style style:name="T314" style:family="text">
      <style:text-properties officeooo:rsid="0043ed72"/>
    </style:style>
    <style:style style:name="T315" style:family="text">
      <style:text-properties officeooo:rsid="004832b7"/>
    </style:style>
    <style:style style:name="T316" style:family="text">
      <style:text-properties officeooo:rsid="00499e7e"/>
    </style:style>
    <style:style style:name="T317" style:family="text">
      <style:text-properties officeooo:rsid="004ac1b1"/>
    </style:style>
    <style:style style:name="T318" style:family="text">
      <style:text-properties officeooo:rsid="004afa0c"/>
    </style:style>
    <style:style style:name="T319" style:family="text">
      <style:text-properties officeooo:rsid="004b17d5"/>
    </style:style>
    <style:style style:name="T320" style:family="text">
      <style:text-properties officeooo:rsid="004c1643"/>
    </style:style>
    <style:style style:name="T321" style:family="text">
      <style:text-properties officeooo:rsid="004d9fab"/>
    </style:style>
    <style:style style:name="T322" style:family="text">
      <style:text-properties officeooo:rsid="004dc8c5"/>
    </style:style>
    <style:style style:name="T323" style:family="text">
      <style:text-properties officeooo:rsid="004e2bd0"/>
    </style:style>
    <style:style style:name="T324" style:family="text">
      <style:text-properties officeooo:rsid="004e33f7"/>
    </style:style>
    <style:style style:name="T325" style:family="text">
      <style:text-properties officeooo:rsid="004fcbd2"/>
    </style:style>
    <style:style style:name="T326" style:family="text">
      <style:text-properties officeooo:rsid="004fcbd2" fo:background-color="transparent"/>
    </style:style>
    <style:style style:name="T327" style:family="text">
      <style:text-properties officeooo:rsid="004d9fab" fo:background-color="transparent"/>
    </style:style>
    <style:style style:name="T328" style:family="text">
      <style:text-properties officeooo:rsid="0050783a"/>
    </style:style>
    <style:style style:name="T329" style:family="text">
      <style:text-properties officeooo:rsid="0051cecc"/>
    </style:style>
    <style:style style:name="T330" style:family="text">
      <style:text-properties officeooo:rsid="00543997"/>
    </style:style>
    <style:style style:name="T331" style:family="text">
      <style:text-properties officeooo:rsid="0054d4f8"/>
    </style:style>
    <style:style style:name="T332" style:family="text">
      <style:text-properties officeooo:rsid="00552c32"/>
    </style:style>
    <style:style style:name="T333" style:family="text">
      <style:text-properties officeooo:rsid="0051623d"/>
    </style:style>
    <style:style style:name="T334" style:family="text">
      <style:text-properties officeooo:rsid="0052a6e3"/>
    </style:style>
    <style:style style:name="T335" style:family="text">
      <style:text-properties officeooo:rsid="005318d7"/>
    </style:style>
    <style:style style:name="T336" style:family="text">
      <style:text-properties officeooo:rsid="0057983a"/>
    </style:style>
    <style:style style:name="T337" style:family="text">
      <style:text-properties officeooo:rsid="00598395"/>
    </style:style>
    <style:style style:name="T338" style:family="text">
      <style:text-properties officeooo:rsid="005a8092"/>
    </style:style>
    <style:style style:name="T339" style:family="text">
      <style:text-properties officeooo:rsid="005ae798"/>
    </style:style>
    <style:style style:name="T340" style:family="text">
      <style:text-properties officeooo:rsid="005bf310"/>
    </style:style>
    <style:style style:name="T341" style:family="text">
      <style:text-properties officeooo:rsid="00629bc8"/>
    </style:style>
    <style:style style:name="T342" style:family="text">
      <style:text-properties officeooo:rsid="005c0e58"/>
    </style:style>
    <style:style style:name="T343" style:family="text">
      <style:text-properties style:font-name="Consolas" fo:font-size="9.5pt" officeooo:rsid="005c0e58" fo:background-color="transparent" style:font-size-asian="9.5pt"/>
    </style:style>
    <style:style style:name="T344" style:family="text">
      <style:text-properties style:font-name="Consolas" fo:font-size="9.5pt" style:font-size-asian="9.5pt"/>
    </style:style>
    <style:style style:name="T345" style:family="text">
      <style:text-properties fo:color="#ff0000" style:font-name="Consolas" fo:font-size="9.5pt" fo:background-color="transparent" style:font-size-asian="9.5pt"/>
    </style:style>
    <style:style style:name="T346" style:family="text">
      <style:text-properties fo:color="#ff0000" style:font-name="Consolas" fo:font-size="9.5pt" officeooo:rsid="005c0e58" fo:background-color="transparent" style:font-size-asian="9.5pt" style:font-size-complex="12pt"/>
    </style:style>
    <style:style style:name="T347" style:family="text">
      <style:text-properties fo:color="#ff0000" style:font-name="Consolas" fo:font-size="9.5pt" officeooo:rsid="005c5d18" style:font-size-asian="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Informacje ogólne</text:p>
      <text:list xml:id="list7336482186147770558" text:style-name="L1">
        <text:list-item>
          <text:p text:style-name="P241">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241">W plikach wygenerowanych przez kompilator, poza instrukcjami CLI są też <text:span text:style-name="T1">metadane</text:span>, które wykorzystuje np. Intelisense.</text:p>
        </text:list-item>
        <text:list-item>
          <text:p text:style-name="P241"><text:span text:style-name="T1">CTS</text:span> - formalna definicja typu (klasa, interfejs,struktura, wyliczenie, delegacja). CTS posiadają składowe, czyli: </text:p>
          <text:list>
            <text:list-item>
              <text:p text:style-name="P241">konstruktor, finalizator, typ zagnieżdżony, operator, metoda, właściwość, indeksator, pole , stała, zdarzenie.</text:p>
            </text:list-item>
          </text:list>
        </text:list-item>
        <text:list-item>
          <text:p text:style-name="P241"><text:span text:style-name="T1">Typy podstawowe</text:span>,to np.: String, Int, Double, Bool...</text:p>
        </text:list-item>
        <text:list-item>
          <text:p text:style-name="P241"><text:span text:style-name="T1">CLS</text:span> – zbiór reguł, które musi spełniać kompilator na platformę, np. parametry i wartości zwracane muszą być typami ze znakiem.</text:p>
        </text:list-item>
        <text:list-item>
          <text:p text:style-name="P241"><text:span text:style-name="T1">CLR</text:span> – wspólne środowisko uruchomieniowe.</text:p>
        </text:list-item>
        <text:list-item>
          <text:p text:style-name="P241"><text:span text:style-name="T1">System nazw</text:span> - logiczne grupowanie (w drzewo) typów w jednym pakiecie np. <text:span text:style-name="T1">System.IO.</text:span> </text:p>
          <text:list>
            <text:list-item>
              <text:p text:style-name="P241">Używany go podając bezpośrednio, jak ścieżkę docelową: <text:span text:style-name="T14">System.IO.Write('Ala');</text:span></text:p>
            </text:list-item>
            <text:list-item>
              <text:p text:style-name="P241">Używamy importując przestrzeń nazw, np.: <text:span text:style-name="T14">using System.Windows.Form;</text:span></text:p>
            </text:list-item>
          </text:list>
        </text:list-item>
      </text:list>
      <text:p text:style-name="Text_20_body"/>
      <text:p text:style-name="Text_20_body">Kodzenie</text:p>
      <text:list xml:id="list4849084850506410232" text:style-name="L2">
        <text:list-item>
          <text:p text:style-name="P242">C# nie posiada funkcji i punktów danych (zmienne, stałe) globalnych</text:p>
        </text:list-item>
        <text:list-item>
          <text:p text:style-name="P242">Punkt wyjścia – opcja „/main” wskazująca tylko jeden punkt aplikacji. Może być wiele obiektów aplikacji (klas ze zdefiniowaną funkcją Main), ale kompilator musi znać miejsce od którego program rozpoczyna swoją pracę.</text:p>
        </text:list-item>
        <text:list-item>
          <text:p text:style-name="P242"><text:span text:style-name="T1">Main</text:span> </text:p>
          <text:list>
            <text:list-item>
              <text:p text:style-name="P242">zwracać void lub dane. Jeśli zwraca void to oznacza, że zwraca 0 dla poprawnego zakończenia aplikacji. -1 oznacza błąd, które można potem obejrzeć w <text:span text:style-name="T14">%ERRORLEVEL%</text:span></text:p>
            </text:list-item>
            <text:list-item>
              <text:p text:style-name="P242">może pobierać lub nie argumenty</text:p>
            </text:list-item>
          </text:list>
        </text:list-item>
      </text:list>
      <text:p text:style-name="Text_20_body">Dane i typy proste</text:p>
      <text:list xml:id="list42178993" text:continue-numbering="true" text:style-name="L2">
        <text:list-item>
          <text:p text:style-name="P242"><text:span text:style-name="T18">De</text:span>finiowanie zmiennych:</text:p>
          <text:list>
            <text:list-item>
              <text:p text:style-name="P242">int x;</text:p>
            </text:list-item>
            <text:list-item>
              <text:p text:style-name="P242">int x = 7;</text:p>
            </text:list-item>
            <text:list-item>
              <text:p text:style-name="P242">int x=7, y=8; <text:span text:style-name="defZiel"><text:s/>/* </text:span><text:span text:style-name="defZiel"><text:span text:style-name="T303">m</text:span></text:span><text:span text:style-name="defZiel">ożna stosować jeśli x i y są tego samego typu.*/</text:span></text:p>
            </text:list-item>
            <text:list-item>
              <text:p text:style-name="P242">System.Integer32 x; <text:span text:style-name="defZiel">/* to samo co int x;*/</text:span></text:p>
            </text:list-item>
            <text:list-item>
              <text:p text:style-name="P242">int x = new int(); <text:span text:style-name="defZiel">/* ustawia wartość domyślną/*</text:span></text:p>
            </text:list-item>
          </text:list>
        </text:list-item>
        <text:list-item>
          <text:p text:style-name="P242"><text:span text:style-name="T1">typ Nullable</text:span> – int? n; Można przypisywać wartość null do typów prostych, ale int &lt;&gt; int? Więc nie da się po prostu przepisać wartości z jednej zmiennej do drugiej.</text:p>
        </text:list-item>
        <text:list-item>
          <text:p text:style-name="P242">Liczbowe typy danych</text:p>
          <text:list>
            <text:list-item>
              <text:p text:style-name="P242">x.MinValue(); / MaxnValue(); oddaje minimalną i maksymalną wartość dla danego typu;</text:p>
            </text:list-item>
            <text:list-item>
              <text:p text:style-name="P242"><text:soft-page-break/>x.Epsilon() / PositiveInfinity() / NegativeInfinity() / etc</text:p>
            </text:list-item>
            <text:list-item>
              <text:p text:style-name="P242"><text:span text:style-name="T1">BigInteger</text:span> – przechowije liczby właściwie beaz ograniczenia co do ilości cyfr</text:p>
              <text:list>
                <text:list-item>
                  <text:p text:style-name="P242">using System.Numerics</text:p>
                </text:list-item>
                <text:list-item>
                  <text:p text:style-name="P242">BigInteger x = BigInteger.Parse(„999...9”);</text:p>
                </text:list-item>
                <text:list-item>
                  <text:p text:style-name="P242">Nie można używać operatorów +, *, /, - etc, ale można używać metod: x.Multiply(„y”)</text:p>
                </text:list-item>
              </text:list>
            </text:list-item>
          </text:list>
        </text:list-item>
        <text:list-item>
          <text:p text:style-name="P242">System.Boolean</text:p>
          <text:list>
            <text:list-item>
              <text:p text:style-name="P242">x.TrueString == „True” / FalseString == 'False” - stringowa reprezentacja wartości bool<text:tab/> </text:p>
            </text:list-item>
          </text:list>
        </text:list-item>
        <text:list-item>
          <text:p text:style-name="P242"><text:span text:style-name="T1">System.Cha</text:span>r</text:p>
          <text:list>
            <text:list-item>
              <text:p text:style-name="P242">IsDigit(), IsLetter(), IsChar(), IsWhiteSpace(), IsPuntaction();</text:p>
            </text:list-item>
          </text:list>
        </text:list-item>
        <text:list-item>
          <text:p text:style-name="P242">System.String</text:p>
          <text:list>
            <text:list-item>
              <text:p text:style-name="P242">Length()), Compose(), Contains(), Insert(), Split(), Trim, ToUpper();</text:p>
            </text:list-item>
            <text:list-item>
              <text:p text:style-name="P242">„+” - konkatenacja, jest równoważne x= String.Concat(„a”, y);</text:p>
            </text:list-item>
            <text:list-item>
              <text:p text:style-name="P242">Znaki unikowe</text:p>
              <text:list>
                <text:list-item>
                  <text:p text:style-name="P242">'\' więc \\ da '\', '\”' dla '”'</text:p>
                </text:list-item>
                <text:list-item>
                  <text:p text:style-name="P242">'\a' daje dźwięk systemowy</text:p>
                </text:list-item>
              </text:list>
            </text:list-item>
            <text:list-item>
              <text:p text:style-name="P242"><text:span text:style-name="T1">Łańcuchy dosłowne @</text:span> - @”...” spowoduje, że '\' będzie traktowane jak zwykły znak, a nie unikowy</text:p>
            </text:list-item>
            <text:list-item>
              <text:p text:style-name="P242"><text:span text:style-name="T1">Porównywanie łańcuchów</text:span> '==' i '!='</text:p>
            </text:list-item>
            <text:list-item>
              <text:p text:style-name="P242">Stringów nie modyfikujemy, tylko zwracamy nowe stringi. Dlatego dużo operacji na długich stringach może być obciążeniem.</text:p>
            </text:list-item>
            <text:list-item>
              <text:p text:style-name="P242"><text:span text:style-name="T1">System.Text.StringBuilder</text:span> – klasa do operacji na łańcuchach, która modyfikuje łańcuch, a nie zwraca nowy, co jest szybsze.</text:p>
              <text:list>
                <text:list-item>
                  <text:p text:style-name="P242">sb = new StringBuilder(„...”);</text:p>
                </text:list-item>
                <text:list-item>
                  <text:p text:style-name="P242">Do pracy używamy metod jak AppendLine(), Replace() itp.</text:p>
                </text:list-item>
              </text:list>
            </text:list-item>
          </text:list>
        </text:list-item>
        <text:list-item>
          <text:p text:style-name="P242">Konwersja danych</text:p>
          <text:list>
            <text:list-item>
              <text:p text:style-name="P242"><text:span text:style-name="T1">Poszerzanie</text:span> = niejawne rzutowanie w górę, czyli na typ obszerniejszy, które nie będzie skutkowało utratą danych.</text:p>
            </text:list-item>
            <text:list-item>
              <text:p text:style-name="P242"><text:span text:style-name="T1">Zwężanie</text:span> – jawne rzutowanie w dół – możliwa jest ustrata danych</text:p>
              <text:list>
                <text:list-item>
                  <text:p text:style-name="P242"><text:span text:style-name="defZiel">Źle:</text:span> short x = Add(int a, int b);</text:p>
                </text:list-item>
                <text:list-item>
                  <text:p text:style-name="P242"><text:span text:style-name="defZiel">Dobrze: </text:span>short x = (short) Add(int a, int b);</text:p>
                </text:list-item>
                <text:list-item>
                  <text:p text:style-name="P242"><text:span text:style-name="T1">checked</text:span> przechwytuje przepełnienia typów i zwracaSystem.OverflowException</text:p>
                  <text:p text:style-name="P242">checked</text:p>
                </text:list-item>
              </text:list>
            </text:list-item>
          </text:list>
        </text:list-item>
      </text:list>
      <text:p text:style-name="Standard"><text:s text:c="12"/><text:tab/>{</text:p>
      <text:p text:style-name="Standard"><text:span text:style-name="T20"><text:tab/><text:tab/><text:tab/></text:span><text:span text:style-name="T109">try</text:span></text:p>
      <text:p text:style-name="Standard"><text:span text:style-name="T109"><text:tab/><text:tab/><text:tab/></text:span>{</text:p>
      <text:p text:style-name="Standard"><text:span text:style-name="T20"><text:tab/><text:tab/><text:tab/><text:tab/></text:span><text:span text:style-name="T109">int</text:span><text:span text:style-name="T20"> x = 999;</text:span></text:p>
      <text:p text:style-name="Standard"><text:soft-page-break/><text:span text:style-name="T20"><text:tab/><text:tab/><text:tab/><text:tab/></text:span><text:span text:style-name="T109">byte</text:span><text:span text:style-name="T20"> b = (</text:span><text:span text:style-name="T109">byte</text:span><text:span text:style-name="T20">) x;</text:span></text:p>
      <text:p text:style-name="Standard"><text:s text:c="15"/><text:tab/><text:tab/>}</text:p>
      <text:p text:style-name="Standard"><text:span text:style-name="T20"><text:tab/><text:tab/><text:tab/></text:span><text:span text:style-name="T109">catch</text:span></text:p>
      <text:p text:style-name="Standard"><text:span text:style-name="T109"><text:tab/><text:tab/><text:tab/></text:span><text:span text:style-name="T20">{</text:span><text:span text:style-name="T171">//...</text:span>}</text:p>
      <text:p text:style-name="Standard"><text:s text:c="12"/><text:tab/>}</text:p>
      <text:list xml:id="list42160861" text:continue-numbering="true" text:style-name="L2">
        <text:list-item>
          <text:list>
            <text:list-item>
              <text:list>
                <text:list-item>
                  <text:p text:style-name="P242">'/checked' - flaga włącza <text:s/>sprawdzania przepełnień w całym projekcie</text:p>
                </text:list-item>
                <text:list-item>
                  <text:p text:style-name="P242">unchecked działa analogicznie (np. jeśli jest włączona flaga '/checked')</text:p>
                </text:list-item>
              </text:list>
            </text:list-item>
            <text:list-item>
              <text:p text:style-name="P242"><text:span text:style-name="T1">System.Convert </text:span>– działa jak jawna konwersja</text:p>
              <text:list>
                <text:list-item>
                  <text:p text:style-name="P242">byte myByte = Convert.ToByte(myInt);</text:p>
                </text:list-item>
              </text:list>
            </text:list-item>
          </text:list>
        </text:list-item>
        <text:list-item>
          <text:p text:style-name="P242"><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242">var i = 7; <text:span text:style-name="defZiel">/*zostanie uznane za System.Integer32*/</text:span></text:p>
            </text:list-item>
            <text:list-item>
              <text:p text:style-name="P242">Źle: var i; <text:span text:style-name="defZiel">/* wartość musi być przypisana w momencie */</text:span></text:p>
            </text:list-item>
            <text:list-item>
              <text:p text:style-name="P242">var i = j;</text:p>
            </text:list-item>
            <text:list-item>
              <text:p text:style-name="P242"><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242">Niedozwolone jest używanie tokena „?” nullable</text:p>
              <text:list>
                <text:list-item>
                  <text:p text:style-name="P242">Źle: var? x = 12;</text:p>
                </text:list-item>
                <text:list-item>
                  <text:p text:style-name="P242">Źle: var? x = null;</text:p>
                </text:list-item>
              </text:list>
            </text:list-item>
            <text:list-item>
              <text:p text:style-name="P242">Dane typowane niejawnie mają ścisłą kontrolę typów, tak jak np., typy proste;</text:p>
            </text:list-item>
          </text:list>
        </text:list-item>
      </text:list>
      <text:p text:style-name="Text_20_body">Pętle, warunki, iteratory</text:p>
      <text:list xml:id="list7202075714272674394" text:style-name="L3">
        <text:list-item>
          <text:p text:style-name="P243"><text:span text:style-name="T109">for</text:span><text:span text:style-name="T20"> (</text:span><text:span text:style-name="T109">int</text:span><text:span text:style-name="T20"> i=0; i&lt;5; i++)</text:span> <text:span text:style-name="T20">{…};</text:span></text:p>
          <text:list>
            <text:list-item>
              <text:p text:style-name="P243">działają słowa kluczowe <text:s/>goto, continue, break</text:p>
            </text:list-item>
          </text:list>
        </text:list-item>
        <text:list-item>
          <text:p text:style-name="P243">foreach – pozwala przejść po elementach tablicy lub obiektowej kolekcji</text:p>
          <text:list>
            <text:list-item>
              <text:p text:style-name="P243"><text:span text:style-name="T109">foreach</text:span><text:span text:style-name="T20">(</text:span><text:span text:style-name="T109">string</text:span><text:span text:style-name="T20"> s </text:span><text:span text:style-name="T109">in</text:span><text:span text:style-name="T20"> strArray) {…};</text:span></text:p>
            </text:list-item>
            <text:list-item>
              <text:p text:style-name="P243">można używać niejawnie typowanej zmiennej (co nabiera sensy w LINQ)</text:p>
              <text:list>
                <text:list-item>
                  <text:p text:style-name="P243"><text:span text:style-name="T109">foreach</text:span><text:span text:style-name="T20">(</text:span><text:span text:style-name="T109">var</text:span><text:span text:style-name="T20"> s </text:span><text:span text:style-name="T109">in</text:span><text:span text:style-name="T20"> strArr) {…};</text:span></text:p>
                </text:list-item>
              </text:list>
            </text:list-item>
          </text:list>
        </text:list-item>
        <text:list-item>
          <text:p text:style-name="P243"><text:span text:style-name="T109">while</text:span><text:span text:style-name="T20"> (i &lt; 10) </text:span><text:span text:style-name="T109">do</text:span><text:span text:style-name="T20"> {…};</text:span></text:p>
        </text:list-item>
        <text:list-item>
          <text:p text:style-name="P243"><text:span text:style-name="T109">do</text:span><text:span text:style-name="T20"> {…} </text:span><text:span text:style-name="T109">while</text:span><text:span text:style-name="T20"> (i &lt; 10);</text:span> – wykona się przynajmniej raz</text:p>
        </text:list-item>
        <text:list-item>
          <text:p text:style-name="P243"><text:span text:style-name="T109">if</text:span><text:span text:style-name="T20"> (...) {...} </text:span></text:p>
        </text:list-item>
      </text:list>
      <text:p text:style-name="Text_20_body"><text:span text:style-name="T20"><text:s text:c="7"/></text:span><text:span text:style-name="T109">else</text:span><text:span text:style-name="T20"> </text:span><text:span text:style-name="T109">if</text:span><text:span text:style-name="T20"> (...) {...}</text:span></text:p>
      <text:p text:style-name="Text_20_body"><text:span text:style-name="T20"><text:s text:c="7"/></text:span><text:span text:style-name="T109">else</text:span><text:span text:style-name="T20"> {...};</text:span></text:p>
      <text:list xml:id="list2869938101444681038" text:style-name="L4">
        <text:list-item>
          <text:p text:style-name="P244"><text:span text:style-name="T50">switch</text:span><text:span text:style-name="T23"> może operować na liczbach całkowitych i stringach</text:span></text:p>
          <text:list>
            <text:list-item>
              <text:p text:style-name="P245"><text:span text:style-name="T109">switch</text:span><text:span text:style-name="T20"> (n)</text:span></text:p>
              <text:p text:style-name="P245">{</text:p>
              <text:list>
                <text:list-header>
                  <text:p text:style-name="P245"><text:span text:style-name="T109">case</text:span><text:span text:style-name="T20"> 1: { … </text:span><text:span text:style-name="T109">break</text:span><text:span text:style-name="T20">; }</text:span></text:p>
                  <text:p text:style-name="P245"><text:span text:style-name="T109">case</text:span><text:span text:style-name="T20"> 2: { … </text:span><text:span text:style-name="T109">break</text:span><text:span text:style-name="T20">; }</text:span></text:p>
                  <text:p text:style-name="P245"><text:soft-page-break/><text:span text:style-name="T109">default</text:span><text:span text:style-name="T20">: { … </text:span><text:span text:style-name="T109">break</text:span><text:span text:style-name="T20">; }</text:span></text:p>
                </text:list-header>
              </text:list>
              <text:p text:style-name="P245">}</text:p>
            </text:list-item>
          </text:list>
        </text:list-item>
        <text:list-item>
          <text:p text:style-name="P244"><text:span text:style-name="T50">Operatory</text:span><text:span text:style-name="T23"> </text:span><text:span text:style-name="T50">logiczne</text:span><text:span text:style-name="T23">: &amp;&amp;, ||, !</text:span></text:p>
        </text:list-item>
        <text:list-item>
          <text:p text:style-name="P244"><text:span text:style-name="T50">Operatory</text:span><text:span text:style-name="T23"> </text:span><text:span text:style-name="T50">relacyjne</text:span><text:span text:style-name="T23">: ==, !=, &lt;, &gt;, &lt;=, &gt;=</text:span></text:p>
        </text:list-item>
      </text:list>
      <text:p text:style-name="Text_20_body">Metody</text:p>
      <text:list xml:id="list94757533105041838" text:style-name="L5">
        <text:list-item>
          <text:p text:style-name="P246">parametry</text:p>
          <text:list>
            <text:list-item>
              <text:p text:style-name="P246">modyfikatory</text:p>
              <text:list>
                <text:list-item>
                  <text:p text:style-name="P246"><text:span text:style-name="T25">brak</text:span><text:span text:style-name="T24"> – metoda dostanie kopię danych</text:span></text:p>
                </text:list-item>
                <text:list-item>
                  <text:p text:style-name="P246"><text:span text:style-name="T25">out</text:span><text:span text:style-name="T24"> – wewnątrz metody musi wystąpić przypisanie do parametru</text:span></text:p>
                  <text:list>
                    <text:list-item>
                      <text:p text:style-name="P246"><text:span text:style-name="T24">Wywołanie też wymaga modyfikatora: </text:span><text:span text:style-name="T20">Fill(a, </text:span><text:span text:style-name="T109">out</text:span><text:span text:style-name="T20"> b);</text:span></text:p>
                    </text:list-item>
                    <text:list-item>
                      <text:p text:style-name="P246"><text:span text:style-name="T23">NIE </text:span><text:span text:style-name="T23">MUSZĄ</text:span><text:span text:style-name="T23"> być zainicjowane przed przesłaniem</text:span></text:p>
                    </text:list-item>
                  </text:list>
                </text:list-item>
                <text:list-item>
                  <text:p text:style-name="P246"><text:span text:style-name="T25">ref</text:span><text:span text:style-name="T24"> – przekazywana jest referencja do obiektów, czyli nie działamy na kopi</text:span></text:p>
                  <text:list>
                    <text:list-item>
                      <text:p text:style-name="P246">MUSZĄ być zainicjowane przed wysłaniem</text:p>
                    </text:list-item>
                  </text:list>
                </text:list-item>
                <text:list-item>
                  <text:p text:style-name="P246"><text:span text:style-name="T25">params</text:span><text:span text:style-name="T24"> – można użyć tylko 1 raz i tylko dla ostatniego parametru</text:span></text:p>
                  <text:list>
                    <text:list-item>
                      <text:p text:style-name="P246"><text:span text:style-name="T109">public</text:span><text:span text:style-name="T20"> </text:span><text:span text:style-name="T109">static</text:span><text:span text:style-name="T20"> </text:span><text:span text:style-name="T109">void</text:span><text:span text:style-name="T20"> Metoda(</text:span><text:span text:style-name="T109">int</text:span><text:span text:style-name="T20"> i, </text:span><text:span text:style-name="T109">params</text:span><text:span text:style-name="T20"> </text:span><text:span text:style-name="T109">double</text:span><text:span text:style-name="T20">[] argumenty) {…}</text:span></text:p>
                    </text:list-item>
                    <text:list-item>
                      <text:p text:style-name="P246">zamiast params można używać tablicy lub jakiegoś kontenera</text:p>
                    </text:list-item>
                  </text:list>
                </text:list-item>
              </text:list>
            </text:list-item>
            <text:list-item>
              <text:p text:style-name="P246"><text:span text:style-name="T25">Parametry</text:span><text:span text:style-name="T24"> </text:span><text:span text:style-name="T25">opcjonalne</text:span></text:p>
              <text:list>
                <text:list-item>
                  <text:p text:style-name="P246"><text:span text:style-name="T109">public</text:span><text:span text:style-name="T20"> </text:span><text:span text:style-name="T109">static</text:span><text:span text:style-name="T20"> </text:span><text:span text:style-name="T109">void</text:span><text:span text:style-name="T20"> Metoda(</text:span><text:span text:style-name="T109">int</text:span><text:span text:style-name="T20"> i, </text:span><text:span text:style-name="T109">string</text:span><text:span text:style-name="T20"> s = </text:span><text:span text:style-name="T196">"domyślny"</text:span><text:span text:style-name="T20">) {...}</text:span></text:p>
                </text:list-item>
                <text:list-item>
                  <text:p text:style-name="P246"><text:span text:style-name="T109">public</text:span><text:span text:style-name="T20"> </text:span><text:span text:style-name="T109">static</text:span><text:span text:style-name="T20"> </text:span><text:span text:style-name="T109">void</text:span><text:span text:style-name="T20"> Metoda(</text:span><text:span text:style-name="T109">int</text:span><text:span text:style-name="T20"> i, </text:span><text:span text:style-name="T109">int</text:span><text:span text:style-name="T20"> i2 = z) {…}</text:span></text:p>
                </text:list-item>
              </text:list>
            </text:list-item>
            <text:list-item>
              <text:p text:style-name="P246"><text:span text:style-name="T50">Parametry</text:span><text:span text:style-name="T23"> </text:span><text:span text:style-name="T50">imienne</text:span><text:span text:style-name="T23"> – przydatne gdy mamy wiele parametrów z wartościami domyślnymi</text:span></text:p>
              <text:list>
                <text:list-item>
                  <text:p text:style-name="P246"><text:span text:style-name="T24">dla</text:span><text:span text:style-name="T20"> </text:span><text:span text:style-name="T109">public</text:span><text:span text:style-name="T20"> </text:span><text:span text:style-name="T109">static</text:span><text:span text:style-name="T20"> </text:span><text:span text:style-name="T109">void</text:span><text:span text:style-name="T20"> Metoda(</text:span><text:span text:style-name="T109">int</text:span><text:span text:style-name="T20"> i, </text:span><text:span text:style-name="T109">string</text:span><text:span text:style-name="T20"> s = </text:span><text:span text:style-name="T196">"domyślny"</text:span><text:span text:style-name="T20">) {…} </text:span><text:span text:style-name="T24">można wywołać</text:span></text:p>
                  <text:list>
                    <text:list-item>
                      <text:p text:style-name="P246">Metoda(7, „ala”);</text:p>
                    </text:list-item>
                    <text:list-item>
                      <text:p text:style-name="P246">Metoda(s:”ala”, i: 7);</text:p>
                    </text:list-item>
                    <text:list-item>
                      <text:p text:style-name="P246">Metoda(7, s:”ala”);</text:p>
                    </text:list-item>
                    <text:list-item>
                      <text:p text:style-name="P246"><text:span text:style-name="T24">Źle:</text:span><text:span text:style-name="T20"> Metoda(s:”ala”, 7); </text:span><text:span text:style-name="defZiel"><text:span text:style-name="T304">/* </text:span></text:span><text:span text:style-name="defZiel"><text:span text:style-name="T305">parametry nienazwane muszą być zawsze podawane za pozycyjnymi*/</text:span></text:span></text:p>
                    </text:list-item>
                  </text:list>
                </text:list-item>
              </text:list>
            </text:list-item>
          </text:list>
        </text:list-item>
        <text:list-item>
          <text:p text:style-name="P246">Przeciążanie – odbywa się bez overload, ale ważne jest, aby metody różniły się typami parametrów lub ich ilością. Uważać z parametrami domyślnymi, bo wywołania funkcji mogą być niejednoznaczne.</text:p>
        </text:list-item>
        <text:list-item>
          <text:p text:style-name="P246">Wszystkie zmienne definiowane wewnątrz metody są lokalne, więc nie mogą mieć <text:span text:style-name="T109">public </text:span><text:span text:style-name="def">lub</text:span> <text:span text:style-name="T109">private</text:span></text:p>
        </text:list-item>
      </text:list>
      <text:p text:style-name="Text_20_body">Tablice</text:p>
      <text:list xml:id="list2709063689628275855" text:style-name="L6">
        <text:list-item>
          <text:p text:style-name="P247">definiowanie tablic – wszystkie elementy muszą być tego samego typu</text:p>
          <text:list>
            <text:list-item>
              <text:p text:style-name="P247"><text:span text:style-name="T109">int</text:span><text:span text:style-name="T20">[] i = </text:span><text:span text:style-name="T109">new</text:span><text:span text:style-name="T20"> </text:span><text:span text:style-name="T109">int</text:span><text:span text:style-name="T20">[3];</text:span></text:p>
            </text:list-item>
            <text:list-item>
              <text:p text:style-name="P247"><text:span text:style-name="T109">int</text:span><text:span text:style-name="T20">[] j = </text:span><text:span text:style-name="T109">new</text:span><text:span text:style-name="T20"> </text:span><text:span text:style-name="T109">int</text:span><text:span text:style-name="T20">[3] {11,12,13};</text:span></text:p>
            </text:list-item>
            <text:list-item>
              <text:p text:style-name="P247"><text:soft-page-break/><text:span text:style-name="T109">int</text:span><text:span text:style-name="T20">[] k = </text:span><text:span text:style-name="T109">new</text:span><text:span text:style-name="T20"> </text:span><text:span text:style-name="T109">int</text:span><text:span text:style-name="T20">[] {11,12,13};</text:span></text:p>
            </text:list-item>
            <text:list-item>
              <text:p text:style-name="P247"><text:span text:style-name="T109">int</text:span><text:span text:style-name="T20">[] l = {11,12,13};</text:span></text:p>
            </text:list-item>
            <text:list-item>
              <text:p text:style-name="P247"><text:span text:style-name="T109">Car</text:span><text:span text:style-name="T20">[] k = </text:span><text:span text:style-name="T109">new</text:span><text:span text:style-name="T20"> </text:span><text:span text:style-name="T109">Car</text:span><text:span text:style-name="T20">[]; </text:span><text:span text:style-name="defZiel"><text:span text:style-name="T304">/*</text:span></text:span><text:span text:style-name="defZiel"><text:span text:style-name="T305"> tablica obiektów typu</text:span></text:span><text:span text:style-name="defZiel"><text:span text:style-name="T304"> Car*/</text:span></text:span></text:p>
            </text:list-item>
            <text:list-item>
              <text:p text:style-name="P247"><text:span text:style-name="defZiel"><text:span text:style-name="T305">Źle</text:span></text:span><text:span text:style-name="T26"> - </text:span><text:span text:style-name="T109"><text:s/>int</text:span><text:span text:style-name="T20">[] m = </text:span><text:span text:style-name="T109">new</text:span><text:span text:style-name="T20"> </text:span><text:span text:style-name="T109">int</text:span><text:span text:style-name="T20">[3] {11,12}; </text:span><text:span text:style-name="defZiel"><text:span text:style-name="T304">/* jeśli podane, to liczba podanych elementów musi być równa rozmiarowi tablicy*/</text:span></text:span></text:p>
            </text:list-item>
          </text:list>
        </text:list-item>
        <text:list-item>
          <text:p text:style-name="P247">niejawne typizowanie tablic lokalnych</text:p>
          <text:list>
            <text:list-item>
              <text:p text:style-name="P247"><text:span text:style-name="T109">var</text:span><text:span text:style-name="T20"> a = </text:span><text:span text:style-name="T109">new</text:span><text:span text:style-name="T20">[] { 1, 2, 3 };<text:tab/></text:span></text:p>
            </text:list-item>
            <text:list-item>
              <text:p text:style-name="P247"><text:span text:style-name="T109">var</text:span><text:span text:style-name="T20"> b = </text:span><text:span text:style-name="T109">new</text:span><text:span text:style-name="T20">[] { </text:span><text:span text:style-name="T196">"ala"</text:span><text:span text:style-name="T20">, </text:span><text:span text:style-name="T109">null</text:span><text:span text:style-name="T20">, </text:span><text:span text:style-name="T196">"1"</text:span><text:span text:style-name="T20"> };</text:span></text:p>
            </text:list-item>
            <text:list-item>
              <text:p text:style-name="P247"><text:span text:style-name="defZiel"><text:span text:style-name="T305">Źle</text:span></text:span><text:span text:style-name="T24"> -</text:span><text:span text:style-name="T109"> var</text:span><text:span text:style-name="T20"> c = </text:span><text:span text:style-name="T109">new</text:span><text:span text:style-name="T20">[] { 1, </text:span><text:span text:style-name="T109">null</text:span><text:span text:style-name="T20">, </text:span><text:span text:style-name="T196">"1"</text:span><text:span text:style-name="T20"> };</text:span></text:p>
            </text:list-item>
          </text:list>
        </text:list-item>
        <text:list-item>
          <text:p text:style-name="P247"><text:span text:style-name="def">tablice wielowymiarowe</text:span></text:p>
          <text:list>
            <text:list-item>
              <text:p text:style-name="P247"><text:span text:style-name="def"><text:span text:style-name="T109">int</text:span></text:span><text:span text:style-name="def"><text:span text:style-name="T20">[,] i = </text:span></text:span><text:span text:style-name="def"><text:span text:style-name="T109">new</text:span></text:span><text:span text:style-name="def"><text:span text:style-name="T20"> </text:span></text:span><text:span text:style-name="def"><text:span text:style-name="T109">int</text:span></text:span><text:span text:style-name="def"><text:span text:style-name="T20">[3,6]; </text:span></text:span><text:span text:style-name="defZiel"><text:span text:style-name="T304">/* tablica prostokątna*/</text:span></text:span></text:p>
            </text:list-item>
            <text:list-item>
              <text:p text:style-name="P247"><text:span text:style-name="T109">int</text:span><text:span text:style-name="T20">[][] j = </text:span><text:span text:style-name="T109">new</text:span><text:span text:style-name="T20"> </text:span><text:span text:style-name="T109">int</text:span><text:span text:style-name="T20">[3][]; </text:span><text:span text:style-name="defZiel"><text:span text:style-name="T304">/*tablica postrzępiona*/</text:span></text:span></text:p>
            </text:list-item>
          </text:list>
        </text:list-item>
      </text:list>
      <text:p text:style-name="Text_20_body"><text:span text:style-name="T20"><text:s text:c="11"/>j[0] = </text:span><text:span text:style-name="T109">new</text:span><text:span text:style-name="T20"> </text:span><text:span text:style-name="T109">int</text:span><text:span text:style-name="T20">[1];</text:span></text:p>
      <text:p text:style-name="Text_20_body"><text:span text:style-name="T20"><text:s text:c="11"/>j[1] = </text:span><text:span text:style-name="T109">new</text:span><text:span text:style-name="T20"> </text:span><text:span text:style-name="T109">int</text:span><text:span text:style-name="T20">[4];</text:span></text:p>
      <text:list xml:id="list1260641682173677058" text:style-name="L7">
        <text:list-item>
          <text:p text:style-name="P248"><text:span text:style-name="T20">public string[] Met(</text:span><text:span text:style-name="T109">int</text:span><text:span text:style-name="T20">[] i); tablica jako funkcji metody i zwracany typ</text:span></text:p>
        </text:list-item>
        <text:list-item>
          <text:p text:style-name="P248">System.Array</text:p>
          <text:list>
            <text:list-item>
              <text:p text:style-name="P248">Clear, Sort, Reverse, Length …</text:p>
            </text:list-item>
          </text:list>
        </text:list-item>
      </text:list>
      <text:p text:style-name="Text_20_body"/>
      <text:p text:style-name="Text_20_body"><text:span text:style-name="T23">Wyliczenia</text:span><text:span text:style-name="T51"> – zbiór symbolicznych nazw z odpowiadającymi im wartościami liczbowymi</text:span></text:p>
      <text:list xml:id="list8584275301407331039" text:style-name="L8">
        <text:list-item>
          <text:p text:style-name="P249"><text:span text:style-name="T110">enum</text:span><text:span text:style-name="T21"> </text:span><text:span text:style-name="T221">Wyl1</text:span><text:span text:style-name="T21"> { a, be, e, de };</text:span></text:p>
        </text:list-item>
        <text:list-item>
          <text:p text:style-name="P249"><text:span text:style-name="T109">enum</text:span><text:span text:style-name="T20"> </text:span><text:span text:style-name="T219">Wyl2</text:span><text:span text:style-name="T20"> { a, be = 100, e, de = 200 };</text:span></text:p>
        </text:list-item>
        <text:list-item>
          <text:p text:style-name="P249"><text:span text:style-name="T109">enum</text:span><text:span text:style-name="T20"> </text:span><text:span text:style-name="T219">Wyl3</text:span><text:span text:style-name="T20"> : </text:span><text:span text:style-name="T109">byte</text:span><text:span text:style-name="T20"> { a, be = 1, e, de = 1 }; </text:span><text:span text:style-name="defZiel"><text:span text:style-name="T304">/* </text:span></text:span><text:span text:style-name="defZiel">przejdzie bez problemów, ale potem będzie wyskoczy błąd np. na </text:span><text:span text:style-name="defZiel"><text:span text:style-name="T203">case</text:span></text:span><text:span text:style-name="defZiel"> w iteracji </text:span><text:span text:style-name="defZiel"><text:span text:style-name="T203">swich z powodu powt</text:span></text:span><text:span text:style-name="defZiel"><text:span text:style-name="T207">ó</text:span></text:span><text:span text:style-name="defZiel"><text:span text:style-name="T203">rzeń wartości*/</text:span></text:span></text:p>
        </text:list-item>
        <text:list-item>
          <text:p text:style-name="P249"><text:span text:style-name="def"><text:span text:style-name="T1">Parametr, switch –</text:span></text:span><text:span text:style-name="def"><text:span text:style-name="T203"> jako parametr przyjmuje wyliczenie konkretnego typu</text:span></text:span></text:p>
          <text:p text:style-name="P250"><text:span text:style-name="T109">public</text:span><text:span text:style-name="T20"> </text:span><text:span text:style-name="T109">void</text:span><text:span text:style-name="T20"> proc(</text:span><text:span text:style-name="T219">Wyl1</text:span><text:span text:style-name="T20"> o) </text:span></text:p>
          <text:p text:style-name="P251">{</text:p>
          <text:list>
            <text:list-header>
              <text:p text:style-name="P250"><text:span text:style-name="T109">switch</text:span><text:span text:style-name="T20"> (o)</text:span></text:p>
              <text:p text:style-name="P251">{</text:p>
              <text:list>
                <text:list-header>
                  <text:p text:style-name="P250"><text:span text:style-name="T109">case</text:span><text:span text:style-name="T20"> </text:span><text:span text:style-name="T219">Wyl1</text:span><text:span text:style-name="T20">.be: { </text:span><text:span text:style-name="T109">break</text:span><text:span text:style-name="T20">; }</text:span></text:p>
                  <text:p text:style-name="P250"><text:span text:style-name="T109">case</text:span><text:span text:style-name="T20"> </text:span><text:span text:style-name="T219">Wyl1</text:span><text:span text:style-name="T20">.de: { </text:span><text:span text:style-name="T109">break</text:span><text:span text:style-name="T20">; }</text:span></text:p>
                </text:list-header>
              </text:list>
              <text:p text:style-name="P250">}</text:p>
            </text:list-header>
          </text:list>
          <text:p text:style-name="P250">}</text:p>
        </text:list-item>
      </text:list>
      <text:list xml:id="list2891787566692325077" text:style-name="L9">
        <text:list-item>
          <text:p text:style-name="P252"><text:span text:style-name="def">Parametr – przyjmuje dowolne wyliczenie</text:span></text:p>
          <text:p text:style-name="P252"><text:span text:style-name="def"><text:span text:style-name="T109">public</text:span></text:span><text:span text:style-name="def"><text:span text:style-name="T20"> </text:span></text:span><text:span text:style-name="def"><text:span text:style-name="T109">void</text:span></text:span><text:span text:style-name="def"><text:span text:style-name="T20"> proc(</text:span></text:span><text:span text:style-name="def"><text:span text:style-name="T219">Sestem.Enum</text:span></text:span><text:span text:style-name="def"><text:span text:style-name="T20"> o) {</text:span></text:span></text:p>
        </text:list-item>
        <text:list-item>
          <text:p text:style-name="P252"><text:span text:style-name="def"><text:span text:style-name="T22">System.Enum</text:span></text:span></text:p>
          <text:list>
            <text:list-item>
              <text:p text:style-name="P252"><text:span text:style-name="def"><text:span text:style-name="T20">ToString(); </text:span></text:span><text:span text:style-name="def">odda np.</text:span><text:span text:style-name="def"><text:span text:style-name="T20"> „be=100”</text:span></text:span></text:p>
            </text:list-item>
            <text:list-item>
              <text:p text:style-name="P252"><text:span text:style-name="def"><text:span text:style-name="T20">Format(); </text:span></text:span><text:span text:style-name="def">pozwala na dokładniejsze formatowanie</text:span></text:p>
            </text:list-item>
            <text:list-item>
              <text:p text:style-name="P252"><text:soft-page-break/><text:span text:style-name="def"><text:span text:style-name="T20">GetValues(); </text:span></text:span><text:span text:style-name="def">- zwraca tablicę wartości</text:span></text:p>
            </text:list-item>
            <text:list-item>
              <text:p text:style-name="P252"><text:span text:style-name="def"><text:span text:style-name="T20">GetValue[]; </text:span></text:span><text:span text:style-name="def">- zwraca konkretną wartość</text:span></text:p>
            </text:list-item>
          </text:list>
        </text:list-item>
        <text:list-item>
          <text:p text:style-name="P252"><text:span text:style-name="def"><text:span text:style-name="T22">System</text:span></text:span><text:span text:style-name="def"><text:span text:style-name="T20"> </text:span></text:span><text:span text:style-name="def">ma wiele wyliczeń</text:span></text:p>
          <text:list>
            <text:list-item>
              <text:p text:style-name="P252"><text:span text:style-name="def"><text:span text:style-name="T20">DayOfWeek</text:span></text:span></text:p>
            </text:list-item>
            <text:list-item>
              <text:p text:style-name="P252"><text:span text:style-name="def"><text:span text:style-name="T20">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3584122574600477612" text:style-name="L10">
        <text:list-item>
          <text:list>
            <text:list-item>
              <text:p text:style-name="P253"><text:span text:style-name="def">nie można po nich dziedziczyć (niejawnie sealed)</text:span></text:p>
            </text:list-item>
            <text:list-item>
              <text:p text:style-name="P253"><text:span text:style-name="def">nie pozwalają nadpisać domyślnego kostruktora. Jeśli napiszemy własny, to domyślny i tak pozostanie</text:span></text:p>
            </text:list-item>
            <text:list-item>
              <text:p text:style-name="P253"><text:span text:style-name="def">konstruktor sam nie inicjuje pól</text:span></text:p>
            </text:list-item>
            <text:list-item>
              <text:p text:style-name="P253"><text:span text:style-name="def">nie można przypisać wartości do pola w momencie ich deklaracji</text:span></text:p>
            </text:list-item>
            <text:list-item>
              <text:p text:style-name="P253"><text:span text:style-name="def">są typami wartościowymi a nie referencynymi</text:span></text:p>
            </text:list-item>
            <text:list-item>
              <text:p text:style-name="P253"><text:span text:style-name="def">Wszystkie typy proste poza System.String są strukturami</text:span></text:p>
            </text:list-item>
          </text:list>
        </text:list-item>
        <text:list-item>
          <text:p text:style-name="P254"><text:span text:style-name="def"><text:span text:style-name="T109">struct</text:span></text:span><text:span text:style-name="def"><text:span text:style-name="T20"> </text:span></text:span><text:span text:style-name="def"><text:span text:style-name="T219">MyPoint</text:span></text:span></text:p>
          <text:p text:style-name="P254">{</text:p>
          <text:list>
            <text:list-header>
              <text:p text:style-name="P254"><text:span text:style-name="T109">public</text:span><text:span text:style-name="T20"> </text:span><text:span text:style-name="T109">int</text:span><text:span text:style-name="T20"> x;</text:span></text:p>
              <text:p text:style-name="P254"><text:span text:style-name="T109">public</text:span><text:span text:style-name="T20"> </text:span><text:span text:style-name="T109">int</text:span><text:span text:style-name="T20"> y;</text:span></text:p>
              <text:p text:style-name="P254"><text:span text:style-name="T109">public</text:span><text:span text:style-name="T20"> MyPoint(</text:span><text:span text:style-name="T109">int</text:span><text:span text:style-name="T20"> ax, </text:span><text:span text:style-name="T109">int</text:span><text:span text:style-name="T20"> ay)</text:span></text:p>
              <text:p text:style-name="P254">{</text:p>
              <text:list>
                <text:list-header>
                  <text:p text:style-name="P254">x = ax;</text:p>
                  <text:p text:style-name="P254">y = ay;</text:p>
                </text:list-header>
              </text:list>
              <text:p text:style-name="P254">}</text:p>
            </text:list-header>
          </text:list>
          <text:p text:style-name="P254">}</text:p>
        </text:list-item>
      </text:list>
      <text:list xml:id="list8911236788130738543" text:style-name="L11">
        <text:list-item>
          <text:p text:style-name="P255"><text:span text:style-name="def"><text:span text:style-name="T219">MyPoint</text:span></text:span><text:span text:style-name="def"><text:span text:style-name="T20"> p1; </text:span></text:span><text:span text:style-name="defZiel"><text:span text:style-name="T304">/* </text:span></text:span><text:span text:style-name="defZiel">pola niezainicjowane. Jeśli się do nich odwołamy to dostaniemy błąd*/</text:span></text:p>
        </text:list-item>
        <text:list-item>
          <text:p text:style-name="P255"><text:span text:style-name="T219">MyPoint</text:span><text:span text:style-name="T20"> p2 = </text:span><text:span text:style-name="T109">new</text:span><text:span text:style-name="T20"> </text:span><text:span text:style-name="T219">MyPoint</text:span><text:span text:style-name="T20">(); </text:span><text:span text:style-name="defZiel"><text:span text:style-name="T304">/* </text:span></text:span><text:span text:style-name="defZiel">pola zainicjowane wartościami domyślnymi*/</text:span></text:p>
        </text:list-item>
        <text:list-item>
          <text:p text:style-name="P255"><text:span text:style-name="T219">MyPoint</text:span><text:span text:style-name="T20"> p3 = </text:span><text:span text:style-name="T109">new</text:span><text:span text:style-name="T20"> </text:span><text:span text:style-name="T219">MyPoint</text:span><text:span text:style-name="T20">(2, 6); </text:span><text:span text:style-name="defZiel"><text:span text:style-name="T304">/*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8008282805475184644" text:style-name="L12">
        <text:list-item>
          <text:p text:style-name="P256"><text:span text:style-name="def">wartościowe żyją TYLKO w definiującym je zasięgu, a referencyjne tak długo jak jest do niego odwołanie (dłużej bo odśmiecacz musi go wyrzucić)</text:span></text:p>
        </text:list-item>
        <text:list-item>
          <text:p text:style-name="P256"><text:span text:style-name="def">przekazywanie typu wartościowego robi jego kopię (chyba, że przekazujemy przez referencję)</text:span></text:p>
        </text:list-item>
        <text:list-item>
          <text:p text:style-name="P256"><text:span text:style-name="def">przekazywanie typu wartościowego przez referencję polega na przekazaniu kopii jego adresu.</text:span></text:p>
        </text:list-item>
        <text:list-item>
          <text:p text:style-name="P256"><text:span text:style-name="def">typy wartościowe całe trzymana są na stosie. Typy referencyjne na stercie mają tylko </text:span><text:span text:style-name="def">referencję, a wartości przetrzymywane są też na stosie.</text:span></text:p>
        </text:list-item>
        <text:list-item>
          <text:p text:style-name="P256"><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470743123746923950" text:style-name="L13">
        <text:list-item>
          <text:p text:style-name="P257"><text:span text:style-name="def"><text:span text:style-name="T109">int</text:span></text:span><text:span text:style-name="def"><text:span text:style-name="T20">? a;</text:span></text:span></text:p>
        </text:list-item>
        <text:list-item>
          <text:p text:style-name="P257"><text:span text:style-name="def"><text:span text:style-name="T219">Nullable</text:span></text:span><text:span text:style-name="def"><text:span text:style-name="T20"> &lt;</text:span></text:span><text:span text:style-name="def"><text:span text:style-name="T109">int</text:span></text:span><text:span text:style-name="def"><text:span text:style-name="T20">&gt; a;</text:span></text:span></text:p>
        </text:list-item>
      </text:list>
      <text:list xml:id="list7156799692615121522" text:style-name="L14">
        <text:list-item>
          <text:p text:style-name="P258"><text:span text:style-name="def">można stosować tylko do typów wartościowych (typy referencyj</text:span><text:span text:style-name="def"><text:span text:style-name="T303">n</text:span></text:span><text:span text:style-name="def">e mogą mieć </text:span><text:span text:style-name="def"><text:span text:style-name="T109">null</text:span></text:span><text:span text:style-name="def"> z samego założenia)</text:span></text:p>
          <text:list>
            <text:list-item>
              <text:p text:style-name="P258"><text:span text:style-name="def">źle - </text:span><text:span text:style-name="def"><text:span text:style-name="T219">String</text:span></text:span><text:span text:style-name="def"><text:span text:style-name="T20">? S</text:span></text:span><text:span text:style-name="def">;</text:span></text:p>
            </text:list-item>
          </text:list>
        </text:list-item>
        <text:list-item>
          <text:p text:style-name="P258"><text:span text:style-name="def">wykrywanie wartości </text:span><text:span text:style-name="def"><text:span text:style-name="T109">null</text:span></text:span></text:p>
          <text:list>
            <text:list-item>
              <text:p text:style-name="P258"><text:span text:style-name="def"><text:span text:style-name="T109">if</text:span></text:span><text:span text:style-name="def"><text:span text:style-name="T20"> (i.HasValue) {...};</text:span></text:span></text:p>
            </text:list-item>
            <text:list-item>
              <text:p text:style-name="P258"><text:span text:style-name="T109">bool</text:span><text:span text:style-name="T20"> b = (i == </text:span><text:span text:style-name="T109">null</text:span><text:span text:style-name="T20">);</text:span></text:p>
            </text:list-item>
          </text:list>
        </text:list-item>
        <text:list-item>
          <text:p text:style-name="P258"><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20"> <text:s/></text:span><text:span text:style-name="def"><text:span text:style-name="T109">null</text:span></text:span></text:p>
        </text:list-item>
        <text:list-item>
          <text:p text:style-name="P258"><text:span text:style-name="def"><text:span text:style-name="T109">int</text:span></text:span><text:span text:style-name="def"><text:span text:style-name="T20"> x = i ?? ii ?? 100; </text:span></text:span><text:span text:style-name="defZiel"><text:span text:style-name="T304">/*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1824862078452744069" text:style-name="L15">
        <text:list-item>
          <text:p text:style-name="P259"><text:span text:style-name="T109">class</text:span><text:span text:style-name="T20"> </text:span><text:span text:style-name="T219">Car </text:span><text:span text:style-name="T20">{}</text:span><text:span text:style-name="def"> - najprostsza definicja klasy</text:span></text:p>
        </text:list-item>
        <text:list-item>
          <text:p text:style-name="P259"><text:span text:style-name="def">tworzenie instancji:</text:span></text:p>
          <text:list>
            <text:list-item>
              <text:p text:style-name="P259"><text:span text:style-name="T219">Car</text:span><text:span text:style-name="T20"> a; </text:span><text:span text:style-name="defZiel"><text:span text:style-name="T304">/*</text:span></text:span><text:span text:style-name="defZiel"> tworzymy tylko referencję, bez obiektu*/</text:span></text:p>
            </text:list-item>
            <text:list-item>
              <text:p text:style-name="P259"><text:span text:style-name="T219">Car</text:span><text:span text:style-name="T20"> a = </text:span><text:span text:style-name="T109">new</text:span><text:span text:style-name="T20"> </text:span><text:span text:style-name="T219">Car</text:span><text:span text:style-name="T20">(); </text:span><text:span text:style-name="defZiel"><text:span text:style-name="T304">/* </text:span></text:span><text:span text:style-name="defZiel">tworzymy referencję i od razu przypisujemy do niej nowy*/</text:span><text:span text:style-name="def"> obiekt.</text:span></text:p>
            </text:list-item>
          </text:list>
        </text:list-item>
        <text:list-item>
          <text:p text:style-name="P259"><text:span text:style-name="def">Konstruktory</text:span></text:p>
          <text:list>
            <text:list-item>
              <text:p text:style-name="P259"><text:span text:style-name="def">zawsze dostajemy domyślny, ale (inaczej niż w strukturach) jest on usuwany jeśli definiujemy niestandardowy.</text:span></text:p>
            </text:list-item>
            <text:list-item>
              <text:p text:style-name="P259"><text:span text:style-name="def">Jeśli chcemy używać konstruktora domyślnego, pomimo zdefiniować niestandardowego, to musimy zdefiniować go sami </text:span><text:span text:style-name="T20">- </text:span><text:span text:style-name="T109">public</text:span><text:span text:style-name="T20"> Car(){...}</text:span></text:p>
            </text:list-item>
            <text:list-item>
              <text:p text:style-name="P259"><text:span text:style-name="def">Łączenie konstruktorów – działa jak inherited z zadanymi parametrami w Delphi, ale budowany jest inaczej!</text:span></text:p>
              <text:list>
                <text:list-item>
                  <text:p text:style-name="P260"><text:span text:style-name="T109">public</text:span><text:span text:style-name="T268"> </text:span><text:span text:style-name="T109">class</text:span><text:span text:style-name="T268"> </text:span><text:span text:style-name="T219">Car</text:span></text:p>
                  <text:p text:style-name="P260">{</text:p>
                  <text:list>
                    <text:list-header>
                      <text:p text:style-name="P260"><text:span text:style-name="T109">public</text:span><text:span text:style-name="T20"> Car(){...} </text:span><text:span text:style-name="defZiel"><text:span text:style-name="T304">/* </text:span></text:span><text:span text:style-name="defZiel">konstruktor domyślny*/</text:span></text:p>
                      <text:p text:style-name="P260"><text:span text:style-name="T109">public</text:span><text:span text:style-name="T20"> Car(</text:span><text:span text:style-name="T109">int</text:span><text:span text:style-name="T20"> speed): </text:span><text:span text:style-name="T109">this</text:span><text:span text:style-name="T20">(speed, </text:span><text:span text:style-name="T196">""</text:span><text:span text:style-name="T20">){...} </text:span><text:span text:style-name="defZiel"><text:span text:style-name="T304">/* </text:span></text:span><text:span text:style-name="defZiel">ten konstruktor najpierw </text:span></text:p>
                      <text:list>
                        <text:list-item>
                          <text:list>
                            <text:list-item>
                              <text:list>
                                <text:list-item>
                                  <text:list>
                                    <text:list-item>
                                      <text:list>
                                        <text:list-item>
                                          <text:list>
                                            <text:list-header>
                                              <text:p text:style-name="P272"><text:span text:style-name="defZiel">wywoła konstruktora z 2 </text:span></text:p>
                                              <text:p text:style-name="P272"><text:span text:style-name="defZiel">parametrami, a potem ciało*/</text:span></text:p>
                                            </text:list-header>
                                          </text:list>
                                        </text:list-item>
                                      </text:list>
                                    </text:list-item>
                                  </text:list>
                                </text:list-item>
                              </text:list>
                            </text:list-item>
                          </text:list>
                        </text:list-item>
                      </text:list>
                      <text:p text:style-name="P260"><text:span text:style-name="T109">public</text:span><text:span text:style-name="T20"> Car(</text:span><text:span text:style-name="T109">int</text:span><text:span text:style-name="T20"> speed, </text:span><text:span text:style-name="T109">string</text:span><text:span text:style-name="T20"> name){...}</text:span></text:p>
                    </text:list-header>
                  </text:list>
                  <text:p text:style-name="P260">}</text:p>
                </text:list-item>
                <text:list-item>
                  <text:p text:style-name="P259"><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259"><text:span text:style-name="def">Static – współdzielenie jednej zmiennej przez wszystkie instancje klasy</text:span></text:p>
          <text:list>
            <text:list-item>
              <text:p text:style-name="P259"><text:span text:style-name="def"><text:span text:style-name="T109">public</text:span></text:span><text:span text:style-name="def"><text:span text:style-name="T20">/</text:span></text:span><text:span text:style-name="def"><text:span text:style-name="T109">private</text:span></text:span><text:span text:style-name="def"><text:span text:style-name="T20"> </text:span></text:span><text:span text:style-name="def"><text:span text:style-name="T109">static</text:span></text:span><text:span text:style-name="def"><text:span text:style-name="T20"> [zmienna, metoda]</text:span></text:span></text:p>
            </text:list-item>
            <text:list-item>
              <text:p text:style-name="P259"><text:span text:style-name="def"><text:span text:style-name="T1">Konstruktory statyczne</text:span></text:span></text:p>
              <text:list>
                <text:list-item>
                  <text:p text:style-name="P259"><text:span text:style-name="def">używamy, gdy w konstruktorze ustalamy wartość zmiennej statycznej</text:span></text:p>
                </text:list-item>
                <text:list-item>
                  <text:p text:style-name="P259"><text:span text:style-name="def">w klasie może być TYLKO 1 konstruktor statyczny</text:span></text:p>
                </text:list-item>
                <text:list-item>
                  <text:p text:style-name="P259"><text:span text:style-name="def">NIE MOŻE</text:span><text:span text:style-name="def"> przyjmować parametrów</text:span></text:p>
                </text:list-item>
                <text:list-item>
                  <text:p text:style-name="P259"><text:span text:style-name="def">NIE MOŻE zawierać modyfikatorów </text:span><text:span text:style-name="def"><text:span text:style-name="T109">public</text:span></text:span><text:span text:style-name="def"><text:span text:style-name="T20">/</text:span></text:span><text:span text:style-name="def"><text:span text:style-name="T109">private</text:span></text:span></text:p>
                </text:list-item>
                <text:list-item>
                  <text:p text:style-name="P259"><text:span text:style-name="def">jest wykonywany TYLKO 1 raz</text:span></text:p>
                </text:list-item>
                <text:list-item>
                  <text:p text:style-name="P259"><text:span text:style-name="def">wywoływany jest podczas tworzenia instancji LUB uzyskania dostępu do jakiejkolwiek składowej statycznej</text:span></text:p>
                </text:list-item>
                <text:list-item>
                  <text:p text:style-name="P259"><text:span text:style-name="def">jest wykonywany PRZED innymi konstruktorami (najgłębiej w łańcuszku)</text:span></text:p>
                </text:list-item>
              </text:list>
            </text:list-item>
            <text:list-item>
              <text:p text:style-name="P259"><text:span text:style-name="def"><text:span text:style-name="T1">Klasa statyczna</text:span></text:span></text:p>
              <text:list>
                <text:list-item>
                  <text:p text:style-name="P259"><text:span text:style-name="def">nie może tworzyć instancji</text:span></text:p>
                </text:list-item>
                <text:list-item>
                  <text:p text:style-name="P259"><text:span text:style-name="def">wcześnie trzeba było nałożyć </text:span><text:span text:style-name="def"><text:span text:style-name="T109">private</text:span></text:span><text:span text:style-name="def"> na jedyny konstruktor domyślny lub oznaczyć klasę jako <text:s/></text:span><text:span text:style-name="def"><text:span text:style-name="T109">abstract</text:span></text:span></text:p>
                </text:list-item>
                <text:list-item>
                  <text:p text:style-name="P259"><text:span text:style-name="def"><text:span text:style-name="T1">Enkapsulacja</text:span></text:span><text:span text:style-name="def"> – czarna skrzynka ukrywająca pola pod </text:span><text:span text:style-name="def"><text:span text:style-name="T109">private</text:span></text:span><text:span text:style-name="def"><text:span text:style-name="T20">/</text:span></text:span><text:span text:style-name="def"><text:span text:style-name="T109">protected</text:span></text:span></text:p>
                  <text:list>
                    <text:list-item>
                      <text:p text:style-name="P259"><text:span text:style-name="def"><text:span text:style-name="T1">tradycyjna</text:span></text:span><text:span text:style-name="def"> - </text:span><text:span text:style-name="def"><text:span text:style-name="T109">getter / setter</text:span></text:span></text:p>
                    </text:list-item>
                    <text:list-item>
                      <text:p text:style-name="P259"><text:span text:style-name="def">za pomocą </text:span><text:span text:style-name="def"><text:span text:style-name="T1">właściwości </text:span></text:span><text:span text:style-name="def">.NET</text:span></text:p>
                      <text:list>
                        <text:list-item>
                          <text:p text:style-name="P259"><text:span text:style-name="def"/></text:p>
                        </text:list-item>
                      </text:list>
                    </text:list-item>
                  </text:list>
                </text:list-item>
                <text:list-item>
                  <text:p text:style-name="P259"><text:span text:style-name="def"><text:span text:style-name="T1">Dziedziczenie</text:span></text:span><text:span text:style-name="def"> – relacja „jest”</text:span></text:p>
                </text:list-item>
                <text:list-item>
                  <text:p text:style-name="P259"><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259"><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259"><text:span text:style-name="def"><text:span text:style-name="T1">Modyfikatory</text:span></text:span><text:span text:style-name="def"> </text:span><text:span text:style-name="def"><text:span text:style-name="T1">dostępu</text:span></text:span></text:p>
                  <text:list>
                    <text:list-item>
                      <text:p text:style-name="P259"><text:span text:style-name="def"><text:span text:style-name="T109">public</text:span></text:span><text:span text:style-name="def"> – dostępne dla wszystkich</text:span></text:p>
                    </text:list-item>
                    <text:list-item>
                      <text:p text:style-name="P259"><text:span text:style-name="def"><text:span text:style-name="T109">private</text:span></text:span><text:span text:style-name="def"> – tylko dla tego typu</text:span></text:p>
                    </text:list-item>
                    <text:list-item>
                      <text:p text:style-name="P259"><text:span text:style-name="def"><text:span text:style-name="T109">protected</text:span></text:span><text:span text:style-name="def"> – tylko dla typu i typów dziedziczących</text:span></text:p>
                    </text:list-item>
                    <text:list-item>
                      <text:p text:style-name="P259"><text:span text:style-name="def"><text:span text:style-name="T109">internal</text:span></text:span><text:span text:style-name="def"> – dostępne dla bieżącego pakietu</text:span></text:p>
                    </text:list-item>
                    <text:list-item>
                      <text:p text:style-name="P259"><text:span text:style-name="def"><text:span text:style-name="T109">protected</text:span></text:span><text:span text:style-name="def"> </text:span><text:span text:style-name="def"><text:span text:style-name="T109">internal</text:span></text:span><text:span text:style-name="def"> – dostępne w pakiecie i klasach dziedziczących</text:span></text:p>
                    </text:list-item>
                    <text:list-item>
                      <text:p text:style-name="P259"><text:span text:style-name="def">klasy DOMYŚLNIE są </text:span><text:span text:style-name="def"><text:span text:style-name="T109">internal</text:span></text:span></text:p>
                    </text:list-item>
                    <text:list-item>
                      <text:p text:style-name="P259"><text:span text:style-name="def"><text:span text:style-name="T1">typy zagnieżdżone</text:span></text:span><text:span text:style-name="def"> (deklarowane z zasięgu klasy lub struktury) mogą być </text:span><text:span text:style-name="def"><text:span text:style-name="T109">private</text:span></text:span></text:p>
                    </text:list-item>
                    <text:list-item>
                      <text:p text:style-name="P259"><text:span text:style-name="def"><text:span text:style-name="T1">typy deklarowane w zasięgu pakietu</text:span></text:span><text:span text:style-name="def"> mogą być tylko </text:span><text:span text:style-name="def"><text:span text:style-name="T109">public</text:span></text:span><text:span text:style-name="def"> lub <text:s/></text:span><text:span text:style-name="def"><text:span text:style-name="T109">internal</text:span></text:span></text:p>
                    </text:list-item>
                  </text:list>
                </text:list-item>
              </text:list>
            </text:list-item>
          </text:list>
        </text:list-item>
      </text:list>
      <text:p text:style-name="Text_20_body"><text:span text:style-name="def"><text:span text:style-name="T109"/></text:span></text:p>
      <text:list xml:id="list42182557" text:continue-numbering="true" text:style-name="L15">
        <text:list-item>
          <text:p text:style-name="P259">Właściwości</text:p>
          <text:list>
            <text:list-item>
              <text:p text:style-name="P259"><text:soft-page-break/><text:span text:style-name="def"><text:span text:style-name="T109">private</text:span></text:span><text:span text:style-name="def"><text:span text:style-name="T20"> </text:span></text:span><text:span text:style-name="def"><text:span text:style-name="T109">int</text:span></text:span><text:span text:style-name="def"><text:span text:style-name="T20"> fSpeed;</text:span></text:span></text:p>
              <text:p text:style-name="P259"><text:span text:style-name="T109">public</text:span><text:span text:style-name="T20"> </text:span><text:span text:style-name="T109">int</text:span><text:span text:style-name="T20"> Speed</text:span></text:p>
              <text:p text:style-name="P259">{</text:p>
              <text:list>
                <text:list-header>
                  <text:p text:style-name="P259"><text:span text:style-name="T109">get</text:span><text:span text:style-name="T20"> { </text:span><text:span text:style-name="T109">return</text:span><text:span text:style-name="T20"> fSpeed; }</text:span></text:p>
                  <text:p text:style-name="P259"><text:span text:style-name="T109">set</text:span><text:span text:style-name="T20"> { fSpeed = </text:span><text:span text:style-name="T109">value</text:span><text:span text:style-name="T20">; } </text:span><text:span text:style-name="defZiel"><text:span text:style-name="T304">/* </text:span></text:span><text:span text:style-name="defZiel">w setterze zawsze jest token <text:s/></text:span><text:span text:style-name="defZiel"><text:span text:style-name="T304">value*/</text:span></text:span></text:p>
                </text:list-header>
              </text:list>
              <text:p text:style-name="P259"><text:span text:style-name="T20">}</text:span><text:tab/><text:tab/></text:p>
            </text:list-item>
            <text:list-item>
              <text:p text:style-name="P259">właściwości korzystają z wybranych operatorów np.: <text:span text:style-name="T20">Speed++;</text:span></text:p>
            </text:list-item>
            <text:list-item>
              <text:p text:style-name="P259"><text:span text:style-name="def">wartości </text:span><text:span text:style-name="def"><text:span text:style-name="T109">private</text:span></text:span><text:span text:style-name="def"> należy używać najrzadziej jak to tylko możliwe</text:span></text:p>
            </text:list-item>
            <text:list-item>
              <text:p text:style-name="P259"><text:span text:style-name="def"><text:span text:style-name="T1">wewnętrzna reprezentacja</text:span></text:span><text:span text:style-name="def"> dodaje niejawnie </text:span><text:span text:style-name="def2">get_</text:span><text:span text:style-name="def"><text:span text:style-name="T20"> i </text:span></text:span><text:span text:style-name="def2">set_</text:span><text:span text:style-name="def"><text:span text:style-name="T20"> </text:span></text:span><text:span text:style-name="def">do nazwy parametru więc jeśli sami zdefiniujemy takie metody, to kompilator zgłosi błąd.</text:span></text:p>
            </text:list-item>
            <text:list-item>
              <text:p text:style-name="P259"><text:span text:style-name="def">można ustawiać modyfikator </text:span><text:span text:style-name="def"><text:span text:style-name="T109">private</text:span></text:span><text:span text:style-name="def"> aby modyfikować dostęp z zewnątrz</text:span></text:p>
            </text:list-item>
            <text:list-item>
              <text:p text:style-name="P259"><text:span text:style-name="def"><text:span text:style-name="T109">get </text:span></text:span><text:span text:style-name="def">i <text:s/></text:span><text:span text:style-name="def"><text:span text:style-name="T109">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259"><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262"><text:span text:style-name="def"><text:span text:style-name="T1">właściwości</text:span></text:span><text:span text:style-name="def"> </text:span><text:span text:style-name="def"><text:span text:style-name="T1">automatycznie</text:span></text:span></text:p>
              <text:list>
                <text:list-item>
                  <text:p text:style-name="P261"><text:span text:style-name="def"><text:span text:style-name="T109">private</text:span></text:span><text:span text:style-name="def"><text:span text:style-name="T20"> </text:span></text:span><text:span text:style-name="def"><text:span text:style-name="T109">int</text:span></text:span><text:span text:style-name="def"><text:span text:style-name="T20"> fSpeed;</text:span></text:span></text:p>
                  <text:p text:style-name="P261"><text:span text:style-name="T109">public</text:span><text:span text:style-name="T20"> </text:span><text:span text:style-name="T109">int</text:span><text:span text:style-name="T20"> Speed</text:span></text:p>
                  <text:p text:style-name="P261">{</text:p>
                  <text:list>
                    <text:list-header>
                      <text:p text:style-name="P261"><text:span text:style-name="T109">get</text:span><text:span text:style-name="T20">;</text:span></text:p>
                      <text:p text:style-name="P261"><text:span text:style-name="T109">private</text:span><text:span text:style-name="T20"> </text:span><text:span text:style-name="T109">set</text:span><text:span text:style-name="T20">;</text:span></text:p>
                    </text:list-header>
                  </text:list>
                  <text:p text:style-name="P261">}</text:p>
                </text:list-item>
                <text:list-item>
                  <text:p text:style-name="P259"><text:span text:style-name="def">tworzą automatyczny prosty read / write</text:span></text:p>
                </text:list-item>
                <text:list-item>
                  <text:p text:style-name="P259"><text:span text:style-name="def">WYMAGANE są <text:s/>i </text:span><text:span text:style-name="def"><text:span text:style-name="T109">get </text:span></text:span><text:span text:style-name="def">i <text:s/></text:span><text:span text:style-name="def"><text:span text:style-name="T109">set</text:span></text:span></text:p>
                </text:list-item>
                <text:list-item>
                  <text:p text:style-name="P259"><text:span text:style-name="def">dla włąsciwości automatycznych pole </text:span><text:span text:style-name="def"><text:span text:style-name="T109">private </text:span></text:span><text:span text:style-name="def">jest tworzone dopier</text:span><text:span text:style-name="def"><text:span text:style-name="T303">o</text:span></text:span><text:span text:style-name="def"> podczas kompilacji, więc nie można do w ogóle w kodzie używać (nie istnieje)</text:span></text:p>
                </text:list-item>
                <text:list-item>
                  <text:p text:style-name="P259"><text:span text:style-name="def">właściwości automatycznych są podczas tworzenia wypełniane wartościami domyślnymi, co w przypadku obiektów będzie oznaczać NULL</text:span></text:p>
                </text:list-item>
              </text:list>
            </text:list-item>
          </text:list>
        </text:list-item>
        <text:list-item>
          <text:p text:style-name="P259"><text:span text:style-name="def"/></text:p>
        </text:list-item>
        <text:list-item>
          <text:p text:style-name="P259"><text:span text:style-name="def"><text:span text:style-name="T1"/></text:span></text:p>
          <text:p text:style-name="P259"><text:span text:style-name="def"><text:span text:style-name="T1"/></text:span></text:p>
        </text:list-item>
        <text:list-item>
          <text:p text:style-name="P259"><text:span text:style-name="def"><text:span text:style-name="T1">Składnia inicjalizacji obiektów – </text:span></text:span><text:span text:style-name="def"><text:span text:style-name="T203">przypisuje dane zaraz po wywołaniu konstruktora. Można ustawiać wartości tylko jeśli z danego poziomu mamy do nich dostęp (</text:span></text:span><text:span text:style-name="def"><text:span text:style-name="T110">private </text:span></text:span><text:span text:style-name="def"><text:span text:style-name="T203">może temu przeszkodzić)</text:span></text:span></text:p>
          <text:list>
            <text:list-item>
              <text:p text:style-name="P259"><text:span text:style-name="def"><text:span text:style-name="T221">Point</text:span></text:span><text:span text:style-name="def"><text:span text:style-name="T21"> p1 = </text:span></text:span><text:span text:style-name="def"><text:span text:style-name="T110">new</text:span></text:span><text:span text:style-name="def"><text:span text:style-name="T21"> </text:span></text:span><text:span text:style-name="def"><text:span text:style-name="T221">Point</text:span></text:span><text:span text:style-name="def"><text:span text:style-name="T21"> { x = 1, y = 2 };</text:span></text:span><text:span text:style-name="defZiel"><text:span text:style-name="T203">/*konstruktor domyślny wywołany niejawnie*/</text:span></text:span></text:p>
            </text:list-item>
            <text:list-item>
              <text:p text:style-name="P259"><text:span text:style-name="T219">Point</text:span><text:span text:style-name="T20"> p2 = </text:span><text:span text:style-name="T109">new</text:span><text:span text:style-name="T20"> </text:span><text:span text:style-name="T219">Point</text:span><text:span text:style-name="T20">(){ x = 1, y = 2 }; </text:span><text:span text:style-name="defZiel"><text:span text:style-name="T304">/*</text:span></text:span><text:span text:style-name="defZiel"> konstruktor domyślny wywołany jawnie*/</text:span></text:p>
            </text:list-item>
            <text:list-item>
              <text:p text:style-name="P259"><text:span text:style-name="T219">Point</text:span><text:span text:style-name="T20"> p3 = </text:span><text:span text:style-name="T109">new</text:span><text:span text:style-name="T20"> </text:span><text:span text:style-name="T219">Point</text:span><text:span text:style-name="T20">(3,4){ x = 1, y = 2 }; </text:span><text:span text:style-name="defZiel"><text:span text:style-name="T304">/*</text:span></text:span><text:span text:style-name="defZiel">wywołany niestandardowy kontruktor, ale wartości zostaną nadpisane. x == 1, y ==2*/</text:span></text:p>
            </text:list-item>
            <text:list-item>
              <text:p text:style-name="P259"><text:span text:style-name="T219">Point</text:span><text:span text:style-name="T20"> p4 = </text:span><text:span text:style-name="T109">new</text:span><text:span text:style-name="T20"> </text:span><text:span text:style-name="T219">Point</text:span><text:span text:style-name="T20">(</text:span><text:span text:style-name="T196">"red"</text:span><text:span text:style-name="T20">) { x = 1, y = 2 }; </text:span><text:span text:style-name="defZiel"><text:span text:style-name="T304">/*</text:span></text:span><text:span text:style-name="defZiel"> oto cała moc, nie trzeba przeciążać wielu konstruktorów*/</text:span></text:p>
            </text:list-item>
            <text:list-item>
              <text:p text:style-name="P259"><text:span text:style-name="def"><text:span text:style-name="T219">Rectangle</text:span></text:span><text:span text:style-name="def"><text:span text:style-name="T20"> r = </text:span></text:span><text:span text:style-name="def"><text:span text:style-name="T109">new</text:span></text:span><text:span text:style-name="def"><text:span text:style-name="T20"> </text:span></text:span><text:span text:style-name="def"><text:span text:style-name="T219">Rectangle</text:span></text:span><text:span text:style-name="def"><text:span text:style-name="T20"> { p1= </text:span></text:span><text:span text:style-name="def"><text:span text:style-name="T109">new</text:span></text:span><text:span text:style-name="def"><text:span text:style-name="T20"> </text:span></text:span><text:span text:style-name="def"><text:span text:style-name="T219">Point</text:span></text:span><text:span text:style-name="def"><text:span text:style-name="T20"> { x = 1, y = 2 }, p2 = </text:span></text:span><text:span text:style-name="def"><text:span text:style-name="T109">new</text:span></text:span><text:span text:style-name="def"><text:span text:style-name="T20"> </text:span></text:span><text:span text:style-name="def"><text:span text:style-name="T219">Point</text:span></text:span><text:span text:style-name="def"><text:span text:style-name="T20"> { x </text:span></text:span><text:soft-page-break/><text:span text:style-name="def"><text:span text:style-name="T20">= 3, y = 4 } };</text:span></text:span><text:span text:style-name="def"> </text:span><text:span text:style-name="defZiel">/* działa też dla obiektów*/</text:span></text:p>
            </text:list-item>
          </text:list>
        </text:list-item>
        <text:list-item>
          <text:p text:style-name="P259"><text:span text:style-name="def"><text:span text:style-name="T1">Stałe</text:span></text:span><text:span text:style-name="def"> </text:span></text:p>
          <text:list>
            <text:list-item>
              <text:p text:style-name="P259"><text:span text:style-name="def">SĄ statyczne z samego założenia!</text:span></text:p>
            </text:list-item>
            <text:list-item>
              <text:p text:style-name="P259"><text:span text:style-name="def"><text:span text:style-name="T109">const</text:span></text:span><text:span text:style-name="def"><text:span text:style-name="T20"> </text:span></text:span><text:span text:style-name="def"><text:span text:style-name="T109">string</text:span></text:span><text:span text:style-name="def"><text:span text:style-name="T20"> text = </text:span></text:span><text:span text:style-name="def"><text:span text:style-name="T196">"..."</text:span></text:span><text:span text:style-name="def"><text:span text:style-name="T20">;</text:span></text:span></text:p>
            </text:list-item>
          </text:list>
        </text:list-item>
        <text:list-item>
          <text:p text:style-name="P259"><text:span text:style-name="def"><text:span text:style-name="T1">Readonly</text:span></text:span></text:p>
          <text:list>
            <text:list-item>
              <text:p text:style-name="P259"><text:span text:style-name="def">NIE SĄ statyczne</text:span></text:p>
            </text:list-item>
            <text:list-item>
              <text:p text:style-name="P259"><text:span text:style-name="def">można ustawić ich wartość JEDEN RAZ</text:span></text:p>
            </text:list-item>
            <text:list-item>
              <text:p text:style-name="P259"><text:span text:style-name="def"><text:span text:style-name="T109">readonly</text:span></text:span><text:span text:style-name="def"><text:span text:style-name="T20"> </text:span></text:span><text:span text:style-name="def"><text:span text:style-name="T109">string</text:span></text:span><text:span text:style-name="def"><text:span text:style-name="T20"> text2 = </text:span></text:span><text:span text:style-name="def"><text:span text:style-name="T196">"..."</text:span></text:span><text:span text:style-name="def"><text:span text:style-name="T20">;</text:span></text:span></text:p>
            </text:list-item>
          </text:list>
        </text:list-item>
        <text:list-item>
          <text:p text:style-name="P259"><text:span text:style-name="def"><text:span text:style-name="T20">Typy częściowe – możliwość przetrzymywania typu (o dużej ilości kodu) w kilku plikach</text:span></text:span></text:p>
          <text:list>
            <text:list-item>
              <text:p text:style-name="P36"><text:span text:style-name="def"><text:span text:style-name="T109">partial</text:span></text:span><text:span text:style-name="def"><text:span text:style-name="T20"> </text:span></text:span><text:span text:style-name="def"><text:span text:style-name="T109">class</text:span></text:span><text:span text:style-name="def"><text:span text:style-name="T20"> </text:span></text:span><text:span text:style-name="def"><text:span text:style-name="T219">Moja</text:span></text:span></text:p>
              <text:p text:style-name="P37">{</text:p>
              <text:list>
                <text:list-header>
                  <text:p text:style-name="P36"><text:span text:style-name="T109">void</text:span><text:span text:style-name="T20"> Funct1() {... }</text:span></text:p>
                </text:list-header>
              </text:list>
              <text:p text:style-name="P37">}</text:p>
              <text:p text:style-name="P37"/>
              <text:p text:style-name="P36"><text:span text:style-name="T109">partial</text:span><text:span text:style-name="T20"> </text:span><text:span text:style-name="T109">class</text:span><text:span text:style-name="T20"> </text:span><text:span text:style-name="T219">Moja</text:span></text:p>
              <text:p text:style-name="P37">{</text:p>
              <text:list text:continue-numbering="true">
                <text:list-header>
                  <text:p text:style-name="P36"><text:span text:style-name="T109">void</text:span><text:span text:style-name="T20"> Funct2() {... }</text:span></text:p>
                </text:list-header>
              </text:list>
              <text:p text:style-name="P37">}</text:p>
            </text:list-item>
          </text:list>
        </text:list-item>
      </text:list>
      <text:list xml:id="list5030761895524028742" text:style-name="L16">
        <text:list-item>
          <text:list>
            <text:list-item>
              <text:p text:style-name="P61"><text:span text:style-name="def">w instancji klasy</text:span><text:span text:style-name="def"><text:span text:style-name="T20"> </text:span></text:span><text:span text:style-name="def"><text:span text:style-name="T219">Moja</text:span></text:span><text:span text:style-name="def"><text:span text:style-name="T20"> </text:span></text:span><text:span text:style-name="def">będą dostępne obie funkcje</text:span></text:p>
            </text:list-item>
          </text:list>
        </text:list-item>
        <text:list-item>
          <text:p text:style-name="P61"><text:span text:style-name="def">Dziedziczenie</text:span></text:p>
          <text:list>
            <text:list-item>
              <text:p text:style-name="P61"><text:span text:style-name="def"><text:span text:style-name="T109">class</text:span></text:span><text:span text:style-name="def"><text:span text:style-name="T20"> </text:span></text:span><text:span text:style-name="def"><text:span text:style-name="T219">Fiat</text:span></text:span><text:span text:style-name="def"><text:span text:style-name="T20"> : </text:span></text:span><text:span text:style-name="def"><text:span text:style-name="T219">Car</text:span></text:span><text:span text:style-name="def"><text:span text:style-name="T20"> {...}</text:span></text:span></text:p>
            </text:list-item>
            <text:list-item>
              <text:p text:style-name="P61"><text:span text:style-name="def"><text:span text:style-name="T109">sealed</text:span></text:span><text:span text:style-name="def"><text:span text:style-name="T20"> </text:span></text:span><text:span text:style-name="def"><text:span text:style-name="T109">class</text:span></text:span><text:span text:style-name="def"><text:span text:style-name="T20"> </text:span></text:span><text:span text:style-name="def"><text:span text:style-name="T219">Car </text:span></text:span><text:span text:style-name="def"><text:span text:style-name="T20">{...}</text:span></text:span><text:span text:style-name="T20"> - </text:span><text:span text:style-name="def">zapobiega dziedziczeniu po klasie</text:span><text:span text:style-name="T20"> </text:span><text:span text:style-name="def"><text:span text:style-name="T219">Car</text:span></text:span></text:p>
            </text:list-item>
            <text:list-item>
              <text:p text:style-name="P61"><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61"><text:span text:style-name="def"><text:span text:style-name="T109">public</text:span></text:span><text:span text:style-name="def"><text:span text:style-name="T20"> Fiat(</text:span></text:span><text:span text:style-name="def"><text:span text:style-name="T109">int</text:span></text:span><text:span text:style-name="def"><text:span text:style-name="T20"> b, </text:span></text:span><text:span text:style-name="def"><text:span text:style-name="T109">int</text:span></text:span><text:span text:style-name="def"><text:span text:style-name="T20"> a) </text:span></text:span><text:span text:style-name="T20">: </text:span><text:span text:style-name="T109">base</text:span><text:span text:style-name="T20">(a) </text:span><text:span text:style-name="def"><text:span text:style-name="T20">{...}</text:span></text:span><text:span text:style-name="T20"> <text:s text:c="4"/></text:span></text:p>
                </text:list-item>
              </text:list>
            </text:list-item>
            <text:list-item>
              <text:p text:style-name="P61"><text:span text:style-name="def">Typy zagnieżdżone</text:span></text:p>
              <text:list>
                <text:list-item>
                  <text:p text:style-name="P61"><text:span text:style-name="def">typy definiowane wewnątrz innych typówl</text:span></text:p>
                </text:list-item>
                <text:list-item>
                  <text:p text:style-name="P62"><text:span text:style-name="def"><text:span text:style-name="T109">class</text:span></text:span><text:span text:style-name="def"><text:span text:style-name="T20"> </text:span></text:span><text:span text:style-name="def"><text:span text:style-name="T219">Fiat</text:span></text:span><text:span text:style-name="def"><text:span text:style-name="T20"> : </text:span></text:span><text:span text:style-name="def"><text:span text:style-name="T219">Car</text:span></text:span></text:p>
                  <text:p text:style-name="P38">{</text:p>
                  <text:list>
                    <text:list-header>
                      <text:p text:style-name="P62"><text:span text:style-name="T109">public</text:span><text:span text:style-name="T20"> </text:span><text:span text:style-name="T109">class</text:span><text:span text:style-name="T20"> </text:span><text:span text:style-name="T219">Breakes</text:span></text:p>
                      <text:p text:style-name="P38">{</text:p>
                      <text:list>
                        <text:list-header>
                          <text:p text:style-name="P62"><text:span text:style-name="T109">public</text:span><text:span text:style-name="T20"> </text:span><text:span text:style-name="T109">static</text:span><text:span text:style-name="T20"> </text:span><text:span text:style-name="T109">void</text:span><text:span text:style-name="T20"> UseStaticForce() </text:span><text:span text:style-name="def"><text:span text:style-name="T20">{...};</text:span></text:span><text:span text:style-name="T20"> </text:span></text:p>
                          <text:p text:style-name="P62"><text:span text:style-name="T109">public</text:span><text:span text:style-name="T20"> </text:span><text:span text:style-name="T109">void</text:span><text:span text:style-name="T20"> UseForce() </text:span><text:span text:style-name="def"><text:span text:style-name="T20">{...};</text:span></text:span></text:p>
                        </text:list-header>
                      </text:list>
                      <text:p text:style-name="P38">}</text:p>
                    </text:list-header>
                  </text:list>
                  <text:p text:style-name="P38">}</text:p>
                </text:list-item>
                <text:list-item>
                  <text:p text:style-name="P62"><text:span text:style-name="def"><text:span text:style-name="T109">class</text:span></text:span><text:span text:style-name="def"><text:span text:style-name="T20"> </text:span></text:span><text:span text:style-name="def"><text:span text:style-name="T219">Fiat</text:span></text:span><text:span text:style-name="def"><text:span text:style-name="T20"> : </text:span></text:span><text:span text:style-name="def"><text:span text:style-name="T219">Car</text:span></text:span></text:p>
                  <text:p text:style-name="P38">{</text:p>
                  <text:list>
                    <text:list-header>
                      <text:p text:style-name="P62"><text:span text:style-name="T109">private</text:span><text:span text:style-name="T20"> </text:span><text:span text:style-name="T109">class</text:span><text:span text:style-name="T20"> </text:span><text:span text:style-name="T219">Roof</text:span><text:span text:style-name="T20"> </text:span><text:span text:style-name="def"><text:span text:style-name="T20">{...}</text:span></text:span><text:span text:style-name="T20"> </text:span></text:p>
                    </text:list-header>
                  </text:list>
                  <text:p text:style-name="P62"><text:span text:style-name="T20">} - </text:span><text:span text:style-name="def">można je deklarować jako prywatne, co całkowicie schowa je przed innymi</text:span></text:p>
                </text:list-item>
                <text:list-item>
                  <text:p text:style-name="P61"><text:span text:style-name="def">typ zagnieżdżony ma pełen dostęp do zewnętrznego, łącznie z <text:s/></text:span><text:span text:style-name="def"><text:span text:style-name="T109">private</text:span></text:span></text:p>
                </text:list-item>
                <text:list-item>
                  <text:p text:style-name="P61"><text:span text:style-name="def">zazwyczaj jest tylko typem pomocniczym i nie powinien być używany na zewnątrz</text:span></text:p>
                </text:list-item>
                <text:list-item>
                  <text:p text:style-name="P61"><text:span text:style-name="def">NIE MA ograniczenia głębokości zagnieżdżania</text:span></text:p>
                </text:list-item>
                <text:list-item>
                  <text:p text:style-name="P61"><text:span text:style-name="def"><text:span text:style-name="T109">static</text:span></text:span><text:span text:style-name="def"> można używać</text:span></text:p>
                  <text:list>
                    <text:list-item>
                      <text:p text:style-name="P61"><text:span text:style-name="def"><text:s/></text:span><text:span text:style-name="def"><text:span text:style-name="T219">Fiat</text:span></text:span><text:span text:style-name="def"><text:span text:style-name="T20">.</text:span></text:span><text:span text:style-name="def"><text:span text:style-name="T219">Breakes</text:span></text:span><text:span text:style-name="def"><text:span text:style-name="T20">.UseStaticForce();</text:span></text:span></text:p>
                    </text:list-item>
                  </text:list>
                </text:list-item>
              </text:list>
            </text:list-item>
          </text:list>
        </text:list-item>
        <text:list-item>
          <text:p text:style-name="P61"><text:span text:style-name="def">Polimorfizm – przesłanianie metod</text:span></text:p>
          <text:list>
            <text:list-item>
              <text:p text:style-name="P61"><text:span text:style-name="def">przesłaniana metoda musi być </text:span><text:span text:style-name="def"><text:span text:style-name="T109">virtual</text:span></text:span><text:span text:style-name="def"><text:span text:style-name="T20"> </text:span></text:span></text:p>
              <text:list>
                <text:list-item>
                  <text:p text:style-name="P61"><text:span text:style-name="def"><text:span text:style-name="T109">public</text:span></text:span><text:span text:style-name="def"><text:span text:style-name="T20"> </text:span></text:span><text:span text:style-name="def"><text:span text:style-name="T109">virtual</text:span></text:span><text:span text:style-name="def"><text:span text:style-name="T20"> </text:span></text:span><text:span text:style-name="def"><text:span text:style-name="T109">int</text:span></text:span><text:span text:style-name="def"><text:span text:style-name="T20"> UseForce(){...}</text:span></text:span></text:p>
                </text:list-item>
              </text:list>
            </text:list-item>
            <text:list-item>
              <text:p text:style-name="P61"><text:span text:style-name="def">przesłaniająca metoda musi być </text:span><text:span text:style-name="def"><text:span text:style-name="T109">override</text:span></text:span></text:p>
              <text:list>
                <text:list-item>
                  <text:p text:style-name="P62"><text:soft-page-break/><text:span text:style-name="def"><text:span text:style-name="T109">public</text:span></text:span><text:span text:style-name="def"><text:span text:style-name="T20"> </text:span></text:span><text:span text:style-name="def"><text:span text:style-name="T109">override</text:span></text:span><text:span text:style-name="def"><text:span text:style-name="T20"> </text:span></text:span><text:span text:style-name="def"><text:span text:style-name="T109">int</text:span></text:span><text:span text:style-name="def"><text:span text:style-name="T20"> UseForce()</text:span></text:span></text:p>
                  <text:p text:style-name="P38">{</text:p>
                  <text:list>
                    <text:list-header>
                      <text:p text:style-name="P62"><text:span text:style-name="T109">int</text:span><text:span text:style-name="T20"> x = </text:span><text:span text:style-name="T109">base</text:span><text:span text:style-name="T20">.UseForce();</text:span></text:p>
                      <text:p text:style-name="P62"><text:span text:style-name="T109">result</text:span><text:span text:style-name="T20"> x+1;</text:span></text:p>
                    </text:list-header>
                  </text:list>
                  <text:p text:style-name="P38">}</text:p>
                </text:list-item>
                <text:list-item>
                  <text:p text:style-name="P263"><text:span text:style-name="def"><text:span text:style-name="T109">base </text:span></text:span><text:span text:style-name="def">można używać jeśli metoda nie jest statyczn</text:span><text:span text:style-name="def"><text:span text:style-name="T303">a</text:span></text:span></text:p>
                </text:list-item>
              </text:list>
            </text:list-item>
          </text:list>
        </text:list-item>
      </text:list>
      <text:p text:style-name="Text_20_body"><text:span text:style-name="def"><text:tab/></text:span></text:p>
      <text:list xml:id="list42175429" text:continue-numbering="true" text:style-name="L16">
        <text:list-item>
          <text:list>
            <text:list-item>
              <text:p text:style-name="P263"><text:span text:style-name="def">sealed – blokuje przesłanianie klasy</text:span></text:p>
              <text:list>
                <text:list-item>
                  <text:p text:style-name="P263"><text:span text:style-name="def"><text:span text:style-name="T109">public</text:span></text:span><text:span text:style-name="def"><text:span text:style-name="T20"> </text:span></text:span><text:span text:style-name="def"><text:span text:style-name="T109">sealed</text:span></text:span><text:span text:style-name="def"><text:span text:style-name="T20"> </text:span></text:span><text:span text:style-name="def"><text:span text:style-name="T109">int</text:span></text:span><text:span text:style-name="def"><text:span text:style-name="T20"> UseForce(){...}</text:span></text:span></text:p>
                </text:list-item>
              </text:list>
            </text:list-item>
          </text:list>
        </text:list-item>
        <text:list-item>
          <text:p text:style-name="P263"><text:span text:style-name="def">Klasa abstrakcyjne</text:span></text:p>
          <text:list>
            <text:list-item>
              <text:p text:style-name="P263"><text:span text:style-name="def"><text:span text:style-name="T109">abstract</text:span></text:span><text:span text:style-name="def"><text:span text:style-name="T20"> </text:span></text:span><text:span text:style-name="def"><text:span text:style-name="T109">class</text:span></text:span><text:span text:style-name="def"><text:span text:style-name="T20"> </text:span></text:span><text:span text:style-name="def"><text:span text:style-name="T219">Fiat</text:span></text:span><text:span text:style-name="def"><text:span text:style-name="T20"> : </text:span></text:span><text:span text:style-name="def"><text:span text:style-name="T219">Car</text:span></text:span><text:span text:style-name="def"><text:span text:style-name="T20">{...}</text:span></text:span></text:p>
            </text:list-item>
            <text:list-item>
              <text:p text:style-name="P263"><text:span text:style-name="def">nie można tworzyć instancji klasy abstrakcyjnej (</text:span><text:span text:style-name="def"><text:span text:style-name="T109">new</text:span></text:span><text:span text:style-name="def">)</text:span></text:p>
            </text:list-item>
            <text:list-item>
              <text:p text:style-name="P263"><text:span text:style-name="def">jeśli funkcję oznaczymy tokenem </text:span><text:span text:style-name="def"><text:span text:style-name="T109">abstract</text:span></text:span><text:span text:style-name="def"> to znaczy, że klasa dziedzicząca MUSI ją przesłonić. Taka klasa jest NIEJAWNIE „</text:span><text:span text:style-name="def"><text:span text:style-name="T109">virtual</text:span></text:span><text:span text:style-name="def">”</text:span></text:p>
            </text:list-item>
            <text:list-item>
              <text:p text:style-name="P263"><text:span text:style-name="def">metoda </text:span><text:span text:style-name="def"><text:span text:style-name="T109">abstract</text:span></text:span><text:span text:style-name="def"> może być TYLKO w klasie </text:span><text:span text:style-name="def"><text:span text:style-name="T109">abstract</text:span></text:span></text:p>
            </text:list-item>
            <text:list-item>
              <text:p text:style-name="P263"><text:span text:style-name="def">klasa </text:span><text:span text:style-name="def"><text:span text:style-name="T109">abstract</text:span></text:span><text:span text:style-name="def"> nie ma definicji</text:span></text:p>
              <text:list>
                <text:list-item>
                  <text:p text:style-name="P263"><text:span text:style-name="def"><text:span text:style-name="T109">public</text:span></text:span><text:span text:style-name="def"><text:span text:style-name="T20"> </text:span></text:span><text:span text:style-name="def"><text:span text:style-name="T109">abstract</text:span></text:span><text:span text:style-name="def"><text:span text:style-name="T20"> </text:span></text:span><text:span text:style-name="def"><text:span text:style-name="T109">int</text:span></text:span><text:span text:style-name="def"><text:span text:style-name="T20"> UseForce();</text:span></text:span></text:p>
                </text:list-item>
              </text:list>
            </text:list-item>
            <text:list-item>
              <text:p text:style-name="P263"><text:span text:style-name="def">Nie można tworzyć klasy abstrakcyjnej, ale można zadeklarować zmienną tej klasy</text:span></text:p>
              <text:list>
                <text:list-item>
                  <text:p text:style-name="P263"><text:span text:style-name="def"><text:span text:style-name="T219">Car</text:span></text:span><text:span text:style-name="def"><text:span text:style-name="T20"> c;</text:span></text:span></text:p>
                </text:list-item>
                <text:list-item>
                  <text:p text:style-name="P263"><text:span text:style-name="T219">Car</text:span><text:span text:style-name="T20"> f = </text:span><text:span text:style-name="T109">new</text:span><text:span text:style-name="T20"> </text:span><text:span text:style-name="T219">Fiat</text:span><text:span text:style-name="T20">();</text:span></text:p>
                </text:list-item>
              </text:list>
            </text:list-item>
          </text:list>
        </text:list-item>
        <text:list-item>
          <text:p text:style-name="P263"><text:span text:style-name="def">Cieniowanie – coś jak reintroduce</text:span></text:p>
          <text:list>
            <text:list-item>
              <text:p text:style-name="P263"><text:span text:style-name="def">gdy chcemy zmienić działanie </text:span><text:span text:style-name="def"><text:span text:style-name="T109">public</text:span></text:span><text:span text:style-name="def"><text:span text:style-name="T20"> </text:span></text:span><text:span text:style-name="def"><text:span text:style-name="T109">void</text:span></text:span><text:span text:style-name="def"><text:span text:style-name="T20"> Draw() { }, ale nie ma ona </text:span></text:span><text:span text:style-name="def"><text:span text:style-name="T109">virtual</text:span></text:span><text:span text:style-name="def">. Zmiana jest możliwa bez tokena </text:span><text:span text:style-name="def"><text:span text:style-name="T109">new</text:span></text:span><text:span text:style-name="def">, ale kompilator będzie zgłaszał warninga. Ten token niczego w działaniu programu nie zmienia, ale daje znać, ze cieniujemy w pełni świadomie.</text:span></text:p>
            </text:list-item>
            <text:list-item>
              <text:p text:style-name="P263"><text:span text:style-name="def"><text:span text:style-name="T109">public</text:span></text:span><text:span text:style-name="def"><text:span text:style-name="T20"> </text:span></text:span><text:span text:style-name="def"><text:span text:style-name="T109">new</text:span></text:span><text:span text:style-name="def"><text:span text:style-name="T20"> </text:span></text:span><text:span text:style-name="def"><text:span text:style-name="T109">void</text:span></text:span><text:span text:style-name="def"><text:span text:style-name="T20"> Draw() { }</text:span></text:span></text:p>
            </text:list-item>
            <text:list-item>
              <text:p text:style-name="P263"><text:span text:style-name="def">korzystając z jawnego rzutowania można wywołać zacieniowaną metodę</text:span></text:p>
            </text:list-item>
            <text:list-item>
              <text:p text:style-name="P263"><text:span text:style-name="def"><text:span text:style-name="T20">((</text:span></text:span><text:span text:style-name="def"><text:span text:style-name="T219">Shape</text:span></text:span><text:span text:style-name="def"><text:span text:style-name="T20">)c).Draw();</text:span></text:span></text:p>
            </text:list-item>
            <text:list-item>
              <text:p text:style-name="P264"><text:span text:style-name="def"><text:span text:style-name="T219">Circle</text:span></text:span><text:span text:style-name="def"><text:span text:style-name="T20"> c = </text:span></text:span><text:span text:style-name="def"><text:span text:style-name="T109">new</text:span></text:span><text:span text:style-name="def"><text:span text:style-name="T20"> </text:span></text:span><text:span text:style-name="def"><text:span text:style-name="T219">Circle</text:span></text:span><text:span text:style-name="def"><text:span text:style-name="T20">();</text:span></text:span></text:p>
              <text:p text:style-name="P264">c.Draw(); <text:span text:style-name="defZiel">/*wywoła z </text:span><text:span text:style-name="defZiel"><text:span text:style-name="T304">Circle;*/</text:span></text:span></text:p>
              <text:p text:style-name="P264"><text:span text:style-name="T20">((</text:span><text:span text:style-name="T219">Shape</text:span><text:span text:style-name="T20">)c).Draw(); </text:span><text:span text:style-name="defZiel"><text:span text:style-name="T304">/* </text:span></text:span><text:span text:style-name="defZiel">wywoła</text:span><text:span text:style-name="defZiel"><text:span text:style-name="T304"> </text:span></text:span><text:span text:style-name="defZiel">z</text:span><text:span text:style-name="defZiel"><text:span text:style-name="T304"> Shape;*/</text:span></text:span></text:p>
            </text:list-item>
            <text:list-item>
              <text:p text:style-name="P264"><text:span text:style-name="T219">Shape</text:span><text:span text:style-name="T20"> c2 = </text:span><text:span text:style-name="T109">new</text:span><text:span text:style-name="T20"> </text:span><text:span text:style-name="T219">Circle</text:span><text:span text:style-name="T20">();</text:span></text:p>
              <text:p text:style-name="P264">c2.Draw();<text:span text:style-name="defZiel"> /* wywoła z </text:span><text:span text:style-name="defZiel"><text:span text:style-name="T304">Shape;*/</text:span></text:span></text:p>
              <text:p text:style-name="P264"><text:span text:style-name="T20">((</text:span><text:span text:style-name="T219">Shape</text:span><text:span text:style-name="T20">)c2).Draw(); </text:span><text:span text:style-name="defZiel"><text:span text:style-name="T304">/* </text:span></text:span><text:span text:style-name="defZiel">wywoła z</text:span><text:span text:style-name="defZiel"><text:span text:style-name="T304"> Shape;*/</text:span></text:span></text:p>
            </text:list-item>
          </text:list>
        </text:list-item>
        <text:list-item>
          <text:p text:style-name="P263"><text:span text:style-name="def">Rzutowanie</text:span></text:p>
          <text:list>
            <text:list-item>
              <text:p text:style-name="P263"><text:span text:style-name="def">niejawne (automatyczne)</text:span></text:p>
              <text:list>
                <text:list-item>
                  <text:p text:style-name="P263"><text:span text:style-name="def"><text:span text:style-name="T219">Shape</text:span></text:span><text:span text:style-name="def"><text:span text:style-name="T20"> c2 = </text:span></text:span><text:span text:style-name="def"><text:span text:style-name="T109">new</text:span></text:span><text:span text:style-name="def"><text:span text:style-name="T20"> </text:span></text:span><text:span text:style-name="def"><text:span text:style-name="T219">Circle</text:span></text:span><text:span text:style-name="def"><text:span text:style-name="T20">();<text:tab/></text:span></text:span></text:p>
                </text:list-item>
                <text:list-item>
                  <text:p text:style-name="P263"><text:span text:style-name="def"><text:span text:style-name="T20"><text:s/></text:span></text:span><text:span text:style-name="def"><text:span text:style-name="T109">int</text:span></text:span><text:span text:style-name="def"><text:span text:style-name="T20"> Test(</text:span></text:span><text:span text:style-name="def"><text:span text:style-name="T219">Circle</text:span></text:span><text:span text:style-name="def"><text:span text:style-name="T20"> obj){</text:span></text:span><text:span text:style-name="def">...}</text:span></text:p>
                  <text:list>
                    <text:list-item>
                      <text:p text:style-name="P263"><text:span text:style-name="def"><text:span text:style-name="T219">Shape</text:span></text:span><text:span text:style-name="def"><text:span text:style-name="T20"> o = </text:span></text:span><text:span text:style-name="def"><text:span text:style-name="T109">new</text:span></text:span><text:span text:style-name="def"><text:span text:style-name="T20"> </text:span></text:span><text:span text:style-name="def"><text:span text:style-name="T219">Circle</text:span></text:span><text:span text:style-name="def"><text:span text:style-name="T20">();</text:span></text:span></text:p>
                      <text:p text:style-name="P61"><text:soft-page-break/><text:span text:style-name="def"><text:span text:style-name="T20">Test(o); </text:span></text:span><text:span text:style-name="defZiel">ŹLE</text:span><text:span text:style-name="def"> – kompilator widzi o jako </text:span><text:span text:style-name="def"><text:span text:style-name="T219">Shape</text:span></text:span><text:span text:style-name="def"> a nie <text:s/></text:span><text:span text:style-name="def"><text:span text:style-name="T219">Circle</text:span></text:span></text:p>
                    </text:list-item>
                  </text:list>
                </text:list-item>
              </text:list>
            </text:list-item>
          </text:list>
        </text:list-item>
      </text:list>
      <text:p text:style-name="P7"><text:s text:c="12"/></text:p>
      <text:list xml:id="list42160905" text:continue-numbering="true" text:style-name="L16">
        <text:list-item>
          <text:list>
            <text:list-item>
              <text:p text:style-name="P263"><text:span text:style-name="def">Rzutowanie jawne</text:span></text:p>
              <text:list>
                <text:list-item>
                  <text:list>
                    <text:list-item>
                      <text:p text:style-name="P60"><text:span text:style-name="def"><text:span text:style-name="T20">Test((</text:span></text:span><text:span text:style-name="def"><text:span text:style-name="T219">Circle</text:span></text:span><text:span text:style-name="def"><text:span text:style-name="T20">)o); </text:span></text:span><text:span text:style-name="defZiel">DOBRZE</text:span><text:span text:style-name="def"> (rzutowanie jawne)</text:span></text:p>
                    </text:list-item>
                  </text:list>
                </text:list-item>
              </text:list>
            </text:list-item>
            <text:list-item>
              <text:p text:style-name="P263"><text:span text:style-name="def">Rzutowanie jawne zawsze odbywa się w trakcie działania programu, więc mogą pojawiać się błędy</text:span></text:p>
              <text:list>
                <text:list-item>
                  <text:p text:style-name="P60"><text:span text:style-name="def"><text:span text:style-name="T219">Object</text:span></text:span><text:span text:style-name="def"><text:span text:style-name="T20"> c = </text:span></text:span><text:span text:style-name="def"><text:span text:style-name="T109">new</text:span></text:span><text:span text:style-name="def"><text:span text:style-name="T20"> </text:span></text:span><text:span text:style-name="def"><text:span text:style-name="T219">Circle</text:span></text:span><text:span text:style-name="def"><text:span text:style-name="T20">();</text:span></text:span></text:p>
                </text:list-item>
              </text:list>
            </text:list-item>
          </text:list>
        </text:list-item>
      </text:list>
      <text:p text:style-name="P1"><text:span text:style-name="T219">Car</text:span><text:span text:style-name="T20"> c2 = (</text:span><text:span text:style-name="T219">Car</text:span><text:span text:style-name="T20">)c; </text:span><text:span text:style-name="defZiel"><text:span text:style-name="T304">/* tego nie wyłapie kompilator, bo widzi o jako Object a nie <text:s/>Circle*/</text:span></text:span></text:p>
      <text:list xml:id="list42178147" text:continue-numbering="true" text:style-name="L16">
        <text:list-item>
          <text:list>
            <text:list-item>
              <text:p text:style-name="P263"><text:span text:style-name="def">As</text:span></text:p>
              <text:list>
                <text:list-item>
                  <text:p text:style-name="P263"><text:span text:style-name="def">oddaje </text:span><text:span text:style-name="def"><text:span text:style-name="T109">null</text:span></text:span><text:span text:style-name="def"> jeśli typ jest nieprawidłowy – jest bezpieczniejsze.</text:span></text:p>
                </text:list-item>
                <text:list-item>
                  <text:p text:style-name="P263"><text:span text:style-name="def"><text:span text:style-name="T219">Car</text:span></text:span><text:span text:style-name="def"><text:span text:style-name="T20"> c2 = c </text:span></text:span><text:span text:style-name="def"><text:span text:style-name="T109">as</text:span></text:span><text:span text:style-name="def"><text:span text:style-name="T20"> </text:span></text:span><text:span text:style-name="def"><text:span text:style-name="T219">Car</text:span></text:span><text:span text:style-name="def"><text:span text:style-name="T20">; </text:span></text:span><text:span text:style-name="defZiel"><text:span text:style-name="T304">/* c2 będzie null*/</text:span></text:span></text:p>
                </text:list-item>
              </text:list>
            </text:list-item>
            <text:list-item>
              <text:p text:style-name="P263"><text:span text:style-name="def">Is</text:span></text:p>
              <text:list>
                <text:list-item>
                  <text:p text:style-name="P263"><text:span text:style-name="def">oddaje </text:span><text:span text:style-name="def"><text:span text:style-name="T109">true</text:span></text:span><text:span text:style-name="def"> / </text:span><text:span text:style-name="def"><text:span text:style-name="T109">false</text:span></text:span><text:span text:style-name="def"> na pytanie czy obiekt jest wskazanego typy</text:span></text:p>
                </text:list-item>
                <text:list-item>
                  <text:p text:style-name="P263"><text:span text:style-name="def"><text:span text:style-name="T110">if</text:span></text:span><text:span text:style-name="def"><text:span text:style-name="T21"> (c </text:span></text:span><text:span text:style-name="def"><text:span text:style-name="T110">is</text:span></text:span><text:span text:style-name="def"><text:span text:style-name="T21"> </text:span></text:span><text:span text:style-name="def"><text:span text:style-name="T221">Car</text:span></text:span><text:span text:style-name="def"><text:span text:style-name="T21">)</text:span></text:span><text:span text:style-name="def"><text:span text:style-name="T203"> {...}</text:span></text:span></text:p>
                </text:list-item>
              </text:list>
            </text:list-item>
          </text:list>
        </text:list-item>
        <text:list-item>
          <text:p text:style-name="P263"><text:span text:style-name="def">System.Object</text:span></text:p>
          <text:list>
            <text:list-item>
              <text:p text:style-name="P263"><text:span text:style-name="def">ToString – łańcuch reprezentujący instancję</text:span></text:p>
            </text:list-item>
            <text:list-item>
              <text:p text:style-name="P263"><text:span text:style-name="def">Equals - <text:s/>porównuje referencje obiektów, więc odda </text:span><text:span text:style-name="def"><text:span text:style-name="T109">true</text:span></text:span><text:span text:style-name="def"> tylko gdy to ten sam obiekt</text:span></text:p>
            </text:list-item>
            <text:list-item>
              <text:p text:style-name="P263"><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6707821960127011553" text:style-name="L17">
        <text:list-item>
          <text:p text:style-name="P265"><text:span text:style-name="def"><text:span text:style-name="T109">throw</text:span></text:span><text:span text:style-name="def"><text:span text:style-name="T20"> </text:span></text:span><text:span text:style-name="def"><text:span text:style-name="T109">new</text:span></text:span><text:span text:style-name="def"><text:span text:style-name="T20"> </text:span></text:span><text:span text:style-name="def"><text:span text:style-name="T219">Exception</text:span></text:span><text:span text:style-name="def"><text:span text:style-name="T20">(</text:span></text:span><text:span text:style-name="def"><text:span text:style-name="T196">"..."</text:span></text:span><text:span text:style-name="def"><text:span text:style-name="T20">); </text:span></text:span><text:span text:style-name="defZiel"><text:span text:style-name="T304">/* rzucenie wyjątku*/</text:span></text:span></text:p>
        </text:list-item>
        <text:list-item>
          <text:p text:style-name="P63"><text:span text:style-name="def"><text:span text:style-name="T109">try</text:span></text:span><text:span text:style-name="def"><text:span text:style-name="T20"> {...}</text:span></text:span></text:p>
        </text:list-item>
      </text:list>
      <text:p text:style-name="P3"><text:span text:style-name="T109">catch</text:span><text:span text:style-name="T20"> (</text:span><text:span text:style-name="T219">Exception</text:span><text:span text:style-name="T20"> e) {...}</text:span></text:p>
      <text:list xml:id="list7814830602526759030" text:style-name="L18">
        <text:list-item>
          <text:p text:style-name="P266"><text:span text:style-name="def">Właściwości klasy <text:s/></text:span><text:span text:style-name="def"><text:span text:style-name="T219">Exception</text:span></text:span></text:p>
          <text:list>
            <text:list-item>
              <text:p text:style-name="P266"><text:span text:style-name="def">Message – string z opisem problemu</text:span></text:p>
            </text:list-item>
            <text:list-item>
              <text:p text:style-name="P266"><text:span text:style-name="def">TargetSite – zwraca System.Reflection.MethodBase, czyli zbiór informacji o metodzie która rzuciła wyjątkiem</text:span></text:p>
              <text:list>
                <text:list-item>
                  <text:p text:style-name="P266"><text:span text:style-name="def">DeclaringType – pełna nazwa klasy rzucającej błąd np. „</text:span><text:span text:style-name="def"><text:span text:style-name="T269">SimpleException</text:span></text:span><text:span text:style-name="def"><text:span text:style-name="T20">.</text:span></text:span><text:span text:style-name="def"><text:span text:style-name="T219">Car</text:span></text:span><text:span text:style-name="def">”</text:span></text:p>
                </text:list-item>
                <text:list-item>
                  <text:p text:style-name="P266"><text:span text:style-name="def">MemberType – typ składowej (właściwość lub metoda) np. „</text:span><text:span text:style-name="def"><text:span text:style-name="T269">Method</text:span></text:span><text:span text:style-name="def">”</text:span></text:p>
                </text:list-item>
              </text:list>
            </text:list-item>
            <text:list-item>
              <text:p text:style-name="P266"><text:span text:style-name="def">Source – Nazwa pakietu lub obiektu zgłaszającego błąd. np.: „</text:span><text:span text:style-name="def"><text:span text:style-name="T219">Car</text:span></text:span><text:span text:style-name="def">”</text:span></text:p>
            </text:list-item>
            <text:list-item>
              <text:p text:style-name="P266"><text:span text:style-name="def">StackTrace – łańcuch tekstowy z sekwencją wywołań, która prowadziła do powstania błędu</text:span></text:p>
            </text:list-item>
            <text:list-item>
              <text:p text:style-name="P266"><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266"><text:span text:style-name="def">Data – obiekt implementujący </text:span><text:span text:style-name="def"><text:span text:style-name="T219">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266"><text:span text:style-name="def">Jeśli jest wiele klas dziedziczących po </text:span><text:span text:style-name="def"><text:span text:style-name="T269">System.</text:span></text:span><text:span text:style-name="def"><text:span text:style-name="T219">Exception </text:span></text:span><text:span text:style-name="def">to ich typ można przedzić przy </text:span><text:span text:style-name="def">pomocy </text:span><text:span text:style-name="def"><text:span text:style-name="T109">is</text:span></text:span></text:p>
        </text:list-item>
        <text:list-item>
          <text:p text:style-name="P266"><text:soft-page-break/><text:span text:style-name="def">Tworzenie nowych wyjątków</text:span></text:p>
          <text:list>
            <text:list-item>
              <text:p text:style-name="P266"><text:span text:style-name="def">powinny dziedziczyć po </text:span><text:span text:style-name="def"><text:span text:style-name="T219">ApplicationException</text:span></text:span><text:span text:style-name="def">, bo </text:span><text:span text:style-name="def"><text:span text:style-name="T219">SystemException</text:span></text:span><text:span text:style-name="def"> to wyjątki CLR</text:span></text:p>
            </text:list-item>
            <text:list-item>
              <text:p text:style-name="P64"><text:span text:style-name="def2">public</text:span><text:span text:style-name="def"><text:span text:style-name="T20"> </text:span></text:span><text:span text:style-name="def"><text:span text:style-name="T109">class</text:span></text:span><text:span text:style-name="def"><text:span text:style-name="T20"> </text:span></text:span><text:span text:style-name="def"><text:span text:style-name="T219">CarException</text:span></text:span><text:span text:style-name="def"><text:span text:style-name="T20">: </text:span></text:span><text:span text:style-name="def"><text:span text:style-name="T219">ApplicationException</text:span></text:span><text:span text:style-name="def"><text:span text:style-name="T20">{</text:span></text:span></text:p>
              <text:list>
                <text:list-header>
                  <text:p text:style-name="P64"><text:span text:style-name="T109">public</text:span><text:span text:style-name="T20"> CarException(</text:span><text:span text:style-name="T109">string</text:span><text:span text:style-name="T20"> message, </text:span><text:span text:style-name="T109">int</text:span><text:span text:style-name="T20"> x):</text:span><text:span text:style-name="T109">base</text:span><text:span text:style-name="T20">(message){}</text:span></text:p>
                  <text:p text:style-name="P151">}</text:p>
                </text:list-header>
              </text:list>
            </text:list-item>
          </text:list>
        </text:list-item>
        <text:list-item>
          <text:p text:style-name="P266"><text:span text:style-name="def">Idealny wyjątek musi:</text:span></text:p>
          <text:list>
            <text:list-item>
              <text:p text:style-name="P266"><text:span text:style-name="def">wywodzić się z klasy <text:s/></text:span><text:span text:style-name="def"><text:span text:style-name="T219">ApplicationException</text:span></text:span></text:p>
            </text:list-item>
            <text:list-item>
              <text:p text:style-name="P266"><text:span text:style-name="def">zostać oznakowany atrybutem [</text:span><text:span text:style-name="def"><text:span text:style-name="T269">System.</text:span></text:span><text:span text:style-name="def"><text:span text:style-name="T219">Serializable</text:span></text:span><text:span text:style-name="def">] </text:span></text:p>
            </text:list-item>
            <text:list-item>
              <text:p text:style-name="P266"><text:span text:style-name="def">definiować domyślny konstruktor</text:span></text:p>
            </text:list-item>
            <text:list-item>
              <text:p text:style-name="P266"><text:span text:style-name="def">definiować domyślny konstruktor ustawiający dziedziczoną własność </text:span><text:span text:style-name="def"><text:span text:style-name="T20">message</text:span></text:span></text:p>
            </text:list-item>
            <text:list-item>
              <text:p text:style-name="P266"><text:span text:style-name="def">definiować domyślny konstruktor obsługujący „wyjątki wewnętrzne”</text:span></text:p>
            </text:list-item>
            <text:list-item>
              <text:p text:style-name="P266"><text:span text:style-name="def">definiować domyślny konstruktor obsługujący serializację tego typu</text:span></text:p>
            </text:list-item>
            <text:list-item>
              <text:p text:style-name="P266"><text:span text:style-name="def">patrz str. 226</text:span></text:p>
            </text:list-item>
          </text:list>
        </text:list-item>
        <text:list-item>
          <text:p text:style-name="P266"><text:span text:style-name="def">przechwytywanie wielu wyjątków, ważna jest kolejność: od szczegółu do ogółu</text:span></text:p>
          <text:list>
            <text:list-item>
              <text:p text:style-name="P64"><text:span text:style-name="def"><text:span text:style-name="T109">try</text:span></text:span><text:span text:style-name="def"><text:span text:style-name="T20"> { }</text:span></text:span></text:p>
              <text:p text:style-name="P64"><text:span text:style-name="T109">catch</text:span><text:span text:style-name="T20"> (</text:span><text:span text:style-name="T219">CarException</text:span><text:span text:style-name="T20"> e) { } </text:span><text:span text:style-name="defZiel"><text:span text:style-name="T304">/* </text:span></text:span><text:span text:style-name="defZiel">jeśli to nie taki wyjątek to patrzy w kolejnego</text:span><text:span text:style-name="defZiel"><text:span text:style-name="T304"> catch*/</text:span></text:span></text:p>
              <text:p text:style-name="P64"><text:span text:style-name="T109">catch</text:span><text:span text:style-name="T20"> (</text:span><text:span text:style-name="T219">Exception</text:span><text:span text:style-name="T20"> e) { } </text:span><text:span text:style-name="defZiel"><text:span text:style-name="T304">/* ten powinien być na końcu, bo jest najogólniejszy*/</text:span></text:span></text:p>
            </text:list-item>
          </text:list>
        </text:list-item>
        <text:list-item>
          <text:p text:style-name="P266"><text:span text:style-name="def">ponowne rzucanie wyjątków – gdy catch nie potrafi w pełni się nim zająć</text:span></text:p>
          <text:list>
            <text:list-item>
              <text:p text:style-name="P65"><text:span text:style-name="def"><text:span text:style-name="T109">catch</text:span></text:span><text:span text:style-name="def"><text:span text:style-name="T20"> (</text:span></text:span><text:span text:style-name="def"><text:span text:style-name="T219">CarException</text:span></text:span><text:span text:style-name="def"><text:span text:style-name="T20"> e)</text:span></text:span></text:p>
              <text:p text:style-name="P40">{</text:p>
              <text:list>
                <text:list-header>
                  <text:p text:style-name="P65"><text:span text:style-name="T109">throw</text:span><text:span text:style-name="T20">;</text:span></text:p>
                </text:list-header>
              </text:list>
              <text:p text:style-name="P40">}</text:p>
            </text:list-item>
          </text:list>
        </text:list-item>
        <text:list-item>
          <text:p text:style-name="P266"><text:span text:style-name="def">wyjątki wewnętrzne to wyjątki, które zdarzają się wewnątrz bloku </text:span><text:span text:style-name="def"><text:span text:style-name="T109">catch</text:span></text:span><text:span text:style-name="def">. Powinny zostać przechwycone i zapewne jakoś”wmontowane” w wyjątek zewnętrzny”</text:span></text:p>
          <text:list>
            <text:list-item>
              <text:p text:style-name="P65"><text:span text:style-name="def"><text:span text:style-name="T109">try</text:span></text:span><text:span text:style-name="def"><text:span text:style-name="T20"> { }</text:span></text:span></text:p>
              <text:p text:style-name="P65"><text:span text:style-name="T109">catch</text:span><text:span text:style-name="T20"> (</text:span><text:span text:style-name="T219">CarException</text:span><text:span text:style-name="T20"> e)</text:span></text:p>
              <text:p text:style-name="P40">{</text:p>
              <text:list>
                <text:list-header>
                  <text:p text:style-name="P64"><text:span text:style-name="T109">try</text:span><text:span text:style-name="T20"> { }</text:span></text:p>
                  <text:p text:style-name="P64"><text:span text:style-name="T109">catch</text:span><text:span text:style-name="T20"> (</text:span><text:span text:style-name="T219">Exception</text:span><text:span text:style-name="T20"> e2)</text:span></text:p>
                  <text:p text:style-name="P39">{</text:p>
                  <text:list>
                    <text:list-header>
                      <text:p text:style-name="P64"><text:span text:style-name="T109">throw</text:span><text:span text:style-name="T20"> </text:span><text:span text:style-name="T109">new</text:span><text:span text:style-name="T20"> </text:span><text:span text:style-name="T219">Exception</text:span><text:span text:style-name="T20">(e.Message + </text:span><text:span text:style-name="T196">"-&gt;"</text:span><text:span text:style-name="T20"> + e2.Message);</text:span></text:p>
                    </text:list-header>
                  </text:list>
                  <text:p text:style-name="P39">}</text:p>
                </text:list-header>
              </text:list>
              <text:p text:style-name="P39">}</text:p>
            </text:list-item>
          </text:list>
        </text:list-item>
        <text:list-item>
          <text:p text:style-name="P266"><text:span text:style-name="def">Finally: to co robimy zawsze po wyjściu z bloku </text:span><text:span text:style-name="def"><text:span text:style-name="T109">try</text:span></text:span></text:p>
          <text:list>
            <text:list-item>
              <text:p text:style-name="P64"><text:span text:style-name="def"><text:span text:style-name="T109">try</text:span></text:span><text:span text:style-name="def"><text:span text:style-name="T20"> { }</text:span></text:span></text:p>
              <text:p text:style-name="P64"><text:span text:style-name="def"><text:span text:style-name="T109">catch</text:span></text:span><text:span text:style-name="def"><text:span text:style-name="T20"> (</text:span></text:span><text:span text:style-name="def"><text:span text:style-name="T219">CarException</text:span></text:span><text:span text:style-name="def"><text:span text:style-name="T20"> e) {}</text:span></text:span></text:p>
              <text:p text:style-name="P64"><text:span text:style-name="def"><text:span text:style-name="T109">finally </text:span></text:span><text:span text:style-name="def"><text:span text:style-name="T20">{}</text:span></text:span></text:p>
            </text:list-item>
          </text:list>
        </text:list-item>
      </text:list>
      <text:list xml:id="list42165774" text:continue-list="list42178147" text:style-name="L16">
        <text:list-item>
          <text:list>
            <text:list-item>
              <text:p text:style-name="P60"><text:span text:style-name="def"><text:span text:style-name="T109">try</text:span></text:span><text:span text:style-name="def"><text:span text:style-name="T20"> { }</text:span></text:span></text:p>
              <text:p text:style-name="P60"><text:span text:style-name="def"><text:span text:style-name="T109">finally </text:span></text:span><text:span text:style-name="def"><text:span text:style-name="T20">{} </text:span></text:span><text:span text:style-name="defZiel"><text:span text:style-name="T304">/* </text:span></text:span><text:span text:style-name="defZiel">można obyć się bez</text:span><text:span text:style-name="defZiel"><text:span text:style-name="T304"> catch</text:span></text:span><text:span text:style-name="defZiel">, ale to ma mniejsze zastosowanie niż w Delphi</text:span><text:span text:style-name="defZiel"><text:span text:style-name="T304">, </text:span></text:span><text:span text:style-name="defZiel">bo nie zwalniamy obiektów*/</text:span></text:p>
            </text:list-item>
            <text:list-item>
              <text:p text:style-name="P263"><text:span text:style-name="def"><text:span text:style-name="T109">finally </text:span></text:span><text:span text:style-name="def">ZAWSZE na końcu</text:span></text:p>
            </text:list-item>
          </text:list>
        </text:list-item>
      </text:list>
      <text:p text:style-name="Text_20_body"><text:span text:style-name="def">Czas życia obiektu</text:span></text:p>
      <text:list xml:id="list1160309210019746538" text:style-name="L19">
        <text:list-item>
          <text:p text:style-name="P267"><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267"><text:span text:style-name="def">usuwanie obiektów</text:span></text:p>
          <text:list>
            <text:list-item>
              <text:p text:style-name="P267"><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267"><text:soft-page-break/><text:span text:style-name="def">można to „lekko” wymusić ustawiając obiektowi </text:span><text:span text:style-name="def2">null</text:span></text:p>
            </text:list-item>
            <text:list-item>
              <text:p text:style-name="P267"><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306">i</text:span></text:span><text:span text:style-name="def">e (chyba chodzi o porządkowanie) jest miejsce na stercie i przypisanie korzeni do nowej sterty.</text:span></text:p>
            </text:list-item>
            <text:list-item>
              <text:p text:style-name="P267"><text:span text:style-name="def">Celem przyspieszenia procesu obiekty podzielone są na 3 generacje</text:span></text:p>
              <text:list>
                <text:list-item>
                  <text:p text:style-name="P267"><text:span text:style-name="def">0 – jeszcze nie oznaczona do usunięcia</text:span></text:p>
                </text:list-item>
                <text:list-item>
                  <text:p text:style-name="P267"><text:span text:style-name="def">1 - przetrwał odśmiecanie, choć był zaznaczony do usunięcia, bo wcześniej uzyskano potrzebną ilość miejsca</text:span></text:p>
                </text:list-item>
                <text:list-item>
                  <text:p text:style-name="P267"><text:span text:style-name="def">2 – przetrwał więcej niż jedno odśmiecanie</text:span></text:p>
                </text:list-item>
                <text:list-item>
                  <text:p text:style-name="P267"><text:span text:style-name="def">dzięki takiemu podziałowi, zmienne lokalne trafiają do generacji 0 i są usuwane w pierwszej kolejności</text:span></text:p>
                </text:list-item>
              </text:list>
            </text:list-item>
            <text:list-item>
              <text:p text:style-name="P267"><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267"><text:span text:style-name="def">System.GC – pozwala na komunikację z odśmiecaczem</text:span></text:p>
              <text:list>
                <text:list-item>
                  <text:p text:style-name="P267"><text:span text:style-name="def">Collect – wymusza odśmiecanie: </text:span><text:span text:style-name="def"><text:span text:style-name="T20">System.</text:span></text:span><text:span text:style-name="def"><text:span text:style-name="T219">GC</text:span></text:span><text:span text:style-name="def"><text:span text:style-name="T20">.Collect(0, </text:span></text:span><text:span text:style-name="def"><text:span text:style-name="T219">GCCollectionMode</text:span></text:span><text:span text:style-name="def"><text:span text:style-name="T20">.Forced);</text:span></text:span></text:p>
                </text:list-item>
                <text:list-item>
                  <text:p text:style-name="P267"><text:span text:style-name="def">GetTotalMemory – szacowana ilość pamięci zajętej przez stertę</text:span></text:p>
                </text:list-item>
                <text:list-item>
                  <text:p text:style-name="P267"><text:span text:style-name="def">strona 244</text:span></text:p>
                </text:list-item>
              </text:list>
            </text:list-item>
          </text:list>
        </text:list-item>
        <text:list-item>
          <text:p text:style-name="P267"><text:span text:style-name="def">Finalization</text:span></text:p>
          <text:list>
            <text:list-item>
              <text:p text:style-name="P267"><text:span text:style-name="def">przesłanianie Finalize w strukturze jest NIEDOZWOLONE</text:span></text:p>
            </text:list-item>
            <text:list-item>
              <text:p text:style-name="P267"><text:span text:style-name="def">w odróżnieniu od Delphi przesłanianie Finalize jest rzadko potrzebne, bo obiekty zwalnia automat. Pomocne mogą być do usuwania niezarządzalnych zasobów.</text:span></text:p>
            </text:list-item>
            <text:list-item>
              <text:p text:style-name="P267"><text:span text:style-name="def"><text:span text:style-name="T20">~Circle()</text:span></text:span><text:span text:style-name="T20">{}</text:span></text:p>
            </text:list-item>
          </text:list>
        </text:list-item>
        <text:list-item>
          <text:p text:style-name="P267"><text:span text:style-name="T20">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267"><text:span text:style-name="def"><text:span text:style-name="T109">public</text:span></text:span><text:span text:style-name="def"><text:span text:style-name="T20"> </text:span></text:span><text:span text:style-name="def"><text:span text:style-name="T109">void</text:span></text:span><text:span text:style-name="def"><text:span text:style-name="T20"> Dispose() {...}</text:span></text:span></text:p>
            </text:list-item>
            <text:list-item>
              <text:p text:style-name="P267"><text:span text:style-name="def">Automatycznie jest wywoływana przez odśmiecacz, ale lepiej na to nie czekać.</text:span></text:p>
            </text:list-item>
            <text:list-item>
              <text:p text:style-name="P267"><text:span text:style-name="def">Czasem funkcja nazywa się Close, co bywa mylące, ale brzmi bardziej naturalnie (np. dla plików)</text:span></text:p>
            </text:list-item>
            <text:list-item>
              <text:p text:style-name="P267"><text:span text:style-name="def">Dispose można <text:s/>wykonać np. w bloku </text:span><text:span text:style-name="def"><text:span text:style-name="T109">try</text:span></text:span><text:span text:style-name="def">/</text:span><text:span text:style-name="def"><text:span text:style-name="T109">finally</text:span></text:span><text:span text:style-name="def"><text:span text:style-name="T20"> </text:span></text:span><text:span text:style-name="def">lub prościej </text:span></text:p>
              <text:p text:style-name="P267"><text:span text:style-name="def"><text:span text:style-name="T109">using</text:span></text:span><text:span text:style-name="def"><text:span text:style-name="T20"> (MyFile file = </text:span></text:span><text:span text:style-name="def"><text:span text:style-name="T109">new</text:span></text:span><text:span text:style-name="def"><text:span text:style-name="T20"> MyFile()) {…}</text:span></text:span><text:span text:style-name="def"> co zostaje rozwinięte do bloku</text:span><text:span text:style-name="def"><text:span text:style-name="T20"> </text:span></text:span><text:span text:style-name="def"><text:span text:style-name="T109">try</text:span></text:span><text:span text:style-name="def">/</text:span><text:span text:style-name="def"><text:span text:style-name="T109">finally</text:span></text:span></text:p>
            </text:list-item>
            <text:list-item>
              <text:p text:style-name="P267"><text:span text:style-name="def">Finalize i Dispose w jednym obiekcie. Aby nie powtarzać Dispose przy finalizacji wewnątrz klasy piszemy:</text:span></text:p>
              <text:p text:style-name="P267"><text:span text:style-name="def"><text:span text:style-name="T20">~MyClass(){ /*tu NIE robimy Dispose*/}</text:span></text:span></text:p>
              <text:p text:style-name="P267"><text:span text:style-name="def"><text:span text:style-name="T109">public</text:span></text:span><text:span text:style-name="def"><text:span text:style-name="T20"> </text:span></text:span><text:span text:style-name="def"><text:span text:style-name="T109">void</text:span></text:span><text:span text:style-name="def"><text:span text:style-name="T20"> Dispose() {</text:span></text:span></text:p>
              <text:list>
                <text:list-header>
                  <text:p text:style-name="P267"><text:span text:style-name="def"><text:span text:style-name="T219">GC</text:span></text:span><text:span text:style-name="def"><text:span text:style-name="T20">.SupressFinalize(); </text:span></text:span><text:span text:style-name="defZiel"><text:span text:style-name="T304">//wyłączenie Finalize gdy robimy Dispose</text:span></text:span></text:p>
                </text:list-header>
              </text:list>
              <text:p text:style-name="P267"><text:span text:style-name="def"><text:span text:style-name="T20">}</text:span></text:span></text:p>
            </text:list-item>
          </text:list>
        </text:list-item>
        <text:list-item>
          <text:p text:style-name="P267"><text:soft-page-break/><text:span text:style-name="def">Generyczna klasa</text:span><text:span text:style-name="def"><text:span text:style-name="T20"> Lazy</text:span></text:span></text:p>
          <text:list>
            <text:list-item>
              <text:p text:style-name="P267"><text:span text:style-name="def">pomaga utworzyć obiekt TYLKO i DOPIERO wtedy, kiedy jest potrzebny</text:span></text:p>
            </text:list-item>
            <text:list-item>
              <text:p text:style-name="P66"><text:span text:style-name="def"><text:span text:style-name="T109">private</text:span></text:span><text:span text:style-name="def"><text:span text:style-name="T20"> </text:span></text:span><text:span text:style-name="def"><text:span text:style-name="T219">Lazy</text:span></text:span><text:span text:style-name="def"><text:span text:style-name="T20">&lt;</text:span></text:span><text:span text:style-name="def"><text:span text:style-name="T219">Car</text:span></text:span><text:span text:style-name="def"><text:span text:style-name="T20">&gt; pojazd = </text:span></text:span><text:span text:style-name="def"><text:span text:style-name="T109">new</text:span></text:span><text:span text:style-name="def"><text:span text:style-name="T20"> </text:span></text:span><text:span text:style-name="def"><text:span text:style-name="T219">Lazy</text:span></text:span><text:span text:style-name="def"><text:span text:style-name="T20">&lt;</text:span></text:span><text:span text:style-name="def"><text:span text:style-name="T219">Car</text:span></text:span><text:span text:style-name="def"><text:span text:style-name="T20">&gt;();</text:span></text:span></text:p>
              <text:p text:style-name="P66"><text:span text:style-name="T109">private</text:span><text:span text:style-name="T20"> </text:span><text:span text:style-name="T219">Car</text:span><text:span text:style-name="T20"> dotknijPojazdu()</text:span></text:p>
              <text:p text:style-name="P41">{</text:p>
              <text:list>
                <text:list-header>
                  <text:p text:style-name="P66"><text:span text:style-name="T109">return</text:span><text:span text:style-name="T20"> pojazd.Value; </text:span><text:span text:style-name="defZiel"><text:span text:style-name="T304">/* </text:span></text:span><text:span text:style-name="defZiel">tu wywołany będzie DOMYŚLNY konstruktor*/</text:span></text:p>
                </text:list-header>
              </text:list>
              <text:p text:style-name="P41">}</text:p>
            </text:list-item>
            <text:list-item>
              <text:p text:style-name="P66"><text:span text:style-name="def"><text:span text:style-name="T109">private</text:span></text:span><text:span text:style-name="def"><text:span text:style-name="T20"> </text:span></text:span><text:span text:style-name="def"><text:span text:style-name="T219">Lazy</text:span></text:span><text:span text:style-name="def"><text:span text:style-name="T20">&lt;</text:span></text:span><text:span text:style-name="def"><text:span text:style-name="T219">Car</text:span></text:span><text:span text:style-name="def"><text:span text:style-name="T20">&gt; pojazd = </text:span></text:span><text:span text:style-name="def"><text:span text:style-name="T109">new</text:span></text:span><text:span text:style-name="def"><text:span text:style-name="T20"> </text:span></text:span><text:span text:style-name="def"><text:span text:style-name="T219">Lazy</text:span></text:span><text:span text:style-name="def"><text:span text:style-name="T20">&lt;</text:span></text:span><text:span text:style-name="def"><text:span text:style-name="T219">Car</text:span></text:span><text:span text:style-name="def"><text:span text:style-name="T20">&gt;( () =&gt;</text:span></text:span></text:p>
              <text:list>
                <text:list-header>
                  <text:p text:style-name="P66"><text:span text:style-name="T109">private</text:span><text:span text:style-name="T20"> </text:span><text:span text:style-name="T219">Car</text:span><text:span text:style-name="T20"> dotknijPojazdu()</text:span></text:p>
                  <text:p text:style-name="P41">{</text:p>
                  <text:list>
                    <text:list-header>
                      <text:p text:style-name="P153"><text:span text:style-name="T109">return</text:span><text:span text:style-name="T20"> new </text:span><text:span text:style-name="T219">Car</text:span><text:span text:style-name="def2"><text:span text:style-name="T19">('Henryk')</text:span></text:span><text:span text:style-name="T20">; </text:span><text:span text:style-name="defZiel"><text:span text:style-name="T304">/* </text:span></text:span><text:span text:style-name="defZiel">tu wywołany będzie PRZECIĄŻONY konstruktor*/</text:span></text:p>
                      <text:p text:style-name="P154">}</text:p>
                      <text:p text:style-name="P152">);</text:p>
                    </text:list-header>
                  </text:list>
                </text:list-header>
              </text:list>
            </text:list-item>
          </text:list>
        </text:list-item>
      </text:list>
      <text:p text:style-name="P24"><text:span text:style-name="def">Interfejsy</text:span></text:p>
      <text:list xml:id="list1502384229865836528" text:style-name="L20">
        <text:list-item>
          <text:p text:style-name="P67"><text:span text:style-name="def">Ogólne</text:span></text:p>
          <text:list>
            <text:list-item>
              <text:p text:style-name="P67"><text:span text:style-name="def">NIE POZWWALAJĄ na definiowanie zmiennych (klasy abstrakcyjne tak)</text:span></text:p>
            </text:list-item>
            <text:list-item>
              <text:p text:style-name="P67"><text:span text:style-name="def">klasa może implementować wiele interfejsów, ale dziedziczyć po jednej klasie abstrakcyjnej</text:span></text:p>
            </text:list-item>
            <text:list-item>
              <text:p text:style-name="P67"><text:span text:style-name="def"><text:span text:style-name="T1">metody</text:span></text:span><text:span text:style-name="def"> interfejsów NIE MAJĄ DEFINJICJI, metody abstrakcyjne myszą zostać zdefiniowane</text:span></text:p>
            </text:list-item>
            <text:list-item>
              <text:p text:style-name="P67"><text:span text:style-name="def">interfejsy NIE MAJĄ </text:span><text:span text:style-name="def"><text:span text:style-name="T1">konstruktorów</text:span></text:span></text:p>
            </text:list-item>
            <text:list-item>
              <text:p text:style-name="P67"><text:span text:style-name="def">NIE MOŻNA tworzyć ich </text:span><text:span text:style-name="def"><text:span text:style-name="T1">instancji</text:span></text:span></text:p>
            </text:list-item>
            <text:list-item>
              <text:p text:style-name="P67"><text:span text:style-name="def"><text:span text:style-name="T109">public</text:span></text:span><text:span text:style-name="def"><text:span text:style-name="T20"> </text:span></text:span><text:span text:style-name="def"><text:span text:style-name="T109">interface</text:span></text:span><text:span text:style-name="def"><text:span text:style-name="T20"> </text:span></text:span><text:span text:style-name="def"><text:span text:style-name="T219">Ipointy</text:span></text:span><text:span text:style-name="def"><text:span text:style-name="T20">{</text:span></text:span></text:p>
            </text:list-item>
          </text:list>
        </text:list-item>
      </text:list>
      <text:list xml:id="list225923620533126483" text:style-name="L21">
        <text:list-item>
          <text:list>
            <text:list-header>
              <text:p text:style-name="P69"><text:span text:style-name="T109">public</text:span><text:span text:style-name="T20"> </text:span><text:span text:style-name="T109">int</text:span><text:span text:style-name="T20"> DajKrawedzie();</text:span></text:p>
            </text:list-header>
          </text:list>
          <text:p text:style-name="P43">}</text:p>
          <text:list text:continue-numbering="true">
            <text:list-item>
              <text:p text:style-name="P155"><text:span text:style-name="T109">class</text:span><text:span text:style-name="T20"> </text:span><text:span text:style-name="T219">Circle</text:span><text:span text:style-name="T20"> : </text:span><text:span text:style-name="T219">Shape</text:span><text:span text:style-name="T20">, </text:span><text:span text:style-name="T219">Ipointy</text:span><text:span text:style-name="T20">{</text:span></text:p>
              <text:p text:style-name="P68"><text:span text:style-name="T20">p</text:span><text:span text:style-name="T109">ublic</text:span><text:span text:style-name="T20"> </text:span><text:span text:style-name="T109">int</text:span><text:span text:style-name="T20"> DajKrawedzie(){ </text:span><text:span text:style-name="defZiel">/*konieczna definicja funkcji*/</text:span><text:span text:style-name="T20"> }</text:span></text:p>
            </text:list-item>
          </text:list>
          <text:p text:style-name="P156">}</text:p>
          <text:list text:continue-numbering="true">
            <text:list-header>
              <text:p text:style-name="P157"/>
            </text:list-header>
            <text:list-item>
              <text:p text:style-name="P158"><text:span text:style-name="T109">class</text:span><text:span text:style-name="T20"> </text:span><text:span text:style-name="T219">Circle</text:span><text:span text:style-name="T20"> : </text:span><text:span text:style-name="T219">Shape</text:span><text:span text:style-name="T20">, </text:span><text:span text:style-name="T219">Ipointy</text:span><text:span text:style-name="T20">{</text:span></text:p>
              <text:p text:style-name="P69"><text:span text:style-name="T20">p</text:span><text:span text:style-name="T109">ublic</text:span><text:span text:style-name="T20"> </text:span><text:span text:style-name="T109">int</text:span><text:span text:style-name="T20"> DajKrawedzie(){</text:span><text:span text:style-name="defZiel"><text:span text:style-name="T304"> </text:span></text:span><text:span text:style-name="defZiel">/*konieczna definicja funkcji*/</text:span><text:span text:style-name="T20"> }</text:span></text:p>
            </text:list-item>
          </text:list>
          <text:p text:style-name="P43">}</text:p>
          <text:list text:continue-numbering="true">
            <text:list-item>
              <text:p text:style-name="P161"><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62"><text:span text:style-name="def">MOŻNA przekazywać jako </text:span><text:span text:style-name="def"><text:span text:style-name="T1">parametry</text:span></text:span></text:p>
            </text:list-item>
            <text:list-item>
              <text:p text:style-name="P162"><text:span text:style-name="def"><text:span text:style-name="T1">i</text:span></text:span><text:span text:style-name="def"><text:span text:style-name="T203">nterfejsy MOGĄ być </text:span></text:span><text:span text:style-name="def"><text:span text:style-name="T1">wartościami</text:span></text:span><text:span text:style-name="def"><text:span text:style-name="T203"> </text:span></text:span><text:span text:style-name="def"><text:span text:style-name="T1">zwracanymi</text:span></text:span></text:p>
            </text:list-item>
            <text:list-item>
              <text:p text:style-name="P163"><text:span text:style-name="def"><text:span text:style-name="T1">tablica</text:span></text:span><text:span text:style-name="def"><text:span text:style-name="T203"> </text:span></text:span><text:span text:style-name="def"><text:span text:style-name="T1">interfejsów</text:span></text:span><text:span text:style-name="def"><text:span text:style-name="T203"> MOŻE przechowywać obiekty różnych klas o ile wszystkie implementują jeden interfejs</text:span></text:span></text:p>
              <text:list>
                <text:list-item>
                  <text:p text:style-name="P68"><text:span text:style-name="def"><text:span text:style-name="T221">IPointy</text:span></text:span><text:span text:style-name="def"><text:span text:style-name="T21">[] tab = </text:span></text:span><text:span text:style-name="def"><text:span text:style-name="T110">new</text:span></text:span><text:span text:style-name="def"><text:span text:style-name="T21"> </text:span></text:span><text:span text:style-name="def"><text:span text:style-name="T221">IPointy</text:span></text:span><text:span text:style-name="def"><text:span text:style-name="T21">[] {...};</text:span></text:span></text:p>
                </text:list-item>
              </text:list>
            </text:list-item>
            <text:list-item>
              <text:p text:style-name="P159"><text:span text:style-name="def"><text:span text:style-name="T203">jeśli implementowane interfejsy mają metody o tych samych nazwach</text:span></text:span></text:p>
            </text:list-item>
            <text:list-item>
              <text:p text:style-name="P164"><text:span text:style-name="def"><text:span text:style-name="T203">Każdy interfejs ma INNĄ implementację</text:span></text:span></text:p>
              <text:p text:style-name="P68"><text:span text:style-name="def"><text:span text:style-name="T110">class</text:span></text:span><text:span text:style-name="def"><text:span text:style-name="T21"> </text:span></text:span><text:span text:style-name="def"><text:span text:style-name="T221">Circle</text:span></text:span><text:span text:style-name="def"><text:span text:style-name="T21"> : </text:span></text:span><text:span text:style-name="def"><text:span text:style-name="T221">Shape</text:span></text:span><text:span text:style-name="def"><text:span text:style-name="T21">, </text:span></text:span><text:span text:style-name="def"><text:span text:style-name="T221">IPointy</text:span></text:span><text:span text:style-name="def"><text:span text:style-name="T21">, </text:span></text:span><text:span text:style-name="def"><text:span text:style-name="T221">IinnyPointy</text:span></text:span></text:p>
              <text:p text:style-name="P42">{</text:p>
              <text:list>
                <text:list-header>
                  <text:p text:style-name="P68"><text:span text:style-name="T109">int</text:span><text:span text:style-name="T20"> </text:span><text:span text:style-name="T219">IPointy</text:span><text:span text:style-name="T20">.DajKrawedzie() { </text:span><text:span text:style-name="T109">return</text:span><text:span text:style-name="T20"> 1; }</text:span></text:p>
                  <text:p text:style-name="P68"><text:span text:style-name="T109">int</text:span><text:span text:style-name="T20"> </text:span><text:span text:style-name="T219">IInnyPointy</text:span><text:span text:style-name="T20">.DajKrawedzie() { </text:span><text:span text:style-name="T109">return</text:span><text:span text:style-name="T20"> 1; }</text:span></text:p>
                </text:list-header>
              </text:list>
              <text:p text:style-name="P42">}</text:p>
            </text:list-item>
            <text:list-item>
              <text:p text:style-name="P160"><text:span text:style-name="def"><text:span text:style-name="T203">Wszystkie interfejsy mają TĘ SAMĄ implementację</text:span></text:span></text:p>
              <text:p text:style-name="P68"><text:span text:style-name="def"><text:span text:style-name="T110">class</text:span></text:span><text:span text:style-name="def"><text:span text:style-name="T21"> </text:span></text:span><text:span text:style-name="def"><text:span text:style-name="T221">Circle</text:span></text:span><text:span text:style-name="def"><text:span text:style-name="T21"> : </text:span></text:span><text:span text:style-name="def"><text:span text:style-name="T221">Shape</text:span></text:span><text:span text:style-name="def"><text:span text:style-name="T21">, </text:span></text:span><text:span text:style-name="def"><text:span text:style-name="T221">IPointy</text:span></text:span><text:span text:style-name="def"><text:span text:style-name="T21">, </text:span></text:span><text:span text:style-name="def"><text:span text:style-name="T221">IinnyPointy</text:span></text:span></text:p>
              <text:p text:style-name="P42">{</text:p>
              <text:list>
                <text:list-header>
                  <text:p text:style-name="P68"><text:span text:style-name="T109">int</text:span><text:span text:style-name="T20"> DajKrawedzie() { </text:span><text:span text:style-name="T109">return</text:span><text:span text:style-name="T20"> 1; }</text:span></text:p>
                </text:list-header>
              </text:list>
              <text:p text:style-name="P42">}</text:p>
            </text:list-item>
            <text:list-item>
              <text:p text:style-name="P165"><text:span text:style-name="def"><text:span text:style-name="T203">interfejsy mogą dziedziczyć innych interfejsach</text:span></text:span></text:p>
            </text:list-item>
            <text:list-item>
              <text:p text:style-name="P68"><text:span text:style-name="def"><text:span text:style-name="T110">public</text:span></text:span><text:span text:style-name="def"><text:span text:style-name="T21"> </text:span></text:span><text:span text:style-name="def"><text:span text:style-name="T110">interface</text:span></text:span><text:span text:style-name="def"><text:span text:style-name="T21"> </text:span></text:span><text:span text:style-name="def"><text:span text:style-name="T221">INewPointy</text:span></text:span><text:span text:style-name="def"><text:span text:style-name="T21">: </text:span></text:span><text:span text:style-name="def"><text:span text:style-name="T221">Ipointy</text:span></text:span><text:span text:style-name="def"><text:span text:style-name="T21">{...}</text:span></text:span></text:p>
            </text:list-item>
          </text:list>
        </text:list-item>
      </text:list>
      <text:p text:style-name="P9"><text:span text:style-name="def"/></text:p>
      <text:list xml:id="list42187598" text:continue-list="list1160309210019746538" text:style-name="L19">
        <text:list-item>
          <text:p text:style-name="P268"><text:span text:style-name="def"><text:span text:style-name="T203">Typy wyliczeniowe (</text:span></text:span><text:span text:style-name="def"><text:span text:style-name="T221">IEnumerable, Ienumerator</text:span></text:span><text:span text:style-name="def"><text:span text:style-name="T203">) - </text:span></text:span><text:span text:style-name="def"><text:span text:style-name="T21">System.</text:span></text:span><text:span text:style-name="def2"><text:span text:style-name="T203">Collections</text:span></text:span></text:p>
          <text:list>
            <text:list-item>
              <text:p text:style-name="P268"><text:soft-page-break/><text:span text:style-name="def"><text:span text:style-name="T110">foreach</text:span></text:span><text:span text:style-name="def"><text:span text:style-name="T203"> można stosować w każdym typie z metodą GetEnumerator() (</text:span></text:span><text:span text:style-name="def"><text:span text:style-name="T221">IEnumerable</text:span></text:span><text:span text:style-name="def"><text:span text:style-name="T203">)</text:span></text:span></text:p>
            </text:list-item>
            <text:list-item>
              <text:p text:style-name="P268"><text:span text:style-name="def"><text:span text:style-name="T203">po zaimplementowaniu </text:span></text:span><text:span text:style-name="def"><text:span text:style-name="T221">IEnumerator</text:span></text:span><text:span text:style-name="def"><text:span text:style-name="T203"> <text:s/>dostajemy</text:span></text:span></text:p>
              <text:list>
                <text:list-item>
                  <text:p text:style-name="P268"><text:span text:style-name="def"><text:span text:style-name="T110">bool</text:span></text:span><text:span text:style-name="def"><text:span text:style-name="T21"> MoveNext(); </text:span></text:span></text:p>
                </text:list-item>
                <text:list-item>
                  <text:p text:style-name="P268"><text:span text:style-name="def"><text:span text:style-name="T110">object</text:span></text:span><text:span text:style-name="def"><text:span text:style-name="T21"> Current{</text:span></text:span><text:span text:style-name="def2"><text:span text:style-name="T203">get</text:span></text:span><text:span text:style-name="def"><text:span text:style-name="T21">;}; </text:span></text:span></text:p>
                </text:list-item>
                <text:list-item>
                  <text:p text:style-name="P268"><text:span text:style-name="def"><text:span text:style-name="T110">void</text:span></text:span><text:span text:style-name="def"><text:span text:style-name="T21"> Reset(); </text:span></text:span></text:p>
                </text:list-item>
              </text:list>
            </text:list-item>
            <text:list-item>
              <text:p text:style-name="P268"><text:span text:style-name="def"><text:span text:style-name="T203">każda klasa implementująca </text:span></text:span><text:span text:style-name="def"><text:span text:style-name="T221">IEnumerator</text:span></text:span><text:span text:style-name="def"><text:span text:style-name="T203"> może zwracać enumerator</text:span></text:span><text:span text:style-name="def2"><text:span text:style-name="T203"> GetEnumertator()</text:span></text:span><text:span text:style-name="def"><text:span text:style-name="T203">. Jeśli posiadamy klasę, której podelementem jest instancja klasy implementującej </text:span></text:span><text:span text:style-name="def"><text:span text:style-name="T221">IEnumerator</text:span></text:span><text:span text:style-name="def"><text:span text:style-name="T203"> to nie musimy ręcznie implementować powyższych funkcji, ale zwrócić enumerator podobiektu.</text:span></text:span></text:p>
              <text:list>
                <text:list-item>
                  <text:p text:style-name="P70"><text:span text:style-name="def"><text:span text:style-name="T110">public</text:span></text:span><text:span text:style-name="def"><text:span text:style-name="T21"> </text:span></text:span><text:span text:style-name="def"><text:span text:style-name="T221">IEnumerator</text:span></text:span><text:span text:style-name="def"><text:span text:style-name="T21"> GetEnumerator(){</text:span></text:span></text:p>
                  <text:list>
                    <text:list-header>
                      <text:p text:style-name="P70"><text:span text:style-name="T109">return</text:span><text:span text:style-name="T20"> podList.GetEnumerator();</text:span></text:p>
                    </text:list-header>
                  </text:list>
                  <text:p text:style-name="P44">}</text:p>
                </text:list-item>
                <text:list-item>
                  <text:p text:style-name="P268"><text:span text:style-name="def"><text:span text:style-name="T21">System.</text:span></text:span><text:span text:style-name="def"><text:span text:style-name="T221">Array</text:span></text:span><text:span text:style-name="def"><text:span text:style-name="T21"> </text:span></text:span><text:span text:style-name="def"><text:span text:style-name="T203">już implementuje <text:s/></text:span></text:span><text:span text:style-name="def"><text:span text:style-name="T221">Ienumerator</text:span></text:span></text:p>
                </text:list-item>
              </text:list>
            </text:list-item>
            <text:list-item>
              <text:p text:style-name="P268"><text:span text:style-name="def"><text:span text:style-name="T203">Iteratory – alternatywa dla implementowania <text:s/>(</text:span></text:span><text:span text:style-name="def"><text:span text:style-name="T221">Ienumerable</text:span></text:span><text:span text:style-name="def"><text:span text:style-name="T203">) Wystarczy stworzyć metody iteracyjnez pomicąsłowa kluczowego </text:span></text:span><text:span text:style-name="def2"><text:span text:style-name="T203">yield</text:span></text:span><text:span text:style-name="def"><text:span text:style-name="T203">. „Rzuca” ono poszczególnymi elementami W DOWOLNEJ KOLEJNOŚCI</text:span></text:span></text:p>
              <text:list>
                <text:list-item>
                  <text:p text:style-name="P70"><text:span text:style-name="def"><text:span text:style-name="T110">public</text:span></text:span><text:span text:style-name="def"><text:span text:style-name="T21"> </text:span></text:span><text:span text:style-name="def"><text:span text:style-name="T110">class</text:span></text:span><text:span text:style-name="def"><text:span text:style-name="T21"> </text:span></text:span><text:span text:style-name="def"><text:span text:style-name="T221">Garage1</text:span></text:span><text:span text:style-name="def"><text:span text:style-name="T21">{</text:span></text:span></text:p>
                  <text:list>
                    <text:list-header>
                      <text:p text:style-name="P70"><text:span text:style-name="T109">private</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0"><text:span text:style-name="T109">public</text:span><text:span text:style-name="T20"> </text:span><text:span text:style-name="T219">IEnumerator</text:span><text:span text:style-name="T20"> GetEnumerator()</text:span></text:p>
                      <text:p text:style-name="P44">{</text:p>
                      <text:list>
                        <text:list-header>
                          <text:p text:style-name="P70"><text:span text:style-name="T109">foreach</text:span><text:span text:style-name="T20"> (</text:span><text:span text:style-name="T219">Car</text:span><text:span text:style-name="T20"> c </text:span><text:span text:style-name="T109">in</text:span><text:span text:style-name="T20"> list){</text:span></text:p>
                          <text:list>
                            <text:list-header>
                              <text:p text:style-name="P70"><text:span text:style-name="T109">yield</text:span><text:span text:style-name="T20"> </text:span><text:span text:style-name="T109">return</text:span><text:span text:style-name="T20"> c;</text:span></text:p>
                            </text:list-header>
                          </text:list>
                          <text:p text:style-name="P44">}</text:p>
                        </text:list-header>
                      </text:list>
                      <text:p text:style-name="P44">}</text:p>
                    </text:list-header>
                  </text:list>
                  <text:p text:style-name="P44">}</text:p>
                </text:list-item>
              </text:list>
            </text:list-item>
          </text:list>
        </text:list-item>
      </text:list>
      <text:p text:style-name="P7"/>
      <text:list xml:id="list42171362" text:continue-numbering="true" text:style-name="L19">
        <text:list-item>
          <text:list>
            <text:list-item>
              <text:list>
                <text:list-item>
                  <text:p text:style-name="P70"><text:span text:style-name="def"><text:span text:style-name="T110">public</text:span></text:span><text:span text:style-name="def"><text:span text:style-name="T21"> </text:span></text:span><text:span text:style-name="def"><text:span text:style-name="T110">class</text:span></text:span><text:span text:style-name="def"><text:span text:style-name="T21"> </text:span></text:span><text:span text:style-name="def"><text:span text:style-name="T221">Garage1</text:span></text:span><text:span text:style-name="def"><text:span text:style-name="T21">{</text:span></text:span></text:p>
                  <text:list>
                    <text:list-header>
                      <text:p text:style-name="P70"><text:span text:style-name="T109">private</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0"><text:span text:style-name="T109">public</text:span><text:span text:style-name="T20"> </text:span><text:span text:style-name="T219">IEnumerator</text:span><text:span text:style-name="T20"> GetEnumerator()</text:span></text:p>
                      <text:p text:style-name="P44">{</text:p>
                      <text:list>
                        <text:list-header>
                          <text:p text:style-name="P70"><text:span text:style-name="T109">yield</text:span><text:span text:style-name="T20"> </text:span><text:span text:style-name="T109">return</text:span><text:span text:style-name="T20"> list[0];</text:span></text:p>
                          <text:p text:style-name="P70"><text:span text:style-name="T109">yield</text:span><text:span text:style-name="T20"> </text:span><text:span text:style-name="T109">return</text:span><text:span text:style-name="T20"> list[3];</text:span></text:p>
                          <text:p text:style-name="P70"><text:span text:style-name="T109">yield</text:span><text:span text:style-name="T20"> </text:span><text:span text:style-name="T109">return</text:span><text:span text:style-name="T20"> list[1];</text:span></text:p>
                        </text:list-header>
                      </text:list>
                      <text:p text:style-name="P45">}</text:p>
                    </text:list-header>
                  </text:list>
                </text:list-item>
              </text:list>
            </text:list-item>
          </text:list>
        </text:list-item>
      </text:list>
      <text:p text:style-name="P7"><text:s text:c="7"/><text:tab/> }</text:p>
      <text:list xml:id="list4042302013755053602" text:style-name="L22">
        <text:list-item>
          <text:list>
            <text:list-item>
              <text:p text:style-name="P71"><text:span text:style-name="def">Iteratory nazwane – metody w obrębie której użyto <text:s/></text:span><text:span text:style-name="def2"><text:span text:style-name="T203">yield</text:span></text:span></text:p>
              <text:list>
                <text:list-item>
                  <text:p text:style-name="P71"><text:span text:style-name="def"><text:span text:style-name="T110">public</text:span></text:span><text:span text:style-name="def"><text:span text:style-name="T21"> </text:span></text:span><text:span text:style-name="def"><text:span text:style-name="T110">class</text:span></text:span><text:span text:style-name="def"><text:span text:style-name="T21"> </text:span></text:span><text:span text:style-name="def"><text:span text:style-name="T221">Garage2</text:span></text:span></text:p>
                  <text:p text:style-name="P46">{</text:p>
                  <text:list>
                    <text:list-header>
                      <text:p text:style-name="P71"><text:span text:style-name="T109">private</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1"><text:span text:style-name="T109">public</text:span><text:span text:style-name="T20"> </text:span><text:span text:style-name="T219">IEnumerable</text:span><text:span text:style-name="T20"> GetSorted(</text:span><text:span text:style-name="T109">bool</text:span><text:span text:style-name="T20"> reversed)</text:span></text:p>
                      <text:p text:style-name="P46">{</text:p>
                      <text:list>
                        <text:list-header>
                          <text:p text:style-name="P71"><text:span text:style-name="T109">if</text:span><text:span text:style-name="T20"> (reversed)</text:span></text:p>
                          <text:p text:style-name="P46">{</text:p>
                          <text:list>
                            <text:list-header>
                              <text:p text:style-name="P73">// yield...</text:p>
                            </text:list-header>
                          </text:list>
                          <text:p text:style-name="P46">}</text:p>
                          <text:p text:style-name="P76">else</text:p>
                          <text:p text:style-name="P46">{</text:p>
                          <text:list text:continue-numbering="true">
                            <text:list-header>
                              <text:p text:style-name="P73">//yield...</text:p>
                            </text:list-header>
                          </text:list>
                          <text:p text:style-name="P46">}</text:p>
                        </text:list-header>
                      </text:list>
                      <text:p text:style-name="P46">}</text:p>
                      <text:p text:style-name="P166">}</text:p>
                    </text:list-header>
                  </text:list>
                </text:list-item>
                <text:list-item>
                  <text:p text:style-name="P71"><text:span text:style-name="T219">Garage2</text:span><text:span text:style-name="T20"> myGarage = </text:span><text:span text:style-name="T109">new</text:span><text:span text:style-name="T20"> </text:span><text:span text:style-name="T219">Garage2</text:span><text:span text:style-name="T20">();</text:span></text:p>
                  <text:p text:style-name="P71"><text:span text:style-name="T109">foreach</text:span><text:span text:style-name="T20"> (</text:span><text:span text:style-name="T219">Car</text:span><text:span text:style-name="T20"> c </text:span><text:span text:style-name="T109">in</text:span><text:span text:style-name="T20"> myGarage.GetSorted(</text:span><text:span text:style-name="T109">true</text:span><text:span text:style-name="T20">)) {…} </text:span><text:span text:style-name="def">- wskazujemy konkretną metodę nazwaną</text:span></text:p>
                </text:list-item>
              </text:list>
            </text:list-item>
          </text:list>
        </text:list-item>
        <text:list-item>
          <text:p text:style-name="P72"><text:soft-page-break/><text:span text:style-name="def">Klonowanie (</text:span><text:span text:style-name="def"><text:span text:style-name="T219">ICloneable</text:span></text:span><text:span text:style-name="def">) – </text:span><text:span text:style-name="def"><text:span text:style-name="T20">System.Object.</text:span></text:span><text:span text:style-name="def"><text:span text:style-name="T219">ICloneable</text:span></text:span><text:span text:style-name="def"><text:span text:style-name="T20"> </text:span></text:span><text:span text:style-name="def">ma zwracać GŁĘBOKĄ kopie obiektu. Płytką zwróci nam <text:s/></text:span><text:span text:style-name="def"><text:span text:style-name="T20">MemberwiseClone()</text:span></text:span></text:p>
          <text:list>
            <text:list-item>
              <text:p text:style-name="P72"><text:span text:style-name="def"><text:span text:style-name="T109">public</text:span></text:span><text:span text:style-name="def"><text:span text:style-name="T20"> </text:span></text:span><text:span text:style-name="def"><text:span text:style-name="T109">class</text:span></text:span><text:span text:style-name="def"><text:span text:style-name="T20"> </text:span></text:span><text:span text:style-name="def"><text:span text:style-name="T219">Garage2</text:span></text:span><text:span text:style-name="def"><text:span text:style-name="T20">: </text:span></text:span><text:span text:style-name="def"><text:span text:style-name="T219"><text:s/>ICloneable</text:span></text:span></text:p>
              <text:p text:style-name="P47">{</text:p>
              <text:list>
                <text:list-header>
                  <text:p text:style-name="P72"><text:span text:style-name="T109">private</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2"><text:span text:style-name="T109">public</text:span><text:span text:style-name="T20"> </text:span><text:span text:style-name="T109">object</text:span><text:span text:style-name="T20"> Clone()</text:span></text:p>
                  <text:p text:style-name="P47">{</text:p>
                  <text:list>
                    <text:list-header>
                      <text:p text:style-name="P72"><text:span text:style-name="T219">Garage2</text:span><text:span text:style-name="T20"> g = (</text:span><text:span text:style-name="T219">Garage2</text:span><text:span text:style-name="T20">)</text:span><text:span text:style-name="T109">this</text:span><text:span text:style-name="T20">.MemberwiseClone();</text:span></text:p>
                      <text:p text:style-name="P72"><text:span text:style-name="T20">g.list = </text:span><text:span text:style-name="T109">new</text:span><text:span text:style-name="T20"> </text:span><text:span text:style-name="T219">Car</text:span><text:span text:style-name="T20">[4];</text:span></text:p>
                      <text:p text:style-name="P74">//tu wypełnianie listy kopiami samochodów</text:p>
                      <text:p text:style-name="P72"><text:span text:style-name="T109">return</text:span><text:span text:style-name="T20"> g;</text:span></text:p>
                    </text:list-header>
                  </text:list>
                  <text:p text:style-name="P47">}</text:p>
                </text:list-header>
              </text:list>
              <text:p text:style-name="P47">}</text:p>
            </text:list-item>
            <text:list-item>
              <text:p text:style-name="P72"><text:span text:style-name="def"><text:span text:style-name="T20">MemberwiseClone() </text:span></text:span><text:span text:style-name="def"><text:s/>zwraca płytką kopię, czyli oryginał i kopia będzie posiadać ten sam obiekt listy!</text:span></text:p>
            </text:list-item>
          </text:list>
        </text:list-item>
        <text:list-item>
          <text:p text:style-name="P72"><text:span text:style-name="def">Obiekty porównywalne (</text:span><text:span text:style-name="def"><text:span text:style-name="T219">Icomparable</text:span></text:span><text:span text:style-name="def">) - <text:s/></text:span><text:span text:style-name="def"><text:span text:style-name="T20">System.</text:span></text:span><text:span text:style-name="def"><text:span text:style-name="T219"> Icomparable</text:span></text:span><text:span text:style-name="def"> - </text:span></text:p>
          <text:list>
            <text:list-item>
              <text:p text:style-name="P72"><text:span text:style-name="def"><text:span text:style-name="T109">public</text:span></text:span><text:span text:style-name="def"><text:span text:style-name="T20"> </text:span></text:span><text:span text:style-name="def"><text:span text:style-name="T109">class</text:span></text:span><text:span text:style-name="def"><text:span text:style-name="T20"> </text:span></text:span><text:span text:style-name="def"><text:span text:style-name="T219">Garage2</text:span></text:span><text:span text:style-name="def"><text:span text:style-name="T20">: <text:s/></text:span></text:span><text:span text:style-name="def"><text:span text:style-name="T219">Icomparable</text:span></text:span></text:p>
              <text:p text:style-name="P47">{</text:p>
              <text:list>
                <text:list-header>
                  <text:p text:style-name="P72"><text:span text:style-name="T109">private</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2"><text:span text:style-name="T109">int</text:span><text:span text:style-name="T20"> CompareTo(</text:span><text:span text:style-name="T109">object</text:span><text:span text:style-name="T20"> obj)</text:span></text:p>
                  <text:p text:style-name="P47">{</text:p>
                  <text:list>
                    <text:list-header>
                      <text:p text:style-name="P74">//if this &lt; obj =&gt; -1 else</text:p>
                      <text:p text:style-name="P74">//if this &gt; obj =&gt; 1 else</text:p>
                      <text:p text:style-name="P74">//0</text:p>
                      <text:p text:style-name="P72"><text:span text:style-name="T109">return</text:span><text:span text:style-name="T20"> </text:span><text:span text:style-name="T109">this</text:span><text:span text:style-name="T20">.list.Length.CompareTo(((</text:span><text:span text:style-name="T219">Garage2</text:span><text:span text:style-name="T20">)obj).list.Length);</text:span></text:p>
                    </text:list-header>
                  </text:list>
                  <text:p text:style-name="P47">}</text:p>
                </text:list-header>
              </text:list>
              <text:p text:style-name="P47">}</text:p>
            </text:list-item>
            <text:list-item>
              <text:p text:style-name="P72"><text:span text:style-name="def">ArrayList ma zdefiniowaną funkcję sort, ale jeśli trafi na obiekty, które nie implementuję</text:span><text:span text:style-name="T20"> </text:span><text:span text:style-name="def"><text:span text:style-name="T219">Icomparable </text:span></text:span><text:span text:style-name="def">to powstanie błąd</text:span></text:p>
            </text:list-item>
          </text:list>
        </text:list-item>
        <text:list-item>
          <text:p text:style-name="P72"><text:span text:style-name="def">Obiekty porównujące (</text:span><text:span text:style-name="def"><text:span text:style-name="T219">Icomparer</text:span></text:span><text:span text:style-name="def">) – </text:span><text:span text:style-name="def"><text:span text:style-name="T21">System.</text:span></text:span><text:span text:style-name="def2"><text:span text:style-name="T203">Collections.</text:span></text:span><text:span text:style-name="def"><text:span text:style-name="T221">Icomparer –</text:span></text:span><text:span text:style-name="def"><text:span text:style-name="T203"> pozwala porównywać na wiele sposobów</text:span></text:span></text:p>
          <text:list>
            <text:list-item>
              <text:p text:style-name="P72"><text:span text:style-name="def"><text:span text:style-name="T203">do używania tego typu porównań zazwyczaj tworzymy klasę pomocniczą – jedna klasa na jeden typ porównywania</text:span></text:span></text:p>
            </text:list-item>
            <text:list-item>
              <text:p text:style-name="P72"><text:span text:style-name="def"><text:span text:style-name="T110">public</text:span></text:span><text:span text:style-name="def"><text:span text:style-name="T21"> </text:span></text:span><text:span text:style-name="def"><text:span text:style-name="T110">class</text:span></text:span><text:span text:style-name="def"><text:span text:style-name="T21"> </text:span></text:span><text:span text:style-name="def"><text:span text:style-name="T221">CompareHelp</text:span></text:span><text:span text:style-name="def"><text:span text:style-name="T21"> : </text:span></text:span><text:span text:style-name="def"><text:span text:style-name="T221">Icomparer</text:span></text:span></text:p>
              <text:p text:style-name="P47">{</text:p>
              <text:list>
                <text:list-header>
                  <text:p text:style-name="P72"><text:span text:style-name="T109">int</text:span><text:span text:style-name="T20"> </text:span><text:span text:style-name="T219">IComparer</text:span><text:span text:style-name="T20">.CompareTo(</text:span><text:span text:style-name="T109">object</text:span><text:span text:style-name="T20"> o1, </text:span><text:span text:style-name="T109">object</text:span><text:span text:style-name="T20"> o2)</text:span></text:p>
                  <text:p text:style-name="P47">{</text:p>
                  <text:list>
                    <text:list-header>
                      <text:p text:style-name="P74">//porównanie obiektów typu Car</text:p>
                      <text:p text:style-name="P72"><text:span text:style-name="T109">return</text:span><text:span text:style-name="T20"> -1;</text:span></text:p>
                    </text:list-header>
                  </text:list>
                  <text:p text:style-name="P47">}</text:p>
                </text:list-header>
              </text:list>
              <text:p text:style-name="P47">}</text:p>
              <text:p text:style-name="P47">...</text:p>
              <text:p text:style-name="P72"><text:span text:style-name="T219">Array</text:span><text:span text:style-name="T20">.Sort(myGarage, </text:span><text:span text:style-name="T109">new</text:span><text:span text:style-name="T20"> </text:span><text:span text:style-name="T219">CompareHelp</text:span><text:span text:style-name="T20">());</text:span></text:p>
            </text:list-item>
            <text:list-item>
              <text:p text:style-name="P72"><text:span text:style-name="def">aby było bardziej logicznie dodajny do klasy</text:span><text:span text:style-name="T20"> Garage </text:span><text:span text:style-name="def">metodę zwracającą </text:span><text:span text:style-name="def"><text:span text:style-name="T20">klasę pomocniczą</text:span></text:span></text:p>
              <text:list>
                <text:list-item>
                  <text:p text:style-name="P72"><text:span text:style-name="def"><text:span text:style-name="T109">public</text:span></text:span><text:span text:style-name="def"><text:span text:style-name="T20"> </text:span></text:span><text:span text:style-name="def"><text:span text:style-name="T109">class</text:span></text:span><text:span text:style-name="def"><text:span text:style-name="T20"> </text:span></text:span><text:span text:style-name="def"><text:span text:style-name="T219">Garage2</text:span></text:span><text:span text:style-name="def"><text:span text:style-name="T20">: <text:s/></text:span></text:span><text:span text:style-name="def"><text:span text:style-name="T219">Icomparable</text:span></text:span></text:p>
                  <text:p text:style-name="P47">{</text:p>
                  <text:list>
                    <text:list-header>
                      <text:p text:style-name="P72"><text:span text:style-name="T109">public</text:span><text:span text:style-name="T20"> </text:span><text:span text:style-name="T219">Car</text:span><text:span text:style-name="T20">[] list = </text:span><text:span text:style-name="T109">new</text:span><text:span text:style-name="T20"> </text:span><text:span text:style-name="T219">Car</text:span><text:span text:style-name="T20">[4];</text:span></text:p>
                      <text:p text:style-name="P72"><text:span text:style-name="T109">public</text:span><text:span text:style-name="T20"> </text:span><text:span text:style-name="T219">CompareHelp</text:span><text:span text:style-name="T20"> dajCompareHelp()</text:span></text:p>
                      <text:p text:style-name="P47">{</text:p>
                      <text:list>
                        <text:list-header>
                          <text:p text:style-name="P72"><text:span text:style-name="T109">return</text:span><text:span text:style-name="T20"> </text:span><text:span text:style-name="T109">new</text:span><text:span text:style-name="T20"> </text:span><text:span text:style-name="T219">CompareHelp</text:span><text:span text:style-name="T20">();</text:span></text:p>
                        </text:list-header>
                      </text:list>
                      <text:p text:style-name="P47">}</text:p>
                    </text:list-header>
                  </text:list>
                  <text:p text:style-name="P47">}</text:p>
                </text:list-item>
              </text:list>
            </text:list-item>
          </text:list>
        </text:list-item>
      </text:list>
      <text:p text:style-name="P7"><text:tab/><text:tab/>...</text:p>
      <text:list xml:id="list42177655" text:continue-numbering="true" text:style-name="L22">
        <text:list-item>
          <text:list>
            <text:list-item>
              <text:list>
                <text:list-header>
                  <text:p text:style-name="P72"><text:span text:style-name="T219">Array</text:span><text:span text:style-name="T20">.Sort(myGarage, myGarage.dajCompareHelp());</text:span></text:p>
                </text:list-header>
              </text:list>
            </text:list-item>
          </text:list>
        </text:list-item>
      </text:list>
      <text:p text:style-name="P6"><text:span text:style-name="def">Generyczność</text:span></text:p>
      <text:list xml:id="list4714099105486190347" text:style-name="L23">
        <text:list-item>
          <text:p text:style-name="P78"><text:span text:style-name="def">Niegeneryczne kolekcje - </text:span><text:span text:style-name="def"><text:span text:style-name="T21">System.</text:span></text:span><text:span text:style-name="def2"><text:span text:style-name="T203">Collections</text:span></text:span><text:span text:style-name="def"> – (strona 298)</text:span></text:p>
          <text:list>
            <text:list-item>
              <text:p text:style-name="P78"><text:span text:style-name="def">ArrayList – koleksja o dynamicznym rozmiarze z sekwencyjnym ułożeniem obiektów</text:span></text:p>
            </text:list-item>
            <text:list-item>
              <text:p text:style-name="P78"><text:span text:style-name="def">HashTable – Mapa – kolekcja przechowująca pary klucz-wartość</text:span></text:p>
            </text:list-item>
            <text:list-item>
              <text:p text:style-name="P78"><text:soft-page-break/><text:span text:style-name="def">Queue – kolejka FIFO</text:span></text:p>
            </text:list-item>
            <text:list-item>
              <text:p text:style-name="P78"><text:span text:style-name="def">SortedList – mapa posortowana wg klucza, elementy dostępne wg klucz i indeksu</text:span></text:p>
            </text:list-item>
            <text:list-item>
              <text:p text:style-name="P78"><text:span text:style-name="def">Stack – kolejka LIFO</text:span></text:p>
            </text:list-item>
          </text:list>
        </text:list-item>
        <text:list-item>
          <text:p text:style-name="P78"><text:span text:style-name="def">Niegeneryczne interfejsy kluczowe dla kolekcji</text:span></text:p>
          <text:list>
            <text:list-item>
              <text:p text:style-name="P78"><text:span text:style-name="def"><text:span text:style-name="T219">Icollection </text:span></text:span><text:span text:style-name="def">– rozmiar, wyliczenie, ?bezpieczeństwo wątków</text:span></text:p>
            </text:list-item>
            <text:list-item>
              <text:p text:style-name="P78"><text:span text:style-name="def"><text:span text:style-name="T219">ICloneable </text:span></text:span><text:span text:style-name="def">– klonowanie</text:span></text:p>
            </text:list-item>
            <text:list-item>
              <text:p text:style-name="P78"><text:span text:style-name="def"><text:span text:style-name="T219">IDictionary </text:span></text:span><text:span text:style-name="def">– przedstawianie zawartości pod postacią mapy</text:span></text:p>
            </text:list-item>
            <text:list-item>
              <text:p text:style-name="P78"><text:span text:style-name="def"><text:span text:style-name="T219">IEnumerable </text:span></text:span><text:span text:style-name="def">– zwraca obiekt implementujący </text:span><text:span text:style-name="def"><text:span text:style-name="T219">IEnumerator</text:span></text:span></text:p>
            </text:list-item>
            <text:list-item>
              <text:p text:style-name="P78"><text:span text:style-name="def"><text:span text:style-name="T219">IEnumerator </text:span></text:span><text:span text:style-name="def">– pozwala wykonywać pętlę </text:span><text:span text:style-name="def"><text:span text:style-name="T109">foreach</text:span></text:span></text:p>
            </text:list-item>
            <text:list-item>
              <text:p text:style-name="P78"><text:span text:style-name="def"><text:span text:style-name="T219">IList </text:span></text:span><text:span text:style-name="def">- pozwala dodawać, usuwać i indeksować obiekty na sekwencyjnej liście</text:span></text:p>
            </text:list-item>
          </text:list>
        </text:list-item>
        <text:list-item>
          <text:p text:style-name="P78"><text:span text:style-name="def">Problemy niegenerycznych kolekcji</text:span></text:p>
          <text:list>
            <text:list-item>
              <text:p text:style-name="P78"><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78"><text:span text:style-name="def2"><text:span text:style-name="T109">int</text:span></text:span><text:span text:style-name="def2"><text:span text:style-name="T20"> x = 4;</text:span></text:span></text:p>
                  <text:p text:style-name="P78"><text:span text:style-name="T109">object</text:span><text:span text:style-name="T20"> o = x;</text:span><text:span text:style-name="defZiel"><text:span text:style-name="T304"> /*opakowywanie wartości w obiekt*/</text:span></text:span></text:p>
                  <text:p text:style-name="P78"><text:span text:style-name="T109">int</text:span><text:span text:style-name="T20"> y = (</text:span><text:span text:style-name="T109">int</text:span><text:span text:style-name="T20">)x; </text:span><text:span text:style-name="defZiel"><text:span text:style-name="T304">/* rzutowanie obiektu na wartość (CLR sprawdza, czy typ obiektu jest odpowiedni)*/</text:span></text:span></text:p>
                </text:list-item>
                <text:list-item>
                  <text:p text:style-name="P78"><text:span text:style-name="def2">boxing</text:span><text:span text:style-name="def"> wymaga <text:s/></text:span><text:span text:style-name="def2">try</text:span><text:span text:style-name="def">/</text:span><text:span text:style-name="def2">catch</text:span></text:p>
                </text:list-item>
              </text:list>
            </text:list-item>
            <text:list-item>
              <text:p text:style-name="P78"><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78"><text:span text:style-name="def"/></text:p>
            </text:list-item>
          </text:list>
        </text:list-item>
        <text:list-item>
          <text:p text:style-name="P78"><text:span text:style-name="def">Typy generyczne (na przykładzie List, choć istnieją odpowiedniki chyba dla każdego rodzaju kolekcji bazowej) są to kolekcje, które mogą przechowywać obiekty jednego typu.</text:span></text:p>
          <text:list>
            <text:list-item>
              <text:p text:style-name="P78"><text:span text:style-name="def">Zwiększają wydajność bo nie stosują <text:s/></text:span><text:span text:style-name="def2">boxingu</text:span><text:span text:style-name="def"> i </text:span><text:span text:style-name="def2">unboxingu</text:span></text:p>
            </text:list-item>
            <text:list-item>
              <text:p text:style-name="P78"><text:span text:style-name="def">zapewniają bezpieczeństwo typów pozwalając przechowywać obiekty tylko jednego typu</text:span></text:p>
            </text:list-item>
            <text:list-item>
              <text:p text:style-name="P78"><text:span text:style-name="def">zmniejszają konieczność tworzenia niestandardowych kolekcji</text:span></text:p>
            </text:list-item>
            <text:list-item>
              <text:p text:style-name="P78"><text:span text:style-name="def"><text:span text:style-name="T219">List</text:span></text:span><text:span text:style-name="def"><text:span text:style-name="T20">&lt;</text:span></text:span><text:span text:style-name="def"><text:span text:style-name="T219">Car</text:span></text:span><text:span text:style-name="def"><text:span text:style-name="T20">&gt; cars = </text:span></text:span><text:span text:style-name="def"><text:span text:style-name="T109">new</text:span></text:span><text:span text:style-name="def"><text:span text:style-name="T20"> </text:span></text:span><text:span text:style-name="def"><text:span text:style-name="T219">List</text:span></text:span><text:span text:style-name="def"><text:span text:style-name="T20">&lt;</text:span></text:span><text:span text:style-name="def"><text:span text:style-name="T219">Car</text:span></text:span><text:span text:style-name="def"><text:span text:style-name="T20">&gt;(); </text:span></text:span><text:span text:style-name="defZiel"><text:span text:style-name="T304">/*</text:span></text:span><text:span text:style-name="defZiel"> kolekcja typów </text:span><text:span text:style-name="defZiel"><text:span text:style-name="T1">referencyjnych*/</text:span></text:span></text:p>
              <text:p text:style-name="P78"><text:span text:style-name="T219">List</text:span><text:span text:style-name="T20">&lt;</text:span><text:span text:style-name="T109">int</text:span><text:span text:style-name="T20">&gt; liczby = </text:span><text:span text:style-name="T109">new</text:span><text:span text:style-name="T20"> </text:span><text:span text:style-name="T219">List</text:span><text:span text:style-name="T20">&lt;</text:span><text:span text:style-name="T109">int</text:span><text:span text:style-name="T20">&gt;(); </text:span><text:span text:style-name="defZiel"><text:span text:style-name="T304">/*</text:span></text:span><text:span text:style-name="defZiel">kolekcja typów </text:span><text:span text:style-name="defZiel"><text:span text:style-name="T1">wartościowych*/</text:span></text:span></text:p>
            </text:list-item>
            <text:list-item>
              <text:p text:style-name="P78"><text:span text:style-name="def"><text:span text:style-name="T20">liczby.Add(</text:span></text:span><text:span text:style-name="def"><text:span text:style-name="T109">new</text:span></text:span><text:span text:style-name="def"><text:span text:style-name="T20"> </text:span></text:span><text:span text:style-name="def"><text:span text:style-name="T219">Car</text:span></text:span><text:span text:style-name="def"><text:span text:style-name="T20">()); </text:span></text:span><text:span text:style-name="def">da BŁĄD już na etapie kompilacji, więc nie trzeba używać</text:span><text:span text:style-name="def"><text:span text:style-name="T20"> </text:span></text:span><text:span text:style-name="def2">try</text:span><text:span text:style-name="def">/</text:span><text:span text:style-name="def2">catch</text:span><text:span text:style-name="def"><text:span text:style-name="T20"> </text:span></text:span></text:p>
            </text:list-item>
            <text:list-item>
              <text:p text:style-name="P78"><text:span text:style-name="def">NIE MOŻNA zmieniać raz podanego typu kolekcji</text:span></text:p>
            </text:list-item>
            <text:list-item>
              <text:p text:style-name="P78"><text:span text:style-name="def">niektóre niegeneryczne kolekcje obsługują generyczne metody</text:span></text:p>
              <text:list>
                <text:list-item>
                  <text:p text:style-name="P78"><text:span text:style-name="def"><text:span text:style-name="T109">int</text:span></text:span><text:span text:style-name="def"><text:span text:style-name="T20">[] myInts = { 1, 3, 5, 2 };</text:span></text:span></text:p>
                  <text:p text:style-name="P78"><text:span text:style-name="T219">Array</text:span><text:span text:style-name="T20">.Sort&lt;</text:span><text:span text:style-name="T109">int</text:span><text:span text:style-name="T20">&gt;(myInts);</text:span></text:p>
                </text:list-item>
              </text:list>
            </text:list-item>
            <text:list-item>
              <text:p text:style-name="P78"><text:span text:style-name="def">Generyczne interfejsy – </text:span></text:p>
              <text:list>
                <text:list-item>
                  <text:p text:style-name="P78"><text:span text:style-name="def">NIE MUSIMY stosować rzutowania</text:span></text:p>
                </text:list-item>
                <text:list-item>
                  <text:p text:style-name="P78"><text:span text:style-name="def">NIE MUSIMY stosować bloku try/catch </text:span></text:p>
                </text:list-item>
                <text:list-item>
                  <text:p text:style-name="P78"><text:span text:style-name="T109">public</text:span><text:span text:style-name="T20"> </text:span><text:span text:style-name="T109">class</text:span><text:span text:style-name="T20"> </text:span><text:span text:style-name="T219">Car</text:span><text:span text:style-name="T20">: </text:span><text:span text:style-name="T219">Icomparable</text:span><text:span text:style-name="T20">&lt;</text:span><text:span text:style-name="T219">Car</text:span><text:span text:style-name="T20">&gt;</text:span></text:p>
                  <text:p text:style-name="P48">{</text:p>
                  <text:list>
                    <text:list-header>
                      <text:p text:style-name="P78"><text:span text:style-name="T109">int</text:span><text:span text:style-name="T20"> id;</text:span></text:p>
                      <text:p text:style-name="P78"><text:span text:style-name="T109">int</text:span><text:span text:style-name="T20"> </text:span><text:span text:style-name="T219">IComparable</text:span><text:span text:style-name="T20">&lt;</text:span><text:span text:style-name="T219">Car</text:span><text:span text:style-name="T20">&gt;.CompareTo(</text:span><text:span text:style-name="T219">Car</text:span><text:span text:style-name="T20"> obj)</text:span></text:p>
                      <text:p text:style-name="P48">{</text:p>
                      <text:list>
                        <text:list-header>
                          <text:p text:style-name="P78"><text:span text:style-name="T109">return</text:span><text:span text:style-name="T20"> id.CompareTo(obj.id);</text:span></text:p>
                        </text:list-header>
                      </text:list>
                      <text:p text:style-name="P48">}</text:p>
                    </text:list-header>
                  </text:list>
                  <text:p text:style-name="P48">}</text:p>
                </text:list-item>
              </text:list>
            </text:list-item>
            <text:list-item>
              <text:p text:style-name="P78"><text:span text:style-name="def">składnia inicjalizacji kolekcji generycznych jest taka sama jak ich odpowiedników </text:span><text:span text:style-name="def">niegenerycznych, z tym że podajemy typ obiektów np.:</text:span><text:span text:style-name="T20"> &lt;</text:span><text:span text:style-name="T109">int</text:span><text:span text:style-name="T20">&gt; </text:span><text:span text:style-name="def">lub</text:span><text:span text:style-name="T20"> &lt;</text:span><text:span text:style-name="T219">Car</text:span><text:span text:style-name="T20">&gt;</text:span></text:p>
            </text:list-item>
            <text:list-item>
              <text:p text:style-name="P78"><text:span text:style-name="def">szybki przegląd generycznych kolekcji</text:span></text:p>
              <text:list>
                <text:list-item>
                  <text:p text:style-name="P78"><text:soft-page-break/><text:span text:style-name="def"><text:span text:style-name="T219">Array&lt;T&gt;</text:span></text:span></text:p>
                  <text:list>
                    <text:list-item>
                      <text:p text:style-name="P78"><text:span text:style-name="def">umożliwia zmianę wielkości kolekcji</text:span></text:p>
                    </text:list-item>
                    <text:list-item>
                      <text:p text:style-name="P78"><text:span text:style-name="def">Insert - wstawia elementach</text:span></text:p>
                    </text:list-item>
                    <text:list-item>
                      <text:p text:style-name="P78"><text:span text:style-name="def"><text:span text:style-name="T219">ToArray </text:span></text:span><text:span text:style-name="def">- oddaje tablicę</text:span></text:p>
                    </text:list-item>
                  </text:list>
                </text:list-item>
                <text:list-item>
                  <text:p text:style-name="P78"><text:span text:style-name="def"><text:span text:style-name="T219">Stack&lt;T&gt;</text:span></text:span></text:p>
                  <text:list>
                    <text:list-item>
                      <text:p text:style-name="P78"><text:span text:style-name="def"><text:span text:style-name="T219">Pop </text:span></text:span><text:span text:style-name="def">i</text:span><text:span text:style-name="def"><text:span text:style-name="T219"> Push </text:span></text:span><text:span text:style-name="def">– wstawia i zdejmuje element</text:span></text:p>
                    </text:list-item>
                    <text:list-item>
                      <text:p text:style-name="P78"><text:span text:style-name="def"><text:span text:style-name="T219">Peek </text:span></text:span><text:span text:style-name="def">– oddaje element z wierzchu stosu, ale go nie usuwa</text:span></text:p>
                    </text:list-item>
                  </text:list>
                </text:list-item>
                <text:list-item>
                  <text:p text:style-name="P78"><text:span text:style-name="def"><text:span text:style-name="T219">Queue&lt;T&gt;</text:span></text:span></text:p>
                  <text:list>
                    <text:list-item>
                      <text:p text:style-name="P78"><text:span text:style-name="def"><text:span text:style-name="T219">Enqueue </text:span></text:span><text:span text:style-name="def">i</text:span><text:span text:style-name="def"><text:span text:style-name="T219"> Dequeue</text:span></text:span><text:span text:style-name="def"> – wstawia i zdejmuje element</text:span></text:p>
                    </text:list-item>
                    <text:list-item>
                      <text:p text:style-name="P78"><text:span text:style-name="def"><text:span text:style-name="T219">Peek</text:span></text:span><text:span text:style-name="def"> – oddaje element z wierzchu stosu, ale go nie usuwa</text:span></text:p>
                    </text:list-item>
                  </text:list>
                </text:list-item>
                <text:list-item>
                  <text:p text:style-name="P78"><text:span text:style-name="def"><text:span text:style-name="T219">SortedSet&lt;T&gt;</text:span></text:span></text:p>
                  <text:list>
                    <text:list-item>
                      <text:p text:style-name="P78"><text:span text:style-name="def">musi mieć klasę sortującą (implementującą</text:span><text:span text:style-name="def"><text:span text:style-name="T219"> IComparer&lt;T&gt;</text:span></text:span><text:span text:style-name="def">)</text:span></text:p>
                      <text:list>
                        <text:list-item>
                          <text:p text:style-name="P78"><text:span text:style-name="def"><text:span text:style-name="T109">public</text:span></text:span><text:span text:style-name="def"><text:span text:style-name="T20"> </text:span></text:span><text:span text:style-name="def"><text:span text:style-name="T109">class</text:span></text:span><text:span text:style-name="def"><text:span text:style-name="T20"> </text:span></text:span><text:span text:style-name="def"><text:span text:style-name="T219">GenericCompareHelp</text:span></text:span><text:span text:style-name="def"><text:span text:style-name="T20"> : </text:span></text:span><text:span text:style-name="def"><text:span text:style-name="T219">Icomparer</text:span></text:span><text:span text:style-name="def"><text:span text:style-name="T20">&lt;</text:span></text:span><text:span text:style-name="def"><text:span text:style-name="T219">Car</text:span></text:span><text:span text:style-name="def"><text:span text:style-name="T20">&gt;</text:span></text:span></text:p>
                          <text:p text:style-name="P48">{</text:p>
                          <text:list>
                            <text:list-header>
                              <text:p text:style-name="P78"><text:span text:style-name="T109">int</text:span><text:span text:style-name="T20"> </text:span><text:span text:style-name="T219">IComparer&lt;Car&gt;</text:span><text:span text:style-name="T20">.Compare(</text:span><text:span text:style-name="T219">Car</text:span><text:span text:style-name="T20"> o1, </text:span><text:span text:style-name="T219">Car</text:span><text:span text:style-name="T20"> o2)</text:span></text:p>
                              <text:p text:style-name="P48">{</text:p>
                              <text:list>
                                <text:list-header>
                                  <text:p text:style-name="P75">//porównanie obiektów typu Car</text:p>
                                </text:list-header>
                              </text:list>
                              <text:p text:style-name="P48">}</text:p>
                            </text:list-header>
                          </text:list>
                          <text:p text:style-name="P48">}</text:p>
                          <text:p text:style-name="P48">...</text:p>
                          <text:p text:style-name="P78"><text:span text:style-name="T219">SortedSet</text:span><text:span text:style-name="T20">&lt;</text:span><text:span text:style-name="T219">Car</text:span><text:span text:style-name="T20">&gt; carSet = </text:span><text:span text:style-name="T109">new</text:span><text:span text:style-name="T20"> </text:span><text:span text:style-name="T219">SortedSet</text:span><text:span text:style-name="T20">&lt;</text:span><text:span text:style-name="T219">Car</text:span><text:span text:style-name="T20">&gt;(</text:span><text:span text:style-name="T109">new</text:span><text:span text:style-name="T20"> </text:span><text:span text:style-name="T219">GenericCompareHelp</text:span><text:span text:style-name="T20">());</text:span></text:p>
                        </text:list-item>
                      </text:list>
                    </text:list-item>
                    <text:list-item>
                      <text:p text:style-name="P78"><text:span text:style-name="def"><text:span text:style-name="T219">Add </text:span></text:span><text:span text:style-name="def">- wstawia element</text:span></text:p>
                    </text:list-item>
                  </text:list>
                </text:list-item>
              </text:list>
            </text:list-item>
            <text:list-item>
              <text:p text:style-name="P78"><text:span text:style-name="def">niestandardowe metody generyczne – aby mieć metodę operującą na różnych typach z zachowaniem bezpieczeństwa.</text:span></text:p>
              <text:list>
                <text:list-item>
                  <text:p text:style-name="P78"><text:span text:style-name="def"><text:span text:style-name="T109">void</text:span></text:span><text:span text:style-name="def"><text:span text:style-name="T20"> Swap&lt;T&gt;(</text:span></text:span><text:span text:style-name="def"><text:span text:style-name="T109">ref</text:span></text:span><text:span text:style-name="def"><text:span text:style-name="T20"> T a, </text:span></text:span><text:span text:style-name="def"><text:span text:style-name="T109">ref</text:span></text:span><text:span text:style-name="def"><text:span text:style-name="T20"> T b) – </text:span></text:span><text:span text:style-name="def">ref jest ważne bo Swap podmienia referencje !!!</text:span></text:p>
                  <text:p text:style-name="P48">{</text:p>
                  <text:list>
                    <text:list-header>
                      <text:p text:style-name="P48">T temp = a;</text:p>
                      <text:p text:style-name="P48">a = b;</text:p>
                      <text:p text:style-name="P48">b = temp;</text:p>
                    </text:list-header>
                  </text:list>
                  <text:p text:style-name="P48">}</text:p>
                  <text:p text:style-name="P48">...</text:p>
                  <text:p text:style-name="P78"><text:span text:style-name="T109">bool</text:span><text:span text:style-name="T20"> b1 = </text:span><text:span text:style-name="T109">true</text:span><text:span text:style-name="T20">;</text:span></text:p>
                  <text:p text:style-name="P78"><text:span text:style-name="T109">bool</text:span><text:span text:style-name="T20"> b2 = </text:span><text:span text:style-name="T109">false</text:span><text:span text:style-name="T20">;</text:span></text:p>
                  <text:p text:style-name="P78"><text:span text:style-name="T20">Swap&lt;</text:span><text:span text:style-name="T109">bool</text:span><text:span text:style-name="T20">&gt;(</text:span><text:span text:style-name="T109">ref</text:span><text:span text:style-name="T20"> b1, </text:span><text:span text:style-name="T109">ref</text:span><text:span text:style-name="T20"> b2); </text:span><text:span text:style-name="defZiel"><text:span text:style-name="T304">/* działa dla typów wartościowych*/</text:span></text:span></text:p>
                  <text:p text:style-name="P78"><text:span text:style-name="T219">Car</text:span><text:span text:style-name="T20"> c1 = </text:span><text:span text:style-name="T109">new</text:span><text:span text:style-name="T20"> </text:span><text:span text:style-name="T219">Car</text:span><text:span text:style-name="T20">() { id = </text:span><text:span text:style-name="T196">"1"</text:span><text:span text:style-name="T20"> };</text:span></text:p>
                  <text:p text:style-name="P78"><text:span text:style-name="T219">Car</text:span><text:span text:style-name="T20"> c2 = </text:span><text:span text:style-name="T109">new</text:span><text:span text:style-name="T20"> </text:span><text:span text:style-name="T219">Car</text:span><text:span text:style-name="T20">() { id = </text:span><text:span text:style-name="T196">"2"</text:span><text:span text:style-name="T20"> };</text:span></text:p>
                  <text:p text:style-name="P78"><text:span text:style-name="T20">Swap&lt;</text:span><text:span text:style-name="T219">Car</text:span><text:span text:style-name="T20">&gt;(</text:span><text:span text:style-name="T109">ref</text:span><text:span text:style-name="T20"> c1, </text:span><text:span text:style-name="T109">ref</text:span><text:span text:style-name="T20"> c2); </text:span><text:span text:style-name="defZiel"><text:span text:style-name="T304">/* działa dla typów referencyjnych*/</text:span></text:span></text:p>
                </text:list-item>
              </text:list>
            </text:list-item>
            <text:list-item>
              <text:p text:style-name="P78"><text:span text:style-name="T20">niestandardowe klasy generyczne – taka klasa operuje na innych typach generycznych, np. klasa </text:span><text:span text:style-name="def"><text:span text:style-name="T219">Point</text:span></text:span><text:span text:style-name="T20">, która może operować zarówno na wartościach całkowitych jak i ułamkowych.</text:span></text:p>
              <text:list>
                <text:list-item>
                  <text:p text:style-name="P78"><text:span text:style-name="T109">class</text:span><text:span text:style-name="T20"> </text:span><text:span text:style-name="T219">Point</text:span><text:span text:style-name="T20">&lt;T&gt;{</text:span></text:p>
                  <text:list>
                    <text:list-header>
                      <text:p text:style-name="P78"><text:span text:style-name="T109">private</text:span><text:span text:style-name="T20"> T posX;</text:span></text:p>
                      <text:p text:style-name="P78"><text:span text:style-name="T110">private</text:span><text:span text:style-name="T111"> </text:span><text:span text:style-name="T20">T posY;</text:span></text:p>
                      <text:p text:style-name="P78"><text:span text:style-name="T109">public</text:span><text:span text:style-name="T20"> T Y </text:span></text:p>
                      <text:p text:style-name="P48">{</text:p>
                      <text:list>
                        <text:list-header>
                          <text:p text:style-name="P78"><text:span text:style-name="T109">get</text:span><text:span text:style-name="T20"> { </text:span><text:span text:style-name="T109">return</text:span><text:span text:style-name="T20"> posY; }</text:span></text:p>
                          <text:p text:style-name="P78"><text:span text:style-name="T109">set</text:span><text:span text:style-name="T20"> { posY = </text:span><text:span text:style-name="T109">value</text:span><text:span text:style-name="T20">; }</text:span></text:p>
                        </text:list-header>
                      </text:list>
                      <text:p text:style-name="P48">}</text:p>
                      <text:p text:style-name="P78"><text:span text:style-name="T109">public</text:span><text:span text:style-name="T20"> Point(T ax, T ay)</text:span></text:p>
                      <text:p text:style-name="P48">{</text:p>
                      <text:list text:continue-numbering="true">
                        <text:list-header>
                          <text:p text:style-name="P48">posX = ax;</text:p>
                          <text:p text:style-name="P48">posY = ay;</text:p>
                        </text:list-header>
                      </text:list>
                      <text:p text:style-name="P48">}</text:p>
                    </text:list-header>
                  </text:list>
                  <text:p text:style-name="P48">}</text:p>
                  <text:p text:style-name="P48">...</text:p>
                  <text:p text:style-name="P78"><text:span text:style-name="T219">Point</text:span><text:span text:style-name="T20">&lt;</text:span><text:span text:style-name="T109">int</text:span><text:span text:style-name="T20">&gt; p1 = </text:span><text:span text:style-name="T109">new</text:span><text:span text:style-name="T20"> </text:span><text:span text:style-name="T219">Point</text:span><text:span text:style-name="T20">&lt;</text:span><text:span text:style-name="T109">int</text:span><text:span text:style-name="T20">&gt;(1, 2);</text:span></text:p>
                  <text:p text:style-name="P78"><text:span text:style-name="T219">Point</text:span><text:span text:style-name="T20">&lt;</text:span><text:span text:style-name="T109">double</text:span><text:span text:style-name="T20">&gt; p2 = </text:span><text:span text:style-name="T109">new</text:span><text:span text:style-name="T20"> </text:span><text:span text:style-name="T219">Point</text:span><text:span text:style-name="T20">&lt;</text:span><text:span text:style-name="T109">double</text:span><text:span text:style-name="T20">&gt;(1.1, 2); </text:span><text:span text:style-name="defZiel"><text:span text:style-name="T304">/*</text:span></text:span><text:span text:style-name="defZiel">2 niejawnie rzutowane na double*/</text:span></text:p>
                </text:list-item>
                <text:list-item>
                  <text:p text:style-name="P78"><text:soft-page-break/><text:span text:style-name="def">default(T) – oddaje wartość domyślną dla typu T</text:span></text:p>
                </text:list-item>
                <text:list-item>
                  <text:p text:style-name="P78"><text:span text:style-name="def">Dziedziczenie</text:span></text:p>
                  <text:list>
                    <text:list-item>
                      <text:p text:style-name="P78"><text:span text:style-name="def">Jeśli klasa niegeneryczna wywodzi się od generycznej to trzeba ustawić jej typ</text:span></text:p>
                      <text:list>
                        <text:list-item>
                          <text:p text:style-name="P78"><text:span text:style-name="def"><text:span text:style-name="T109">class</text:span></text:span><text:span text:style-name="def"><text:span text:style-name="T20"> </text:span></text:span><text:span text:style-name="def"><text:span text:style-name="T219">NewPoint</text:span></text:span><text:span text:style-name="def"><text:span text:style-name="T20"> : </text:span></text:span><text:span text:style-name="def"><text:span text:style-name="T219">Point</text:span></text:span><text:span text:style-name="def"><text:span text:style-name="T20">&lt;</text:span></text:span><text:span text:style-name="def"><text:span text:style-name="T109">int</text:span></text:span><text:span text:style-name="def"><text:span text:style-name="T20">&gt; {…}</text:span></text:span></text:p>
                        </text:list-item>
                      </text:list>
                    </text:list-item>
                    <text:list-item>
                      <text:p text:style-name="P78"><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78"><text:span text:style-name="def">Jeśli klasa potomna jest generyczna, to można dalej używać wypełniacza, ale respektując ograniczenia z klasy bazowej (patrz poniżej)</text:span></text:p>
                    </text:list-item>
                  </text:list>
                </text:list-item>
              </text:list>
            </text:list-item>
            <text:list-item>
              <text:p text:style-name="P78"><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78"><text:span text:style-name="def">Mozemy nakładać cały łańcuszek warunków</text:span></text:p>
                  <text:list>
                    <text:list-item>
                      <text:p text:style-name="P78"><text:span text:style-name="def"><text:span text:style-name="T109">void</text:span></text:span><text:span text:style-name="def"><text:span text:style-name="T20"> Swap&lt;T&gt;(</text:span></text:span><text:span text:style-name="def"><text:span text:style-name="T109">ref</text:span></text:span><text:span text:style-name="def"><text:span text:style-name="T20"> T a, </text:span></text:span><text:span text:style-name="def"><text:span text:style-name="T109">ref</text:span></text:span><text:span text:style-name="def"><text:span text:style-name="T20"> T b) </text:span></text:span><text:span text:style-name="def"><text:span text:style-name="T109">where</text:span></text:span><text:span text:style-name="def"><text:span text:style-name="T20"> T: </text:span></text:span><text:span text:style-name="def"><text:span text:style-name="T109">struct</text:span></text:span><text:span text:style-name="def"><text:span text:style-name="T20">, </text:span></text:span><text:span text:style-name="def"><text:span text:style-name="T219">Ienumerable</text:span></text:span><text:span text:style-name="def"><text:span text:style-name="T20"> {…}</text:span></text:span></text:p>
                    </text:list-item>
                  </text:list>
                </text:list-item>
                <text:list-item>
                  <text:p text:style-name="P78"><text:span text:style-name="def2">struct</text:span><text:span text:style-name="def"> – struktura </text:span></text:p>
                </text:list-item>
                <text:list-item>
                  <text:p text:style-name="P78"><text:span text:style-name="def2">class</text:span><text:span text:style-name="def"> - klasa</text:span></text:p>
                </text:list-item>
                <text:list-item>
                  <text:p text:style-name="P78"><text:span text:style-name="def2">new</text:span><text:span text:style-name="def2"><text:span text:style-name="T19">()</text:span></text:span><text:span text:style-name="def"> - ma domyślny konstruktor</text:span></text:p>
                </text:list-item>
                <text:list-item>
                  <text:p text:style-name="P78"><text:span text:style-name="def2">Point</text:span><text:span text:style-name="def"> – dziedziczy lub jest klasy Point</text:span></text:p>
                </text:list-item>
                <text:list-item>
                  <text:p text:style-name="P239"><text:span text:style-name="def"><text:span text:style-name="T219">IComparer</text:span></text:span><text:span text:style-name="def"> – implementuje <text:s/></text:span><text:span text:style-name="def"><text:span text:style-name="T219">Icomparer</text:span></text:span></text:p>
                </text:list-item>
              </text:list>
            </text:list-item>
          </text:list>
        </text:list-item>
      </text:list>
      <text:p text:style-name="P6"><text:span text:style-name="def"><text:span text:style-name="T219"/></text:span></text:p>
      <text:p text:style-name="Def"><text:span text:style-name="def"><text:span text:style-name="T220"/></text:span></text:p>
      <text:list xml:id="list42183721" text:continue-numbering="true" text:style-name="L23">
        <text:list-item>
          <text:list>
            <text:list-item>
              <text:list>
                <text:list-header>
                  <text:p text:style-name="P78"><text:span text:style-name="def"/></text:p>
                </text:list-header>
              </text:list>
            </text:list-item>
          </text:list>
        </text:list-item>
      </text:list>
      <text:p text:style-name="P27"><text:span text:style-name="def"><text:span text:style-name="T275">Delegaty</text:span></text:span></text:p>
      <text:list xml:id="list1334267284777503598" text:style-name="L24">
        <text:list-item>
          <text:p text:style-name="P80"><text:span text:style-name="def3"><text:span text:style-name="T113">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string</text:span></text:span><text:span text:style-name="def3"><text:span text:style-name="T52"> </text:span></text:span><text:span text:style-name="def3"><text:span text:style-name="T222">Binary</text:span></text:span><text:span text:style-name="def3"><text:span text:style-name="T52">(</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 </text:span></text:span><text:span text:style-name="def"><text:span text:style-name="T275">- ten delegat może wskazywać na dowolną funkcję przyjmującą 2 integery i zwracającą stringa. Delegaty przetrzymują WIELE funkcji </text:span></text:span><text:span text:style-name="def"><text:span text:style-name="T291">(MULTICASTING)</text:span></text:span><text:span text:style-name="def"><text:span text:style-name="T275">, a nie tylko jedną jak w Delphi. Uruchamiając delegat uruchamiamy całą grypę funkcji;</text:span></text:span></text:p>
        </text:list-item>
        <text:list-item>
          <text:p text:style-name="P223"><text:span text:style-name="def"><text:span text:style-name="T275">Wynikiem zdefiniowania delegatu jest klasa </text:span></text:span><text:span text:style-name="def2"><text:span text:style-name="T275">sealed</text:span></text:span><text:span text:style-name="def"><text:span text:style-name="T275"> z 3 metodami.</text:span></text:span></text:p>
        </text:list-item>
        <text:list-item>
          <text:p text:style-name="P223"><text:span text:style-name="def"><text:span text:style-name="T275">Użycie z metodami statycznymi</text:span></text:span></text:p>
          <text:p text:style-name="P80"><text:span text:style-name="def3"><text:span text:style-name="T148">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string</text:span></text:span><text:span text:style-name="def3"><text:span text:style-name="T52"> </text:span></text:span><text:span text:style-name="def3"><text:span text:style-name="T222">Binary</text:span></text:span><text:span text:style-name="def3"><text:span text:style-name="T52">(</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79"><text:span text:style-name="def3"><text:span text:style-name="T122">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Klasa</text:span></text:span></text:p>
          <text:p text:style-name="P79"><text:span text:style-name="def3"><text:span text:style-name="T52">{</text:span></text:span></text:p>
          <text:p text:style-name="P79"><text:span text:style-name="def3"><text:span text:style-name="T52"><text:s text:c="4"/></text:span></text:span><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string</text:span></text:span><text:span text:style-name="def3"><text:span text:style-name="T52"> AddFunct(</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 { </text:span></text:span><text:span text:style-name="def3"><text:span text:style-name="T122">return</text:span></text:span><text:span text:style-name="def3"><text:span text:style-name="T52"> </text:span></text:span><text:span text:style-name="def3"><text:span text:style-name="T197">"u"</text:span></text:span><text:span text:style-name="def3"><text:span text:style-name="T52">; }</text:span></text:span></text:p>
          <text:p text:style-name="P79"><text:span text:style-name="def3"><text:span text:style-name="T52">}</text:span></text:span></text:p>
          <text:p text:style-name="P223"><text:span text:style-name="def2"><text:span text:style-name="T275">...</text:span></text:span></text:p>
          <text:p text:style-name="P80"><text:span text:style-name="def3"><text:span text:style-name="T243">Binary</text:span></text:span><text:span text:style-name="def3"><text:span text:style-name="T52"> b = </text:span></text:span><text:span text:style-name="def3"><text:span text:style-name="T122">new</text:span></text:span><text:span text:style-name="def3"><text:span text:style-name="T52"> </text:span></text:span><text:span text:style-name="def3"><text:span text:style-name="T222">Binary</text:span></text:span><text:span text:style-name="def3"><text:span text:style-name="T52">(</text:span></text:span><text:span text:style-name="def3"><text:span text:style-name="T222">Klasa</text:span></text:span><text:span text:style-name="def3"><text:span text:style-name="T52">.AddFunct);</text:span></text:span></text:p>
          <text:p text:style-name="P79"><text:span text:style-name="def3"><text:span text:style-name="T122">string</text:span></text:span><text:span text:style-name="def3"><text:span text:style-name="T52"> s = b(1,3);</text:span></text:span></text:p>
          <text:p text:style-name="P236"><text:span text:style-name="def3"/></text:p>
        </text:list-item>
        <text:list-item>
          <text:p text:style-name="P223"><text:span text:style-name="def"><text:span text:style-name="T275">Użycie z metodami instantyjnymi</text:span></text:span></text:p>
          <text:p text:style-name="P80"><text:span text:style-name="def3"><text:span text:style-name="T149">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Car</text:span></text:span></text:p>
          <text:p text:style-name="P79"><text:span text:style-name="def3"><text:span text:style-name="T52">{</text:span></text:span></text:p>
          <text:p text:style-name="P167"><text:span text:style-name="def3"><text:span text:style-name="T122">private</text:span></text:span><text:span text:style-name="def3"><text:span text:style-name="T52"> </text:span></text:span><text:span text:style-name="def3"><text:span text:style-name="T122">int</text:span></text:span><text:span text:style-name="def3"><text:span text:style-name="T52"> MaxSpeed{</text:span></text:span><text:span text:style-name="def3"><text:span text:style-name="T122">get</text:span></text:span><text:span text:style-name="def3"><text:span text:style-name="T52">; </text:span></text:span><text:span text:style-name="def3"><text:span text:style-name="T122">set</text:span></text:span><text:span text:style-name="def3"><text:span text:style-name="T52">;}</text:span></text:span></text:p>
          <text:p text:style-name="P167"><text:span text:style-name="def3"><text:span text:style-name="T122">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void</text:span></text:span><text:span text:style-name="def3"><text:span text:style-name="T52"> </text:span></text:span><text:span text:style-name="def3"><text:span text:style-name="T222">InformSpeed</text:span></text:span><text:span text:style-name="def3"><text:span text:style-name="T52">(</text:span></text:span><text:span text:style-name="def3"><text:span text:style-name="T122">string</text:span></text:span><text:span text:style-name="def3"><text:span text:style-name="T52"> msg); </text:span></text:span><text:span text:style-name="def3"><text:span text:style-name="T172">/*- definiowanie delegata*/</text:span></text:span></text:p>
          <text:p text:style-name="P167"><text:span text:style-name="def3"><text:span text:style-name="T122">public</text:span></text:span><text:span text:style-name="def3"><text:span text:style-name="T52"> </text:span></text:span><text:span text:style-name="def3"><text:span text:style-name="T222">InformSpeed</text:span></text:span><text:span text:style-name="def3"><text:span text:style-name="T52"> listaPowiadamiaczy;</text:span></text:span><text:span text:style-name="def3"><text:span text:style-name="T172">/* - definiwanie składowej (obiektu) </text:span></text:span></text:p>
          <text:p text:style-name="P167"><text:span text:style-name="def3"><text:span text:style-name="T172">delegata*/</text:span></text:span></text:p>
          <text:p text:style-name="P167"><text:span text:style-name="def3"><text:span text:style-name="T122">public</text:span></text:span><text:span text:style-name="def3"><text:span text:style-name="T52"> </text:span></text:span><text:span text:style-name="def3"><text:span text:style-name="T122">void</text:span></text:span><text:span text:style-name="def3"><text:span text:style-name="T52"> RejestrujPowiadamiacz(</text:span></text:span><text:span text:style-name="def3"><text:span text:style-name="T222">InformSpeed</text:span></text:span><text:span text:style-name="def3"><text:span text:style-name="T52"> metodaObca)</text:span></text:span></text:p>
          <text:p text:style-name="P167"><text:span text:style-name="def3"><text:span text:style-name="T52">{</text:span></text:span></text:p>
          <text:p text:style-name="P177"><text:span text:style-name="def3"><text:span text:style-name="T52">listaPowiadamiaczy += metodaObca;</text:span></text:span></text:p>
          <text:p text:style-name="P167"><text:span text:style-name="def3"><text:span text:style-name="T52">}</text:span></text:span></text:p>
          <text:p text:style-name="P167"><text:span text:style-name="def3"><text:span text:style-name="T122">public</text:span></text:span><text:span text:style-name="def3"><text:span text:style-name="T52"> </text:span></text:span><text:span text:style-name="def3"><text:span text:style-name="T122">void</text:span></text:span><text:span text:style-name="def3"><text:span text:style-name="T52"> UsunPowiadamiacz(</text:span></text:span><text:span text:style-name="def3"><text:span text:style-name="T222">InformSpeed</text:span></text:span><text:span text:style-name="def3"><text:span text:style-name="T52"> metodaObca)</text:span></text:span></text:p>
          <text:p text:style-name="P167"><text:span text:style-name="def3"><text:span text:style-name="T52">{</text:span></text:span></text:p>
          <text:p text:style-name="P177"><text:span text:style-name="def3"><text:span text:style-name="T52">listaPowiadamiaczy -= metodaObca;</text:span></text:span></text:p>
          <text:p text:style-name="P167"><text:span text:style-name="def3"><text:span text:style-name="T52">}</text:span></text:span></text:p>
          <text:p text:style-name="P167"><text:span text:style-name="def3"><text:span text:style-name="T122">public</text:span></text:span><text:span text:style-name="def3"><text:span text:style-name="T52"> </text:span></text:span><text:span text:style-name="def3"><text:span text:style-name="T122">void</text:span></text:span><text:span text:style-name="def3"><text:span text:style-name="T52"> UruchomPowiadamiaczy()</text:span></text:span></text:p>
          <text:p text:style-name="P167"><text:span text:style-name="def3"><text:span text:style-name="T52">{</text:span></text:span></text:p>
          <text:p text:style-name="P177"><text:span text:style-name="def3"><text:span text:style-name="T52">listaPowiadamiaczy(</text:span></text:span><text:span text:style-name="def3"><text:span text:style-name="T197">"text"</text:span></text:span><text:span text:style-name="def3"><text:span text:style-name="T52">);</text:span></text:span><text:span text:style-name="def3"><text:span text:style-name="T172">/* - uruchomi wszystkie funkcje dodane do </text:span></text:span><text:soft-page-break/><text:span text:style-name="def3"><text:span text:style-name="T172">obiektu delegata*/</text:span></text:span></text:p>
          <text:p text:style-name="P167"><text:span text:style-name="def3"><text:span text:style-name="T52">}</text:span></text:span></text:p>
          <text:p text:style-name="P79"><text:span text:style-name="def3"><text:span text:style-name="T52">}</text:span></text:span></text:p>
          <text:p text:style-name="P223"><text:span text:style-name="def2"><text:span text:style-name="T276"/></text:span></text:p>
          <text:p text:style-name="P81"><text:span text:style-name="def3"><text:span text:style-name="T150">public</text:span></text:span><text:span text:style-name="def3"><text:span text:style-name="T52"> </text:span></text:span><text:span text:style-name="def3"><text:span text:style-name="T122">void</text:span></text:span><text:span text:style-name="def3"><text:span text:style-name="T52"> Widz1(</text:span></text:span><text:span text:style-name="def3"><text:span text:style-name="T122">string</text:span></text:span><text:span text:style-name="def3"><text:span text:style-name="T52"> atext)</text:span></text:span></text:p>
          <text:p text:style-name="P79"><text:span text:style-name="def3"><text:span text:style-name="T52">{</text:span></text:span></text:p>
          <text:p text:style-name="P79"><text:span text:style-name="def3"><text:span text:style-name="T172">//akcja obserwatora po otrzymaniu powiadomienia od powiadamiacza</text:span></text:span></text:p>
          <text:p text:style-name="P79"><text:span text:style-name="def3"><text:span text:style-name="T52"><text:s text:c="4"/></text:span></text:span><text:span text:style-name="def3"><text:span text:style-name="T122">string</text:span></text:span><text:span text:style-name="def3"><text:span text:style-name="T52"> g = </text:span></text:span><text:span text:style-name="def3"><text:span text:style-name="T197">""</text:span></text:span><text:span text:style-name="def3"><text:span text:style-name="T52">;</text:span></text:span></text:p>
          <text:p text:style-name="P79"><text:span text:style-name="def3"><text:span text:style-name="T52">}</text:span></text:span></text:p>
          <text:p text:style-name="P224"><text:span text:style-name="def2"><text:span text:style-name="T276">...</text:span></text:span></text:p>
          <text:p text:style-name="P82"><text:span text:style-name="def3"><text:span text:style-name="T244">Car</text:span></text:span><text:span text:style-name="def3"><text:span text:style-name="T52"> c =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p>
        </text:list-item>
      </text:list>
      <text:p text:style-name="P28"><text:span text:style-name="def2"><text:span text:style-name="T276"/></text:span></text:p>
      <text:list xml:id="list42185153" text:continue-numbering="true" text:style-name="L24">
        <text:list-item>
          <text:list>
            <text:list-item>
              <text:p text:style-name="P225"><text:span text:style-name="def"><text:span text:style-name="T279">Dodanie do delegaty nowej funkcji</text:span></text:span></text:p>
              <text:list>
                <text:list-item>
                  <text:p text:style-name="P225"><text:span text:style-name="def3"><text:span text:style-name="T83">c.RejestrujPowiadamiacz(Widz1);</text:span></text:span></text:p>
                </text:list-item>
                <text:list-item>
                  <text:p text:style-name="P83"><text:span text:style-name="def3"><text:span text:style-name="T83">c.RejestrujPowiadamiacz(</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span text:style-name="def3"><text:span text:style-name="T222">InformSpeed</text:span></text:span><text:span text:style-name="def3"><text:span text:style-name="T52">(Widz1));</text:span></text:span></text:p>
                </text:list-item>
              </text:list>
            </text:list-item>
          </text:list>
        </text:list-item>
      </text:list>
      <text:p text:style-name="P10"><text:span text:style-name="def3"><text:span text:style-name="T83"/></text:span></text:p>
      <text:list xml:id="list42183451" text:continue-numbering="true" text:style-name="L24">
        <text:list-item>
          <text:list>
            <text:list-item>
              <text:p text:style-name="P84"><text:span text:style-name="def3"><text:span text:style-name="T85">Usunięcie funkcji z delegaty</text:span></text:span></text:p>
              <text:list>
                <text:list-item>
                  <text:p text:style-name="P84"><text:span text:style-name="def2"><text:span text:style-name="T86">c.UsunPowiadamiacz(</text:span></text:span><text:span text:style-name="def3"><text:span text:style-name="T83">Widz1</text:span></text:span><text:span text:style-name="def2"><text:span text:style-name="T86">);</text:span></text:span></text:p>
                </text:list-item>
                <text:list-item>
                  <text:p text:style-name="P84"><text:span text:style-name="def3"><text:span text:style-name="T244">Car</text:span></text:span><text:span text:style-name="def3"><text:span text:style-name="T52">.</text:span></text:span><text:span text:style-name="def3"><text:span text:style-name="T222">InformSpeed</text:span></text:span><text:span text:style-name="def3"><text:span text:style-name="T52"> del =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span text:style-name="def3"><text:span text:style-name="T222">InformSpeed</text:span></text:span><text:span text:style-name="def3"><text:span text:style-name="T52">(Widz1); </text:span></text:span><text:span text:style-name="def3"><text:span text:style-name="T172">/*tworzenie nowego </text:span></text:span><text:span text:style-name="def3"><text:span text:style-name="T173">obiektu</text:span></text:span><text:span text:style-name="def3"><text:span text:style-name="T172">*/</text:span></text:span></text:p>
                  <text:p text:style-name="P79"><text:span text:style-name="def3"><text:span text:style-name="T52">c.RejestrujPowiadamiacz(del);</text:span></text:span></text:p>
                  <text:p text:style-name="P79"><text:span text:style-name="def3"><text:span text:style-name="T52">c.listaPowiadamiaczy(</text:span></text:span><text:span text:style-name="def3"><text:span text:style-name="T197">"Treść wiadomości"</text:span></text:span><text:span text:style-name="def3"><text:span text:style-name="T52">);</text:span></text:span></text:p>
                  <text:p text:style-name="P79"><text:span text:style-name="def3"><text:span text:style-name="T52">c.UsunPowiadamiacz(del);</text:span></text:span></text:p>
                  <text:p text:style-name="P84"><text:span text:style-name="def3"><text:span text:style-name="T86"/></text:span></text:p>
                </text:list-item>
              </text:list>
            </text:list-item>
          </text:list>
          <text:p text:style-name="P224"><text:span text:style-name="def2"><text:span text:style-name="T276"/></text:span></text:p>
          <text:list text:continue-numbering="true">
            <text:list-item>
              <text:p text:style-name="P226"><text:span text:style-name="def"><text:span text:style-name="T279">Podmiana delegaty na nową, w konstruktorze dodajemy od razu funkcję</text:span></text:span></text:p>
              <text:p text:style-name="P83"><text:span text:style-name="def3"><text:span text:style-name="T84">c.listaPowiadamiaczy =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span text:style-name="def3"><text:span text:style-name="T222">InformSpeed</text:span></text:span><text:span text:style-name="def3"><text:span text:style-name="T52">(Widz1);</text:span></text:span><text:span text:style-name="def2"><text:span text:style-name="T276"> </text:span></text:span><text:span text:style-name="def2"><text:span text:style-name="T277">-</text:span></text:span><text:span text:style-name="def2"><text:span text:style-name="T185"> </text:span></text:span><text:span text:style-name="def2"><text:span text:style-name="T186">Car.InformSpeed </text:span></text:span><text:span text:style-name="def2"><text:span text:style-name="T185">bo definicja </text:span></text:span></text:p>
              <text:p text:style-name="P186"><text:span text:style-name="def2"><text:span text:style-name="T185">delegatu jest wewnątrz klasy Car</text:span></text:span></text:p>
            </text:list-item>
            <text:list-item>
              <text:p text:style-name="P227"><text:span text:style-name="def"><text:span text:style-name="T286">to podejście narusza enakapsulację, bo instancja delegatu powinna być </text:span></text:span><text:span text:style-name="def2"><text:span text:style-name="T286">private</text:span></text:span><text:span text:style-name="def"><text:span text:style-name="T286">, ale na potrzeby przykładu zrobiliśmy odstępstwo.</text:span></text:span></text:p>
            </text:list-item>
            <text:list-item>
              <text:p text:style-name="P228"><text:span text:style-name="def"><text:span text:style-name="T204">=</text:span></text:span><text:span text:style-name="def"><text:span text:style-name="T277"> WYPEŁNIA listę jedną metodą (tak jakby usuwał to co do tej pory zawierała)</text:span></text:span></text:p>
            </text:list-item>
            <text:list-item>
              <text:p text:style-name="P228"><text:span text:style-name="def"><text:span text:style-name="T204">+= </text:span></text:span><text:span text:style-name="def"><text:span text:style-name="T206">jest przeciążone i</text:span></text:span><text:span text:style-name="def"><text:span text:style-name="T277"> DOPISUJE do listy metodę</text:span></text:span></text:p>
            </text:list-item>
            <text:list-item>
              <text:p text:style-name="P229"><text:span text:style-name="def"><text:span text:style-name="T205">-</text:span></text:span><text:span text:style-name="def"><text:span text:style-name="T204">=</text:span></text:span><text:span text:style-name="def"><text:span text:style-name="T277"> </text:span></text:span><text:span text:style-name="def"><text:span text:style-name="T206">jest przeciążone i </text:span></text:span><text:span text:style-name="def"><text:span text:style-name="T280">USUWA</text:span></text:span><text:span text:style-name="def"><text:span text:style-name="T277"> do listy metodę </text:span></text:span><text:span text:style-name="def"><text:span text:style-name="T280">(sam wie jaką)</text:span></text:span></text:p>
            </text:list-item>
            <text:list-item>
              <text:p text:style-name="P230"><text:span text:style-name="def"><text:span text:style-name="T280">Delegat wewnętrznie przypomina kolejkę FIFO, więc pierwsza dodana funkcja będzie też pierwszą uruchomioną przez delegat</text:span></text:span></text:p>
              <text:p text:style-name="P228"><text:span text:style-name="def2"><text:span text:style-name="T275"/></text:span></text:p>
            </text:list-item>
          </text:list>
        </text:list-item>
        <text:list-item>
          <text:p text:style-name="P223"><text:span text:style-name="def"><text:span text:style-name="T275">Delegaty </text:span></text:span><text:span text:style-name="def"><text:span text:style-name="T2">zachowują bezpieczeństwo typów</text:span></text:span><text:span text:style-name="def"><text:span text:style-name="T275">, więc nie przyjmą innych parametrów niż zawarte w definicji.</text:span></text:span></text:p>
        </text:list-item>
        <text:list-item>
          <text:p text:style-name="P231"><text:span text:style-name="def"><text:span text:style-name="T288">NIE DA SIĘ </text:span></text:span><text:span text:style-name="def"><text:span text:style-name="T278"><text:s/>uruchomić delegata, do którego nie podłączono odpowiedniej metody. </text:span></text:span><text:span text:style-name="def"><text:span text:style-name="T287">Będzie rzucony wyjątek;</text:span></text:span></text:p>
        </text:list-item>
        <text:list-item>
          <text:p text:style-name="P232"><text:span text:style-name="def"><text:span text:style-name="T288">NIE DA SIĘ utworzyć obiektu delegata bez podania fynkcji jako argumentu konstruktora.</text:span></text:span></text:p>
        </text:list-item>
        <text:list-item>
          <text:p text:style-name="P233"><text:span text:style-name="def"><text:span text:style-name="T281">Kowariancja delegatów – uwzględnienie dziedziczenia. Dzięki tej właściwości możemy dodawać do jednej instancji delegata metody, które zwracają także typy dziedziczące po zdefiniowanym</text:span></text:span></text:p>
          <text:p text:style-name="P85"><text:span text:style-name="def3"><text:span text:style-name="T151">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222">Car</text:span></text:span><text:span text:style-name="def3"><text:span text:style-name="T52"> </text:span></text:span><text:span text:style-name="def3"><text:span text:style-name="T222">ObtainCarDelegate</text:span></text:span><text:span text:style-name="def3"><text:span text:style-name="T52">(); </text:span></text:span><text:span text:style-name="def3"><text:span text:style-name="T172">/*nie pobiera </text:span></text:span><text:span text:style-name="def3"><text:span text:style-name="T174">argumentów</text:span></text:span><text:span text:style-name="def3"><text:span text:style-name="T172">, oddaje Car*/</text:span></text:span></text:p>
          <text:p text:style-name="P79"><text:span text:style-name="def3"><text:span text:style-name="T122">public</text:span></text:span><text:span text:style-name="def3"><text:span text:style-name="T52"> </text:span></text:span><text:span text:style-name="def3"><text:span text:style-name="T222">Car</text:span></text:span><text:span text:style-name="def3"><text:span text:style-name="T52"> GetCar() { </text:span></text:span><text:span text:style-name="def3"><text:span text:style-name="T122">return</text:span></text:span><text:span text:style-name="def3"><text:span text:style-name="T52"> </text:span></text:span><text:span text:style-name="def3"><text:span text:style-name="T122">new</text:span></text:span><text:span text:style-name="def3"><text:span text:style-name="T52"> </text:span></text:span><text:span text:style-name="def3"><text:span text:style-name="T222">Car</text:span></text:span><text:span text:style-name="def3"><text:span text:style-name="T52">(); }</text:span></text:span></text:p>
          <text:p text:style-name="P79"><text:span text:style-name="def3"><text:span text:style-name="T122">public</text:span></text:span><text:span text:style-name="def3"><text:span text:style-name="T52"> </text:span></text:span><text:span text:style-name="def3"><text:span text:style-name="T222">SportCar</text:span></text:span><text:span text:style-name="def3"><text:span text:style-name="T52"> GetSportCar() { </text:span></text:span><text:span text:style-name="def3"><text:span text:style-name="T122">return</text:span></text:span><text:span text:style-name="def3"><text:span text:style-name="T52"> </text:span></text:span><text:span text:style-name="def3"><text:span text:style-name="T122">new</text:span></text:span><text:span text:style-name="def3"><text:span text:style-name="T52"> </text:span></text:span><text:span text:style-name="def3"><text:span text:style-name="T222">SportCar</text:span></text:span><text:span text:style-name="def3"><text:span text:style-name="T52">(); }</text:span></text:span></text:p>
        </text:list-item>
      </text:list>
      <text:p text:style-name="P5"><text:span text:style-name="def2"><text:span text:style-name="T281">...</text:span></text:span></text:p>
      <text:list xml:id="list42177166" text:continue-numbering="true" text:style-name="L24">
        <text:list-header>
          <text:p text:style-name="P86"><text:span text:style-name="def3"><text:span text:style-name="T245">ObtainCarDelegate</text:span></text:span><text:span text:style-name="def3"><text:span text:style-name="T52"> DajCar = </text:span></text:span><text:span text:style-name="def3"><text:span text:style-name="T122">new</text:span></text:span><text:span text:style-name="def3"><text:span text:style-name="T52"> </text:span></text:span><text:span text:style-name="def3"><text:span text:style-name="T222">ObtainCarDelegate</text:span></text:span><text:span text:style-name="def3"><text:span text:style-name="T52">(GetCar);</text:span></text:span></text:p>
          <text:p text:style-name="P79"><text:span text:style-name="def3"><text:span text:style-name="T222">ObtainCarDelegate</text:span></text:span><text:span text:style-name="def3"><text:span text:style-name="T52"> DajSportCar = </text:span></text:span><text:span text:style-name="def3"><text:span text:style-name="T122">new</text:span></text:span><text:span text:style-name="def3"><text:span text:style-name="T52"> </text:span></text:span><text:span text:style-name="def3"><text:span text:style-name="T222">ObtainCarDelegate</text:span></text:span><text:span text:style-name="def3"><text:span text:style-name="T52">(GetSportCar);</text:span></text:span></text:p>
          <text:p text:style-name="P229"><text:span text:style-name="def2"><text:span text:style-name="T282">...</text:span></text:span></text:p>
          <text:p text:style-name="P87"><text:span text:style-name="def3"><text:span text:style-name="T245">ObtainCarDelegate</text:span></text:span><text:span text:style-name="def3"><text:span text:style-name="T52"> DajCar = </text:span></text:span><text:span text:style-name="def3"><text:span text:style-name="T122">null</text:span></text:span><text:span text:style-name="def3"><text:span text:style-name="T52">; </text:span></text:span><text:span text:style-name="def3"><text:span text:style-name="T172">/*</text:span></text:span><text:span text:style-name="def3"><text:span text:style-name="T175">przypisanie null konieczne. Jeśli jest to pole w obiekcie to jest automatycznie inicjalizowane wartością null. </text:span></text:span><text:span text:style-name="def3"><text:span text:style-name="T176">Jeśli użylibyśmy = to było by ok, ale</text:span></text:span><text:span text:style-name="def3"><text:span text:style-name="T175"> </text:span></text:span><text:span text:style-name="def3"><text:span text:style-name="T176">n</text:span></text:span><text:span text:style-name="def3"><text:span text:style-name="T175">ajwidoczniej += nie jest takie mądre </text:span></text:span><text:span text:style-name="def3"><text:span text:style-name="T176">żeby wyczaić, ze dla niezainicjalizowanego ma samo wpierw przypisać null</text:span></text:span><text:span text:style-name="def3"><text:span text:style-name="T172">*/</text:span></text:span></text:p>
          <text:p text:style-name="P79"><text:span text:style-name="def3"><text:span text:style-name="T52">DajCar += GetCar;</text:span></text:span></text:p>
          <text:p text:style-name="P79"><text:span text:style-name="def3"><text:span text:style-name="T52">DajCar += GetSportCar;</text:span></text:span></text:p>
          <text:p text:style-name="P79"><text:span text:style-name="def3"><text:span text:style-name="T222">Car</text:span></text:span><text:span text:style-name="def3"><text:span text:style-name="T52"> c = DajCar();</text:span></text:span></text:p>
          <text:p text:style-name="P229"><text:soft-page-break/><text:span text:style-name="def2"><text:span text:style-name="T282"/></text:span></text:p>
        </text:list-header>
        <text:list-item>
          <text:p text:style-name="P229"><text:span text:style-name="def"><text:span text:style-name="T282">Delegaty generyczne –</text:span></text:span><text:span text:style-name="def"><text:span text:style-name="T283"> dają możliwość przyjmowania </text:span></text:span><text:span text:style-name="def"><text:span text:style-name="T284">i oddawania obiek</text:span></text:span><text:span text:style-name="def"><text:span text:style-name="T306">t</text:span></text:span><text:span text:style-name="def"><text:span text:style-name="T284">ów o dowo</text:span></text:span><text:span text:style-name="def"><text:span text:style-name="T306">l</text:span></text:span><text:span text:style-name="def"><text:span text:style-name="T284">nym typie, o ile jest to JEDEN typ</text:span></text:span></text:p>
          <text:p text:style-name="P88"><text:span text:style-name="def3"><text:span text:style-name="T152">public</text:span></text:span><text:span text:style-name="def3"><text:span text:style-name="T52"> </text:span></text:span><text:span text:style-name="def3"><text:span text:style-name="T122">delegate</text:span></text:span><text:span text:style-name="def3"><text:span text:style-name="T52"> T </text:span></text:span><text:span text:style-name="def3"><text:span text:style-name="T222">GenericDelegate</text:span></text:span><text:span text:style-name="def3"><text:span text:style-name="T52"> &lt;T&gt; (T obj1, T obj2);</text:span></text:span></text:p>
          <text:p text:style-name="P79"><text:span text:style-name="def3"><text:span text:style-name="T122">public</text:span></text:span><text:span text:style-name="def3"><text:span text:style-name="T52"> </text:span></text:span><text:span text:style-name="def3"><text:span text:style-name="T222">Car</text:span></text:span><text:span text:style-name="def3"><text:span text:style-name="T52"> DoWithCar(</text:span></text:span><text:span text:style-name="def3"><text:span text:style-name="T222">Car</text:span></text:span><text:span text:style-name="def3"><text:span text:style-name="T52"> c1, </text:span></text:span><text:span text:style-name="def3"><text:span text:style-name="T222">Car</text:span></text:span><text:span text:style-name="def3"><text:span text:style-name="T52"> c2){</text:span></text:span><text:span text:style-name="def3"><text:span text:style-name="T122">return</text:span></text:span><text:span text:style-name="def3"><text:span text:style-name="T52">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p>
          <text:p text:style-name="P79"><text:span text:style-name="def3"><text:span text:style-name="T122">public</text:span></text:span><text:span text:style-name="def3"><text:span text:style-name="T52"> </text:span></text:span><text:span text:style-name="def3"><text:span text:style-name="T122">int</text:span></text:span><text:span text:style-name="def3"><text:span text:style-name="T52"> DoWithInt(</text:span></text:span><text:span text:style-name="def3"><text:span text:style-name="T122">int</text:span></text:span><text:span text:style-name="def3"><text:span text:style-name="T52"> i1, </text:span></text:span><text:span text:style-name="def3"><text:span text:style-name="T122">int</text:span></text:span><text:span text:style-name="def3"><text:span text:style-name="T52"> i2){</text:span></text:span><text:span text:style-name="def3"><text:span text:style-name="T122">return</text:span></text:span><text:span text:style-name="def3"><text:span text:style-name="T52"> 8;}</text:span></text:span></text:p>
          <text:p text:style-name="P234"><text:span text:style-name="def2"><text:span text:style-name="T285">…</text:span></text:span></text:p>
          <text:p text:style-name="P234"><text:span text:style-name="def3"><text:span text:style-name="T246">GenericDelegate</text:span></text:span><text:span text:style-name="def3"><text:span text:style-name="T52"> &lt;</text:span></text:span><text:span text:style-name="def3"><text:span text:style-name="T222">Car</text:span></text:span><text:span text:style-name="def3"><text:span text:style-name="T52">&gt; carDel = </text:span></text:span><text:span text:style-name="def3"><text:span text:style-name="T122">new</text:span></text:span><text:span text:style-name="def3"><text:span text:style-name="T52"> </text:span></text:span><text:span text:style-name="def3"><text:span text:style-name="T222">GenericDelegate</text:span></text:span><text:span text:style-name="def3"><text:span text:style-name="T52">&lt;</text:span></text:span><text:span text:style-name="def3"><text:span text:style-name="T222">Car</text:span></text:span><text:span text:style-name="def3"><text:span text:style-name="T52">&gt;(DoWithCar);</text:span></text:span></text:p>
          <text:p text:style-name="P79"><text:span text:style-name="def3"><text:span text:style-name="T222">GenericDelegate</text:span></text:span><text:span text:style-name="def3"><text:span text:style-name="T52"> &lt;</text:span></text:span><text:span text:style-name="def3"><text:span text:style-name="T122">int</text:span></text:span><text:span text:style-name="def3"><text:span text:style-name="T52">&gt; intDel = </text:span></text:span><text:span text:style-name="def3"><text:span text:style-name="T122">new</text:span></text:span><text:span text:style-name="def3"><text:span text:style-name="T52"> </text:span></text:span><text:span text:style-name="def3"><text:span text:style-name="T222">GenericDelegate</text:span></text:span><text:span text:style-name="def3"><text:span text:style-name="T52">&lt;</text:span></text:span><text:span text:style-name="def3"><text:span text:style-name="T122">int</text:span></text:span><text:span text:style-name="def3"><text:span text:style-name="T52">&gt;(DoWithInt);</text:span></text:span></text:p>
          <text:p text:style-name="P79"><text:span text:style-name="def3"><text:span text:style-name="T222">Car</text:span></text:span><text:span text:style-name="def3"><text:span text:style-name="T52"> newCar = carDel(</text:span></text:span><text:span text:style-name="def3"><text:span text:style-name="T122">new</text:span></text:span><text:span text:style-name="def3"><text:span text:style-name="T52"> </text:span></text:span><text:span text:style-name="def3"><text:span text:style-name="T222">Car</text:span></text:span><text:span text:style-name="def3"><text:span text:style-name="T52">(),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p>
          <text:p text:style-name="P79"><text:span text:style-name="def3"><text:span text:style-name="T122">int</text:span></text:span><text:span text:style-name="def3"><text:span text:style-name="T52"> x = intDel(7, 8);</text:span></text:span></text:p>
          <text:p text:style-name="P235"><text:span text:style-name="def3"><text:span text:style-name="T285"/></text:span></text:p>
          <text:list>
            <text:list-item>
              <text:p text:style-name="P235"><text:span text:style-name="def"><text:span text:style-name="T285">Poprzednio można było to uzyskać tworząc delegat dla </text:span></text:span><text:span text:style-name="def2"><text:span text:style-name="T285">System.Object</text:span></text:span><text:span text:style-name="def"><text:span text:style-name="T285">, ale nie było ścisłej kontroli typów i był</text:span></text:span><text:span text:style-name="def2"><text:span text:style-name="T285"> boxing</text:span></text:span><text:span text:style-name="def"><text:span text:style-name="T285">,</text:span></text:span><text:span text:style-name="def2"><text:span text:style-name="T285"> unboxing</text:span></text:span></text:p>
            </text:list-item>
          </text:list>
        </text:list-item>
      </text:list>
      <text:p text:style-name="P29"><text:span text:style-name="def"><text:span text:style-name="T286">Zdarzenia</text:span></text:span></text:p>
      <text:p text:style-name="P29"><text:span text:style-name="def"><text:span text:style-name="T286">Z powodu </text:span></text:span><text:span text:style-name="def2"><text:span text:style-name="T286">public</text:span></text:span><text:span text:style-name="def"><text:span text:style-name="T286">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286">private</text:span></text:span><text:span text:style-name="def"><text:span text:style-name="T286">), ale to zabiera czas i zaśmieca kod.</text:span></text:span></text:p>
      <text:list xml:id="list4612753290606127266" text:style-name="L25">
        <text:list-item>
          <text:p text:style-name="P237"><text:span text:style-name="def"><text:span text:style-name="T286">event – automatyczne budowanie metod dostępowych do delegatów</text:span></text:span></text:p>
          <text:p text:style-name="P90"><text:span text:style-name="def3"><text:span text:style-name="T122">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void</text:span></text:span><text:span text:style-name="def3"><text:span text:style-name="T52"> </text:span></text:span><text:span text:style-name="def3"><text:span text:style-name="T222">MyDelegate</text:span></text:span><text:span text:style-name="def3"><text:span text:style-name="T52">(</text:span></text:span><text:span text:style-name="def3"><text:span text:style-name="T122">string</text:span></text:span><text:span text:style-name="def3"><text:span text:style-name="T52"> msg);</text:span></text:span></text:p>
          <text:p text:style-name="P89"><text:span text:style-name="def3"><text:span text:style-name="T122">public</text:span></text:span><text:span text:style-name="def3"><text:span text:style-name="T52"> </text:span></text:span><text:span text:style-name="def3"><text:span text:style-name="T122">event</text:span></text:span><text:span text:style-name="def3"><text:span text:style-name="T52"> </text:span></text:span><text:span text:style-name="def3"><text:span text:style-name="T222">MyDelegate</text:span></text:span><text:span text:style-name="def3"><text:span text:style-name="T52"> del1; </text:span></text:span></text:p>
          <text:p text:style-name="P89"><text:span text:style-name="def3"><text:span text:style-name="T122">public</text:span></text:span><text:span text:style-name="def3"><text:span text:style-name="T52"> </text:span></text:span><text:span text:style-name="def3"><text:span text:style-name="T122">event</text:span></text:span><text:span text:style-name="def3"><text:span text:style-name="T52"> </text:span></text:span><text:span text:style-name="def3"><text:span text:style-name="T222">MyDelegate</text:span></text:span><text:span text:style-name="def3"><text:span text:style-name="T52"> del2;</text:span></text:span></text:p>
        </text:list-item>
      </text:list>
      <text:p text:style-name="P4"><text:span text:style-name="def3"><text:span text:style-name="T53">...</text:span></text:span></text:p>
      <text:list xml:id="list42159293" text:continue-numbering="true" text:style-name="L25">
        <text:list-header>
          <text:p text:style-name="P89"><text:span text:style-name="def3"><text:span text:style-name="T222">Car</text:span></text:span><text:span text:style-name="def3"><text:span text:style-name="T52"> c =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p>
          <text:p text:style-name="P89"><text:span text:style-name="def3"><text:span text:style-name="T52">del1 += c.MyDelegate</text:span></text:span><text:span text:style-name="defZiel">Handl</text:span><text:span text:style-name="def3"><text:span text:style-name="T52">er; </text:span></text:span><text:span text:style-name="defZiel"><text:span text:style-name="T289">/*zasada jak przy delegatach, czyli += / = */</text:span></text:span></text:p>
          <text:p text:style-name="P89"><text:span text:style-name="def3"><text:span text:style-name="T52">del2 += </text:span></text:span><text:span text:style-name="def3"><text:span text:style-name="T222">Car</text:span></text:span><text:span text:style-name="def3"><text:span text:style-name="T52">.MyDelegateStaticHandler;</text:span></text:span><text:span text:style-name="defZiel"> /*</text:span><text:span text:style-name="defZiel"><text:span text:style-name="T289">można też dodawać funkcje statyczne</text:span></text:span><text:span text:style-name="defZiel">*/</text:span></text:p>
          <text:p text:style-name="P89"><text:span text:style-name="def3"><text:span text:style-name="T222">MyDelegate</text:span></text:span><text:span text:style-name="def3"><text:span text:style-name="T52"> d = </text:span></text:span><text:span text:style-name="def3"><text:span text:style-name="T122">new</text:span></text:span><text:span text:style-name="def3"><text:span text:style-name="T52"> </text:span></text:span><text:span text:style-name="def3"><text:span text:style-name="T222">MyDelegate</text:span></text:span><text:span text:style-name="def3"><text:span text:style-name="T52">(c.MyDelegateHandler);</text:span></text:span><text:span text:style-name="defZiel"> /*</text:span><text:span text:style-name="defZiel"><text:span text:style-name="T289">budowanie obiektu delegaty</text:span></text:span><text:span text:style-name="defZiel">*/</text:span></text:p>
          <text:p text:style-name="P89"><text:span text:style-name="def3"><text:span text:style-name="T52">del2 += d; </text:span></text:span><text:span text:style-name="defZiel">/*</text:span><text:span text:style-name="defZiel"><text:span text:style-name="T289">dodanie obiektu delegaty, efekt taki jakbyśmy dodawali zwykłą funkcję</text:span></text:span><text:span text:style-name="defZiel">*/</text:span></text:p>
          <text:p text:style-name="P91"><text:span text:style-name="def3"><text:span text:style-name="T52"><text:s/></text:span></text:span><text:span text:style-name="defZiel">/* </text:span><text:span text:style-name="defZiel"><text:span text:style-name="T289">wywołanie zdarzenia –</text:span></text:span><text:span text:style-name="defZiel"><text:span text:style-name="T294"> MOŻE odbyć się TYLKO w obiekcie definiującym event ! - ENKAPSULACJA</text:span></text:span><text:span text:style-name="defZiel">*/</text:span></text:p>
          <text:p text:style-name="P89"><text:span text:style-name="def3"><text:span text:style-name="T52">del1(</text:span></text:span><text:span text:style-name="def3"><text:span text:style-name="T197">"Text1"</text:span></text:span><text:span text:style-name="def3"><text:span text:style-name="T52">);</text:span></text:span></text:p>
          <text:p text:style-name="P89"><text:span text:style-name="def3"><text:span text:style-name="T52">del2(</text:span></text:span><text:span text:style-name="def3"><text:span text:style-name="T197">"Text2"</text:span></text:span><text:span text:style-name="def3"><text:span text:style-name="T52">);</text:span></text:span></text:p>
          <text:p text:style-name="P89"><text:span text:style-name="def3"><text:span text:style-name="T52">del1 -= c.MyDelegateHandler; </text:span></text:span><text:span text:style-name="defZiel">/*</text:span><text:span text:style-name="defZiel"><text:span text:style-name="T289">usunięcie instancyjnej funkcji z eventa</text:span></text:span><text:span text:style-name="defZiel">*/</text:span></text:p>
          <text:p text:style-name="P92"><text:span text:style-name="def3"><text:span text:style-name="T52">del2 -= </text:span></text:span><text:span text:style-name="def3"><text:span text:style-name="T222">Car</text:span></text:span><text:span text:style-name="def3"><text:span text:style-name="T52">.MyDelegateStaticHandler; </text:span></text:span><text:span text:style-name="defZiel">/*</text:span><text:span text:style-name="defZiel"><text:span text:style-name="T289">usunięcie statycznej funkcji z eventa</text:span></text:span><text:span text:style-name="defZiel">*/</text:span></text:p>
          <text:p text:style-name="P92"><text:span text:style-name="def3"><text:span text:style-name="T52">del2 -= d; </text:span></text:span><text:span text:style-name="defZiel">/*</text:span><text:span text:style-name="defZiel"><text:span text:style-name="T289">usunięcie delegaty przez odwołanie do obiektu</text:span></text:span><text:span text:style-name="defZiel">*/</text:span></text:p>
          <text:p text:style-name="P92"><text:span text:style-name="def3"><text:span text:style-name="T52"/></text:span></text:p>
        </text:list-header>
        <text:list-item>
          <text:p text:style-name="P237"><text:span text:style-name="def"><text:span text:style-name="T286">jest to tak naprawdę dodawanie ukrytych metod na prefixami </text:span></text:span><text:span text:style-name="def2"><text:span text:style-name="T286">add_</text:span></text:span><text:span text:style-name="def"><text:span text:style-name="T286"> i </text:span></text:span><text:span text:style-name="def2"><text:span text:style-name="T286">remove_</text:span></text:span><text:span text:style-name="def"><text:span text:style-name="T286">, więc należy uważać na nazewnictwo (tak jak w przypadku budowania automatycznych właściwości)</text:span></text:span></text:p>
        </text:list-item>
        <text:list-item>
          <text:p text:style-name="P238"><text:span text:style-name="def"><text:span text:style-name="T290">Argumenty niestandardowych zdarzeń –</text:span></text:span><text:span text:style-name="def"><text:span text:style-name="T292"> ważne jeśli chcemy przesłać obiekt wywołujący do wywołanej metody (w sposób koszerny, bo zawsze można wcisnąć na siłę obiekt w argument). </text:span></text:span><text:span text:style-name="def"><text:span text:style-name="T293">JAK POWINNO TO DZIAŁAĆ!</text:span></text:span></text:p>
          <text:p text:style-name="P238"><text:span text:style-name="defZiel"><text:span text:style-name="T293">/*Definicja zbioru argumentów. To jest miejsce tylko na treść*/</text:span></text:span></text:p>
          <text:p text:style-name="P93"><text:span text:style-name="def3"><text:span text:style-name="T123">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MyEventArgs</text:span></text:span><text:span text:style-name="def3"><text:span text:style-name="T52"> : </text:span></text:span><text:span text:style-name="def3"><text:span text:style-name="T222">EventArgs </text:span></text:span></text:p>
          <text:p text:style-name="P89"><text:span text:style-name="def3"><text:span text:style-name="T52">{</text:span></text:span></text:p>
          <text:p text:style-name="P168"><text:span text:style-name="def3"><text:span text:style-name="T122">public</text:span></text:span><text:span text:style-name="def3"><text:span text:style-name="T52"> </text:span></text:span><text:span text:style-name="def3"><text:span text:style-name="T122">readonly</text:span></text:span><text:span text:style-name="def3"><text:span text:style-name="T52"> </text:span></text:span><text:span text:style-name="def3"><text:span text:style-name="T122">string</text:span></text:span><text:span text:style-name="def3"><text:span text:style-name="T52"> msg;</text:span></text:span></text:p>
          <text:p text:style-name="P168"><text:span text:style-name="def3"><text:span text:style-name="T122">public</text:span></text:span><text:span text:style-name="def3"><text:span text:style-name="T52"> MyEventArgs(</text:span></text:span><text:span text:style-name="def3"><text:span text:style-name="T122">string</text:span></text:span><text:span text:style-name="def3"><text:span text:style-name="T52"> amsg)</text:span></text:span></text:p>
          <text:p text:style-name="P168"><text:span text:style-name="def3"><text:span text:style-name="T52">{</text:span></text:span></text:p>
          <text:p text:style-name="P178"><text:span text:style-name="def3"><text:span text:style-name="T52">msg = amsg;</text:span></text:span></text:p>
          <text:p text:style-name="P168"><text:span text:style-name="def3"><text:span text:style-name="T52">}</text:span></text:span></text:p>
          <text:p text:style-name="P187"><text:span text:style-name="def3"><text:span text:style-name="T52">}</text:span></text:span></text:p>
          <text:p text:style-name="P187"><text:span text:style-name="def3"><text:span text:style-name="T52"/></text:span></text:p>
          <text:p text:style-name="P188"><text:span text:style-name="defZiel">/*</text:span><text:span text:style-name="defZiel"><text:span text:style-name="T293">definicja delegatu. Dzięki takiej budowie w funkcji wywołanej mamy dostęp do automatycznie przesyłanego obiektu wywołującego</text:span></text:span><text:span text:style-name="defZiel">*/</text:span></text:p>
          <text:p text:style-name="P189"><text:span text:style-name="def3"><text:span text:style-name="T122">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void</text:span></text:span><text:span text:style-name="def3"><text:span text:style-name="T52"> </text:span></text:span><text:span text:style-name="def3"><text:span text:style-name="T222">MyDelegate</text:span></text:span><text:span text:style-name="def3"><text:span text:style-name="T52">(</text:span></text:span><text:span text:style-name="def3"><text:span text:style-name="T122">object</text:span></text:span><text:span text:style-name="def3"><text:span text:style-name="T52"> sender, </text:span></text:span><text:span text:style-name="def3"><text:span text:style-name="T222">MyEventArgs</text:span></text:span><text:span text:style-name="def3"><text:span text:style-name="T52"> args);</text:span></text:span></text:p>
        </text:list-item>
      </text:list>
      <text:p text:style-name="P31"><text:span text:style-name="def3"/></text:p>
      <text:p text:style-name="P25"><text:span text:style-name="def3"><text:tab/></text:span><text:span text:style-name="defZiel">/*</text:span><text:span text:style-name="defZiel"><text:span text:style-name="T293">Klasa obiektu wywołującego – zawiera instancję delegatu</text:span></text:span><text:span text:style-name="defZiel">*/</text:span></text:p>
      <text:list xml:id="list42159122" text:continue-numbering="true" text:style-name="L25">
        <text:list-header>
          <text:p text:style-name="P189"><text:span text:style-name="def3"><text:span text:style-name="T122">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Car</text:span></text:span></text:p>
          <text:p text:style-name="P189"><text:span text:style-name="def3"><text:span text:style-name="T52">{</text:span></text:span></text:p>
          <text:p text:style-name="P168"><text:span text:style-name="def3"><text:span text:style-name="T122">public</text:span></text:span><text:span text:style-name="def3"><text:span text:style-name="T52"> </text:span></text:span><text:span text:style-name="def3"><text:span text:style-name="T122">int</text:span></text:span><text:span text:style-name="def3"><text:span text:style-name="T52"> t;</text:span></text:span></text:p>
          <text:p text:style-name="P169"><text:span text:style-name="defZiel"><text:span text:style-name="T294">/*del jest public, aby można było dodawać Funkcje poza obiektem. Mimo to słowo </text:span></text:span><text:soft-page-break/><text:span text:style-name="defZiel"><text:span text:style-name="T294">event sprawia, ze nie można wywołać poza obiektem Car*/</text:span></text:span></text:p>
          <text:p text:style-name="P169"><text:span text:style-name="def2"><text:span text:style-name="T294">public </text:span></text:span><text:span text:style-name="def2"><text:span text:style-name="T293">event</text:span></text:span><text:span text:style-name="def3"><text:span text:style-name="T54"> </text:span></text:span><text:span text:style-name="def3"><text:span text:style-name="T222">MyDelegate</text:span></text:span><text:span text:style-name="def3"><text:span text:style-name="T52"> del; </text:span></text:span></text:p>
          <text:p text:style-name="P168"><text:span text:style-name="def3"><text:span text:style-name="T122">public</text:span></text:span><text:span text:style-name="def3"><text:span text:style-name="T52"> </text:span></text:span><text:span text:style-name="def3"><text:span text:style-name="T122">void</text:span></text:span><text:span text:style-name="def3"><text:span text:style-name="T52"> InnerFunct(</text:span></text:span><text:span text:style-name="def3"><text:span text:style-name="T222">Form1</text:span></text:span><text:span text:style-name="def3"><text:span text:style-name="T52"> aform)</text:span></text:span></text:p>
          <text:p text:style-name="P168"><text:span text:style-name="def3"><text:span text:style-name="T52">{ </text:span></text:span></text:p>
          <text:p text:style-name="P178"><text:span text:style-name="def3"><text:span text:style-name="T52">del(</text:span></text:span><text:span text:style-name="def3"><text:span text:style-name="T122">this</text:span></text:span><text:span text:style-name="def3"><text:span text:style-name="T52">, </text:span></text:span><text:span text:style-name="def3"><text:span text:style-name="T122">new</text:span></text:span><text:span text:style-name="def3"><text:span text:style-name="T52"> </text:span></text:span><text:span text:style-name="def3"><text:span text:style-name="T222">MyEventArgs</text:span></text:span><text:span text:style-name="def3"><text:span text:style-name="T52">(</text:span></text:span><text:span text:style-name="def3"><text:span text:style-name="T197">"text"</text:span></text:span><text:span text:style-name="def3"><text:span text:style-name="T52">)); </text:span></text:span><text:span text:style-name="defZiel">/*</text:span><text:span text:style-name="defZiel"><text:span text:style-name="T294">del to event, więc nie może zostać wywołana POZA obiektem Car</text:span></text:span><text:span text:style-name="defZiel">*/</text:span></text:p>
          <text:p text:style-name="P168"><text:span text:style-name="def3"><text:span text:style-name="T52">}</text:span></text:span></text:p>
          <text:p text:style-name="P89"><text:span text:style-name="def3"><text:span text:style-name="T52">}</text:span></text:span></text:p>
          <text:p text:style-name="P91"><text:span text:style-name="def3"><text:span text:style-name="T223">…</text:span></text:span></text:p>
          <text:p text:style-name="P91"><text:span text:style-name="def3"><text:span text:style-name="T124">public</text:span></text:span><text:span text:style-name="def3"><text:span text:style-name="T52"> </text:span></text:span><text:span text:style-name="def3"><text:span text:style-name="T122">partial</text:span></text:span><text:span text:style-name="def3"><text:span text:style-name="T52"> </text:span></text:span><text:span text:style-name="def3"><text:span text:style-name="T122">class</text:span></text:span><text:span text:style-name="def3"><text:span text:style-name="T52"> </text:span></text:span><text:span text:style-name="def3"><text:span text:style-name="T222">Form1</text:span></text:span><text:span text:style-name="def3"><text:span text:style-name="T52"> : </text:span></text:span><text:span text:style-name="def3"><text:span text:style-name="T222">Form</text:span></text:span></text:p>
          <text:p text:style-name="P91"><text:span text:style-name="def"><text:span text:style-name="T294">{</text:span></text:span></text:p>
          <text:p text:style-name="P169"><text:span text:style-name="def3"><text:span text:style-name="T124">public</text:span></text:span><text:span text:style-name="def3"><text:span text:style-name="T52"> </text:span></text:span><text:span text:style-name="def3"><text:span text:style-name="T122">void</text:span></text:span><text:span text:style-name="def3"><text:span text:style-name="T52"> MyFunct(</text:span></text:span><text:span text:style-name="def3"><text:span text:style-name="T122">object</text:span></text:span><text:span text:style-name="def3"><text:span text:style-name="T52"> sender, </text:span></text:span><text:span text:style-name="def3"><text:span text:style-name="T222">MyEventArgs</text:span></text:span><text:span text:style-name="def3"><text:span text:style-name="T52"> args)</text:span></text:span></text:p>
          <text:p text:style-name="P168"><text:span text:style-name="def3"><text:span text:style-name="T52">{</text:span></text:span></text:p>
          <text:p text:style-name="P178"><text:span text:style-name="def3"><text:span text:style-name="T222">Car</text:span></text:span><text:span text:style-name="def3"><text:span text:style-name="T52"> c = (</text:span></text:span><text:span text:style-name="def3"><text:span text:style-name="T222">Car</text:span></text:span><text:span text:style-name="def3"><text:span text:style-name="T52">)sender;</text:span></text:span></text:p>
          <text:p text:style-name="P178"><text:span text:style-name="def3"><text:span text:style-name="T172">//args.msg zawiera treść</text:span></text:span></text:p>
          <text:p text:style-name="P168"><text:span text:style-name="def3"><text:span text:style-name="T52">}</text:span></text:span></text:p>
          <text:p text:style-name="P168"><text:span text:style-name="def3"><text:span text:style-name="T122">public</text:span></text:span><text:span text:style-name="def3"><text:span text:style-name="T52"> Form1()</text:span></text:span></text:p>
          <text:p text:style-name="P168"><text:span text:style-name="def3"><text:span text:style-name="T52">{</text:span></text:span></text:p>
          <text:p text:style-name="P178"><text:span text:style-name="def3"><text:span text:style-name="T222">Car</text:span></text:span><text:span text:style-name="def3"><text:span text:style-name="T52"> c = </text:span></text:span><text:span text:style-name="def3"><text:span text:style-name="T122">new</text:span></text:span><text:span text:style-name="def3"><text:span text:style-name="T52"> </text:span></text:span><text:span text:style-name="def3"><text:span text:style-name="T222">Car</text:span></text:span><text:span text:style-name="def3"><text:span text:style-name="T52">()</text:span></text:span></text:p>
          <text:p text:style-name="P178"><text:span text:style-name="def3"><text:span text:style-name="T52">c.del += MyFunct; </text:span></text:span><text:span text:style-name="defZiel">/*</text:span><text:span text:style-name="defZiel"><text:span text:style-name="T294">dopisanie funkcji</text:span></text:span><text:span text:style-name="defZiel">*/</text:span></text:p>
          <text:p text:style-name="P178"><text:span text:style-name="defZiel"/></text:p>
          <text:p text:style-name="P179"><text:span text:style-name="defZiel">/*</text:span><text:span text:style-name="defZiel"><text:span text:style-name="T294">Poniższy kod nie zadziało bo </text:span></text:span><text:span text:style-name="defZiel"><text:span text:style-name="T294">c.del</text:span></text:span><text:span text:style-name="defZiel"><text:span text:style-name="T294"> to EVENT</text:span></text:span><text:span text:style-name="defZiel">*/</text:span></text:p>
          <text:p text:style-name="P178"><text:span text:style-name="defZiel">//c.del(this, new MyEventArgs("text"));</text:span></text:p>
        </text:list-header>
      </text:list>
      <text:p text:style-name="P30"><text:span text:style-name="defZiel"/></text:p>
      <text:p text:style-name="P33"><text:span text:style-name="defZiel">/*</text:span><text:span text:style-name="defZiel"><text:span text:style-name="T294">Wywołanie InnerFunct powoduje „wydarzenie”, które odpala EVENT</text:span></text:span><text:span text:style-name="defZiel">*/</text:span></text:p>
      <text:list xml:id="list42174252" text:continue-numbering="true" text:style-name="L25">
        <text:list-header>
          <text:p text:style-name="P178"><text:span text:style-name="def3"><text:span text:style-name="T52">c.InnerFunct(</text:span></text:span><text:span text:style-name="def3"><text:span text:style-name="T122">this</text:span></text:span><text:span text:style-name="def3"><text:span text:style-name="T52">);</text:span></text:span></text:p>
          <text:p text:style-name="P168"><text:span text:style-name="def3"><text:span text:style-name="T52">}</text:span></text:span></text:p>
          <text:p text:style-name="P168"><text:span text:style-name="def3"><text:span text:style-name="T52"><text:s text:c="8"/></text:span></text:span></text:p>
          <text:p text:style-name="P89"><text:span text:style-name="def3"><text:span text:style-name="T52">}</text:span></text:span></text:p>
        </text:list-header>
        <text:list-item>
          <text:p text:style-name="P94"><text:span text:style-name="def"><text:span text:style-name="T296">Generyczne delegaty w eventach – dzięki nim nie trzeba definiować dla każde</text:span></text:span><text:span text:style-name="def"><text:span text:style-name="T295">j klasy dziedziczącej po </text:span></text:span><text:span text:style-name="def3"><text:span text:style-name="T225">EventArgs</text:span></text:span><text:span text:style-name="def"><text:span text:style-name="T296"> innego del</text:span></text:span><text:span text:style-name="def"><text:span text:style-name="T295">egatu.</text:span></text:span></text:p>
          <text:list>
            <text:list-item>
              <text:p text:style-name="P95"><text:span text:style-name="def"><text:span text:style-name="T296">Zamiast</text:span></text:span></text:p>
              <text:list>
                <text:list-item>
                  <text:p text:style-name="P95"><text:span text:style-name="def3"><text:span text:style-name="T125">public</text:span></text:span><text:span text:style-name="def3"><text:span text:style-name="T55"> </text:span></text:span><text:span text:style-name="def3"><text:span text:style-name="T125">delegate</text:span></text:span><text:span text:style-name="def3"><text:span text:style-name="T55"> </text:span></text:span><text:span text:style-name="def3"><text:span text:style-name="T125">void</text:span></text:span><text:span text:style-name="def3"><text:span text:style-name="T55"> </text:span></text:span><text:span text:style-name="def3"><text:span text:style-name="T224">MyDelegate</text:span></text:span><text:span text:style-name="def3"><text:span text:style-name="T55">(</text:span></text:span><text:span text:style-name="def3"><text:span text:style-name="T125">object</text:span></text:span><text:span text:style-name="def3"><text:span text:style-name="T55"> sender, </text:span></text:span><text:span text:style-name="def3"><text:span text:style-name="T224">MyEventArgs</text:span></text:span><text:span text:style-name="def3"><text:span text:style-name="T55"> args);</text:span></text:span></text:p>
                </text:list-item>
              </text:list>
              <text:p text:style-name="P95"><text:span text:style-name="def"><text:span text:style-name="T296">piszemy</text:span></text:span></text:p>
              <text:list text:continue-numbering="true">
                <text:list-item>
                  <text:p text:style-name="P95"><text:span text:style-name="def3"><text:span text:style-name="T125">public</text:span></text:span><text:span text:style-name="def3"><text:span text:style-name="T52"> </text:span></text:span><text:span text:style-name="def3"><text:span text:style-name="T122">delegate</text:span></text:span><text:span text:style-name="def3"><text:span text:style-name="T52"> </text:span></text:span><text:span text:style-name="def3"><text:span text:style-name="T122">void</text:span></text:span><text:span text:style-name="def3"><text:span text:style-name="T52"> </text:span></text:span><text:span text:style-name="def3"><text:span text:style-name="T222">MyDelegate</text:span></text:span><text:span text:style-name="def3"><text:span text:style-name="T52">&lt;T&gt;(</text:span></text:span><text:span text:style-name="def3"><text:span text:style-name="T122">object</text:span></text:span><text:span text:style-name="def3"><text:span text:style-name="T52"> sender, T args);</text:span></text:span></text:p>
                </text:list-item>
              </text:list>
              <text:p text:style-name="P95"><text:span text:style-name="def"><text:span text:style-name="T296">a w klasie Car</text:span></text:span></text:p>
              <text:p text:style-name="P95"><text:span text:style-name="def"><text:span text:style-name="T296">Zamiast</text:span></text:span></text:p>
              <text:list text:continue-numbering="true">
                <text:list-item>
                  <text:p text:style-name="P95"><text:span text:style-name="def2"><text:span text:style-name="T294">public </text:span></text:span><text:span text:style-name="def2"><text:span text:style-name="T293">event</text:span></text:span><text:span text:style-name="def3"><text:span text:style-name="T54"> </text:span></text:span><text:span text:style-name="def3"><text:span text:style-name="T224">MyDelegate</text:span></text:span><text:span text:style-name="def3"><text:span text:style-name="T55"> del;</text:span></text:span></text:p>
                </text:list-item>
              </text:list>
              <text:p text:style-name="P95"><text:span text:style-name="def"><text:span text:style-name="T296">piszemy</text:span></text:span></text:p>
              <text:list text:continue-numbering="true">
                <text:list-item>
                  <text:p text:style-name="P95"><text:span text:style-name="def2"><text:span text:style-name="T294">public </text:span></text:span><text:span text:style-name="def2"><text:span text:style-name="T293">event</text:span></text:span><text:span text:style-name="def3"><text:span text:style-name="T54"> </text:span></text:span><text:span text:style-name="def3"><text:span text:style-name="T224">MyDelegate</text:span></text:span><text:span text:style-name="def3"><text:span text:style-name="T55">&lt;</text:span></text:span><text:span text:style-name="def3"><text:span text:style-name="T224">MyEventArgs</text:span></text:span><text:span text:style-name="def3"><text:span text:style-name="T55">&gt; del;</text:span></text:span></text:p>
                </text:list-item>
              </text:list>
            </text:list-item>
          </text:list>
        </text:list-item>
        <text:list-item>
          <text:p text:style-name="P96"><text:span text:style-name="def"><text:span text:style-name="T297">Klasy anonimowe – klasy a nie metody, bo delegaty to klasy! Pamiętajmy, że += jest równoznaczne z utworzeniem obiekty i przypisaniem do do instancji delegaty!</text:span></text:span></text:p>
          <text:p text:style-name="P96"><text:span text:style-name="def"><text:span text:style-name="T297">Metody, które dodajemy do obiektu delegaty są rzadko używane w innym miejscu. W takim przypadku można nie tworzyć jawnie funkcji, tylko dopisać jej kod do delegaty, a kompilator sam utworzy ukrytą funkcję.</text:span></text:span></text:p>
          <text:list>
            <text:list-item>
              <text:p text:style-name="P96"><text:span text:style-name="def"><text:span text:style-name="T297">Zamiast</text:span></text:span></text:p>
              <text:list>
                <text:list-item>
                  <text:p text:style-name="P96"><text:span text:style-name="def3"><text:span text:style-name="T56">c.del += MyFunct;</text:span></text:span></text:p>
                </text:list-item>
              </text:list>
            </text:list-item>
            <text:list-item>
              <text:p text:style-name="P96"><text:span text:style-name="def3"><text:span text:style-name="T56">piszemy</text:span></text:span></text:p>
              <text:list>
                <text:list-item>
                  <text:p text:style-name="P96"><text:span text:style-name="def3"><text:span text:style-name="T56">c.del += </text:span></text:span><text:span text:style-name="def3"><text:span text:style-name="T122">delegate</text:span></text:span><text:span text:style-name="def3"><text:span text:style-name="T52">(</text:span></text:span><text:span text:style-name="def3"><text:span text:style-name="T122">object</text:span></text:span><text:span text:style-name="def3"><text:span text:style-name="T52"> sender, </text:span></text:span><text:span text:style-name="def3"><text:span text:style-name="T222">MyEventArgs</text:span></text:span><text:span text:style-name="def3"><text:span text:style-name="T52"> args) { ((</text:span></text:span><text:span text:style-name="def3"><text:span text:style-name="T222">Car</text:span></text:span><text:span text:style-name="def3"><text:span text:style-name="T52">)sender).innerText = args.msg; }; </text:span></text:span><text:span text:style-name="defZiel">/*</text:span><text:span text:style-name="defZiel"><text:span text:style-name="T297">w tym przypadku można usunąć definicję funkcji MyFunct z kodu</text:span></text:span><text:span text:style-name="defZiel">*/</text:span></text:p>
                </text:list-item>
              </text:list>
            </text:list-item>
            <text:list-item>
              <text:p text:style-name="P97"><text:span text:style-name="def"><text:span text:style-name="T298">Metoda anonimowa MA dostęp do zmiennych lokalnych metody w której została zdefini</text:span></text:span><text:span text:style-name="def"><text:span text:style-name="T314">o</text:span></text:span><text:span text:style-name="def"><text:span text:style-name="T298">wana </text:span></text:span><text:span text:style-name="def3"><text:span text:style-name="T56">c.del += …</text:span></text:span></text:p>
            </text:list-item>
            <text:list-item>
              <text:p text:style-name="P97"><text:span text:style-name="def"><text:span text:style-name="T298">Metoda anonimowa NIE MA dostępu do REF i OUT metody w której została zdefiniowana.</text:span></text:span></text:p>
            </text:list-item>
            <text:list-item>
              <text:p text:style-name="P97"><text:span text:style-name="def"><text:span text:style-name="T298">Metoda anonimowa NIE MOŻE mieć zmiennej lokalnej o takiej samej nazwie </text:span></text:span><text:span text:style-name="def"><text:span text:style-name="T299">jak</text:span></text:span><text:span text:style-name="def"><text:span text:style-name="T298"> </text:span></text:span><text:span text:style-name="def"><text:span text:style-name="T299">zmienne</text:span></text:span><text:span text:style-name="def"><text:span text:style-name="T298"> </text:span></text:span><text:span text:style-name="def"><text:span text:style-name="T299">w</text:span></text:span><text:span text:style-name="def"><text:span text:style-name="T298"> metod</text:span></text:span><text:span text:style-name="def"><text:span text:style-name="T299">zie,</text:span></text:span><text:span text:style-name="def"><text:span text:style-name="T298"> w której została zdefiniowana.</text:span></text:span></text:p>
            </text:list-item>
          </text:list>
        </text:list-item>
        <text:list-item>
          <text:p text:style-name="P98"><text:span text:style-name="def"><text:span text:style-name="T300">Wyrażenia lambda to zwięzły sposób pisania delegatów i klas anonimowych</text:span></text:span></text:p>
          <text:list>
            <text:list-item>
              <text:p text:style-name="P98"><text:soft-page-break/><text:span text:style-name="defZiel"><text:span text:style-name="T300">public</text:span></text:span><text:span text:style-name="defZiel"> delegate bool MyDelegate(int x);</text:span></text:p>
              <text:p text:style-name="P98"><text:span text:style-name="def"><text:span text:style-name="T300">Zamiast</text:span></text:span></text:p>
              <text:list>
                <text:list-item>
                  <text:p text:style-name="P99"><text:span text:style-name="def3"><text:span text:style-name="T126">public</text:span></text:span><text:span text:style-name="def3"><text:span text:style-name="T57"> </text:span></text:span><text:span text:style-name="def3"><text:span text:style-name="T126">delegate</text:span></text:span><text:span text:style-name="def3"><text:span text:style-name="T57"> </text:span></text:span><text:span text:style-name="def3"><text:span text:style-name="T126">bool</text:span></text:span><text:span text:style-name="def3"><text:span text:style-name="T57"> </text:span></text:span><text:span text:style-name="def3"><text:span text:style-name="T226">MyDelegate2</text:span></text:span><text:span text:style-name="def3"><text:span text:style-name="T57">(</text:span></text:span><text:span text:style-name="def3"><text:span text:style-name="T126">int</text:span></text:span><text:span text:style-name="def3"><text:span text:style-name="T57"> x, </text:span></text:span><text:span text:style-name="def3"><text:span text:style-name="T126">string</text:span></text:span><text:span text:style-name="def3"><text:span text:style-name="T57"> msg);</text:span></text:span></text:p>
                  <text:p text:style-name="P99"><text:span text:style-name="def3"><text:span text:style-name="T247">MyDelegate</text:span></text:span><text:span text:style-name="def3"><text:span text:style-name="T52"> del = </text:span></text:span><text:span text:style-name="def3"><text:span text:style-name="T122">delegate</text:span></text:span><text:span text:style-name="def3"><text:span text:style-name="T52">(</text:span></text:span><text:span text:style-name="def3"><text:span text:style-name="T122">int</text:span></text:span><text:span text:style-name="def3"><text:span text:style-name="T52"> i) { </text:span></text:span><text:span text:style-name="def3"><text:span text:style-name="T122">return</text:span></text:span><text:span text:style-name="def3"><text:span text:style-name="T52"> i % 2 == 0; };</text:span></text:span></text:p>
                  <text:p text:style-name="P98"><text:span text:style-name="def3"><text:span text:style-name="T52"/></text:span></text:p>
                </text:list-item>
              </text:list>
            </text:list-item>
            <text:list-item>
              <text:p text:style-name="P99"><text:span text:style-name="def"><text:span text:style-name="T300">możemy napisa</text:span></text:span><text:span text:style-name="def"><text:span text:style-name="T301">ć</text:span></text:span></text:p>
              <text:p text:style-name="P99"><text:span text:style-name="defZiel"><text:span text:style-name="T301">/*parametry =&gt; wynik*/</text:span></text:span></text:p>
              <text:p text:style-name="P99"><text:span text:style-name="defZiel"><text:span text:style-name="T301">/*typ i ustalany niejawnie*/</text:span></text:span></text:p>
              <text:p text:style-name="P99"><text:span text:style-name="def3"><text:span text:style-name="T226">MyDelegate1</text:span></text:span><text:span text:style-name="def3"><text:span text:style-name="T52"> del11 = (i =&gt; (i % 2) == 0);</text:span></text:span></text:p>
            </text:list-item>
            <text:list-item>
              <text:p text:style-name="P99"><text:span text:style-name="def"><text:span text:style-name="T301">inne uwagi o budowie</text:span></text:span></text:p>
              <text:p text:style-name="P99"><text:span text:style-name="defZiel"><text:span text:style-name="T301">/*typ i ustalany jawine*/</text:span></text:span></text:p>
              <text:list>
                <text:list-header>
                  <text:p text:style-name="P192"><text:span text:style-name="def3"><text:span text:style-name="T222">MyDelegate1</text:span></text:span><text:span text:style-name="def3"><text:span text:style-name="T52"> del12 = ((</text:span></text:span><text:span text:style-name="def3"><text:span text:style-name="T122">int</text:span></text:span><text:span text:style-name="def3"><text:span text:style-name="T52"> i) =&gt; (i % 2) == 0);</text:span></text:span></text:p>
                </text:list-header>
              </text:list>
              <text:p text:style-name="P99"><text:span text:style-name="defZiel"><text:span text:style-name="T301">/*wynik można objąć w nawiasy dla czytelności*/</text:span></text:span></text:p>
              <text:list text:continue-numbering="true">
                <text:list-header>
                  <text:p text:style-name="P192"><text:span text:style-name="def3"><text:span text:style-name="T227">M</text:span></text:span><text:span text:style-name="def3"><text:span text:style-name="T222">yDelegate1</text:span></text:span><text:span text:style-name="def3"><text:span text:style-name="T52"> del13 = (i =&gt; ((i % 2) == 0));</text:span></text:span></text:p>
                </text:list-header>
              </text:list>
              <text:p text:style-name="P99"><text:span text:style-name="defZiel"><text:span text:style-name="T301">/*wieliczłonowo obliczny wynik*/</text:span></text:span></text:p>
              <text:list text:continue-numbering="true">
                <text:list-header>
                  <text:p text:style-name="P192"><text:span text:style-name="def3"><text:span text:style-name="T222">MyDelegate1</text:span></text:span><text:span text:style-name="def3"><text:span text:style-name="T52"> del14 = (i =&gt; { </text:span></text:span><text:span text:style-name="def3"><text:span text:style-name="T122">string</text:span></text:span><text:span text:style-name="def3"><text:span text:style-name="T52"> s = i.ToString();</text:span></text:span></text:p>
                  <text:p text:style-name="P193"><text:span text:style-name="def3"><text:span text:style-name="T122">if</text:span></text:span><text:span text:style-name="def3"><text:span text:style-name="T52"> (s.Length &gt; 3)</text:span></text:span></text:p>
                  <text:p text:style-name="P193"><text:span text:style-name="def3"><text:span text:style-name="T52">{</text:span></text:span></text:p>
                  <text:p text:style-name="P194"><text:span text:style-name="def3"><text:span text:style-name="T122">return</text:span></text:span><text:span text:style-name="def3"><text:span text:style-name="T52"> </text:span></text:span><text:span text:style-name="def3"><text:span text:style-name="T122">true</text:span></text:span><text:span text:style-name="def3"><text:span text:style-name="T52">;</text:span></text:span></text:p>
                  <text:p text:style-name="P193"><text:span text:style-name="def3"><text:span text:style-name="T52">}</text:span></text:span></text:p>
                  <text:p text:style-name="P193"><text:span text:style-name="def3"><text:span text:style-name="T122">else</text:span></text:span></text:p>
                  <text:p text:style-name="P193"><text:span text:style-name="def3"><text:span text:style-name="T52">{</text:span></text:span></text:p>
                  <text:p text:style-name="P194"><text:span text:style-name="def3"><text:span text:style-name="T122">return</text:span></text:span><text:span text:style-name="def3"><text:span text:style-name="T52"> </text:span></text:span><text:span text:style-name="def3"><text:span text:style-name="T122">false</text:span></text:span><text:span text:style-name="def3"><text:span text:style-name="T52">;</text:span></text:span></text:p>
                  <text:p text:style-name="P193"><text:span text:style-name="def3"><text:span text:style-name="T52">}</text:span></text:span></text:p>
                  <text:p text:style-name="P195"><text:span text:style-name="def3"><text:span text:style-name="T52">});</text:span></text:span></text:p>
                </text:list-header>
              </text:list>
              <text:p text:style-name="P49"><text:span text:style-name="defZiel"><text:span text:style-name="T301">/*wiele parametrów – KONIECZNIE w nawiasy*/</text:span></text:span></text:p>
              <text:list text:continue-numbering="true">
                <text:list-header>
                  <text:p text:style-name="P192"><text:span text:style-name="def3"><text:span text:style-name="T222">MyDelegate2</text:span></text:span><text:span text:style-name="def3"><text:span text:style-name="T52"> del21 = ((i,s) =&gt; ((i % 2) == 0));</text:span></text:span></text:p>
                </text:list-header>
              </text:list>
              <text:p text:style-name="P49"><text:span text:style-name="defZiel"><text:span text:style-name="T301">/*wiele parametrów z jawnie ustalonymi typami – KONIECZNIE w nawiasy*/</text:span></text:span></text:p>
              <text:list text:continue-numbering="true">
                <text:list-header>
                  <text:p text:style-name="P192"><text:span text:style-name="def3"><text:span text:style-name="T222">MyDelegate2</text:span></text:span><text:span text:style-name="def3"><text:span text:style-name="T52"> del22 = ((</text:span></text:span><text:span text:style-name="def3"><text:span text:style-name="T122">int</text:span></text:span><text:span text:style-name="def3"><text:span text:style-name="T52"> i, </text:span></text:span><text:span text:style-name="def3"><text:span text:style-name="T122">string</text:span></text:span><text:span text:style-name="def3"><text:span text:style-name="T52"> s) =&gt; ((i % 2) == 0));</text:span></text:span></text:p>
                </text:list-header>
              </text:list>
              <text:p text:style-name="P100"><text:span text:style-name="defZiel"><text:span text:style-name="T301">/*</text:span></text:span><text:span text:style-name="defZiel"><text:span text:style-name="T302">delegat BEZ parametrów</text:span></text:span><text:span text:style-name="defZiel"><text:span text:style-name="T301">*/</text:span></text:span></text:p>
              <text:p text:style-name="P100"><text:span text:style-name="def3"><text:span text:style-name="T222">MyDelegate</text:span></text:span><text:span text:style-name="def3"><text:span text:style-name="T228">3</text:span></text:span><text:span text:style-name="def3"><text:span text:style-name="T222"> </text:span></text:span><text:span text:style-name="def3"><text:span text:style-name="T52">del</text:span></text:span><text:span text:style-name="def3"><text:span text:style-name="T58">31</text:span></text:span><text:span text:style-name="def3"><text:span text:style-name="T52"> = (() =&gt; ((i % 2) == 0));</text:span></text:span></text:p>
            </text:list-item>
            <text:list-item>
              <text:p text:style-name="P100"><text:span text:style-name="def"><text:span text:style-name="T302">Oczywiście można napisać zarówno</text:span></text:span></text:p>
              <text:list>
                <text:list-item>
                  <text:p text:style-name="P100"><text:span text:style-name="def3"><text:span text:style-name="T226">MyDelegate1</text:span></text:span><text:span text:style-name="def3"><text:span text:style-name="T58"> del11 = (i =&gt; (i % 2) == 0);</text:span></text:span></text:p>
                </text:list-item>
              </text:list>
            </text:list-item>
          </text:list>
        </text:list-item>
      </text:list>
      <text:p text:style-name="P34"><text:span text:style-name="def3"><text:span text:style-name="T58">jak i </text:span></text:span></text:p>
      <text:list xml:id="list7106929465405151865" text:style-name="L26">
        <text:list-item>
          <text:list>
            <text:list-item>
              <text:list>
                <text:list-item>
                  <text:p text:style-name="P102"><text:span text:style-name="def3"><text:span text:style-name="T226">MyDelegate1</text:span></text:span><text:span text:style-name="def3"><text:span text:style-name="T58"> del11 += (i =&gt; (i % 2) == 0);</text:span></text:span></text:p>
                </text:list-item>
              </text:list>
            </text:list-item>
          </text:list>
        </text:list-item>
      </text:list>
      <text:list xml:id="list42181516" text:continue-list="list42174252" text:style-name="L25">
        <text:list-item>
          <text:list>
            <text:list-item>
              <text:p text:style-name="P100"><text:span text:style-name="def"><text:span text:style-name="T302">Delegatów dodanych wyrażeniami lambda nie można usunąć.</text:span></text:span></text:p>
            </text:list-item>
            <text:list-item>
              <text:p text:style-name="P101"><text:span text:style-name="def"><text:span text:style-name="T307">Lambda obsługują argumenty niestandardowych zdarzeń</text:span></text:span></text:p>
              <text:p text:style-name="P101"><text:span text:style-name="def3"><text:span text:style-name="T87">c.del += ((sender, args) =&gt; </text:span></text:span><text:span text:style-name="def3"><text:span text:style-name="T52">{</text:span></text:span><text:span text:style-name="def3"><text:span text:style-name="T172">/*użyj sender i args.msg.*/</text:span></text:span><text:span text:style-name="def3"><text:span text:style-name="T52">};</text:span></text:span></text:p>
              <text:p text:style-name="P101"/>
            </text:list-item>
          </text:list>
        </text:list-item>
      </text:list>
      <text:p text:style-name="P11"><text:span text:style-name="def"><text:span text:style-name="T5">Metody indeksatora</text:span></text:span></text:p>
      <text:p text:style-name="P11"><text:span text:style-name="def"><text:span text:style-name="T307">Jak pokazywać podelementy klasy przy pomocy składni tablicy</text:span></text:span><text:span text:style-name="def2"><text:span text:style-name="T307"> tab[]</text:span></text:span><text:span text:style-name="def3"><text:span text:style-name="T307">. </text:span></text:span><text:span text:style-name="def"><text:span text:style-name="T307">Działanie trochę podobne do Enumeratorów, ale te chodziły po wszystkich elementach po kolei, a tu mamy dostęp do elementu o wybranym indeksie. Osiągamy to przy pomocy składni </text:span></text:span></text:p>
      <text:list xml:id="list6694741887804753146" text:style-name="L27">
        <text:list-item>
          <text:p text:style-name="P104"><text:span text:style-name="def3"><text:span text:style-name="T114">publi</text:span></text:span><text:span text:style-name="def3"><text:span text:style-name="T114">c</text:span></text:span><text:span text:style-name="def3"><text:span text:style-name="T52"> </text:span></text:span><text:span text:style-name="def3"><text:span text:style-name="T122">class</text:span></text:span><text:span text:style-name="def3"><text:span text:style-name="T52"> </text:span></text:span><text:span text:style-name="def3"><text:span text:style-name="T222">People</text:span></text:span><text:span text:style-name="def3"><text:span text:style-name="T52">{</text:span></text:span></text:p>
          <text:p text:style-name="P170"><text:span text:style-name="def3"><text:span text:style-name="T122">private</text:span></text:span><text:span text:style-name="def3"><text:span text:style-name="T52"> </text:span></text:span><text:span text:style-name="def3"><text:span text:style-name="T222">ArrayList</text:span></text:span><text:span text:style-name="def3"><text:span text:style-name="T52"> peopleArray = </text:span></text:span><text:span text:style-name="def3"><text:span text:style-name="T122">new</text:span></text:span><text:span text:style-name="def3"><text:span text:style-name="T52"> </text:span></text:span><text:span text:style-name="def3"><text:span text:style-name="T222">ArrayList</text:span></text:span><text:span text:style-name="def3"><text:span text:style-name="T52">();</text:span></text:span></text:p>
          <text:p text:style-name="P171"><text:span text:style-name="def3"><text:span text:style-name="T122">public</text:span></text:span><text:span text:style-name="def3"><text:span text:style-name="T52"> </text:span></text:span><text:span text:style-name="def3"><text:span text:style-name="T222">Person</text:span></text:span><text:span text:style-name="def3"><text:span text:style-name="T52"> </text:span></text:span><text:span text:style-name="def3"><text:span text:style-name="T122">this</text:span></text:span><text:span text:style-name="def3"><text:span text:style-name="T52">[</text:span></text:span><text:span text:style-name="def3"><text:span text:style-name="T122">int</text:span></text:span><text:span text:style-name="def3"><text:span text:style-name="T52"> idx]</text:span></text:span></text:p>
          <text:p text:style-name="P171"><text:span text:style-name="def3"><text:span text:style-name="T52">{</text:span></text:span></text:p>
          <text:p text:style-name="P180"><text:span text:style-name="def3"><text:span text:style-name="T122">get</text:span></text:span><text:span text:style-name="def3"><text:span text:style-name="T52">{</text:span></text:span><text:span text:style-name="def3"><text:span text:style-name="T122">return</text:span></text:span><text:span text:style-name="def3"><text:span text:style-name="T52"> (</text:span></text:span><text:span text:style-name="def3"><text:span text:style-name="T222">Person</text:span></text:span><text:span text:style-name="def3"><text:span text:style-name="T52">)peopleArray[idx];}</text:span></text:span></text:p>
          <text:p text:style-name="P180"><text:span text:style-name="def3"><text:span text:style-name="T122">set</text:span></text:span><text:span text:style-name="def3"><text:span text:style-name="T52">{peopleArray.Insert(idx, </text:span></text:span><text:span text:style-name="def3"><text:span text:style-name="T122">value</text:span></text:span><text:span text:style-name="def3"><text:span text:style-name="T52">);}</text:span></text:span></text:p>
          <text:p text:style-name="P170"><text:span text:style-name="def3"><text:span text:style-name="T52">}</text:span></text:span></text:p>
          <text:p text:style-name="P103"><text:span text:style-name="def3"><text:span text:style-name="T52">}</text:span></text:span></text:p>
        </text:list-item>
      </text:list>
      <text:p text:style-name="P2"><text:span text:style-name="def3"><text:span text:style-name="T52">...</text:span></text:span></text:p>
      <text:list xml:id="list42187680" text:continue-numbering="true" text:style-name="L27">
        <text:list-header>
          <text:p text:style-name="P103"><text:span text:style-name="def3"><text:span text:style-name="T222">People</text:span></text:span><text:span text:style-name="def3"><text:span text:style-name="T52"> </text:span></text:span><text:span text:style-name="def3"><text:span text:style-name="T59">pl</text:span></text:span><text:span text:style-name="def3"><text:span text:style-name="T52"> = </text:span></text:span><text:span text:style-name="def3"><text:span text:style-name="T122">new</text:span></text:span><text:span text:style-name="def3"><text:span text:style-name="T52"> </text:span></text:span><text:span text:style-name="def3"><text:span text:style-name="T222">People</text:span></text:span><text:span text:style-name="def3"><text:span text:style-name="T52">();</text:span></text:span></text:p>
          <text:p text:style-name="P105"><text:span text:style-name="def3"><text:span text:style-name="T88">pl</text:span></text:span><text:span text:style-name="def3"><text:span text:style-name="T87">[0] = </text:span></text:span><text:span text:style-name="def3"><text:span text:style-name="T127">new</text:span></text:span><text:span text:style-name="def3"><text:span text:style-name="T60"> </text:span></text:span><text:span text:style-name="def3"><text:span text:style-name="T229">Pe</text:span></text:span><text:span text:style-name="def3"><text:span text:style-name="T230">rson</text:span></text:span><text:span text:style-name="def3"><text:span text:style-name="T60">()</text:span></text:span><text:span text:style-name="def3"><text:span text:style-name="T87">;</text:span></text:span></text:p>
          <text:p text:style-name="P103"><text:span text:style-name="def3"><text:span text:style-name="T222">Person</text:span></text:span><text:span text:style-name="def3"><text:span text:style-name="T52"> </text:span></text:span><text:span text:style-name="def3"><text:span text:style-name="T59">p</text:span></text:span><text:span text:style-name="def3"><text:span text:style-name="T52"> = </text:span></text:span><text:span text:style-name="def3"><text:span text:style-name="T59">pl</text:span></text:span><text:span text:style-name="def3"><text:span text:style-name="T52">[0];</text:span></text:span></text:p>
          <text:p text:style-name="P104"/>
        </text:list-header>
        <text:list-item>
          <text:p text:style-name="P106"><text:span text:style-name="def"><text:span text:style-name="T308">typy generyczne dają nam takie właściwości od ręki</text:span></text:span></text:p>
          <text:p text:style-name="P106"><text:span text:style-name="def3"><text:span text:style-name="T128">private</text:span></text:span><text:span text:style-name="def3"><text:span text:style-name="T52"> </text:span></text:span><text:span text:style-name="def3"><text:span text:style-name="T222">List</text:span></text:span><text:span text:style-name="def3"><text:span text:style-name="T52">&lt;</text:span></text:span><text:span text:style-name="def3"><text:span text:style-name="T222">Person</text:span></text:span><text:span text:style-name="def3"><text:span text:style-name="T52">&gt; peopleArray = </text:span></text:span><text:span text:style-name="def3"><text:span text:style-name="T122">new</text:span></text:span><text:span text:style-name="def3"><text:span text:style-name="T52"> </text:span></text:span><text:span text:style-name="def3"><text:span text:style-name="T222">List</text:span></text:span><text:span text:style-name="def3"><text:span text:style-name="T52">&lt;</text:span></text:span><text:span text:style-name="def3"><text:span text:style-name="T222">Person</text:span></text:span><text:span text:style-name="def3"><text:span text:style-name="T52">&gt;();</text:span></text:span></text:p>
          <text:p text:style-name="P103"><text:span text:style-name="def3"><text:span text:style-name="T52">peopleArray.Add(</text:span></text:span><text:span text:style-name="def3"><text:span text:style-name="T122">new</text:span></text:span><text:span text:style-name="def3"><text:span text:style-name="T52"> </text:span></text:span><text:span text:style-name="def3"><text:span text:style-name="T222">Person</text:span></text:span><text:span text:style-name="def3"><text:span text:style-name="T52">());</text:span></text:span></text:p>
          <text:p text:style-name="P103"><text:span text:style-name="def3"><text:span text:style-name="T222">Person</text:span></text:span><text:span text:style-name="def3"><text:span text:style-name="T52"> t = peopleArray[0];</text:span></text:span></text:p>
        </text:list-item>
        <text:list-item>
          <text:p text:style-name="P106"><text:soft-page-break/><text:span text:style-name="def3"><text:span text:style-name="T61">indeksować można także po stringach, </text:span></text:span><text:span text:style-name="def3"><text:span text:style-name="T62">ale jest chyba tylko wer</text:span></text:span><text:span text:style-name="def3"><text:span text:style-name="T63">s</text:span></text:span><text:span text:style-name="def3"><text:span text:style-name="T62">ja na generykach. </text:span></text:span><text:span text:style-name="def3"><text:span text:style-name="T63">Dla niegenerycznych chyba należało by użyć Hashtable.</text:span></text:span></text:p>
          <text:p text:style-name="P103"><text:span text:style-name="def3"><text:span text:style-name="T128">private</text:span></text:span><text:span text:style-name="def3"><text:span text:style-name="T52"> </text:span></text:span><text:span text:style-name="def3"><text:span text:style-name="T222">Dictionary</text:span></text:span><text:span text:style-name="def3"><text:span text:style-name="T52">&lt;</text:span></text:span><text:span text:style-name="def3"><text:span text:style-name="T122">string</text:span></text:span><text:span text:style-name="def3"><text:span text:style-name="T52">, </text:span></text:span><text:span text:style-name="def3"><text:span text:style-name="T222">Person</text:span></text:span><text:span text:style-name="def3"><text:span text:style-name="T52">&gt; people</text:span></text:span><text:span text:style-name="def3"><text:span text:style-name="T61">Dict</text:span></text:span><text:span text:style-name="def3"><text:span text:style-name="T52"> = </text:span></text:span><text:span text:style-name="def3"><text:span text:style-name="T122">new</text:span></text:span><text:span text:style-name="def3"><text:span text:style-name="T52"> </text:span></text:span><text:span text:style-name="def3"><text:span text:style-name="T222">Dictionary</text:span></text:span><text:span text:style-name="def3"><text:span text:style-name="T52">&lt;</text:span></text:span><text:span text:style-name="def3"><text:span text:style-name="T122">string</text:span></text:span><text:span text:style-name="def3"><text:span text:style-name="T52">, </text:span></text:span><text:span text:style-name="def3"><text:span text:style-name="T222">Person</text:span></text:span><text:span text:style-name="def3"><text:span text:style-name="T52">&gt;();</text:span></text:span></text:p>
          <text:p text:style-name="P103"><text:span text:style-name="def3"><text:span text:style-name="T52">...</text:span></text:span></text:p>
          <text:p text:style-name="P106"><text:span text:style-name="def3"><text:span text:style-name="T52">people</text:span></text:span><text:span text:style-name="def3"><text:span text:style-name="T61">Dict</text:span></text:span><text:span text:style-name="def3"><text:span text:style-name="T52">.Add(</text:span></text:span><text:span text:style-name="def3"><text:span text:style-name="T197">"</text:span></text:span><text:span text:style-name="def3"><text:span text:style-name="T198">Igor</text:span></text:span><text:span text:style-name="def3"><text:span text:style-name="T197">"</text:span></text:span><text:span text:style-name="def3"><text:span text:style-name="T52">, </text:span></text:span><text:span text:style-name="def3"><text:span text:style-name="T122">new</text:span></text:span><text:span text:style-name="def3"><text:span text:style-name="T52"> </text:span></text:span><text:span text:style-name="def3"><text:span text:style-name="T222">Person</text:span></text:span><text:span text:style-name="def3"><text:span text:style-name="T52">());</text:span></text:span></text:p>
          <text:p text:style-name="P106"><text:span text:style-name="def3"><text:span text:style-name="T222">Person</text:span></text:span><text:span text:style-name="def3"><text:span text:style-name="T52"> t = people</text:span></text:span><text:span text:style-name="def3"><text:span text:style-name="T61">Dict</text:span></text:span><text:span text:style-name="def3"><text:span text:style-name="T52">[</text:span></text:span><text:span text:style-name="def3"><text:span text:style-name="T197">"</text:span></text:span><text:span text:style-name="def3"><text:span text:style-name="T198">Igor</text:span></text:span><text:span text:style-name="def3"><text:span text:style-name="T197">"</text:span></text:span><text:span text:style-name="def3"><text:span text:style-name="T52">];</text:span></text:span></text:p>
          <text:p text:style-name="P106"><text:span text:style-name="def3"><text:span text:style-name="T52"/></text:span></text:p>
        </text:list-item>
        <text:list-item>
          <text:p text:style-name="P107"><text:span text:style-name="def"><text:span text:style-name="T309">indeksatory wielu wymiarów</text:span></text:span></text:p>
          <text:p text:style-name="P107"><text:span text:style-name="def3"><text:span text:style-name="T129">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People</text:span></text:span><text:span text:style-name="def3"><text:span text:style-name="T52">{</text:span></text:span></text:p>
          <text:p text:style-name="P170"><text:span text:style-name="def3"><text:span text:style-name="T122">private</text:span></text:span><text:span text:style-name="def3"><text:span text:style-name="T52"> </text:span></text:span><text:span text:style-name="def3"><text:span text:style-name="T222">Person</text:span></text:span><text:span text:style-name="def3"><text:span text:style-name="T52">[,] peopleArray = </text:span></text:span><text:span text:style-name="def3"><text:span text:style-name="T122">new</text:span></text:span><text:span text:style-name="def3"><text:span text:style-name="T52"> </text:span></text:span><text:span text:style-name="def3"><text:span text:style-name="T222">Person</text:span></text:span><text:span text:style-name="def3"><text:span text:style-name="T52">[10,10];</text:span></text:span></text:p>
          <text:p text:style-name="P170"><text:span text:style-name="def3"><text:span text:style-name="T122">public</text:span></text:span><text:span text:style-name="def3"><text:span text:style-name="T52"> </text:span></text:span><text:span text:style-name="def3"><text:span text:style-name="T222">Person</text:span></text:span><text:span text:style-name="def3"><text:span text:style-name="T52"> </text:span></text:span><text:span text:style-name="def3"><text:span text:style-name="T122">this</text:span></text:span><text:span text:style-name="def3"><text:span text:style-name="T52">[</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170"><text:span text:style-name="def3"><text:span text:style-name="T52">{</text:span></text:span></text:p>
          <text:p text:style-name="P170"><text:span text:style-name="def3"><text:span text:style-name="T52"><text:s text:c="4"/></text:span></text:span><text:span text:style-name="def3"><text:span text:style-name="T122">get</text:span></text:span><text:span text:style-name="def3"><text:span text:style-name="T52"> { </text:span></text:span><text:span text:style-name="def3"><text:span text:style-name="T122">return</text:span></text:span><text:span text:style-name="def3"><text:span text:style-name="T52"> (</text:span></text:span><text:span text:style-name="def3"><text:span text:style-name="T222">Person</text:span></text:span><text:span text:style-name="def3"><text:span text:style-name="T52">)peopleArray[x,y]; }</text:span></text:span></text:p>
          <text:p text:style-name="P170"><text:span text:style-name="def3"><text:span text:style-name="T52"><text:s text:c="4"/></text:span></text:span><text:span text:style-name="def3"><text:span text:style-name="T122">set</text:span></text:span><text:span text:style-name="def3"><text:span text:style-name="T52"> { peopleArray[x, y] = </text:span></text:span><text:span text:style-name="def3"><text:span text:style-name="T122">value</text:span></text:span><text:span text:style-name="def3"><text:span text:style-name="T52">; }</text:span></text:span></text:p>
          <text:p text:style-name="P170"><text:span text:style-name="def3"><text:span text:style-name="T52">}</text:span></text:span></text:p>
          <text:p text:style-name="P103"><text:span text:style-name="def3"><text:span text:style-name="T52">}</text:span></text:span></text:p>
          <text:p text:style-name="P103"><text:span text:style-name="def3"><text:span text:style-name="T52">...</text:span></text:span></text:p>
          <text:p text:style-name="P108"><text:span text:style-name="def3"><text:span text:style-name="T52">pl[1,1] = </text:span></text:span><text:span text:style-name="def3"><text:span text:style-name="T122">new</text:span></text:span><text:span text:style-name="def3"><text:span text:style-name="T52"> </text:span></text:span><text:span text:style-name="def3"><text:span text:style-name="T222">Person</text:span></text:span><text:span text:style-name="def3"><text:span text:style-name="T52">();</text:span></text:span></text:p>
          <text:p text:style-name="P108"><text:span text:style-name="def3"><text:span text:style-name="T52"/></text:span></text:p>
        </text:list-item>
        <text:list-item>
          <text:p text:style-name="P108"><text:span text:style-name="def"><text:span text:style-name="T310">Przeciążanie metod indeksatora</text:span></text:span></text:p>
          <text:p text:style-name="P108"><text:span text:style-name="def3"><text:span text:style-name="T130">public</text:span></text:span><text:span text:style-name="def3"><text:span text:style-name="T52"> </text:span></text:span><text:span text:style-name="def3"><text:span text:style-name="T222">Person</text:span></text:span><text:span text:style-name="def3"><text:span text:style-name="T52"> </text:span></text:span><text:span text:style-name="def3"><text:span text:style-name="T122">this</text:span></text:span><text:span text:style-name="def3"><text:span text:style-name="T52">[</text:span></text:span><text:span text:style-name="def3"><text:span text:style-name="T122">string</text:span></text:span><text:span text:style-name="def3"><text:span text:style-name="T52"> key]</text:span></text:span></text:p>
          <text:p text:style-name="P103"><text:span text:style-name="def3"><text:span text:style-name="T52">{</text:span></text:span></text:p>
          <text:p text:style-name="P190"><text:span text:style-name="def3"><text:span text:style-name="T52"><text:s text:c="4"/></text:span></text:span><text:span text:style-name="def3"><text:span text:style-name="T122">get</text:span></text:span><text:span text:style-name="def3"><text:span text:style-name="T52"> { </text:span></text:span><text:span text:style-name="def3"><text:span text:style-name="T122">return</text:span></text:span><text:span text:style-name="def3"><text:span text:style-name="T52"> (</text:span></text:span><text:span text:style-name="def3"><text:span text:style-name="T222">Person</text:span></text:span><text:span text:style-name="def3"><text:span text:style-name="T52">)peopleArray[</text:span></text:span><text:span text:style-name="def3"><text:span text:style-name="T222">Int32</text:span></text:span><text:span text:style-name="def3"><text:span text:style-name="T52">.Parse(key), 1]; }</text:span></text:span></text:p>
          <text:p text:style-name="P108"><text:span text:style-name="def3"><text:span text:style-name="T52"><text:s text:c="4"/></text:span></text:span><text:span text:style-name="def3"><text:span text:style-name="T122">set</text:span></text:span><text:span text:style-name="def3"><text:span text:style-name="T52"> { peopleArray[</text:span></text:span><text:span text:style-name="def3"><text:span text:style-name="T222">Int32</text:span></text:span><text:span text:style-name="def3"><text:span text:style-name="T52">.Parse(key), 1] = </text:span></text:span><text:span text:style-name="def3"><text:span text:style-name="T122">value</text:span></text:span><text:span text:style-name="def3"><text:span text:style-name="T52">; }</text:span></text:span></text:p>
          <text:p text:style-name="P103"><text:span text:style-name="def3"><text:span text:style-name="T52">}</text:span></text:span></text:p>
          <text:p text:style-name="P50"><text:span text:style-name="def3"/></text:p>
          <text:p text:style-name="P103"><text:span text:style-name="def3"><text:span text:style-name="T122">public</text:span></text:span><text:span text:style-name="def3"><text:span text:style-name="T52"> </text:span></text:span><text:span text:style-name="def3"><text:span text:style-name="T222">Person</text:span></text:span><text:span text:style-name="def3"><text:span text:style-name="T52"> </text:span></text:span><text:span text:style-name="def3"><text:span text:style-name="T122">this</text:span></text:span><text:span text:style-name="def3"><text:span text:style-name="T52">[</text:span></text:span><text:span text:style-name="def3"><text:span text:style-name="T122">int</text:span></text:span><text:span text:style-name="def3"><text:span text:style-name="T52"> x]</text:span></text:span></text:p>
          <text:p text:style-name="P103"><text:span text:style-name="def3"><text:span text:style-name="T52">{</text:span></text:span></text:p>
          <text:p text:style-name="P103"><text:span text:style-name="def3"><text:span text:style-name="T52"><text:s text:c="4"/></text:span></text:span><text:span text:style-name="def3"><text:span text:style-name="T122">get</text:span></text:span><text:span text:style-name="def3"><text:span text:style-name="T52"> { </text:span></text:span><text:span text:style-name="def3"><text:span text:style-name="T122">return</text:span></text:span><text:span text:style-name="def3"><text:span text:style-name="T52"> (</text:span></text:span><text:span text:style-name="def3"><text:span text:style-name="T222">Person</text:span></text:span><text:span text:style-name="def3"><text:span text:style-name="T52">)peopleArray[x, 1]; }</text:span></text:span></text:p>
          <text:p text:style-name="P103"><text:span text:style-name="def3"><text:span text:style-name="T52"><text:s text:c="4"/></text:span></text:span><text:span text:style-name="def3"><text:span text:style-name="T122">set</text:span></text:span><text:span text:style-name="def3"><text:span text:style-name="T52"> { peopleArray[x, 1] = </text:span></text:span><text:span text:style-name="def3"><text:span text:style-name="T122">value</text:span></text:span><text:span text:style-name="def3"><text:span text:style-name="T52">; }</text:span></text:span></text:p>
          <text:p text:style-name="P103"><text:span text:style-name="def3"><text:span text:style-name="T52">}</text:span></text:span></text:p>
          <text:p text:style-name="P50"><text:span text:style-name="def3"/></text:p>
          <text:p text:style-name="P103"><text:span text:style-name="def3"><text:span text:style-name="T122">public</text:span></text:span><text:span text:style-name="def3"><text:span text:style-name="T52"> </text:span></text:span><text:span text:style-name="def3"><text:span text:style-name="T222">Person</text:span></text:span><text:span text:style-name="def3"><text:span text:style-name="T52"> </text:span></text:span><text:span text:style-name="def3"><text:span text:style-name="T122">this</text:span></text:span><text:span text:style-name="def3"><text:span text:style-name="T52">[</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103"><text:span text:style-name="def3"><text:span text:style-name="T52">{</text:span></text:span></text:p>
          <text:p text:style-name="P103"><text:span text:style-name="def3"><text:span text:style-name="T52"><text:s text:c="4"/></text:span></text:span><text:span text:style-name="def3"><text:span text:style-name="T122">get</text:span></text:span><text:span text:style-name="def3"><text:span text:style-name="T52"> { </text:span></text:span><text:span text:style-name="def3"><text:span text:style-name="T122">return</text:span></text:span><text:span text:style-name="def3"><text:span text:style-name="T52"> (</text:span></text:span><text:span text:style-name="def3"><text:span text:style-name="T222">Person</text:span></text:span><text:span text:style-name="def3"><text:span text:style-name="T52">)peopleArray[x,y]; }</text:span></text:span></text:p>
          <text:p text:style-name="P103"><text:span text:style-name="def3"><text:span text:style-name="T52"><text:s text:c="4"/></text:span></text:span><text:span text:style-name="def3"><text:span text:style-name="T122">set</text:span></text:span><text:span text:style-name="def3"><text:span text:style-name="T52"> { peopleArray[x, y] = </text:span></text:span><text:span text:style-name="def3"><text:span text:style-name="T122">value</text:span></text:span><text:span text:style-name="def3"><text:span text:style-name="T52">; }</text:span></text:span></text:p>
          <text:p text:style-name="P103"><text:span text:style-name="def3"><text:span text:style-name="T52">}</text:span></text:span></text:p>
        </text:list-item>
      </text:list>
      <text:p text:style-name="Standard"><text:span text:style-name="def3"><text:span text:style-name="T64"/></text:span></text:p>
      <text:p text:style-name="P12"><text:span text:style-name="def"><text:span text:style-name="T4">Przeciążanie op</text:span></text:span><text:span text:style-name="def"><text:span text:style-name="T3">e</text:span></text:span><text:span text:style-name="def"><text:span text:style-name="T4">ratorów</text:span></text:span></text:p>
      <text:list xml:id="list5768044267482280332" text:style-name="L28">
        <text:list-item>
          <text:p text:style-name="P110"><text:span text:style-name="def"><text:span text:style-name="T311">Można przeciążyć właściwie każdy operator poza []() i skrótowcami += etc, ale te ostatnie są automatycznie przeciążane po przeciążeniu ich składowych</text:span></text:span></text:p>
        </text:list-item>
        <text:list-item>
          <text:p text:style-name="P110"><text:span text:style-name="def"><text:span text:style-name="T311">Zastosowanie? Mogą np. służyć do dodawania obiektów z liczbowymi właściwościami, np. </text:span></text:span><text:span text:style-name="def2"><text:span text:style-name="T311">Point</text:span></text:span><text:span text:style-name="def"><text:span text:style-name="T311">. Można w ten sposób dodawać różne obiekty ,ale nie zawsze ma to sens np. dla klasy </text:span></text:span><text:span text:style-name="def2"><text:span text:style-name="T311">Person</text:span></text:span><text:span text:style-name="def"><text:span text:style-name="T311">.</text:span></text:span></text:p>
          <text:p text:style-name="P110"><text:span text:style-name="def3"><text:span text:style-name="T115">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Point</text:span></text:span><text:span text:style-name="def3"><text:span text:style-name="T52">{</text:span></text:span></text:p>
          <text:p text:style-name="P109"><text:span text:style-name="def3"><text:span text:style-name="T52"><text:s text:c="4"/></text:span></text:span><text:span text:style-name="def3"><text:span text:style-name="T122">public</text:span></text:span><text:span text:style-name="def3"><text:span text:style-name="T52"> </text:span></text:span><text:span text:style-name="def3"><text:span text:style-name="T122">int</text:span></text:span><text:span text:style-name="def3"><text:span text:style-name="T52"> x;</text:span></text:span></text:p>
          <text:p text:style-name="P109"><text:span text:style-name="def3"><text:span text:style-name="T52"><text:s text:c="4"/></text:span></text:span><text:span text:style-name="def3"><text:span text:style-name="T122">public</text:span></text:span><text:span text:style-name="def3"><text:span text:style-name="T52"> </text:span></text:span><text:span text:style-name="def3"><text:span text:style-name="T122">int</text:span></text:span><text:span text:style-name="def3"><text:span text:style-name="T52"> y;</text:span></text:span></text:p>
          <text:p text:style-name="P109"><text:span text:style-name="def3"><text:span text:style-name="T52"><text:s text:c="4"/></text:span></text:span><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222">Point</text:span></text:span><text:span text:style-name="def3"><text:span text:style-name="T52"> </text:span></text:span><text:span text:style-name="def3"><text:span text:style-name="T122">operator</text:span></text:span><text:span text:style-name="def3"><text:span text:style-name="T52"> +(</text:span></text:span><text:span text:style-name="def3"><text:span text:style-name="T222">Point</text:span></text:span><text:span text:style-name="def3"><text:span text:style-name="T52"> p1, </text:span></text:span><text:span text:style-name="def3"><text:span text:style-name="T222">Point</text:span></text:span><text:span text:style-name="def3"><text:span text:style-name="T52"> p2)</text:span></text:span></text:p>
          <text:p text:style-name="P109"><text:span text:style-name="def3"><text:span text:style-name="T52"><text:s text:c="4"/>{</text:span></text:span></text:p>
          <text:p text:style-name="P109"><text:span text:style-name="def3"><text:span text:style-name="T52"><text:s text:c="8"/></text:span></text:span><text:span text:style-name="def3"><text:span text:style-name="T122">return</text:span></text:span><text:span text:style-name="def3"><text:span text:style-name="T52"> </text:span></text:span><text:span text:style-name="def3"><text:span text:style-name="T122">new</text:span></text:span><text:span text:style-name="def3"><text:span text:style-name="T52"> </text:span></text:span><text:span text:style-name="def3"><text:span text:style-name="T222">Point</text:span></text:span><text:span text:style-name="def3"><text:span text:style-name="T52">() { x = p1.x + p2.x, y = p1.y + p2.y };</text:span></text:span></text:p>
          <text:p text:style-name="P109"><text:span text:style-name="def3"><text:span text:style-name="T52"><text:s text:c="4"/>}</text:span></text:span></text:p>
          <text:p text:style-name="P109"><text:span text:style-name="def3"><text:span text:style-name="T52"><text:s text:c="4"/></text:span></text:span><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222">Point</text:span></text:span><text:span text:style-name="def3"><text:span text:style-name="T52"> </text:span></text:span><text:span text:style-name="def3"><text:span text:style-name="T122">operator</text:span></text:span><text:span text:style-name="def3"><text:span text:style-name="T52"> *(</text:span></text:span><text:span text:style-name="def3"><text:span text:style-name="T222">Point</text:span></text:span><text:span text:style-name="def3"><text:span text:style-name="T52"> p1, </text:span></text:span><text:span text:style-name="def3"><text:span text:style-name="T122">int</text:span></text:span><text:span text:style-name="def3"><text:span text:style-name="T52"> mul)</text:span></text:span></text:p>
          <text:p text:style-name="P109"><text:span text:style-name="def3"><text:span text:style-name="T52"><text:s text:c="4"/>{</text:span></text:span></text:p>
          <text:p text:style-name="P109"><text:span text:style-name="def3"><text:span text:style-name="T52"><text:s text:c="8"/></text:span></text:span><text:span text:style-name="def3"><text:span text:style-name="T122">return</text:span></text:span><text:span text:style-name="def3"><text:span text:style-name="T52"> </text:span></text:span><text:span text:style-name="def3"><text:span text:style-name="T122">new</text:span></text:span><text:span text:style-name="def3"><text:span text:style-name="T52"> </text:span></text:span><text:span text:style-name="def3"><text:span text:style-name="T222">Point</text:span></text:span><text:span text:style-name="def3"><text:span text:style-name="T52">() { x = p1.x * mul, y = p1.y * mul };</text:span></text:span></text:p>
          <text:p text:style-name="P109"><text:span text:style-name="def3"><text:span text:style-name="T52"><text:s text:c="4"/>}</text:span></text:span></text:p>
          <text:p text:style-name="P109"><text:span text:style-name="def3"><text:span text:style-name="T52">}</text:span></text:span></text:p>
        </text:list-item>
        <text:list-item>
          <text:p text:style-name="P111"><text:span text:style-name="def"><text:span text:style-name="T312">jeśli chcemy mieś dowolną kolejność dla operatora * to musimy przeciążyć operator 2 razy</text:span></text:span></text:p>
        </text:list-item>
        <text:list-item>
          <text:p text:style-name="P111"><text:span text:style-name="def"><text:span text:style-name="T312">przeciążanie operatorów ++ i – – <text:s/>jest jedno a o wynik dba sam program</text:span></text:span></text:p>
        </text:list-item>
        <text:list-item>
          <text:p text:style-name="P111"><text:span text:style-name="def"><text:span text:style-name="T312">== i != najlepiej przeciążać przesłaniając metodę </text:span></text:span><text:span text:style-name="def2"><text:span text:style-name="T312">equals</text:span></text:span><text:span text:style-name="def"><text:span text:style-name="T312"> i używając jej tak:</text:span></text:span></text:p>
          <text:list>
            <text:list-header>
              <text:p text:style-name="P111"><text:span text:style-name="def3"><text:span text:style-name="T131">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bool</text:span></text:span><text:span text:style-name="def3"><text:span text:style-name="T52"> </text:span></text:span><text:span text:style-name="def3"><text:span text:style-name="T122">operator</text:span></text:span><text:span text:style-name="def3"><text:span text:style-name="T52"> ==(</text:span></text:span><text:span text:style-name="def3"><text:span text:style-name="T222">Point</text:span></text:span><text:span text:style-name="def3"><text:span text:style-name="T52"> p1, </text:span></text:span><text:span text:style-name="def3"><text:span text:style-name="T222">Point</text:span></text:span><text:span text:style-name="def3"><text:span text:style-name="T52"> p2)</text:span></text:span></text:p>
              <text:p text:style-name="P109"><text:span text:style-name="def3"><text:span text:style-name="T52"><text:s text:c="4"/>{</text:span></text:span></text:p>
              <text:p text:style-name="P109"><text:soft-page-break/><text:span text:style-name="def3"><text:span text:style-name="T52"><text:s text:c="8"/></text:span></text:span><text:span text:style-name="def3"><text:span text:style-name="T122">return</text:span></text:span><text:span text:style-name="def3"><text:span text:style-name="T52"> p1.</text:span></text:span><text:span text:style-name="def3"><text:span text:style-name="T65">Equals(</text:span></text:span><text:span text:style-name="def3"><text:span text:style-name="T52">p2</text:span></text:span><text:span text:style-name="def3"><text:span text:style-name="T65">)</text:span></text:span><text:span text:style-name="def3"><text:span text:style-name="T52">;</text:span></text:span></text:p>
              <text:p text:style-name="P109"><text:span text:style-name="def3"><text:span text:style-name="T52"><text:s text:c="4"/>}</text:span></text:span></text:p>
              <text:p text:style-name="P109"><text:span text:style-name="def3"><text:span text:style-name="T52"><text:s text:c="4"/></text:span></text:span><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bool</text:span></text:span><text:span text:style-name="def3"><text:span text:style-name="T52"> </text:span></text:span><text:span text:style-name="def3"><text:span text:style-name="T122">operator</text:span></text:span><text:span text:style-name="def3"><text:span text:style-name="T52"> !=(</text:span></text:span><text:span text:style-name="def3"><text:span text:style-name="T222">Point</text:span></text:span><text:span text:style-name="def3"><text:span text:style-name="T52"> p1, </text:span></text:span><text:span text:style-name="def3"><text:span text:style-name="T222">Point</text:span></text:span><text:span text:style-name="def3"><text:span text:style-name="T52"> p2)</text:span></text:span></text:p>
              <text:p text:style-name="P109"><text:span text:style-name="def3"><text:span text:style-name="T52"><text:s text:c="4"/>{</text:span></text:span></text:p>
              <text:p text:style-name="P111"><text:span text:style-name="def3"><text:span text:style-name="T52"><text:s text:c="8"/></text:span></text:span><text:span text:style-name="def3"><text:span text:style-name="T122">return</text:span></text:span><text:span text:style-name="def3"><text:span text:style-name="T52"> !p1.</text:span></text:span><text:span text:style-name="def3"><text:span text:style-name="T65">Equals(</text:span></text:span><text:span text:style-name="def3"><text:span text:style-name="T52">p2</text:span></text:span><text:span text:style-name="def3"><text:span text:style-name="T65">)</text:span></text:span><text:span text:style-name="def3"><text:span text:style-name="T52">;</text:span></text:span></text:p>
              <text:p text:style-name="P109"><text:span text:style-name="def3"><text:span text:style-name="T52"><text:s text:c="4"/>}</text:span></text:span></text:p>
              <text:p text:style-name="P112"><text:span text:style-name="def3"><text:span text:style-name="T66">}</text:span></text:span></text:p>
            </text:list-header>
            <text:list-item>
              <text:p text:style-name="P111"><text:span text:style-name="def"><text:span text:style-name="T312">OBA operatory MUSZĄ być przeciążone jednocześnie</text:span></text:span></text:p>
            </text:list-item>
          </text:list>
        </text:list-item>
        <text:list-item>
          <text:p text:style-name="P111"><text:span text:style-name="def"><text:span text:style-name="T312">operatory &lt; <text:s/>&lt;= ect najlepiej przeciążać implementując </text:span></text:span><text:span text:style-name="def2"><text:span text:style-name="T312">Icomparable</text:span></text:span><text:span text:style-name="def"><text:span text:style-name="T312">. </text:span></text:span></text:p>
          <text:list>
            <text:list-item>
              <text:p text:style-name="P109"><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bool</text:span></text:span><text:span text:style-name="def3"><text:span text:style-name="T52"> </text:span></text:span><text:span text:style-name="def3"><text:span text:style-name="T122">operator</text:span></text:span><text:span text:style-name="def3"><text:span text:style-name="T52"> &lt;(</text:span></text:span><text:span text:style-name="def3"><text:span text:style-name="T222">Point</text:span></text:span><text:span text:style-name="def3"><text:span text:style-name="T52"> p1, </text:span></text:span><text:span text:style-name="def3"><text:span text:style-name="T222">Point</text:span></text:span><text:span text:style-name="def3"><text:span text:style-name="T52"> p2)</text:span></text:span></text:p>
              <text:p text:style-name="P172"><text:span text:style-name="def3"><text:span text:style-name="T52">{</text:span></text:span></text:p>
              <text:p text:style-name="P172"><text:span text:style-name="def3"><text:span text:style-name="T52"><text:s text:c="3"/></text:span></text:span><text:span text:style-name="def3"><text:span text:style-name="T122">return</text:span></text:span><text:span text:style-name="def3"><text:span text:style-name="T52"> p1.CompareTo(p2) &gt; 0;</text:span></text:span></text:p>
              <text:p text:style-name="P172"><text:span text:style-name="def3"><text:span text:style-name="T52">}</text:span></text:span></text:p>
            </text:list-item>
            <text:list-item>
              <text:p text:style-name="P112"><text:span text:style-name="def"><text:span text:style-name="T313">oba operatory &lt; &gt; muszą być przeciążone jednocześnie</text:span></text:span></text:p>
            </text:list-item>
          </text:list>
        </text:list-item>
      </text:list>
      <text:p text:style-name="P13"><text:span text:style-name="def"><text:span text:style-name="T312"/></text:span></text:p>
      <text:p text:style-name="P14"><text:span text:style-name="def"><text:span text:style-name="T3">Niestandardowe metody konwersji</text:span></text:span></text:p>
      <text:p text:style-name="P14"><text:span text:style-name="def"><text:span text:style-name="T314">Pozwalają np. na konwersję </text:span></text:span><text:span text:style-name="def2"><text:span text:style-name="T314">Square</text:span></text:span><text:span text:style-name="def"><text:span text:style-name="T314"> do </text:span></text:span><text:span text:style-name="def2"><text:span text:style-name="T314">Rectangle</text:span></text:span><text:span text:style-name="def"><text:span text:style-name="T314">.</text:span></text:span></text:p>
      <text:list xml:id="list3903729979465750285" text:style-name="L29">
        <text:list-item>
          <text:p text:style-name="P114"><text:span text:style-name="def3"><text:span text:style-name="T132">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Square</text:span></text:span></text:p>
          <text:p text:style-name="P113"><text:span text:style-name="def3"><text:span text:style-name="T52">{</text:span></text:span></text:p>
          <text:p text:style-name="P173"><text:span text:style-name="def3"><text:span text:style-name="T122">public</text:span></text:span><text:span text:style-name="def3"><text:span text:style-name="T52"> </text:span></text:span><text:span text:style-name="def3"><text:span text:style-name="T122">int</text:span></text:span><text:span text:style-name="def3"><text:span text:style-name="T52"> a;</text:span></text:span></text:p>
          <text:p text:style-name="P113"><text:span text:style-name="def3"><text:span text:style-name="T52">}</text:span></text:span></text:p>
          <text:p text:style-name="P51"><text:span text:style-name="def3"/></text:p>
          <text:p text:style-name="P113"><text:span text:style-name="def3"><text:span text:style-name="T122">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Rectangle</text:span></text:span></text:p>
          <text:p text:style-name="P113"><text:span text:style-name="def3"><text:span text:style-name="T52">{</text:span></text:span></text:p>
          <text:p text:style-name="P173"><text:span text:style-name="def3"><text:span text:style-name="T122">public</text:span></text:span><text:span text:style-name="def3"><text:span text:style-name="T52"> </text:span></text:span><text:span text:style-name="def3"><text:span text:style-name="T122">int</text:span></text:span><text:span text:style-name="def3"><text:span text:style-name="T52"> x;</text:span></text:span></text:p>
          <text:p text:style-name="P173"><text:span text:style-name="def3"><text:span text:style-name="T122">public</text:span></text:span><text:span text:style-name="def3"><text:span text:style-name="T52"> </text:span></text:span><text:span text:style-name="def3"><text:span text:style-name="T122">int</text:span></text:span><text:span text:style-name="def3"><text:span text:style-name="T52"> y;</text:span></text:span></text:p>
          <text:p text:style-name="P173"><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explicit</text:span></text:span><text:span text:style-name="def3"><text:span text:style-name="T52"> </text:span></text:span><text:span text:style-name="def3"><text:span text:style-name="T122">operator</text:span></text:span><text:span text:style-name="def3"><text:span text:style-name="T52"> </text:span></text:span><text:span text:style-name="def3"><text:span text:style-name="T222">Rectangle</text:span></text:span><text:span text:style-name="def3"><text:span text:style-name="T52">(</text:span></text:span><text:span text:style-name="def3"><text:span text:style-name="T222">Square</text:span></text:span><text:span text:style-name="def3"><text:span text:style-name="T52"> s)</text:span></text:span></text:p>
          <text:p text:style-name="P173"><text:span text:style-name="def3"><text:span text:style-name="T52">{</text:span></text:span></text:p>
          <text:p text:style-name="P181"><text:span text:style-name="def3"><text:span text:style-name="T222">Rectangle</text:span></text:span><text:span text:style-name="def3"><text:span text:style-name="T52"> r = </text:span></text:span><text:span text:style-name="def3"><text:span text:style-name="T122">new</text:span></text:span><text:span text:style-name="def3"><text:span text:style-name="T52"> </text:span></text:span><text:span text:style-name="def3"><text:span text:style-name="T222">Rectangle</text:span></text:span><text:span text:style-name="def3"><text:span text:style-name="T52">();</text:span></text:span></text:p>
          <text:p text:style-name="P181"><text:span text:style-name="def3"><text:span text:style-name="T52">r.x = s.a;</text:span></text:span></text:p>
          <text:p text:style-name="P181"><text:span text:style-name="def3"><text:span text:style-name="T52">r.y = s.a;</text:span></text:span></text:p>
          <text:p text:style-name="P181"><text:span text:style-name="def3"><text:span text:style-name="T122">return</text:span></text:span><text:span text:style-name="def3"><text:span text:style-name="T52"> r;</text:span></text:span></text:p>
          <text:p text:style-name="P173"><text:span text:style-name="def3"><text:span text:style-name="T52">}</text:span></text:span></text:p>
          <text:p text:style-name="P113"><text:span text:style-name="def3"><text:span text:style-name="T52">}</text:span></text:span></text:p>
        </text:list-item>
        <text:list-item>
          <text:p text:style-name="P115"><text:span text:style-name="def3"><text:span text:style-name="T67">jeśli zamiast </text:span></text:span><text:span text:style-name="def3"><text:span text:style-name="T133">explicit</text:span></text:span><text:span text:style-name="def3"><text:span text:style-name="T67"> użyjemy </text:span></text:span><text:span text:style-name="def3"><text:span text:style-name="T133">implicit</text:span></text:span><text:span text:style-name="def3"><text:span text:style-name="T67"> to mamy JAWNĄ i NIEJAWNĄ konwersję jednocześnie</text:span></text:span></text:p>
        </text:list-item>
      </text:list>
      <text:p text:style-name="P14"><text:span text:style-name="def3"><text:span text:style-name="T231"/></text:span></text:p>
      <text:p text:style-name="P15"><text:span text:style-name="def"><text:span text:style-name="T6">Metody rozszerzające </text:span></text:span><text:span text:style-name="def"><text:span text:style-name="T208">(coś jak helpery)</text:span></text:span></text:p>
      <text:list xml:id="list6128957423666975037" text:style-name="L30">
        <text:list-item>
          <text:p text:style-name="P117"><text:span text:style-name="def"><text:span text:style-name="T208">można „wlocie” dodawać nowe metody do przekompilowanych typów.</text:span></text:span></text:p>
        </text:list-item>
        <text:list-item>
          <text:p text:style-name="P117"><text:span text:style-name="def"><text:span text:style-name="T208">Muszą znajdować się w klasach statycznych <text:s/>i być opatrzone tokenem </text:span></text:span><text:span text:style-name="def2"><text:span text:style-name="T208">static</text:span></text:span></text:p>
        </text:list-item>
        <text:list-item>
          <text:p text:style-name="P117"><text:span text:style-name="def"><text:span text:style-name="T208">oznakowane są jako rozszerzające, gdy pierwszy parametr to </text:span></text:span><text:span text:style-name="def2"><text:span text:style-name="T208">this</text:span></text:span><text:span text:style-name="def"><text:span text:style-name="T208">, </text:span></text:span><text:span text:style-name="def"><text:span text:style-name="T209">a reszta dowolna</text:span></text:span></text:p>
        </text:list-item>
        <text:list-item>
          <text:p text:style-name="P117"><text:span text:style-name="def3"><text:span text:style-name="T116">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class</text:span></text:span><text:span text:style-name="def3"><text:span text:style-name="T52"> </text:span></text:span><text:span text:style-name="def3"><text:span text:style-name="T222">ExtMethodsClass</text:span></text:span></text:p>
          <text:p text:style-name="P116"><text:span text:style-name="def3"><text:span text:style-name="T52">{</text:span></text:span></text:p>
          <text:p text:style-name="P174"><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int</text:span></text:span><text:span text:style-name="def3"><text:span text:style-name="T52"> ReverseDigits(</text:span></text:span><text:span text:style-name="def3"><text:span text:style-name="T122">this</text:span></text:span><text:span text:style-name="def3"><text:span text:style-name="T52"> </text:span></text:span><text:span text:style-name="def3"><text:span text:style-name="T122">int</text:span></text:span><text:span text:style-name="def3"><text:span text:style-name="T52"> i)</text:span></text:span></text:p>
          <text:p text:style-name="P174"><text:span text:style-name="def3"><text:span text:style-name="T52">{</text:span></text:span></text:p>
          <text:p text:style-name="P182"><text:span text:style-name="defZiel">/*</text:span><text:span text:style-name="defZiel"><text:span text:style-name="T315">kod odwracania</text:span></text:span><text:span text:style-name="defZiel">*/</text:span></text:p>
          <text:p text:style-name="P174"><text:span text:style-name="def3"><text:span text:style-name="T52">}</text:span></text:span></text:p>
          <text:p text:style-name="P116"><text:span text:style-name="def3"><text:span text:style-name="T52">}</text:span></text:span></text:p>
          <text:p text:style-name="P52"><text:span text:style-name="def3">...</text:span></text:p>
          <text:p text:style-name="P116"><text:span text:style-name="def3"><text:span text:style-name="T122">int</text:span></text:span><text:span text:style-name="def3"><text:span text:style-name="T52"> u = y.ReverseDigits();</text:span></text:span></text:p>
        </text:list-item>
        <text:list-item>
          <text:p text:style-name="P118"><text:span text:style-name="def2"><text:span text:style-name="T316">this</text:span></text:span><text:span text:style-name="def3"><text:span text:style-name="T68"> nie jest przekazywane jako </text:span></text:span><text:span text:style-name="def2"><text:span text:style-name="T316">ref</text:span></text:span><text:span text:style-name="def3"><text:span text:style-name="T68">, więc przypisanie czegoś do </text:span></text:span><text:span text:style-name="def2"><text:span text:style-name="T316">i</text:span></text:span><text:span text:style-name="def3"><text:span text:style-name="T68"> jest tylko przypisaniem do kopii i nie będzie miało znaczenia poza zasięgiem metody rozszerzającej. Aby móc to obejść trzeba przekazać int ponownie jako </text:span></text:span><text:span text:style-name="def2"><text:span text:style-name="T316">ref</text:span></text:span></text:p>
        </text:list-item>
        <text:list-item>
          <text:p text:style-name="P118"><text:span text:style-name="def3"><text:span text:style-name="T134">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int</text:span></text:span><text:span text:style-name="def3"><text:span text:style-name="T52"> ReverseDigits(</text:span></text:span><text:span text:style-name="def3"><text:span text:style-name="T122">this</text:span></text:span><text:span text:style-name="def3"><text:span text:style-name="T52"> </text:span></text:span><text:span text:style-name="def3"><text:span text:style-name="T122">int</text:span></text:span><text:span text:style-name="def3"><text:span text:style-name="T52"> i, </text:span></text:span><text:span text:style-name="def3"><text:span text:style-name="T122">ref</text:span></text:span><text:span text:style-name="def3"><text:span text:style-name="T52"> </text:span></text:span><text:span text:style-name="def3"><text:span text:style-name="T122">int</text:span></text:span><text:span text:style-name="def3"><text:span text:style-name="T52"> self)</text:span></text:span><text:span text:style-name="def3"><text:span text:style-name="T68">{</text:span></text:span><text:span text:style-name="defZiel"><text:span text:style-name="T316"> /*działaj na self*/</text:span></text:span><text:span text:style-name="def3"><text:span text:style-name="T68"> }</text:span></text:span></text:p>
          <text:p text:style-name="P118"><text:span text:style-name="def3"><text:span text:style-name="T134">int</text:span></text:span><text:span text:style-name="def3"><text:span text:style-name="T52"> u = y.ReverseDigits(</text:span></text:span><text:span text:style-name="def3"><text:span text:style-name="T122">ref</text:span></text:span><text:span text:style-name="def3"><text:span text:style-name="T52"> y);</text:span></text:span></text:p>
        </text:list-item>
        <text:list-item>
          <text:p text:style-name="P119"><text:span text:style-name="def"><text:span text:style-name="T315">klasa i metoda jest </text:span></text:span><text:span text:style-name="def2"><text:span text:style-name="T315">static</text:span></text:span><text:span text:style-name="def"><text:span text:style-name="T315">, więc można wywołać ją statycznie</text:span></text:span></text:p>
        </text:list-item>
        <text:list-item>
          <text:p text:style-name="P118"><text:span text:style-name="def"><text:span text:style-name="T316">metody ROZSZERZAJĄ a nie DZIEDZICZĄ więc nie mają dostępu do zmiennych z zasięgu </text:span></text:span><text:span text:style-name="def2"><text:span text:style-name="T316">y</text:span></text:span><text:span text:style-name="def"><text:span text:style-name="T316">, tylko do parametrów</text:span></text:span></text:p>
        </text:list-item>
        <text:list-item>
          <text:p text:style-name="P118"><text:span text:style-name="def"><text:span text:style-name="T316">metody ograniczają się do zasięgu w którym zostały zdefiniowane, więc, aby użyć ich w </text:span></text:span><text:soft-page-break/><text:span text:style-name="def"><text:span text:style-name="T316">inny miejscy należy je zaimportować używając </text:span></text:span><text:span text:style-name="def2"><text:span text:style-name="T316">using</text:span></text:span><text:span text:style-name="def"><text:span text:style-name="T316">. Dlatego warto takie metody (jeśli mają być używane w wielu miejscach) zdefiniować w osobnym pliku lub bibliotece.</text:span></text:span></text:p>
        </text:list-item>
      </text:list>
      <text:p text:style-name="P16"><text:span text:style-name="def"><text:span text:style-name="T316"/></text:span></text:p>
      <text:p text:style-name="P16"><text:span text:style-name="def"><text:span text:style-name="T7">Rozszerzanie interfejsów</text:span></text:span></text:p>
      <text:list xml:id="list7973751121094577537" text:style-name="L31">
        <text:list-item>
          <text:p text:style-name="P121"><text:span text:style-name="def3"><text:span text:style-name="T119">public</text:span></text:span><text:span text:style-name="def3"><text:span text:style-name="T52"> </text:span></text:span><text:span text:style-name="def3"><text:span text:style-name="T122">interface</text:span></text:span><text:span text:style-name="def3"><text:span text:style-name="T52"> </text:span></text:span><text:span text:style-name="def3"><text:span text:style-name="T222">IBasicMath</text:span></text:span></text:p>
          <text:p text:style-name="P120"><text:span text:style-name="def3"><text:span text:style-name="T52">{</text:span></text:span></text:p>
          <text:p text:style-name="P175"><text:span text:style-name="def3"><text:span text:style-name="T122">int</text:span></text:span><text:span text:style-name="def3"><text:span text:style-name="T52"> Add(</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120"><text:span text:style-name="def3"><text:span text:style-name="T52">}</text:span></text:span></text:p>
          <text:p text:style-name="P53"><text:span text:style-name="def3"/></text:p>
          <text:p text:style-name="P120"><text:span text:style-name="def3"><text:span text:style-name="T122">public</text:span></text:span><text:span text:style-name="def3"><text:span text:style-name="T52"> </text:span></text:span><text:span text:style-name="def3"><text:span text:style-name="T122">class</text:span></text:span><text:span text:style-name="def3"><text:span text:style-name="T52"> </text:span></text:span><text:span text:style-name="def3"><text:span text:style-name="T222">BasicIntMath</text:span></text:span><text:span text:style-name="def3"><text:span text:style-name="T52">:</text:span></text:span><text:span text:style-name="def3"><text:span text:style-name="T222">IBasicMath</text:span></text:span></text:p>
          <text:p text:style-name="P120"><text:span text:style-name="def3"><text:span text:style-name="T52">{</text:span></text:span></text:p>
          <text:p text:style-name="P175"><text:span text:style-name="def3"><text:span text:style-name="T122">public</text:span></text:span><text:span text:style-name="def3"><text:span text:style-name="T52"> </text:span></text:span><text:span text:style-name="def3"><text:span text:style-name="T122">int</text:span></text:span><text:span text:style-name="def3"><text:span text:style-name="T52"> Add(</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175"><text:span text:style-name="def3"><text:span text:style-name="T52">{</text:span></text:span></text:p>
          <text:p text:style-name="P183"><text:span text:style-name="def3"><text:span text:style-name="T122">return</text:span></text:span><text:span text:style-name="def3"><text:span text:style-name="T52"> x + y;</text:span></text:span></text:p>
          <text:p text:style-name="P175"><text:span text:style-name="def3"><text:span text:style-name="T52">}</text:span></text:span></text:p>
          <text:p text:style-name="P120"><text:span text:style-name="def3"><text:span text:style-name="T52">}</text:span></text:span></text:p>
          <text:p text:style-name="P53"><text:span text:style-name="def3"/></text:p>
          <text:p text:style-name="P120"><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class</text:span></text:span><text:span text:style-name="def3"><text:span text:style-name="T52"> </text:span></text:span><text:span text:style-name="def3"><text:span text:style-name="T222">mAthExt</text:span></text:span></text:p>
          <text:p text:style-name="P120"><text:span text:style-name="def3"><text:span text:style-name="T52">{</text:span></text:span></text:p>
          <text:p text:style-name="P175"><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int</text:span></text:span><text:span text:style-name="def3"><text:span text:style-name="T52"> Subst(</text:span></text:span><text:span text:style-name="def3"><text:span text:style-name="T122">this</text:span></text:span><text:span text:style-name="def3"><text:span text:style-name="T52"> </text:span></text:span><text:span text:style-name="def3"><text:span text:style-name="T222">IBasicMath</text:span></text:span><text:span text:style-name="def3"><text:span text:style-name="T52"> ibm, </text:span></text:span><text:span text:style-name="def3"><text:span text:style-name="T122">int</text:span></text:span><text:span text:style-name="def3"><text:span text:style-name="T52"> x, </text:span></text:span><text:span text:style-name="def3"><text:span text:style-name="T122">int</text:span></text:span><text:span text:style-name="def3"><text:span text:style-name="T52"> y)</text:span></text:span></text:p>
          <text:p text:style-name="P175"><text:span text:style-name="def3"><text:span text:style-name="T52">{</text:span></text:span></text:p>
          <text:p text:style-name="P183"><text:span text:style-name="def3"><text:span text:style-name="T122">return</text:span></text:span><text:span text:style-name="def3"><text:span text:style-name="T52"> x – y; </text:span></text:span><text:span text:style-name="defZiel">/*</text:span><text:span text:style-name="defZiel"><text:span text:style-name="T317">rozszerzenie interfejsu MUSI mieś implementację</text:span></text:span><text:span text:style-name="defZiel">*/</text:span></text:p>
          <text:p text:style-name="P175"><text:span text:style-name="def3"><text:span text:style-name="T52">}</text:span></text:span></text:p>
          <text:p text:style-name="P120"><text:span text:style-name="def3"><text:span text:style-name="T52">}</text:span></text:span></text:p>
          <text:p text:style-name="P53"><text:span text:style-name="def3">...</text:span></text:p>
          <text:p text:style-name="P120"><text:span text:style-name="def3"><text:span text:style-name="T52">BasicIntMath bim = </text:span></text:span><text:span text:style-name="def3"><text:span text:style-name="T122">new</text:span></text:span><text:span text:style-name="def3"><text:span text:style-name="T52"> BasicIntMath();</text:span></text:span></text:p>
          <text:p text:style-name="P120"><text:span text:style-name="def3"><text:span text:style-name="T122">int</text:span></text:span><text:span text:style-name="def3"><text:span text:style-name="T52"> y = bim.Subst(1, 2);</text:span></text:span></text:p>
          <text:p text:style-name="P121"><text:span text:style-name="def3"><text:span text:style-name="T316"/></text:span></text:p>
        </text:list-item>
        <text:list-item>
          <text:p text:style-name="P121"><text:span text:style-name="def"><text:span text:style-name="T316">Rozszerzenia interfejsów MUSZĄ mieć implementację!</text:span></text:span></text:p>
        </text:list-item>
      </text:list>
      <text:list xml:id="list42166884" text:continue-list="list6128957423666975037" text:style-name="L30">
        <text:list-header>
          <text:p text:style-name="P117"><text:span text:style-name="def"><text:span text:style-name="T208"/></text:span></text:p>
        </text:list-header>
      </text:list>
      <text:p text:style-name="P17"><text:span text:style-name="def"><text:span text:style-name="T210">Metody częściowe</text:span></text:span></text:p>
      <text:p text:style-name="P17"><text:span text:style-name="def"><text:span text:style-name="T210">Definicja i implementacja metod zapisana w różnych plikach.</text:span></text:span></text:p>
      <text:list xml:id="list202027367604974742" text:style-name="L32">
        <text:list-item>
          <text:p text:style-name="P123"><text:span text:style-name="def"><text:span text:style-name="T210">Można je definiować tylko w klasie częściowej</text:span></text:span></text:p>
        </text:list-item>
        <text:list-item>
          <text:p text:style-name="P123"><text:span text:style-name="def"><text:span text:style-name="T210">ZAWSZE zwracają </text:span></text:span><text:span text:style-name="def2"><text:span text:style-name="T210">void</text:span></text:span></text:p>
        </text:list-item>
        <text:list-item>
          <text:p text:style-name="P123"><text:span text:style-name="def"><text:span text:style-name="T210">NIE MOGĄ mieć parametrów </text:span></text:span><text:span text:style-name="def2"><text:span text:style-name="T210">out</text:span></text:span></text:p>
        </text:list-item>
        <text:list-item>
          <text:p text:style-name="P123"><text:span text:style-name="def"><text:span text:style-name="T210">są zawsze niejawnie prywatne</text:span></text:span></text:p>
        </text:list-item>
        <text:list-item>
          <text:p text:style-name="P123"><text:span text:style-name="def"><text:span text:style-name="T210">w czasie kompilacji zostaną usunięte jeśli nie znajdziemy ich implementacji</text:span></text:span></text:p>
        </text:list-item>
        <text:list-item>
          <text:p text:style-name="P191"><text:span text:style-name="def3"><text:span text:style-name="T135">partial</text:span></text:span><text:span text:style-name="def3"><text:span text:style-name="T52"> </text:span></text:span><text:span text:style-name="def3"><text:span text:style-name="T122">class</text:span></text:span><text:span text:style-name="def3"><text:span text:style-name="T52"> </text:span></text:span><text:span text:style-name="def3"><text:span text:style-name="T222">TestClass</text:span></text:span></text:p>
          <text:p text:style-name="P122"><text:span text:style-name="def3"><text:span text:style-name="T52">{</text:span></text:span></text:p>
          <text:p text:style-name="P176"><text:span text:style-name="def3"><text:span text:style-name="T122">partial</text:span></text:span><text:span text:style-name="def3"><text:span text:style-name="T52"> </text:span></text:span><text:span text:style-name="def3"><text:span text:style-name="T122">void</text:span></text:span><text:span text:style-name="def3"><text:span text:style-name="T52"> TestMethod(</text:span></text:span><text:span text:style-name="def3"><text:span text:style-name="T122">string</text:span></text:span><text:span text:style-name="def3"><text:span text:style-name="T52"> s);</text:span></text:span></text:p>
          <text:p text:style-name="P122"><text:span text:style-name="def3"><text:span text:style-name="T52">}</text:span></text:span></text:p>
          <text:p text:style-name="P54"><text:span text:style-name="def3"/></text:p>
          <text:p text:style-name="P122"><text:span text:style-name="def3"><text:span text:style-name="T122">partial</text:span></text:span><text:span text:style-name="def3"><text:span text:style-name="T52"> </text:span></text:span><text:span text:style-name="def3"><text:span text:style-name="T122">class</text:span></text:span><text:span text:style-name="def3"><text:span text:style-name="T52"> </text:span></text:span><text:span text:style-name="def3"><text:span text:style-name="T222">TestClass</text:span></text:span></text:p>
          <text:p text:style-name="P122"><text:span text:style-name="def3"><text:span text:style-name="T52">{</text:span></text:span></text:p>
          <text:p text:style-name="P176"><text:span text:style-name="def3"><text:span text:style-name="T122">partial</text:span></text:span><text:span text:style-name="def3"><text:span text:style-name="T52"> </text:span></text:span><text:span text:style-name="def3"><text:span text:style-name="T122">void</text:span></text:span><text:span text:style-name="def3"><text:span text:style-name="T52"> TestMethod(</text:span></text:span><text:span text:style-name="def3"><text:span text:style-name="T122">string</text:span></text:span><text:span text:style-name="def3"><text:span text:style-name="T52"> s)</text:span></text:span></text:p>
          <text:p text:style-name="P176"><text:span text:style-name="def3"><text:span text:style-name="T52">{</text:span></text:span></text:p>
          <text:p text:style-name="P184"><text:span text:style-name="def3"><text:span text:style-name="T172">/*obsłuż s*/</text:span></text:span></text:p>
          <text:p text:style-name="P176"><text:span text:style-name="def3"><text:span text:style-name="T52">}</text:span></text:span></text:p>
          <text:p text:style-name="P122"><text:span text:style-name="def3"><text:span text:style-name="T52">}</text:span></text:span></text:p>
        </text:list-item>
        <text:list-item>
          <text:p text:style-name="P123"><text:span text:style-name="def"><text:span text:style-name="T318">to dział trochę jak opcjonalne kompilowanie kodu</text:span></text:span></text:p>
        </text:list-item>
        <text:list-item>
          <text:p text:style-name="P123"><text:span text:style-name="def"><text:span text:style-name="T318">Jedna osoba może przygotować szkielet działania klasy, a inna (w osobnym pliku) zaimplementować poszczególne metody</text:span></text:span></text:p>
        </text:list-item>
        <text:list-item>
          <text:p text:style-name="P123"><text:span text:style-name="def"><text:span text:style-name="T318">Może służyć do tworzenia „lekkich zdarzeń”, które mogą, ale nie muszą być implementowane (</text:span></text:span><text:span text:style-name="def2"><text:span text:style-name="T318">OnExit</text:span></text:span><text:span text:style-name="def3"><text:span text:style-name="T69">, </text:span></text:span><text:span text:style-name="def2"><text:span text:style-name="T318">OnShow</text:span></text:span><text:span text:style-name="def3"><text:span text:style-name="T69"> </text:span></text:span><text:span text:style-name="def"><text:span text:style-name="T318">etc.)</text:span></text:span></text:p>
        </text:list-item>
      </text:list>
      <text:p text:style-name="P32"><text:span text:style-name="def3"><text:span text:style-name="T232"/></text:span></text:p>
      <text:p text:style-name="P26"><text:span text:style-name="def"><text:span text:style-name="T211">Klasy anonimowe</text:span></text:span></text:p>
      <text:p text:style-name="P26"><text:span text:style-name="def"><text:span text:style-name="T211">Służą do definiowania „w locie” prostych klas, np. takich, które służą jako pojemniki z wieloma prywatnymi właściwościami ich zmiennymi i metodami </text:span></text:span><text:span text:style-name="def2"><text:span text:style-name="T211">ToString, GetHashCode, Equals</text:span></text:span></text:p>
      <text:list xml:id="list9117762599643938835" text:style-name="L33">
        <text:list-item>
          <text:p text:style-name="P125"><text:soft-page-break/><text:span text:style-name="def3"><text:span text:style-name="T117">var</text:span></text:span><text:span text:style-name="def3"><text:span text:style-name="T52"> myCar = </text:span></text:span><text:span text:style-name="def3"><text:span text:style-name="T122">new</text:span></text:span><text:span text:style-name="def3"><text:span text:style-name="T52"> {Color=</text:span></text:span><text:span text:style-name="def3"><text:span text:style-name="T197">"red"</text:span></text:span><text:span text:style-name="def3"><text:span text:style-name="T52">, speed=7};</text:span></text:span></text:p>
          <text:p text:style-name="P124"><text:span text:style-name="def3"><text:span text:style-name="T222">String</text:span></text:span><text:span text:style-name="def3"><text:span text:style-name="T52"> col = myCar.Color;</text:span></text:span></text:p>
        </text:list-item>
        <text:list-item>
          <text:p text:style-name="P125"><text:span text:style-name="def"><text:span text:style-name="T319">wywodzą się z System.Object</text:span></text:span></text:p>
        </text:list-item>
        <text:list-item>
          <text:p text:style-name="P125"><text:span text:style-name="def"><text:span text:style-name="T319">dostają:</text:span></text:span></text:p>
          <text:list>
            <text:list-item>
              <text:p text:style-name="P125"><text:span text:style-name="def2"><text:span text:style-name="T319">ToString</text:span></text:span><text:span text:style-name="def3"><text:span text:style-name="T70"> – </text:span></text:span><text:span text:style-name="def"><text:span text:style-name="T319">oddaje ciąg </text:span></text:span><text:span text:style-name="def2"><text:span text:style-name="T319">key</text:span></text:span><text:span text:style-name="def"><text:span text:style-name="T319">/</text:span></text:span><text:span text:style-name="def2"><text:span text:style-name="T319">val</text:span></text:span><text:span text:style-name="def"><text:span text:style-name="T319"> zdefiniowanych właściwości</text:span></text:span></text:p>
            </text:list-item>
            <text:list-item>
              <text:p text:style-name="P125"><text:span text:style-name="def2"><text:span text:style-name="T319">Equals</text:span></text:span><text:span text:style-name="def"><text:span text:style-name="T319"> – porównuje wartości właściwości (dla obiektów we właściwościach porównuje ich adresy, czyli używa ==)</text:span></text:span></text:p>
            </text:list-item>
            <text:list-item>
              <text:p text:style-name="P125"><text:span text:style-name="def2"><text:span text:style-name="T319">GetHashCode</text:span></text:span><text:span text:style-name="def"><text:span text:style-name="T319"> – dwa obiekty anonimowych klas, które są </text:span></text:span><text:span text:style-name="def2"><text:span text:style-name="T319">Equals</text:span></text:span><text:span text:style-name="def"><text:span text:style-name="T319">, dadzą taki sam hashCone, bo jest budowany na podstawie wartości właściwości</text:span></text:span></text:p>
            </text:list-item>
            <text:list-item>
              <text:p text:style-name="P125"><text:span text:style-name="def"><text:span text:style-name="T319">typy anonimowe mogą zawierać inne typy anonimowe</text:span></text:span></text:p>
            </text:list-item>
            <text:list-item>
              <text:p text:style-name="P125"><text:span text:style-name="def"><text:span text:style-name="T319">w zasadzie wykorzystuje się je tylko w LINQ</text:span></text:span></text:p>
            </text:list-item>
          </text:list>
        </text:list-item>
      </text:list>
      <text:p text:style-name="P18"><text:span text:style-name="def"><text:span text:style-name="T319">Typy wskaźnikowe</text:span></text:span></text:p>
      <text:p text:style-name="P18"><text:span text:style-name="def"><text:span text:style-name="T319">używamy gdy:</text:span></text:span></text:p>
      <text:list xml:id="list757968785358793767" text:style-name="L34">
        <text:list-item>
          <text:p text:style-name="P126"><text:span text:style-name="def"><text:span text:style-name="T319">chcemy zoptymalizować kod działając poza kontrolą CLR</text:span></text:span></text:p>
        </text:list-item>
        <text:list-item>
          <text:p text:style-name="P126"><text:span text:style-name="def"><text:span text:style-name="T319">wywołujemy metody z języka C (z plików .dll) lub serwera COM, które wymagają wskaźników</text:span></text:span></text:p>
        </text:list-item>
        <text:list-item>
          <text:p text:style-name="P126"><text:span text:style-name="def"><text:span text:style-name="T319">trzeba p</text:span></text:span><text:span text:style-name="def"><text:span text:style-name="T320">owiadomić kompilator o zamiarze używania kody niebezpiecznego </text:span></text:span></text:p>
          <text:list>
            <text:list-item>
              <text:p text:style-name="P127"><text:span text:style-name="def"><text:span text:style-name="T320">(Build → Allow unsafe code)</text:span></text:span></text:p>
            </text:list-item>
          </text:list>
        </text:list-item>
        <text:list-item>
          <text:p text:style-name="P127"><text:span text:style-name="def"><text:span text:style-name="T320">temat właściwie pomijam</text:span></text:span></text:p>
        </text:list-item>
      </text:list>
      <text:p text:style-name="P19"><text:span text:style-name="def"><text:span text:style-name="T320"/></text:span></text:p>
      <text:p text:style-name="P20"><text:span text:style-name="def"><text:span text:style-name="T321">LINQ</text:span></text:span></text:p>
      <text:p text:style-name="P20"><text:span text:style-name="def"><text:span text:style-name="T321">Jest to mechanizm dostępu do danych zmagazynowanych w magazynach danuch jak tablice czy kolekcje</text:span></text:span></text:p>
      <text:list xml:id="list5733794841901363056" text:style-name="L35">
        <text:list-item>
          <text:p text:style-name="P129"><text:span text:style-name="def"><text:span text:style-name="T321">Używa</text:span></text:span></text:p>
          <text:list>
            <text:list-item>
              <text:p text:style-name="P129"><text:span text:style-name="def"><text:span text:style-name="T321">niejawnej typizacji danych</text:span></text:span></text:p>
            </text:list-item>
            <text:list-item>
              <text:p text:style-name="P129"><text:span text:style-name="def"><text:span text:style-name="T321">składni inicjalizacji obiektów</text:span></text:span></text:p>
            </text:list-item>
            <text:list-item>
              <text:p text:style-name="P129"><text:span text:style-name="def"><text:span text:style-name="T321">wyrażeń lambda</text:span></text:span></text:p>
            </text:list-item>
          </text:list>
        </text:list-item>
        <text:list-item>
          <text:p text:style-name="P129"><text:span text:style-name="def"><text:span text:style-name="T321">LINQ ma działać na dowolnym typie implementującym generyczny </text:span></text:span><text:span text:style-name="def2"><text:span text:style-name="T321">IEnumerable&lt;T&gt;</text:span></text:span><text:span text:style-name="def"><text:span text:style-name="T321"> bezpośrednio, albo przez metody rozszerzające</text:span></text:span></text:p>
        </text:list-item>
        <text:list-item>
          <text:p text:style-name="P129"><text:span text:style-name="def"><text:span text:style-name="T321">LINQ ma ścisłą kontrolę typów (w odróżnieniu od SQL)</text:span></text:span></text:p>
        </text:list-item>
        <text:list-item>
          <text:p text:style-name="P129"><text:span text:style-name="def"><text:span text:style-name="T321">using System.LINQ</text:span></text:span></text:p>
        </text:list-item>
        <text:list-item>
          <text:p text:style-name="P129"><text:span text:style-name="def"><text:span text:style-name="T321">konstrukcja LINQ zwraca sekwencję implementującą </text:span></text:span><text:span text:style-name="def2"><text:span text:style-name="T321">IEnumerable</text:span></text:span><text:span text:style-name="def"><text:span text:style-name="T321"> (foreach)</text:span></text:span></text:p>
          <text:list>
            <text:list-item>
              <text:p text:style-name="P129"><text:span text:style-name="def"><text:span text:style-name="T321">podanie typu elementów</text:span></text:span></text:p>
              <text:p text:style-name="P129"><text:span text:style-name="def3"><text:span text:style-name="T120">foreach</text:span></text:span><text:span text:style-name="def3"><text:span text:style-name="T52"> (</text:span></text:span><text:span text:style-name="def3"><text:span text:style-name="T122">int</text:span></text:span><text:span text:style-name="def3"><text:span text:style-name="T52"> i </text:span></text:span><text:span text:style-name="def3"><text:span text:style-name="T122">in</text:span></text:span><text:span text:style-name="def3"><text:span text:style-name="T52"> subSet) { ...}</text:span></text:span></text:p>
            </text:list-item>
            <text:list-item>
              <text:p text:style-name="P129"><text:span text:style-name="def"><text:span text:style-name="T321">użycie niejawnej typizacji jest łatwiejsze</text:span></text:span></text:p>
              <text:p text:style-name="P129"><text:span text:style-name="def3"><text:span text:style-name="T120">foreach</text:span></text:span><text:span text:style-name="def3"><text:span text:style-name="T52"> (</text:span></text:span><text:span text:style-name="def3"><text:span text:style-name="T136">var</text:span></text:span><text:span text:style-name="def3"><text:span text:style-name="T52"> i </text:span></text:span><text:span text:style-name="def3"><text:span text:style-name="T122">in</text:span></text:span><text:span text:style-name="def3"><text:span text:style-name="T52"> subSet) { …}</text:span></text:span></text:p>
            </text:list-item>
          </text:list>
        </text:list-item>
        <text:list-item>
          <text:p text:style-name="P129"><text:span text:style-name="def2"><text:span text:style-name="T321">System.Linq.Enumerable</text:span></text:span><text:span text:style-name="def"><text:span text:style-name="T321"> definiuje wiele generycznych metod rozszerzających, które są dołączane do </text:span></text:span><text:span text:style-name="def2"><text:span text:style-name="T321">System.Array </text:span></text:span><text:span text:style-name="def"><text:span text:style-name="T321">i innych kolekcji takich jak </text:span></text:span><text:span text:style-name="def2"><text:span text:style-name="T321">First&lt;T&gt;()</text:span></text:span><text:span text:style-name="def"><text:span text:style-name="T321">, </text:span></text:span><text:span text:style-name="def2"><text:span text:style-name="T321">Max&lt;T&gt;()</text:span></text:span><text:span text:style-name="def"><text:span text:style-name="T321">, </text:span></text:span><text:span text:style-name="def2"><text:span text:style-name="T321">Contains&lt;T&gt;()</text:span></text:span><text:span text:style-name="def"><text:span text:style-name="T321">, co daje duże możliwości pomimo, że nie są zdefiniowane w </text:span></text:span><text:span text:style-name="def2"><text:span text:style-name="T321">Array</text:span></text:span><text:span text:style-name="def"><text:span text:style-name="T321">.</text:span></text:span></text:p>
        </text:list-item>
        <text:list-item>
          <text:p text:style-name="P129"><text:span text:style-name="def"><text:span text:style-name="T8">Odroczone</text:span></text:span><text:span text:style-name="def"><text:span text:style-name="T321"> </text:span></text:span><text:span text:style-name="def"><text:span text:style-name="T8">wykonanie</text:span></text:span><text:span text:style-name="def"><text:span text:style-name="T321"> – zapytanie nie jest wykonywane aż do momentu wykorzystania jego wyników, co gwarantuje , ze zawsze otrzymujemy najnowsze wyniki, nawet jeśli po definicji wyrażenia odpytywana kolekcja została zmieniona.</text:span></text:span></text:p>
        </text:list-item>
        <text:list-item>
          <text:p text:style-name="P129"><text:span text:style-name="def"><text:span text:style-name="T321">W debugerze MOŻNA oglądać wyniki zapytania</text:span></text:span></text:p>
        </text:list-item>
        <text:list-item>
          <text:p text:style-name="P130"><text:span text:style-name="def"><text:span text:style-name="T322">wywołanie natychmiastowe (zrzucenie wyniku do kolekcji)</text:span></text:span></text:p>
          <text:list>
            <text:list-item>
              <text:p text:style-name="P130"><text:span text:style-name="def3"><text:span text:style-name="T121">int</text:span></text:span><text:span text:style-name="def3"><text:span text:style-name="T52">[] res =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members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ToArray&lt;</text:span></text:span><text:span text:style-name="def3"><text:span text:style-name="T122">int</text:span></text:span><text:span text:style-name="def3"><text:span text:style-name="T52">&gt;(); </text:span></text:span><text:span text:style-name="defZiel">/*</text:span><text:span text:style-name="defZiel"><text:span text:style-name="T322">tablica</text:span></text:span><text:span text:style-name="defZiel">*/</text:span></text:p>
            </text:list-item>
            <text:list-item>
              <text:p text:style-name="P130"><text:span text:style-name="def3"><text:span text:style-name="T248">List</text:span></text:span><text:span text:style-name="def3"><text:span text:style-name="T52">&lt;</text:span></text:span><text:span text:style-name="def3"><text:span text:style-name="T122">int</text:span></text:span><text:span text:style-name="def3"><text:span text:style-name="T52">&gt; res =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members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ToList&lt;</text:span></text:span><text:span text:style-name="def3"><text:span text:style-name="T122">int</text:span></text:span><text:span text:style-name="def3"><text:span text:style-name="T52">&gt;(); </text:span></text:span><text:span text:style-name="defZiel">/*</text:span><text:span text:style-name="defZiel"><text:span text:style-name="T322">lista</text:span></text:span><text:span text:style-name="defZiel">*/</text:span></text:p>
            </text:list-item>
          </text:list>
        </text:list-item>
        <text:list-item>
          <text:p text:style-name="P130"><text:span text:style-name="def"><text:span text:style-name="T322">Niejawnego typizowania nie można użyć do definiowania pola w klasie lub strukturze, więc jak przetrzymać tam wynik LINQ?</text:span></text:span></text:p>
          <text:p text:style-name="P130"><text:span text:style-name="def"><text:span text:style-name="T322">Można napisać</text:span></text:span></text:p>
          <text:list>
            <text:list-item>
              <text:p text:style-name="P130"><text:span text:style-name="def"><text:span text:style-name="T322">...</text:span></text:span></text:p>
              <text:p text:style-name="P130"><text:span text:style-name="def3"><text:span text:style-name="T112">private</text:span></text:span><text:span text:style-name="def3"><text:span text:style-name="T52"> </text:span></text:span><text:span text:style-name="def3"><text:span text:style-name="T222">IEnumerable</text:span></text:span><text:span text:style-name="def3"><text:span text:style-name="T52">&lt;</text:span></text:span><text:span text:style-name="def3"><text:span text:style-name="T122">string</text:span></text:span><text:span text:style-name="def3"><text:span text:style-name="T52">&gt; subSet = </text:span></text:span><text:span text:style-name="def3"><text:span text:style-name="T122">from</text:span></text:span><text:span text:style-name="def3"><text:span text:style-name="T52"> g </text:span></text:span><text:span text:style-name="def3"><text:span text:style-name="T122">in</text:span></text:span><text:span text:style-name="def3"><text:span text:style-name="T52"> kolekcja </text:span></text:span><text:span text:style-name="def3"><text:span text:style-name="T122">where</text:span></text:span><text:span text:style-name="def3"><text:span text:style-name="T52"> g.Contains(</text:span></text:span><text:span text:style-name="def3"><text:span text:style-name="T197">" "</text:span></text:span><text:span text:style-name="def3"><text:span text:style-name="T52">);</text:span></text:span></text:p>
              <text:p text:style-name="P130"><text:soft-page-break/><text:span text:style-name="def"><text:span text:style-name="T322">...</text:span></text:span></text:p>
            </text:list-item>
          </text:list>
          <text:p text:style-name="P130"><text:span text:style-name="def"><text:span text:style-name="T322">ale to stosujemy rzadko, bo tak odpytywać możemy tylko kolekcje </text:span></text:span><text:span text:style-name="def2"><text:span text:style-name="T322">static </text:span></text:span><text:span text:style-name="def"><text:span text:style-name="T323">(nie mogą być to dane instancyjne),</text:span></text:span><text:span text:style-name="def"><text:span text:style-name="T322"> co bardzo nas to ogranicza.</text:span></text:span></text:p>
        </text:list-item>
        <text:list-item>
          <text:p text:style-name="P131"><text:span text:style-name="def"><text:span text:style-name="T323">Zwracanie wyników do zewnętrznej procedury</text:span></text:span></text:p>
          <text:list>
            <text:list-item>
              <text:p text:style-name="P131"><text:span text:style-name="def"><text:span text:style-name="T323">w celu uproszczenia kodu wyniki zapytania LINQ są zapisywane do niejawnie typizowanej zmienne tak nie może być</text:span></text:span></text:p>
              <text:list>
                <text:list-item>
                  <text:p text:style-name="P131"><text:span text:style-name="def"><text:span text:style-name="T323">pole</text:span></text:span></text:p>
                </text:list-item>
                <text:list-item>
                  <text:p text:style-name="P131"><text:span text:style-name="def"><text:span text:style-name="T323">wartość </text:span></text:span><text:span text:style-name="def2"><text:span text:style-name="T323">ref</text:span></text:span><text:span text:style-name="def"><text:span text:style-name="T323"> lub </text:span></text:span><text:span text:style-name="def2"><text:span text:style-name="T323">out</text:span></text:span></text:p>
                </text:list-item>
                <text:list-item>
                  <text:p text:style-name="P131"><text:span text:style-name="def"><text:span text:style-name="T323">wartość zwracana przez funkcję</text:span></text:span></text:p>
                </text:list-item>
              </text:list>
            </text:list-item>
            <text:list-item>
              <text:p text:style-name="P131"><text:span text:style-name="def"><text:span text:style-name="T323">można wracać</text:span></text:span><text:span text:style-name="def2"><text:span text:style-name="T323"> Ienumerable&lt;&gt;</text:span></text:span><text:span text:style-name="def"><text:span text:style-name="T323"> - działa TYLKO dzięki ścisłej kontroli typów (&lt;int&gt;) !!!</text:span></text:span></text:p>
              <text:list>
                <text:list-item>
                  <text:p text:style-name="P131"><text:span text:style-name="def3"><text:span text:style-name="T249">IEnumerable</text:span></text:span><text:span text:style-name="def3"><text:span text:style-name="T52">&lt;</text:span></text:span><text:span text:style-name="def3"><text:span text:style-name="T122">int</text:span></text:span><text:span text:style-name="def3"><text:span text:style-name="T52">&gt; GetSubSet(){</text:span></text:span></text:p>
                  <text:p text:style-name="P185"><text:span text:style-name="def3"><text:span text:style-name="T122">int</text:span></text:span><text:span text:style-name="def3"><text:span text:style-name="T52">[] members = { 1, 2, 3, 4, 5, 6, 7, 8 };</text:span></text:span></text:p>
                  <text:p text:style-name="P185"><text:span text:style-name="def3"><text:span text:style-name="T122">return</text:span></text:span><text:span text:style-name="def3"><text:span text:style-name="T52">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members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ToList&lt;</text:span></text:span><text:span text:style-name="def3"><text:span text:style-name="T122">int</text:span></text:span><text:span text:style-name="def3"><text:span text:style-name="T52">&gt;();</text:span></text:span></text:p>
                  <text:p text:style-name="P128"><text:span text:style-name="def3"><text:span text:style-name="T52">}</text:span></text:span></text:p>
                  <text:p text:style-name="P128"><text:span text:style-name="def3"><text:span text:style-name="T52">...</text:span></text:span></text:p>
                  <text:p text:style-name="P131"><text:span text:style-name="def3"><text:span text:style-name="T249">IEnumerable</text:span></text:span><text:span text:style-name="def3"><text:span text:style-name="T52">&lt;</text:span></text:span><text:span text:style-name="def3"><text:span text:style-name="T122">int</text:span></text:span><text:span text:style-name="def3"><text:span text:style-name="T52">&gt; r = GetSubSet();</text:span></text:span></text:p>
                </text:list-item>
              </text:list>
            </text:list-item>
            <text:list-item>
              <text:p text:style-name="P131"><text:span text:style-name="def"><text:span text:style-name="T323">można zwracać kolekcję, do której zrzuciliśmy wynik</text:span></text:span></text:p>
              <text:list>
                <text:list-item>
                  <text:p text:style-name="P131"><text:span text:style-name="def3"><text:span text:style-name="T137">int</text:span></text:span><text:span text:style-name="def3"><text:span text:style-name="T52">[] GetSubSet(){</text:span></text:span></text:p>
                  <text:p text:style-name="P185"><text:span text:style-name="def3"><text:span text:style-name="T122">int</text:span></text:span><text:span text:style-name="def3"><text:span text:style-name="T52">[] members = { 1, 2, 3, 4, 5, 6, 7, 8 };</text:span></text:span></text:p>
                  <text:p text:style-name="P185"><text:span text:style-name="def3"><text:span text:style-name="T122">return</text:span></text:span><text:span text:style-name="def3"><text:span text:style-name="T52">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members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ToArray&lt;</text:span></text:span><text:span text:style-name="def3"><text:span text:style-name="T122">int</text:span></text:span><text:span text:style-name="def3"><text:span text:style-name="T52">&gt;();</text:span></text:span></text:p>
                  <text:p text:style-name="P128"><text:span text:style-name="def3"><text:span text:style-name="T52">}</text:span></text:span></text:p>
                </text:list-item>
              </text:list>
            </text:list-item>
          </text:list>
        </text:list-item>
        <text:list-item>
          <text:p text:style-name="P131"><text:span text:style-name="def"><text:span text:style-name="T323">LINQ może operować na danych z kolekcji generycznych np</text:span></text:span><text:span text:style-name="def3"><text:span text:style-name="T71">. </text:span></text:span><text:span text:style-name="def2"><text:span text:style-name="T323">List&lt;&gt;. </text:span></text:span></text:p>
          <text:list>
            <text:list-item>
              <text:p text:style-name="P131"><text:span text:style-name="def3"><text:span text:style-name="T233">List</text:span></text:span><text:span text:style-name="def3"><text:span text:style-name="T52">&lt;</text:span></text:span><text:span text:style-name="def3"><text:span text:style-name="T222">Car</text:span></text:span><text:span text:style-name="def3"><text:span text:style-name="T52">&gt; myCars = </text:span></text:span><text:span text:style-name="def3"><text:span text:style-name="T122">new</text:span></text:span><text:span text:style-name="def3"><text:span text:style-name="T52"> </text:span></text:span><text:span text:style-name="def3"><text:span text:style-name="T222">List</text:span></text:span><text:span text:style-name="def3"><text:span text:style-name="T52">&lt;</text:span></text:span><text:span text:style-name="def3"><text:span text:style-name="T222">Car</text:span></text:span><text:span text:style-name="def3"><text:span text:style-name="T52">&gt;();</text:span></text:span></text:p>
              <text:p text:style-name="P128"><text:span text:style-name="def3"><text:span text:style-name="T52">myCars.Add(</text:span></text:span><text:span text:style-name="def3"><text:span text:style-name="T122">new</text:span></text:span><text:span text:style-name="def3"><text:span text:style-name="T52"> </text:span></text:span><text:span text:style-name="def3"><text:span text:style-name="T222">Car</text:span></text:span><text:span text:style-name="def3"><text:span text:style-name="T52">() { speed = 7 });</text:span></text:span></text:p>
              <text:p text:style-name="P128"><text:span text:style-name="def3"><text:span text:style-name="T122">var</text:span></text:span><text:span text:style-name="def3"><text:span text:style-name="T52"> fastCars = </text:span></text:span><text:span text:style-name="def3"><text:span text:style-name="T122">from</text:span></text:span><text:span text:style-name="def3"><text:span text:style-name="T52"> c </text:span></text:span><text:span text:style-name="def3"><text:span text:style-name="T122">in</text:span></text:span><text:span text:style-name="def3"><text:span text:style-name="T52"> myCars </text:span></text:span><text:span text:style-name="def3"><text:span text:style-name="T122">where</text:span></text:span><text:span text:style-name="def3"><text:span text:style-name="T52"> c.speed &gt; 5 </text:span></text:span><text:span text:style-name="def3"><text:span text:style-name="T122">select</text:span></text:span><text:span text:style-name="def3"><text:span text:style-name="T52"> c;</text:span></text:span></text:p>
              <text:p text:style-name="P128"><text:span text:style-name="def3"><text:span text:style-name="T122">foreach</text:span></text:span><text:span text:style-name="def3"><text:span text:style-name="T52"> (</text:span></text:span><text:span text:style-name="def3"><text:span text:style-name="T122">var</text:span></text:span><text:span text:style-name="def3"><text:span text:style-name="T52"> f </text:span></text:span><text:span text:style-name="def3"><text:span text:style-name="T122">in</text:span></text:span><text:span text:style-name="def3"><text:span text:style-name="T52"> fastCars) { };</text:span></text:span></text:p>
              <text:p text:style-name="P128"><text:span text:style-name="def3"><text:span text:style-name="T52"/></text:span></text:p>
            </text:list-item>
          </text:list>
        </text:list-item>
        <text:list-item>
          <text:p text:style-name="P196"><text:span text:style-name="def3"><text:span text:style-name="T324">To samo dla kolekcji niegenerycznej możemy uzyskać dzięki metodzie rozszerzającej OfType&lt;</text:span></text:span><text:span text:style-name="def3"><text:span text:style-name="T252">Car</text:span></text:span><text:span text:style-name="def3"><text:span text:style-name="T324">&gt;(), która zwraca obiekt </text:span></text:span><text:span text:style-name="def2"><text:span text:style-name="T327">IEnumerable&lt;T&gt; </text:span></text:span><text:span text:style-name="def3"><text:span text:style-name="T325">(LINQ operuje tylko na typach rozszerzających</text:span></text:span><text:span text:style-name="def3"><text:span text:style-name="T326"> </text:span></text:span><text:span text:style-name="def2"><text:span text:style-name="T327">IEnumerable&lt;T&gt;</text:span></text:span><text:span text:style-name="def3"><text:span text:style-name="T321"> !</text:span></text:span><text:span text:style-name="def3"><text:span text:style-name="T325">)</text:span></text:span></text:p>
          <text:list>
            <text:list-item>
              <text:p text:style-name="P128"><text:span text:style-name="def3"><text:span text:style-name="T222">ArrayList</text:span></text:span><text:span text:style-name="def3"><text:span text:style-name="T52"> myArrCars = </text:span></text:span><text:span text:style-name="def3"><text:span text:style-name="T122">new</text:span></text:span><text:span text:style-name="def3"><text:span text:style-name="T52"> </text:span></text:span><text:span text:style-name="def3"><text:span text:style-name="T222">ArrayList</text:span></text:span><text:span text:style-name="def3"><text:span text:style-name="T52">();</text:span></text:span></text:p>
              <text:p text:style-name="P128"><text:span text:style-name="def3"><text:span text:style-name="T52">myArrCars.Add(</text:span></text:span><text:span text:style-name="def3"><text:span text:style-name="T122">new</text:span></text:span><text:span text:style-name="def3"><text:span text:style-name="T52"> </text:span></text:span><text:span text:style-name="def3"><text:span text:style-name="T222">Car</text:span></text:span><text:span text:style-name="def3"><text:span text:style-name="T52">() { speed = 7 });</text:span></text:span></text:p>
              <text:p text:style-name="P128"><text:span text:style-name="def3"><text:span text:style-name="T122">var</text:span></text:span><text:span text:style-name="def3"><text:span text:style-name="T52"> myCarsEnum = myCars.OfType&lt;</text:span></text:span><text:span text:style-name="def3"><text:span text:style-name="T222">Car</text:span></text:span><text:span text:style-name="def3"><text:span text:style-name="T52">&gt;(); </text:span></text:span><text:span text:style-name="defZiel">/*</text:span><text:span text:style-name="defZiel"><text:span text:style-name="T325">bez tej linii kompilator zwraca błąd</text:span></text:span><text:span text:style-name="defZiel">*/</text:span></text:p>
              <text:p text:style-name="P128"><text:span text:style-name="def3"><text:span text:style-name="T122">var</text:span></text:span><text:span text:style-name="def3"><text:span text:style-name="T52"> fastArrCars = </text:span></text:span><text:span text:style-name="def3"><text:span text:style-name="T122">from</text:span></text:span><text:span text:style-name="def3"><text:span text:style-name="T52"> c </text:span></text:span><text:span text:style-name="def3"><text:span text:style-name="T122">in</text:span></text:span><text:span text:style-name="def3"><text:span text:style-name="T52"> myCarsEnum </text:span></text:span><text:span text:style-name="def3"><text:span text:style-name="T122">where</text:span></text:span><text:span text:style-name="def3"><text:span text:style-name="T52"> c.speed &gt; 5 </text:span></text:span><text:span text:style-name="def3"><text:span text:style-name="T122">select</text:span></text:span><text:span text:style-name="def3"><text:span text:style-name="T52"> c;</text:span></text:span></text:p>
              <text:p text:style-name="P128"><text:span text:style-name="def3"><text:span text:style-name="T122">foreach</text:span></text:span><text:span text:style-name="def3"><text:span text:style-name="T52"> (</text:span></text:span><text:span text:style-name="def3"><text:span text:style-name="T122">var</text:span></text:span><text:span text:style-name="def3"><text:span text:style-name="T52"> f </text:span></text:span><text:span text:style-name="def3"><text:span text:style-name="T122">in</text:span></text:span><text:span text:style-name="def3"><text:span text:style-name="T52"> fastCars) { };</text:span></text:span></text:p>
            </text:list-item>
            <text:list-item>
              <text:p text:style-name="P132"><text:span text:style-name="def3"><text:span text:style-name="T72">typy niegeneryczne przechowują elementy jako System.Object, to mogą przechowywać mix dowolnych typów. </text:span></text:span><text:span text:style-name="def3"><text:span text:style-name="T73">Kompilator odda bład bo nie będzie wiedzał co tak włąsciwie w kolecji jest. A</text:span></text:span><text:span text:style-name="def3"><text:span text:style-name="T72">by odfiltrować tylko jeden typ elementów należy użyć metody rozszerzającej OfType&lt;T&gt;()</text:span></text:span></text:p>
              <text:list>
                <text:list-item>
                  <text:p text:style-name="P132"><text:span text:style-name="def3"><text:span text:style-name="T233">ArrayList</text:span></text:span><text:span text:style-name="def3"><text:span text:style-name="T52"> lst = </text:span></text:span><text:span text:style-name="def3"><text:span text:style-name="T122">new</text:span></text:span><text:span text:style-name="def3"><text:span text:style-name="T52"> </text:span></text:span><text:span text:style-name="def3"><text:span text:style-name="T222">ArrayList</text:span></text:span><text:span text:style-name="def3"><text:span text:style-name="T52">();</text:span></text:span></text:p>
                  <text:p text:style-name="P128"><text:span text:style-name="def3"><text:span text:style-name="T52">lst.AddRange(</text:span></text:span><text:span text:style-name="def3"><text:span text:style-name="T122">new</text:span></text:span><text:span text:style-name="def3"><text:span text:style-name="T52"> </text:span></text:span><text:span text:style-name="def3"><text:span text:style-name="T222">Object</text:span></text:span><text:span text:style-name="def3"><text:span text:style-name="T52">[]{</text:span></text:span><text:span text:style-name="def3"><text:span text:style-name="T122">new</text:span></text:span><text:span text:style-name="def3"><text:span text:style-name="T52"> </text:span></text:span><text:span text:style-name="def3"><text:span text:style-name="T222">Car</text:span></text:span><text:span text:style-name="def3"><text:span text:style-name="T52">(), 1, 2, </text:span></text:span><text:span text:style-name="def3"><text:span text:style-name="T197">"Ala"</text:span></text:span><text:span text:style-name="def3"><text:span text:style-name="T52">, 5.5, </text:span></text:span><text:span text:style-name="def3"><text:span text:style-name="T122">new</text:span></text:span><text:span text:style-name="def3"><text:span text:style-name="T52"> </text:span></text:span><text:span text:style-name="def3"><text:span text:style-name="T222">Object</text:span></text:span><text:span text:style-name="def3"><text:span text:style-name="T52">()});</text:span></text:span></text:p>
                  <text:p text:style-name="P133"><text:span text:style-name="defZiel">/*</text:span><text:span text:style-name="defZiel"><text:span text:style-name="T328">dzięki temu LINQ będzie wiedział, że operuje na integerach</text:span></text:span><text:span text:style-name="defZiel">*/</text:span></text:p>
                  <text:p text:style-name="P128"><text:span text:style-name="def3"><text:span text:style-name="T122">var</text:span></text:span><text:span text:style-name="def3"><text:span text:style-name="T52"> a = lst.OfType&lt;</text:span></text:span><text:span text:style-name="def3"><text:span text:style-name="T122">int</text:span></text:span><text:span text:style-name="def3"><text:span text:style-name="T52">&gt;(); </text:span></text:span></text:p>
                  <text:p text:style-name="P128"><text:span text:style-name="def3"><text:span text:style-name="T122">var</text:span></text:span><text:span text:style-name="def3"><text:span text:style-name="T52"> b =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a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 ;</text:span></text:span></text:p>
                </text:list-item>
                <text:list-item>
                  <text:p text:style-name="P133"><text:span text:style-name="def"><text:span text:style-name="T323">ŹLE</text:span></text:span><text:span text:style-name="def3"><text:span text:style-name="T234"> </text:span></text:span></text:p>
                  <text:p text:style-name="P133"><text:span text:style-name="def3"><text:span text:style-name="T233">ArrayList</text:span></text:span><text:span text:style-name="def3"><text:span text:style-name="T52"> lst = </text:span></text:span><text:span text:style-name="def3"><text:span text:style-name="T122">new</text:span></text:span><text:span text:style-name="def3"><text:span text:style-name="T52"> </text:span></text:span><text:span text:style-name="def3"><text:span text:style-name="T222">ArrayList</text:span></text:span><text:span text:style-name="def3"><text:span text:style-name="T52">();</text:span></text:span></text:p>
                  <text:p text:style-name="P133"><text:span text:style-name="def3"><text:span text:style-name="T52">lst.AddRange(</text:span></text:span><text:span text:style-name="def3"><text:span text:style-name="T122">new</text:span></text:span><text:span text:style-name="def3"><text:span text:style-name="T52"> </text:span></text:span><text:span text:style-name="def3"><text:span text:style-name="T222">Object</text:span></text:span><text:span text:style-name="def3"><text:span text:style-name="T52">[]{</text:span></text:span><text:span text:style-name="def3"><text:span text:style-name="T122">new</text:span></text:span><text:span text:style-name="def3"><text:span text:style-name="T52"> </text:span></text:span><text:span text:style-name="def3"><text:span text:style-name="T222">Car</text:span></text:span><text:span text:style-name="def3"><text:span text:style-name="T52">(), 1, 2, </text:span></text:span><text:span text:style-name="def3"><text:span text:style-name="T197">"Ala"</text:span></text:span><text:span text:style-name="def3"><text:span text:style-name="T52">, 5.5, </text:span></text:span><text:span text:style-name="def3"><text:span text:style-name="T122">new</text:span></text:span><text:span text:style-name="def3"><text:span text:style-name="T52"> </text:span></text:span><text:span text:style-name="def3"><text:span text:style-name="T222">Object</text:span></text:span><text:span text:style-name="def3"><text:span text:style-name="T52">()});</text:span></text:span></text:p>
                  <text:p text:style-name="P133"><text:span text:style-name="def3"><text:span text:style-name="T122">var</text:span></text:span><text:span text:style-name="def3"><text:span text:style-name="T52"> b = (</text:span></text:span><text:span text:style-name="def3"><text:span text:style-name="T122">from</text:span></text:span><text:span text:style-name="def3"><text:span text:style-name="T52"> i </text:span></text:span><text:span text:style-name="def3"><text:span text:style-name="T122">in</text:span></text:span><text:span text:style-name="def3"><text:span text:style-name="T52"> lst </text:span></text:span><text:span text:style-name="def3"><text:span text:style-name="T122">where</text:span></text:span><text:span text:style-name="def3"><text:span text:style-name="T52"> i &lt; 4 </text:span></text:span><text:span text:style-name="def3"><text:span text:style-name="T122">select</text:span></text:span><text:span text:style-name="def3"><text:span text:style-name="T52"> i) ;</text:span></text:span></text:p>
                </text:list-item>
              </text:list>
            </text:list-item>
          </text:list>
        </text:list-item>
        <text:list-item>
          <text:p text:style-name="P269"><text:span text:style-name="def"><text:span text:style-name="T329">Składnia LINQ</text:span></text:span></text:p>
          <text:list>
            <text:list-item>
              <text:p text:style-name="P269"><text:span text:style-name="def"><text:span text:style-name="T329">Ogólna składnia zapytania LINQ</text:span></text:span></text:p>
            </text:list-item>
            <text:list-item>
              <text:p text:style-name="P269"><text:span text:style-name="def3"><text:span text:style-name="T177">var res1 = from ELEMENT in KONTENER where WARUNEK select ELEMENT orderby POLE ascending;</text:span></text:span></text:p>
            </text:list-item>
            <text:list-item>
              <text:p text:style-name="P269"><text:span text:style-name="def3"><text:span text:style-name="T122">var</text:span></text:span><text:span text:style-name="def3"><text:span text:style-name="T52"> res2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select</text:span></text:span><text:span text:style-name="def3"><text:span text:style-name="T52"> p; </text:span></text:span><text:span text:style-name="def3"><text:span text:style-name="T172">/*oddaje elementy z products*/</text:span></text:span></text:p>
            </text:list-item>
            <text:list-item>
              <text:p text:style-name="P269"><text:span text:style-name="def3"><text:span text:style-name="T122">var</text:span></text:span><text:span text:style-name="def3"><text:span text:style-name="T52"> res3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select</text:span></text:span><text:span text:style-name="def3"><text:span text:style-name="T52"> p.name; </text:span></text:span><text:span text:style-name="def3"><text:span text:style-name="T172">/*oddaje wartości pola z elementów*/</text:span></text:span></text:p>
            </text:list-item>
            <text:list-item>
              <text:p text:style-name="P269"><text:soft-page-break/><text:span text:style-name="def3"><text:span text:style-name="T122">var</text:span></text:span><text:span text:style-name="def3"><text:span text:style-name="T52"> res4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where</text:span></text:span><text:span text:style-name="def3"><text:span text:style-name="T52"> (p.price &gt;2 &amp;&amp; p.name.Contains(</text:span></text:span><text:span text:style-name="def3"><text:span text:style-name="T197">" "</text:span></text:span><text:span text:style-name="def3"><text:span text:style-name="T52">)) </text:span></text:span><text:span text:style-name="def3"><text:span text:style-name="T122">select</text:span></text:span><text:span text:style-name="def3"><text:span text:style-name="T52"> p.name;</text:span></text:span></text:p>
            </text:list-item>
            <text:list-item>
              <text:p text:style-name="P269"><text:span text:style-name="def3"><text:span text:style-name="T122">var</text:span></text:span><text:span text:style-name="def3"><text:span text:style-name="T52"> res5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select</text:span></text:span><text:span text:style-name="def3"><text:span text:style-name="T52"> </text:span></text:span><text:span text:style-name="def3"><text:span text:style-name="T122">new</text:span></text:span><text:span text:style-name="def3"><text:span text:style-name="T52">{p.name, p.price}; </text:span></text:span><text:span text:style-name="def3"><text:span text:style-name="T172">/*projekcja nowego typu (anonimowego) złożonego z wartości elemetóe products*/</text:span></text:span></text:p>
            </text:list-item>
            <text:list-item>
              <text:p text:style-name="P269"><text:span text:style-name="def3"><text:span text:style-name="T122">int</text:span></text:span><text:span text:style-name="def3"><text:span text:style-name="T52"> ile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where</text:span></text:span><text:span text:style-name="def3"><text:span text:style-name="T52"> (p.price &gt;2) </text:span></text:span><text:span text:style-name="def3"><text:span text:style-name="T122">select</text:span></text:span><text:span text:style-name="def3"><text:span text:style-name="T52"> p.name).Count&lt;</text:span></text:span><text:span text:style-name="def3"><text:span text:style-name="T122">string</text:span></text:span><text:span text:style-name="def3"><text:span text:style-name="T52">&gt;(); </text:span></text:span><text:span text:style-name="def3"><text:span text:style-name="T172">/*oddaje ilość elementówspełniającech where*/</text:span></text:span></text:p>
            </text:list-item>
            <text:list-item>
              <text:p text:style-name="P270"><text:span text:style-name="def3"><text:span text:style-name="T122">var</text:span></text:span><text:span text:style-name="def3"><text:span text:style-name="T52"> res6 = </text:span></text:span><text:span text:style-name="def3"><text:span text:style-name="T122">from</text:span></text:span><text:span text:style-name="def3"><text:span text:style-name="T52"> p </text:span></text:span><text:span text:style-name="def3"><text:span text:style-name="T122">in</text:span></text:span><text:span text:style-name="def3"><text:span text:style-name="T52"> products </text:span></text:span><text:span text:style-name="def3"><text:span text:style-name="T122">where</text:span></text:span><text:span text:style-name="def3"><text:span text:style-name="T52"> p.price &gt; 4 </text:span></text:span><text:span text:style-name="def3"><text:span text:style-name="T122">orderby</text:span></text:span><text:span text:style-name="def3"><text:span text:style-name="T52"> p.name </text:span></text:span><text:span text:style-name="def3"><text:span text:style-name="T122">select</text:span></text:span><text:span text:style-name="def3"><text:span text:style-name="T52"> p.name;</text:span></text:span></text:p>
            </text:list-item>
          </text:list>
        </text:list-item>
        <text:list-item>
          <text:p text:style-name="P270"><text:span text:style-name="def3"><text:span text:style-name="T74">Funkcje agregujące</text:span></text:span></text:p>
          <text:list>
            <text:list-item>
              <text:p text:style-name="P134"><text:span text:style-name="def"><text:span text:style-name="T329">mog</text:span></text:span><text:span text:style-name="def">ą by</text:span><text:span text:style-name="def"><text:span text:style-name="T329">ć</text:span></text:span><text:span text:style-name="def"> generyczne lub nie </text:span><text:span text:style-name="def"><text:span text:style-name="T329">(poniższe przykłady pomieszałem dla lepszego zapamiętania)</text:span></text:span></text:p>
            </text:list-item>
            <text:list-item>
              <text:p text:style-name="P134"><text:span text:style-name="def3"><text:span text:style-name="T74">(LINQ).Reverse(); </text:span></text:span><text:span text:style-name="def3"><text:span text:style-name="T172">/*odwracanie kolejności oddawania wyniku*/</text:span></text:span></text:p>
            </text:list-item>
            <text:list-item>
              <text:p text:style-name="P128"><text:span text:style-name="def3"><text:span text:style-name="T52">(LINQ).Union(LINQ); </text:span></text:span><text:span text:style-name="def3"><text:span text:style-name="T172">/*suma 2 zapytań - bez powrórzeń - wyniki obu LINQ myszą być tego samego typu*/</text:span></text:span></text:p>
            </text:list-item>
            <text:list-item>
              <text:p text:style-name="P128"><text:span text:style-name="def3"><text:span text:style-name="T52">(LINQ).Except(LINQ); </text:span></text:span><text:span text:style-name="def3"><text:span text:style-name="T172">/*odda różnicę*/</text:span></text:span></text:p>
            </text:list-item>
            <text:list-item>
              <text:p text:style-name="P128"><text:span text:style-name="def3"><text:span text:style-name="T52">(LINQ).Intersect&lt;</text:span></text:span><text:span text:style-name="def3"><text:span text:style-name="T122">int</text:span></text:span><text:span text:style-name="def3"><text:span text:style-name="T52">&gt;(LINQ); </text:span></text:span><text:span text:style-name="def3"><text:span text:style-name="T172">/*odda część wspólną*/</text:span></text:span></text:p>
            </text:list-item>
            <text:list-item>
              <text:p text:style-name="P128"><text:span text:style-name="def3"><text:span text:style-name="T52">(LINQ).Concat(LINQ); </text:span></text:span><text:span text:style-name="def3"><text:span text:style-name="T172">/*suma 2 zapytań - z powrórzeniami*/</text:span></text:span></text:p>
            </text:list-item>
            <text:list-item>
              <text:p text:style-name="P128"><text:span text:style-name="def3"><text:span text:style-name="T52">(LINQ).Distinct(); </text:span></text:span><text:span text:style-name="def3"><text:span text:style-name="T172">/*usuwa zduplikowane wartości*/</text:span></text:span></text:p>
            </text:list-item>
            <text:list-item>
              <text:p text:style-name="P128"><text:span text:style-name="def3"><text:span text:style-name="T122">int</text:span></text:span><text:span text:style-name="def3"><text:span text:style-name="T52"> x = (LINQ).Max&lt;</text:span></text:span><text:span text:style-name="def3"><text:span text:style-name="T122">int</text:span></text:span><text:span text:style-name="def3"><text:span text:style-name="T52">&gt;(); </text:span></text:span><text:span text:style-name="def3"><text:span text:style-name="T172">/*Max - kompilator sprawdza, czy wchodzą liczby </text:span></text:span><text:span text:style-name="def3"><text:span text:style-name="T178">i czy nie jest pusta – to daje błąd</text:span></text:span><text:span text:style-name="def3"><text:span text:style-name="T172">*/</text:span></text:span></text:p>
            </text:list-item>
            <text:list-item>
              <text:p text:style-name="P128"><text:span text:style-name="def3"><text:span text:style-name="T122">int</text:span></text:span><text:span text:style-name="def3"><text:span text:style-name="T52"> y = (LINQ).Min(); </text:span></text:span><text:span text:style-name="def3"><text:span text:style-name="T172">/*Min –</text:span></text:span><text:span text:style-name="def3"><text:span text:style-name="T178"> jak Max</text:span></text:span><text:span text:style-name="def3"><text:span text:style-name="T172">*/</text:span></text:span></text:p>
            </text:list-item>
            <text:list-item>
              <text:p text:style-name="P135"><text:span text:style-name="def3"><text:span text:style-name="T52">(LINQ).Average(); </text:span></text:span><text:span text:style-name="def3"><text:span text:style-name="T172">/*</text:span></text:span><text:span text:style-name="def3"><text:span text:style-name="T178">Ś</text:span></text:span><text:span text:style-name="def3"><text:span text:style-name="T172">rednia arytmetyczna - kompilator sprawdza, czy wchodzą liczby </text:span></text:span><text:span text:style-name="def3"><text:span text:style-name="T178">i czy nie jest pusta – to daje błąd</text:span></text:span><text:span text:style-name="def3"><text:span text:style-name="T172">*/</text:span></text:span></text:p>
            </text:list-item>
            <text:list-item>
              <text:p text:style-name="P128"><text:span text:style-name="def3"><text:span text:style-name="T52">(LINQ).Sum(); </text:span></text:span><text:span text:style-name="def3"><text:span text:style-name="T172">/*suma warrtośi*/</text:span></text:span></text:p>
            </text:list-item>
          </text:list>
        </text:list-item>
        <text:list-item>
          <text:p text:style-name="P271"><text:span text:style-name="def"><text:span text:style-name="T329">Tworzenie zapytań zapytań LINQ za pomocą operatorów</text:span></text:span></text:p>
          <text:list>
            <text:list-item>
              <text:p text:style-name="P271"><text:span text:style-name="def"><text:span text:style-name="T212">Tworzenie zapytań zapytań LINQ </text:span></text:span><text:span text:style-name="def"><text:span text:style-name="T213">za pomocą</text:span></text:span><text:span text:style-name="def"><text:span text:style-name="T10"> W</text:span></text:span><text:span text:style-name="def"><text:span text:style-name="T9">yraże</text:span></text:span><text:span text:style-name="def"><text:span text:style-name="T10">ń</text:span></text:span><text:span text:style-name="def"><text:span text:style-name="T9"> lambda</text:span></text:span><text:span text:style-name="def"><text:span text:style-name="T212"> </text:span></text:span><text:span text:style-name="def"><text:span text:style-name="T213">(używamy też </text:span></text:span><text:span text:style-name="def"><text:span text:style-name="T9">funkcj</text:span></text:span><text:span text:style-name="def"><text:span text:style-name="T10">i</text:span></text:span><text:span text:style-name="def"><text:span text:style-name="T9"> rozszerzając</text:span></text:span><text:span text:style-name="def"><text:span text:style-name="T10">yh</text:span></text:span><text:span text:style-name="def"><text:span text:style-name="T213">)</text:span></text:span><text:span text:style-name="def"><text:span text:style-name="T212">.</text:span></text:span></text:p>
              <text:list>
                <text:list-item>
                  <text:p text:style-name="P134"><text:span text:style-name="def3"><text:span text:style-name="T52">res7 = products.Where(p =&gt; p.name.Contains(</text:span></text:span><text:span text:style-name="def3"><text:span text:style-name="T197">"ala"</text:span></text:span><text:span text:style-name="def3"><text:span text:style-name="T52">)).OrderBy(p=&gt;p.name).Select(p=&gt;p);</text:span></text:span></text:p>
                </text:list-item>
                <text:list-item>
                  <text:p text:style-name="P134"><text:span text:style-name="def3"><text:span text:style-name="T138">var</text:span></text:span><text:span text:style-name="def3"><text:span text:style-name="T52"> res7 = products.Where(p =&gt; p.name.Contains(</text:span></text:span><text:span text:style-name="def3"><text:span text:style-name="T197">"ala"</text:span></text:span><text:span text:style-name="def3"><text:span text:style-name="T52">));</text:span></text:span></text:p>
                  <text:p text:style-name="P128"><text:span text:style-name="def3"><text:span text:style-name="T122">var</text:span></text:span><text:span text:style-name="def3"><text:span text:style-name="T52"> res8 = res7.OrderBy(p=&gt;p.name);</text:span></text:span></text:p>
                  <text:p text:style-name="P128"><text:span text:style-name="def3"><text:span text:style-name="T122">var</text:span></text:span><text:span text:style-name="def3"><text:span text:style-name="T52"> res9 = res8.Select(p=&gt;p.</text:span></text:span><text:span text:style-name="def3"><text:span text:style-name="T76">name</text:span></text:span><text:span text:style-name="def3"><text:span text:style-name="T52">);</text:span></text:span></text:p>
                </text:list-item>
              </text:list>
            </text:list-item>
            <text:list-item>
              <text:p text:style-name="P271"><text:span text:style-name="def"><text:span text:style-name="T330">Tworzenie zapytań LINQ za pomocą </text:span></text:span><text:span text:style-name="def"><text:span text:style-name="T10">Metod anonimowych</text:span></text:span><text:span text:style-name="def"><text:span text:style-name="T213"> (bo</text:span></text:span><text:span text:style-name="def"><text:span text:style-name="T10"> wyrażenia lambda </text:span></text:span><text:span text:style-name="def"><text:span text:style-name="T213">to skróty </text:span></text:span><text:span text:style-name="def"><text:span text:style-name="T10">metod anonimowych</text:span></text:span><text:span text:style-name="def"><text:span text:style-name="T213">)</text:span></text:span></text:p>
              <text:list>
                <text:list-item>
                  <text:p text:style-name="P136"><text:span text:style-name="def3"><text:span text:style-name="T250">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bool</text:span></text:span><text:span text:style-name="def3"><text:span text:style-name="T52">&gt; warunekWhere = </text:span></text:span><text:span text:style-name="def3"><text:span text:style-name="T122">delegate</text:span></text:span><text:span text:style-name="def3"><text:span text:style-name="T52">(</text:span></text:span><text:span text:style-name="def3"><text:span text:style-name="T222">Produkt</text:span></text:span><text:span text:style-name="def3"><text:span text:style-name="T52"> p){</text:span></text:span><text:span text:style-name="def3"><text:span text:style-name="T122">return</text:span></text:span><text:span text:style-name="def3"><text:span text:style-name="T52"> p.name.Contains(</text:span></text:span><text:span text:style-name="def3"><text:span text:style-name="T197">"ala"</text:span></text:span><text:span text:style-name="def3"><text:span text:style-name="T52">); };</text:span></text:span></text:p>
                  <text:p text:style-name="P136"><text:span text:style-name="def3"><text:span text:style-name="T222">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string</text:span></text:span><text:span text:style-name="def3"><text:span text:style-name="T52">&gt; itemToProcess = </text:span></text:span><text:span text:style-name="def3"><text:span text:style-name="T122">delegate</text:span></text:span><text:span text:style-name="def3"><text:span text:style-name="T52">(</text:span></text:span><text:span text:style-name="def3"><text:span text:style-name="T222">Produkt</text:span></text:span><text:span text:style-name="def3"><text:span text:style-name="T52"> p) { </text:span></text:span><text:span text:style-name="def3"><text:span text:style-name="T122">return</text:span></text:span><text:span text:style-name="def3"><text:span text:style-name="T52"> p.name; };</text:span></text:span></text:p>
                  <text:p text:style-name="P136"><text:span text:style-name="def3"><text:span text:style-name="T122">var</text:span></text:span><text:span text:style-name="def3"><text:span text:style-name="T52"> res7 = products.Where(warunekWhere).OrderBy(itemToProcess).Select(itemToProcess);</text:span></text:span></text:p>
                </text:list-item>
                <text:list-item>
                  <text:p text:style-name="P271"><text:span text:style-name="def"><text:span text:style-name="T213">warto zwrócić uwagę, że</text:span></text:span><text:span text:style-name="def3"><text:span text:style-name="T213"> <text:s/></text:span></text:span><text:span text:style-name="def3"><text:span text:style-name="T75">itemToProcess </text:span></text:span><text:span text:style-name="def"><text:span text:style-name="T213">jest używane 2 razy, bo dokładnie takie samo wyważenie lambda było użyte powyżej w</text:span></text:span><text:span text:style-name="def3"><text:span text:style-name="T75"> OrderBy </text:span></text:span><text:span text:style-name="def"><text:span text:style-name="T213">i</text:span></text:span><text:span text:style-name="def3"><text:span text:style-name="T75"> Select.<text:line-break/></text:span></text:span></text:p>
                </text:list-item>
              </text:list>
            </text:list-item>
            <text:list-item>
              <text:p text:style-name="P271"><text:span text:style-name="def"><text:span text:style-name="T213">Tworzenie zapytań LINQ bezpośrednio za pomocą </text:span></text:span><text:span text:style-name="def"><text:span text:style-name="T10"><text:s/>delegatów</text:span></text:span><text:span text:style-name="def"><text:span text:style-name="T213"> (bo</text:span></text:span><text:span text:style-name="def"><text:span text:style-name="T10"> metody anonimowe </text:span></text:span><text:span text:style-name="def"><text:span text:style-name="T213">budował właściwie delegaty)</text:span></text:span></text:p>
              <text:list>
                <text:list-item>
                  <text:p text:style-name="P136"><text:span text:style-name="def3"><text:span text:style-name="T118">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bool</text:span></text:span><text:span text:style-name="def3"><text:span text:style-name="T52"> Filter(</text:span></text:span><text:span text:style-name="def3"><text:span text:style-name="T222">Produkt</text:span></text:span><text:span text:style-name="def3"><text:span text:style-name="T52"> p) { </text:span></text:span><text:span text:style-name="def3"><text:span text:style-name="T122">return</text:span></text:span><text:span text:style-name="def3"><text:span text:style-name="T52"> p.name.Contains(</text:span></text:span><text:span text:style-name="def3"><text:span text:style-name="T197">"ala"</text:span></text:span><text:span text:style-name="def3"><text:span text:style-name="T52">); }</text:span></text:span></text:p>
                  <text:p text:style-name="P128"><text:span text:style-name="def3"><text:span text:style-name="T122">public</text:span></text:span><text:span text:style-name="def3"><text:span text:style-name="T52"> </text:span></text:span><text:span text:style-name="def3"><text:span text:style-name="T122">static</text:span></text:span><text:span text:style-name="def3"><text:span text:style-name="T52"> </text:span></text:span><text:span text:style-name="def3"><text:span text:style-name="T122">string</text:span></text:span><text:span text:style-name="def3"><text:span text:style-name="T52"> Process(</text:span></text:span><text:span text:style-name="def3"><text:span text:style-name="T222">Produkt</text:span></text:span><text:span text:style-name="def3"><text:span text:style-name="T52"> p) { </text:span></text:span><text:span text:style-name="def3"><text:span text:style-name="T122">return</text:span></text:span><text:span text:style-name="def3"><text:span text:style-name="T52"> p.name; }</text:span></text:span></text:p>
                  <text:p text:style-name="P271"><text:span text:style-name="def3"><text:span text:style-name="T213">...</text:span></text:span></text:p>
                  <text:p text:style-name="P136"><text:span text:style-name="def3"><text:span text:style-name="T251">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bool</text:span></text:span><text:span text:style-name="def3"><text:span text:style-name="T52">&gt; warunekWhere = </text:span></text:span><text:span text:style-name="def3"><text:span text:style-name="T122">new</text:span></text:span><text:span text:style-name="def3"><text:span text:style-name="T52"> </text:span></text:span><text:span text:style-name="def3"><text:span text:style-name="T222">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bool</text:span></text:span><text:span text:style-name="def3"><text:span text:style-name="T52">&gt;(Filter);</text:span></text:span></text:p>
                  <text:p text:style-name="P128"><text:span text:style-name="def3"><text:span text:style-name="T222">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string</text:span></text:span><text:span text:style-name="def3"><text:span text:style-name="T52">&gt; itemToProcess = </text:span></text:span><text:span text:style-name="def3"><text:span text:style-name="T122">new</text:span></text:span><text:span text:style-name="def3"><text:span text:style-name="T52"> </text:span></text:span><text:span text:style-name="def3"><text:span text:style-name="T222">Func</text:span></text:span><text:span text:style-name="def3"><text:span text:style-name="T52">&lt;</text:span></text:span><text:span text:style-name="def3"><text:span text:style-name="T222">Produkt</text:span></text:span><text:span text:style-name="def3"><text:span text:style-name="T52">, </text:span></text:span><text:span text:style-name="def3"><text:span text:style-name="T122">string</text:span></text:span><text:span text:style-name="def3"><text:span text:style-name="T52">&gt;(Process);</text:span></text:span></text:p>
                  <text:p text:style-name="P128"><text:span text:style-name="def3"><text:span text:style-name="T139">var</text:span></text:span><text:span text:style-name="def3"><text:span text:style-name="T77"> res7 = products.Where(warunekWhere).OrderBy(itemToProcess).Select(itemToProcess);</text:span></text:span></text:p>
                </text:list-item>
              </text:list>
            </text:list-item>
            <text:list-item>
              <text:p text:style-name="P137"><text:soft-page-break/><text:span text:style-name="def"><text:span text:style-name="T331">parametrami wielu metod klasy </text:span></text:span><text:span text:style-name="def2"><text:span text:style-name="T331">Enumerable</text:span></text:span><text:span text:style-name="def"><text:span text:style-name="T331"> są </text:span></text:span><text:span text:style-name="def"><text:span text:style-name="T11">delegaty</text:span></text:span></text:p>
              <text:list>
                <text:list-item>
                  <text:p text:style-name="P138"><text:span text:style-name="def"><text:span text:style-name="T331">zamiast </text:span></text:span><text:span text:style-name="def"><text:span text:style-name="T214">delegatu</text:span></text:span><text:span text:style-name="def"><text:span text:style-name="T331"> można użyć</text:span></text:span><text:span text:style-name="def"><text:span text:style-name="T11"> </text:span></text:span><text:span text:style-name="def"><text:span text:style-name="T12">metod anonimowych</text:span></text:span><text:span text:style-name="def"><text:span text:style-name="T332">, bo to skrótowa notacja pozwalająca alokować delegat;</text:span></text:span></text:p>
                  <text:list>
                    <text:list-item>
                      <text:p text:style-name="P137"><text:span text:style-name="def"><text:span text:style-name="T332">zamiast</text:span></text:span><text:span text:style-name="def"><text:span text:style-name="T331"> </text:span></text:span><text:span text:style-name="def"><text:span text:style-name="T215">metod</text:span></text:span><text:span text:style-name="def"><text:span text:style-name="T12"> </text:span></text:span><text:span text:style-name="def"><text:span text:style-name="T215">anonimowych</text:span></text:span><text:span text:style-name="def"><text:span text:style-name="T12"> </text:span></text:span><text:span text:style-name="def"><text:span text:style-name="T332">można użyć</text:span></text:span><text:span text:style-name="def"><text:span text:style-name="T12"> wyrażeń lambda</text:span></text:span><text:span text:style-name="def"><text:span text:style-name="T331">, </text:span></text:span><text:span text:style-name="def"><text:span text:style-name="T332">bo wyrażenia lambda to przebrane (aby były czytelniejsze) metody anonimowe.</text:span></text:span></text:p>
                    </text:list-item>
                  </text:list>
                </text:list-item>
              </text:list>
              <text:p text:style-name="P137"><text:span text:style-name="def"><text:span text:style-name="T216"/></text:span></text:p>
            </text:list-item>
          </text:list>
        </text:list-item>
      </text:list>
      <text:p text:style-name="P21"><text:span text:style-name="def"><text:span text:style-name="T333">Programowanie wielowątkowe</text:span></text:span></text:p>
      <text:list xml:id="list7503821410332397159" text:style-name="L36">
        <text:list-item>
          <text:p text:style-name="P139"><text:span text:style-name="def"><text:span text:style-name="T333">Delegaty</text:span></text:span></text:p>
          <text:list>
            <text:list-item>
              <text:p text:style-name="P139"><text:span text:style-name="def"><text:span text:style-name="T333">delegaty mogą byż używane synchronicznie, czyli program będzie czekał na ich zakończenie</text:span></text:span></text:p>
              <text:list>
                <text:list-header>
                  <text:p text:style-name="P139"><text:bookmark-start text:name="__DdeLink__14871_185892184"/><text:span text:style-name="def3"><text:span text:style-name="T164">public</text:span></text:span><text:span text:style-name="def3"><text:span text:style-name="T100"> </text:span></text:span><text:span text:style-name="def3"><text:span text:style-name="T160">delegate</text:span></text:span><text:span text:style-name="def3"><text:span text:style-name="T100"> </text:span></text:span><text:span text:style-name="def3"><text:span text:style-name="T160">string</text:span></text:span><text:span text:style-name="def3"><text:span text:style-name="T100"> </text:span></text:span><text:span text:style-name="def3"><text:span text:style-name="T262">Binary</text:span></text:span><text:span text:style-name="def3"><text:span text:style-name="T100">(</text:span></text:span><text:span text:style-name="def3"><text:span text:style-name="T160">int</text:span></text:span><text:span text:style-name="def3"><text:span text:style-name="T100"> x, </text:span></text:span><text:span text:style-name="def3"><text:span text:style-name="T160">int</text:span></text:span><text:span text:style-name="def3"><text:span text:style-name="T100"> y);</text:span></text:span></text:p>
                  <text:p text:style-name="P139"><text:span text:style-name="def3"><text:span text:style-name="T160">public</text:span></text:span><text:span text:style-name="def3"><text:span text:style-name="T100"> </text:span></text:span><text:span text:style-name="def3"><text:span text:style-name="T160">static</text:span></text:span><text:span text:style-name="def3"><text:span text:style-name="T100"> </text:span></text:span><text:span text:style-name="def3"><text:span text:style-name="T160">string</text:span></text:span><text:span text:style-name="def3"><text:span text:style-name="T100"> AddFunct(</text:span></text:span><text:span text:style-name="def3"><text:span text:style-name="T160">int</text:span></text:span><text:span text:style-name="def3"><text:span text:style-name="T100"> x, </text:span></text:span><text:span text:style-name="def3"><text:span text:style-name="T160">int</text:span></text:span><text:span text:style-name="def3"><text:span text:style-name="T100"> y) { </text:span></text:span><text:span text:style-name="def3"><text:span text:style-name="T160">return</text:span></text:span><text:span text:style-name="def3"><text:span text:style-name="T100"> </text:span></text:span><text:span text:style-name="def3"><text:span text:style-name="T199">"u"</text:span></text:span><text:span text:style-name="def3"><text:span text:style-name="T100">; }</text:span></text:span></text:p>
                  <text:p text:style-name="P139"><text:span text:style-name="def2"><text:span text:style-name="T271">...</text:span></text:span></text:p>
                  <text:p text:style-name="P139"><text:span text:style-name="def3"><text:span text:style-name="T264">Binary</text:span></text:span><text:span text:style-name="def3"><text:span text:style-name="T100"> b = </text:span></text:span><text:span text:style-name="def3"><text:span text:style-name="T160">new</text:span></text:span><text:span text:style-name="def3"><text:span text:style-name="T100"> </text:span></text:span><text:span text:style-name="def3"><text:span text:style-name="T262">Binary</text:span></text:span><text:span text:style-name="def3"><text:span text:style-name="T100">(</text:span></text:span><text:span text:style-name="def3"><text:span text:style-name="T262">Klasa</text:span></text:span><text:span text:style-name="def3"><text:span text:style-name="T100">.AddFunct);</text:span></text:span></text:p>
                  <text:p text:style-name="P139"><text:span text:style-name="def3"><text:span text:style-name="T100"/></text:span></text:p>
                  <text:p text:style-name="P139"><text:span text:style-name="def3"><text:span text:style-name="T165">string</text:span></text:span><text:span text:style-name="def3"><text:span text:style-name="T105"> s = b(1,3);</text:span></text:span><text:bookmark-end text:name="__DdeLink__14871_185892184"/><text:span text:style-name="def3"><text:span text:style-name="T105"> </text:span></text:span><text:span text:style-name="defZiel"><text:span text:style-name="T272">/* to samo co </text:span></text:span><text:span text:style-name="defZiel"><text:span text:style-name="T273">*/</text:span></text:span><text:span text:style-name="def3"><text:span text:style-name="T105"> </text:span></text:span><text:span text:style-name="def3"><text:span text:style-name="T165">string</text:span></text:span><text:span text:style-name="def3"><text:span text:style-name="T105"> s = b.Invoke(1,3);</text:span></text:span></text:p>
                </text:list-header>
              </text:list>
            </text:list-item>
            <text:list-item>
              <text:p text:style-name="P139"><text:span text:style-name="def"><text:span text:style-name="T333">delegaty są przygotowane do działania asynchroniczego</text:span></text:span></text:p>
              <text:p text:style-name="P139"><text:span text:style-name="def3"><text:span text:style-name="T265">IasyncResult </text:span></text:span><text:span text:style-name="def3"><text:span text:style-name="T105">r=b.BeginInvoke(1,3,</text:span></text:span><text:span text:style-name="def3"><text:span text:style-name="T165">null</text:span></text:span><text:span text:style-name="def3"><text:span text:style-name="T105">,</text:span></text:span><text:span text:style-name="def3"><text:span text:style-name="T165">null</text:span></text:span><text:span text:style-name="def3"><text:span text:style-name="T105">);</text:span></text:span></text:p>
            </text:list-item>
          </text:list>
        </text:list-item>
      </text:list>
      <text:p text:style-name="P21"><text:tab/><text:span text:style-name="T269"><text:tab/>/*tutaj wykonywany jest kod głównego </text:span><text:span text:style-name="T274">wąt</text:span><text:span text:style-name="T269">k</text:span><text:span text:style-name="T274">u podczas</text:span><text:span text:style-name="T269"> gdy jednocześnie <text:tab/><text:tab/><text:tab/> w innym wykonywana jest funkcja AddFunct*/</text:span></text:p>
      <text:p text:style-name="P21"><text:tab/><text:tab/><text:span text:style-name="T160">while</text:span><text:span text:style-name="T100">(!r.IsCompleted)</text:span></text:p>
      <text:p text:style-name="P22"><text:tab/><text:tab/>{</text:p>
      <text:p text:style-name="P22"><text:span text:style-name="T218"><text:tab/><text:tab/><text:tab/>Console</text:span>.WriteLine(<text:span text:style-name="T195">"Working"</text:span>);</text:p>
      <text:p text:style-name="P22"><text:span text:style-name="T218"><text:tab/><text:tab/><text:tab/>Thread</text:span>.Sleep(1000);</text:p>
      <text:p text:style-name="P8"><text:tab/><text:tab/>}</text:p>
      <text:p text:style-name="P22"><text:span text:style-name="T19"><text:tab/><text:tab/></text:span>/*<text:span text:style-name="T335">lub</text:span>*/</text:p>
      <text:p text:style-name="P22"><text:span text:style-name="T108"><text:tab/><text:tab/>while</text:span>(!r.AsyncWaitHandle.WaitOne(1000,<text:span text:style-name="T108">true</text:span>))</text:p>
      <text:p text:style-name="P22"><text:tab/><text:tab/>{</text:p>
      <text:p text:style-name="P22"><text:span text:style-name="T218"><text:tab/><text:tab/><text:tab/>Console</text:span>.WriteLine(<text:span text:style-name="T195">"Working"</text:span>);</text:p>
      <text:p text:style-name="P8"><text:tab/><text:tab/>}</text:p>
      <text:p text:style-name="P22"><text:span text:style-name="T108"><text:tab/><text:tab/>int</text:span><text:span text:style-name="T19">s2=b.EndInvoke(r);</text:span></text:p>
      <text:list xml:id="list5106470397719696088" text:style-name="L37">
        <text:list-item>
          <text:p text:style-name="P140"><text:span text:style-name="def3"><text:span text:style-name="T78">główny wątek będzie czekał dopóki delegat b nie będzie gotowy oddać wyniku</text:span></text:span></text:p>
        </text:list-item>
      </text:list>
      <text:list xml:id="list42172225" text:continue-list="list7503821410332397159" text:style-name="L36">
        <text:list-item>
          <text:list>
            <text:list-item>
              <text:p text:style-name="P139"><text:span text:style-name="def"><text:span text:style-name="T335">Dzięki</text:span></text:span><text:span text:style-name="def3"><text:span text:style-name="T254"> </text:span></text:span><text:span text:style-name="def3"><text:span text:style-name="T253">IasyncResult</text:span></text:span><text:span text:style-name="def"><text:span text:style-name="T333"> </text:span></text:span><text:span text:style-name="def"><text:span text:style-name="T334">możemy uzyskać kilka informacji przydatnych w synchronizacji</text:span></text:span></text:p>
              <text:list>
                <text:list-item>
                  <text:p text:style-name="P139"><text:span text:style-name="def"><text:span text:style-name="T335">r</text:span></text:span><text:span text:style-name="def"><text:span text:style-name="T334">.IsCompleted - czy wątek się zakończył</text:span></text:span></text:p>
                </text:list-item>
                <text:list-item>
                  <text:p text:style-name="P139"><text:span text:style-name="def"><text:span text:style-name="T89">AsyncWaitHandle.WaitOne – </text:span></text:span><text:span text:style-name="def"><text:span text:style-name="T335">pozwala czekać określony czas. W przykładzie odda true jeśli się zakończy, ale do tego czasu będzie oddawała false;</text:span></text:span></text:p>
                </text:list-item>
                <text:list-item>
                  <text:p text:style-name="P139"><text:span text:style-name="def"><text:span text:style-name="T89">AsyncDelegate</text:span></text:span></text:p>
                  <text:p text:style-name="P139"><text:span text:style-name="def"><text:span text:style-name="T163">using</text:span></text:span><text:span text:style-name="def"><text:span text:style-name="T104">System.Runtime.Remoting.Messaging; </text:span></text:span><text:span text:style-name="def"><text:span text:style-name="T192">/*dla AsyncResult*/</text:span></text:span></text:p>
                </text:list-item>
              </text:list>
            </text:list-item>
          </text:list>
        </text:list-item>
      </text:list>
      <text:p text:style-name="P22"/>
      <text:p text:style-name="P22"><text:span text:style-name="T218"><text:tab/><text:tab/>IAsyncResult</text:span>r=b.BeginInvoke(1,3,<text:span text:style-name="T108">new</text:span><text:span text:style-name="T218">AsyncCallback</text:span>(Complete),<text:span text:style-name="T108">null</text:span>);</text:p>
      <text:p text:style-name="P22"><text:span text:style-name="T218"><text:tab/><text:tab/>AsyncResult</text:span>ar=(<text:span text:style-name="T218">AsyncResult</text:span>)r;</text:p>
      <text:p text:style-name="P21"><text:tab/><text:tab/>ar.AsyncDelegate;</text:p>
      <text:list xml:id="list42176089" text:continue-numbering="true" text:style-name="L36">
        <text:list-item>
          <text:list>
            <text:list-item>
              <text:list>
                <text:list-item>
                  <text:p text:style-name="P139"><text:span text:style-name="def"><text:span text:style-name="T335">AsyncState – przechowuje obiekt podany jako 4 parametr BeginInvoke;</text:span></text:span></text:p>
                </text:list-item>
                <text:list-item>
                  <text:p text:style-name="P139"><text:span text:style-name="def"><text:span text:style-name="T263">IAsyncResult</text:span></text:span><text:span text:style-name="def"><text:span text:style-name="T104">r=b.BeginInvoke(1,3,</text:span></text:span><text:span text:style-name="def"><text:span text:style-name="T163">new</text:span></text:span><text:span text:style-name="def"><text:span text:style-name="T263">AsyncCallback</text:span></text:span><text:span text:style-name="def"><text:span text:style-name="T104">(Complete),</text:span></text:span><text:span text:style-name="def"><text:span text:style-name="T200">"TojestInfo!"</text:span></text:span><text:span text:style-name="def"><text:span text:style-name="T104">);</text:span></text:span></text:p>
                  <text:p text:style-name="P139"><text:span text:style-name="def"><text:span text:style-name="T104">...</text:span></text:span></text:p>
                </text:list-item>
              </text:list>
            </text:list-item>
          </text:list>
        </text:list-item>
      </text:list>
      <text:p text:style-name="P22"><text:span text:style-name="T218"><text:tab/><text:tab/><text:tab/>AsyncResult</text:span>ar=(<text:span text:style-name="T218">AsyncResult</text:span>)r;</text:p>
      <text:p text:style-name="P22"><text:span text:style-name="T108"><text:tab/><text:tab/><text:tab/>string</text:span>text=(<text:span text:style-name="T108">string</text:span>)ar.AsyncState;</text:p>
      <text:list xml:id="list42183166" text:continue-numbering="true" text:style-name="L36">
        <text:list-item>
          <text:list>
            <text:list-item>
              <text:list>
                <text:list-item>
                  <text:p text:style-name="P139"><text:span text:style-name="def"><text:span text:style-name="T270"/></text:span></text:p>
                </text:list-item>
                <text:list-item>
                  <text:p text:style-name="P139"><text:span text:style-name="def"><text:span text:style-name="T253">AsyncCallback </text:span></text:span><text:span text:style-name="def"><text:span text:style-name="T335">Jest to funkcja odpalona przez delegata, który wykonał asynchroniczną pracę </text:span></text:span></text:p>
                  <text:list>
                    <text:list-item>
                      <text:list>
                        <text:list-header>
                          <text:p text:style-name="P139"><text:span text:style-name="def"><text:span text:style-name="T163">public void </text:span></text:span><text:span text:style-name="def"><text:span text:style-name="T104">Complete (</text:span></text:span><text:span text:style-name="def"><text:span text:style-name="T263">IasyncResult</text:span></text:span><text:span text:style-name="def"><text:span text:style-name="T104">) </text:span></text:span><text:span text:style-name="T269">{</text:span><text:span text:style-name="T191">/*zrób coś*/</text:span><text:span text:style-name="T269">}</text:span></text:p>
                        </text:list-header>
                      </text:list>
                    </text:list-item>
                  </text:list>
                </text:list-item>
              </text:list>
            </text:list-item>
          </text:list>
        </text:list-item>
      </text:list>
      <text:p text:style-name="P22"><text:tab/><text:tab/>...</text:p>
      <text:p text:style-name="P22"><text:span text:style-name="T218"><text:tab/><text:tab/>IasyncResult </text:span><text:span text:style-name="T19">= b.BeginInvoke(1,3,</text:span><text:span text:style-name="T108">new </text:span><text:span text:style-name="T218">AsyncCallback</text:span><text:span text:style-name="T19">(Complete),</text:span><text:span text:style-name="T108">null</text:span><text:span text:style-name="T19">);</text:span></text:p>
      <text:list xml:id="list9129414886391220908" text:style-name="L38">
        <text:list-item>
          <text:p text:style-name="P141"><text:span text:style-name="def"><text:span text:style-name="T90">System.Treading oferuje typ</text:span></text:span><text:span text:style-name="def"><text:span text:style-name="T91">y</text:span></text:span><text:span text:style-name="def"><text:span text:style-name="T90"> pomagające w budowie wątków, blokowanie danych, uzyskiewanie informacji o wątkach itp.</text:span></text:span></text:p>
        </text:list-item>
      </text:list>
      <text:list xml:id="list42183047" text:continue-list="list42183166" text:style-name="L36">
        <text:list-item>
          <text:list>
            <text:list-item>
              <text:p text:style-name="P139"><text:span text:style-name="def"><text:span text:style-name="T103">System.Treading.Thread:</text:span></text:span></text:p>
              <text:list>
                <text:list-item>
                  <text:p text:style-name="P139"><text:soft-page-break/><text:span text:style-name="def"><text:span text:style-name="T103">Name</text:span></text:span><text:span text:style-name="def"><text:span text:style-name="T90"> – nazwa wątku</text:span></text:span></text:p>
                </text:list-item>
                <text:list-item>
                  <text:p text:style-name="P139"><text:span text:style-name="def"><text:span text:style-name="T103">Priority</text:span></text:span><text:span text:style-name="def"><text:span text:style-name="T90"> – piorytet (jak w managerze zadań)</text:span></text:span></text:p>
                </text:list-item>
                <text:list-item>
                  <text:p text:style-name="P139"><text:span text:style-name="def"><text:span text:style-name="T103">ThreadState</text:span></text:span><text:span text:style-name="def"><text:span text:style-name="T90"> – stan wątku</text:span></text:span></text:p>
                </text:list-item>
                <text:list-item>
                  <text:p text:style-name="P139"><text:span text:style-name="def"><text:span text:style-name="T103">IsAlive, IsBackgroun, Start, Suspend, Resume, Abort</text:span></text:span><text:span text:style-name="def"><text:span text:style-name="T90">...</text:span></text:span></text:p>
                </text:list-item>
              </text:list>
            </text:list-item>
            <text:list-item>
              <text:p text:style-name="P139"><text:span text:style-name="def"><text:span text:style-name="T336">Delegat </text:span></text:span><text:span text:style-name="def"><text:span text:style-name="T255">ThreadStart</text:span></text:span><text:span text:style-name="def"><text:span text:style-name="T336"> – jako parametru wymaga podania f</text:span></text:span><text:span text:style-name="def"><text:span text:style-name="T337">u</text:span></text:span><text:span text:style-name="def"><text:span text:style-name="T336">nkcji zwracającej </text:span></text:span><text:span text:style-name="def"><text:span text:style-name="T337">v</text:span></text:span><text:span text:style-name="def"><text:span text:style-name="T336">oid i beż żadnych parametrów</text:span></text:span></text:p>
              <text:list>
                <text:list-item>
                  <text:p text:style-name="P139"><text:span text:style-name="def"><text:span text:style-name="T162">publicvoid</text:span></text:span><text:span text:style-name="def"><text:span text:style-name="T102">AddFunct2(){}</text:span></text:span></text:p>
                </text:list-item>
              </text:list>
            </text:list-item>
          </text:list>
        </text:list-item>
      </text:list>
      <text:p text:style-name="P22"><text:span text:style-name="T218"><text:tab/><text:tab/><text:tab/>Thread</text:span><text:span text:style-name="T19">t=</text:span><text:span text:style-name="T108">new</text:span><text:span text:style-name="T218">Thread</text:span><text:span text:style-name="T19">(</text:span><text:span text:style-name="T108">new </text:span><text:span text:style-name="T218">ThreadStart</text:span><text:span text:style-name="T19">(AddFunct2));</text:span></text:p>
      <text:list xml:id="list42167303" text:continue-numbering="true" text:style-name="L36">
        <text:list-item>
          <text:list>
            <text:list-item>
              <text:p text:style-name="P139"><text:span text:style-name="def"><text:span text:style-name="T336">Delegat </text:span></text:span><text:span text:style-name="def"><text:span text:style-name="T255">ParameterizedThreadStart</text:span></text:span><text:span text:style-name="def"><text:span text:style-name="T336"> – jako parametru wymaga podania f</text:span></text:span><text:span text:style-name="def"><text:span text:style-name="T337">u</text:span></text:span><text:span text:style-name="def"><text:span text:style-name="T336">nkcji zwracającej </text:span></text:span><text:span text:style-name="def"><text:span text:style-name="T337">v</text:span></text:span><text:span text:style-name="def"><text:span text:style-name="T336">oid </text:span></text:span><text:span text:style-name="def"><text:span text:style-name="T337">przyjmujący parametr</text:span></text:span></text:p>
              <text:list>
                <text:list-item>
                  <text:p text:style-name="P139"><text:span text:style-name="def"><text:span text:style-name="T162">public void </text:span></text:span><text:span text:style-name="def"><text:span text:style-name="T102">AddFunct2(</text:span></text:span><text:span text:style-name="def"><text:span text:style-name="T162">object </text:span></text:span><text:span text:style-name="def"><text:span text:style-name="T102">data){}</text:span></text:span></text:p>
                </text:list-item>
              </text:list>
            </text:list-item>
          </text:list>
        </text:list-item>
      </text:list>
      <text:p text:style-name="P22"><text:span text:style-name="T218"><text:tab/><text:tab/><text:tab/>Thread</text:span>t=<text:span text:style-name="T108">new</text:span><text:span text:style-name="T218">Thread</text:span>(<text:span text:style-name="T108">new</text:span><text:span text:style-name="T218">ParameterizedThreadStart</text:span>(AddFunct2));</text:p>
      <text:p text:style-name="P22"><text:tab/><text:tab/><text:tab/>t.Start(<text:span text:style-name="T108">new </text:span><text:span text:style-name="T218">Object</text:span>(<text:span text:style-name="T337">x</text:span>));</text:p>
      <text:list xml:id="list42170360" text:continue-numbering="true" text:style-name="L36">
        <text:list-item>
          <text:list>
            <text:list-item>
              <text:list>
                <text:list-item>
                  <text:p text:style-name="P139"><text:span text:style-name="def"><text:span text:style-name="T43">Wewnątrz </text:span></text:span><text:span text:style-name="def"><text:span text:style-name="T44">AddFunct2 </text:span></text:span><text:span text:style-name="def"><text:span text:style-name="T43">obiekt należy zrzutować na odpowiedni typ i pobrać z niego dane.</text:span></text:span></text:p>
                </text:list-item>
              </text:list>
            </text:list-item>
          </text:list>
        </text:list-item>
      </text:list>
      <text:p text:style-name="P21"><text:span text:style-name="def"><text:span text:style-name="T92"/></text:span></text:p>
      <text:list xml:id="list42161612" text:continue-numbering="true" text:style-name="L36">
        <text:list-item>
          <text:list>
            <text:list-item>
              <text:p text:style-name="P139"><text:span text:style-name="def"><text:span text:style-name="T337">AutoResetEvent – ustawia blokadę dla wątku. Czekać ma do momentu gdy instancja AutoResetHandle dostanie Set();</text:span></text:span></text:p>
              <text:list>
                <text:list-item>
                  <text:p text:style-name="P139"><text:span text:style-name="def"><text:span text:style-name="T161">publicvoid</text:span></text:span><text:span text:style-name="def"><text:span text:style-name="T101">AddFunct2(</text:span></text:span><text:span text:style-name="def"><text:span text:style-name="T161">object</text:span></text:span><text:span text:style-name="def"><text:span text:style-name="T101">data){</text:span></text:span></text:p>
                </text:list-item>
              </text:list>
            </text:list-item>
          </text:list>
        </text:list-item>
      </text:list>
      <text:p text:style-name="P22"><text:tab/><text:tab/><text:tab/><text:tab/>waitHandle.Set();</text:p>
      <text:p text:style-name="P22"><text:tab/><text:tab/><text:tab/>}</text:p>
      <text:p text:style-name="P22"><text:s/></text:p>
      <text:p text:style-name="P22"><text:span text:style-name="T218"><text:tab/><text:tab/><text:tab/>Thread</text:span>t=<text:span text:style-name="T108">new</text:span><text:span text:style-name="T218">Thread</text:span>(<text:span text:style-name="T108">new</text:span><text:span text:style-name="T218">ParameterizedThreadStart</text:span>(AddFunct2));</text:p>
      <text:p text:style-name="P22"><text:tab/><text:tab/><text:tab/>t.Start(<text:span text:style-name="T108">new</text:span><text:span text:style-name="T218">Object</text:span>());</text:p>
      <text:p text:style-name="P22"><text:tab/><text:tab/><text:tab/>waitHandle.WaitOne(); <text:span text:style-name="T170">/*każe czekać tutaj do zakończenia wątku, <text:tab/><text:tab/><text:tab/><text:tab/><text:tab/><text:tab/><text:tab/> <text:s text:c="3"/>któ</text:span><text:span text:style-name="T188">ry </text:span><text:span text:style-name="T170">ustawi </text:span><text:span text:style-name="T188">w</text:span><text:span text:style-name="T170">ait</text:span><text:span text:style-name="T188">H</text:span><text:span text:style-name="T170">amdle.Set();*/</text:span></text:p>
      <text:list xml:id="list42173331" text:continue-numbering="true" text:style-name="L36">
        <text:list-item>
          <text:list>
            <text:list-item>
              <text:list>
                <text:list-item>
                  <text:p text:style-name="P139"><text:span text:style-name="def"><text:span text:style-name="T338">dzięki temu czeka</text:span></text:span><text:span text:style-name="def"><text:span text:style-name="T339">m</text:span></text:span><text:span text:style-name="def"><text:span text:style-name="T338">y tylko tyle, ile jest to konieczne (wcześniej odpytywaliśmy np. co sekundę, a to sporo czasu)</text:span></text:span></text:p>
                </text:list-item>
                <text:list-item>
                  <text:p text:style-name="P139"><text:span text:style-name="def"><text:span text:style-name="T340">Watki </text:span></text:span><text:span text:style-name="def"><text:span text:style-name="T13">pierwszoplanowe</text:span></text:span><text:span text:style-name="def"><text:span text:style-name="T217"> – (DOMYŚLNE) uniemożliwiają zakończenie aplikacji dopóki same nie zostaną zakończone</text:span></text:span><text:span text:style-name="def"><text:span text:style-name="T13"> . </text:span></text:span><text:span text:style-name="def"><text:span text:style-name="T217">.</text:span></text:span></text:p>
                </text:list-item>
                <text:list-item>
                  <text:p text:style-name="P139"><text:span text:style-name="def"><text:span text:style-name="T97">t.IsBackground=</text:span></text:span><text:span text:style-name="def"><text:span text:style-name="T158">false</text:span></text:span><text:span text:style-name="def"><text:span text:style-name="T97">;</text:span></text:span></text:p>
                </text:list-item>
              </text:list>
              <text:p text:style-name="P139"><text:span text:style-name="def"><text:span text:style-name="T217">Wątki </text:span></text:span><text:span text:style-name="def"><text:span text:style-name="T13">drugoplanowe </text:span></text:span><text:span text:style-name="def"><text:span text:style-name="T217">– w chwili kończenia programu są automatycznie zabijane</text:span></text:span></text:p>
              <text:list text:continue-numbering="true">
                <text:list-item>
                  <text:p text:style-name="P139"><text:span text:style-name="def"><text:span text:style-name="T97">t.IsBackground=</text:span></text:span><text:span text:style-name="def"><text:span text:style-name="T158">true</text:span></text:span><text:span text:style-name="def"><text:span text:style-name="T97">;</text:span></text:span></text:p>
                </text:list-item>
              </text:list>
            </text:list-item>
          </text:list>
        </text:list-item>
        <text:list-item>
          <text:p text:style-name="P139"><text:span text:style-name="def"><text:span text:style-name="T35">WSPÓŁBIEŻNOŚĆ</text:span></text:span></text:p>
          <text:list>
            <text:list-item>
              <text:p text:style-name="P139"><text:span text:style-name="def"><text:span text:style-name="T35">Problemem jest dostęp do tych samych punktów danych jednocześnie. Większość akcji nie jest atomowa.</text:span></text:span></text:p>
            </text:list-item>
            <text:list-item>
              <text:p text:style-name="P139"><text:span text:style-name="def"><text:span text:style-name="T35">Słowo kluczowe </text:span></text:span><text:span text:style-name="def"><text:span text:style-name="T153">lock</text:span></text:span><text:span text:style-name="def"><text:span text:style-name="T35">(</text:span></text:span><text:span text:style-name="def"><text:span text:style-name="T45">token</text:span></text:span><text:span text:style-name="def"><text:span text:style-name="T35">) {...} pozwala zablokować dostęp do bloku instrukcji. Wymaga ono pozyskania tokena – referencji do obiektu, aby wejść w zasięg blokady</text:span></text:span></text:p>
              <text:list>
                <text:list-item>
                  <text:p text:style-name="P139"><text:span text:style-name="def"><text:span text:style-name="T35">Aby zablokować dostęp do składowej publicznej najlepiej:</text:span></text:span></text:p>
                  <text:p text:style-name="P139"><text:span text:style-name="def"><text:span text:style-name="T159">class</text:span></text:span><text:span text:style-name="def"><text:span text:style-name="T261">Printer</text:span></text:span><text:span text:style-name="def"><text:span text:style-name="T99">{</text:span></text:span></text:p>
                </text:list-item>
              </text:list>
            </text:list-item>
          </text:list>
        </text:list-item>
      </text:list>
      <text:p text:style-name="P22"><text:span text:style-name="T108"><text:tab/><text:tab/><text:tab/>object </text:span>threadLock=<text:span text:style-name="T108">newobject</text:span>();<text:span text:style-name="T170">/*tworzymy token*/</text:span></text:p>
      <text:p text:style-name="P22"><text:span text:style-name="T108"><text:tab/><text:tab/><text:tab/>public void </text:span>DoTest(){</text:p>
      <text:p text:style-name="P22"><text:span text:style-name="T108"><text:tab/><text:tab/><text:tab/><text:tab/>lock</text:span>(threadLock);<text:span text:style-name="T170">/*blokujemy blok akcji*/</text:span></text:p>
      <text:p text:style-name="P22"><text:tab/><text:tab/><text:tab/><text:tab/>{<text:span text:style-name="T170">/*akcja wykonywana w wątku*/</text:span>}</text:p>
      <text:p text:style-name="P22"><text:tab/><text:tab/><text:tab/>}</text:p>
      <text:p text:style-name="P22"><text:s/></text:p>
      <text:p text:style-name="P22"><text:span text:style-name="T108"><text:tab/><text:tab/><text:tab/>public void </text:span>Test(){</text:p>
      <text:p text:style-name="P22"><text:span text:style-name="T218"><text:tab/><text:tab/><text:tab/><text:tab/>Thread </text:span>t1=<text:span text:style-name="T108">new </text:span><text:span text:style-name="T218">Thread</text:span>(<text:span text:style-name="T108">new </text:span><text:span text:style-name="T218">ThreadStart</text:span>(DoTest));</text:p>
      <text:p text:style-name="P22"><text:span text:style-name="T218"><text:tab/><text:tab/><text:tab/><text:tab/>Thread </text:span>t2=<text:span text:style-name="T108">new </text:span><text:span text:style-name="T218">Thread</text:span>(<text:span text:style-name="T108">new </text:span><text:span text:style-name="T218">ThreadStart</text:span>(DoTest));</text:p>
      <text:p text:style-name="P22"><text:tab/><text:tab/><text:tab/><text:tab/>t1.Start();<text:span text:style-name="T170">/*dopuki t1 się nie wykona...*/</text:span></text:p>
      <text:p text:style-name="P22"><text:tab/><text:tab/><text:tab/><text:tab/>t2.Start();<text:span text:style-name="T170">/*... to t2 nie będzie miało dostępu do bloku*/</text:span></text:p>
      <text:p text:style-name="P22"><text:tab/><text:tab/><text:tab/>}</text:p>
      <text:p text:style-name="P23"><text:tab/><text:tab/>}</text:p>
      <text:p text:style-name="P21"><text:span text:style-name="def"><text:span text:style-name="T36"/></text:span></text:p>
      <text:list xml:id="list5244856270350595083" text:style-name="L39">
        <text:list-item>
          <text:list>
            <text:list-item>
              <text:list>
                <text:list-item>
                  <text:p text:style-name="P142"><text:span text:style-name="def"><text:span text:style-name="T36">Jeśli blokumemy metodę </text:span></text:span><text:span text:style-name="def"><text:span text:style-name="T46">statyczną</text:span></text:span><text:span text:style-name="def"><text:span text:style-name="T36"> wybudo</text:span></text:span><text:span text:style-name="def"><text:span text:style-name="T34">w</text:span></text:span><text:span text:style-name="def"><text:span text:style-name="T36">ujemy token </text:span></text:span><text:span text:style-name="def"><text:span text:style-name="T46">ststyczny</text:span></text:span><text:span text:style-name="def"><text:span text:style-name="T36">.</text:span></text:span></text:p>
                </text:list-item>
              </text:list>
            </text:list-item>
            <text:list-item>
              <text:p text:style-name="P142"><text:soft-page-break/><text:span text:style-name="def"><text:span text:style-name="T96">System.Threading.</text:span></text:span><text:span text:style-name="def"><text:span text:style-name="T260">Monitor</text:span></text:span><text:span text:style-name="def"><text:span text:style-name="T36"> - <text:s/>z niego korzysta </text:span></text:span><text:span text:style-name="def"><text:span text:style-name="T153">lo</text:span></text:span><text:span text:style-name="def"><text:span text:style-name="T154">ck</text:span></text:span><text:span text:style-name="def"><text:span text:style-name="T36">. Możemy z niego korzystać ab</text:span></text:span><text:span text:style-name="def"><text:span text:style-name="T37">y</text:span></text:span><text:span text:style-name="def"><text:span text:style-name="T36"> uzyskać większą kontrola niż dla lock.</text:span></text:span></text:p>
              <text:list>
                <text:list-item>
                  <text:p text:style-name="P142"><text:span text:style-name="def"><text:span text:style-name="T36"><text:s/>Możemy kazać czekać wątkowi określony czas </text:span></text:span><text:span text:style-name="def"><text:span text:style-name="T260">Monitor</text:span></text:span><text:span text:style-name="def"><text:span text:style-name="T96">.</text:span></text:span><text:span text:style-name="def"><text:span text:style-name="T98">Wait</text:span></text:span><text:span text:style-name="def"><text:span text:style-name="T96">(...</text:span></text:span><text:span text:style-name="def"><text:span text:style-name="T98">)</text:span></text:span><text:span text:style-name="def"><text:span text:style-name="T93">;</text:span></text:span></text:p>
                </text:list-item>
                <text:list-item>
                  <text:p text:style-name="P142"><text:span text:style-name="def"><text:span text:style-name="T36"><text:s/>informować, ze wątek się zakończył </text:span></text:span><text:span text:style-name="def"><text:span text:style-name="T260">Monitor</text:span></text:span><text:span text:style-name="def"><text:span text:style-name="T96">.</text:span></text:span><text:span text:style-name="def"><text:span text:style-name="T98">Pulse</text:span></text:span><text:span text:style-name="def"><text:span text:style-name="T96">(</text:span></text:span><text:span text:style-name="def"><text:span text:style-name="T98">)/PulseAll();</text:span></text:span><text:span text:style-name="def"><text:span text:style-name="T36"> etc.</text:span></text:span></text:p>
                </text:list-item>
                <text:list-item>
                  <text:p text:style-name="P142"><text:span text:style-name="def"><text:span text:style-name="T158">public void </text:span></text:span><text:span text:style-name="def"><text:span text:style-name="T97">DoTest(){</text:span></text:span></text:p>
                </text:list-item>
              </text:list>
            </text:list-item>
          </text:list>
        </text:list-item>
      </text:list>
      <text:p text:style-name="P22"><text:span text:style-name="T218"><text:tab/><text:tab/><text:tab/>Monitor</text:span>.Enter(threadLock);<text:span text:style-name="T170">/*blokujemy blok akcji*/</text:span></text:p>
      <text:p text:style-name="P22"><text:span text:style-name="T108"><text:tab/><text:tab/><text:tab/>try</text:span>{</text:p>
      <text:p text:style-name="P22"><text:tab/><text:tab/><text:tab/><text:tab/>/*akcja wykonywana w wątku*/</text:p>
      <text:p text:style-name="P22"><text:tab/><text:tab/><text:tab/>}</text:p>
      <text:p text:style-name="P22"><text:span text:style-name="T108"><text:tab/><text:tab/><text:tab/>finally</text:span>{</text:p>
      <text:p text:style-name="P22"><text:span text:style-name="T218"><text:tab/><text:tab/><text:tab/><text:tab/>Monitor</text:span>.Exit(threadLock);</text:p>
      <text:p text:style-name="P22"><text:tab/><text:tab/><text:tab/>}</text:p>
      <text:p text:style-name="P8"><text:tab/><text:tab/> <text:s text:c="3"/>}</text:p>
      <text:list xml:id="list611087799788184381" text:style-name="L40">
        <text:list-item>
          <text:list>
            <text:list-item>
              <text:p text:style-name="P143"><text:span text:style-name="def"><text:span text:style-name="T96">System.Threading.</text:span></text:span><text:span text:style-name="def"><text:span text:style-name="T258">Interlocked</text:span></text:span><text:span text:style-name="def"><text:span text:style-name="T96"> </text:span></text:span><text:span text:style-name="def"><text:span text:style-name="T36">- <text:s/></text:span></text:span><text:span text:style-name="def"><text:span text:style-name="T34">pozwala wykonywać </text:span></text:span><text:span text:style-name="def"><text:span text:style-name="T47">atomowo</text:span></text:span><text:span text:style-name="def"><text:span text:style-name="T34"> operacje na </text:span></text:span><text:span text:style-name="def"><text:span text:style-name="T47">jednym punkcie danych </text:span></text:span><text:span text:style-name="def"><text:span text:style-name="T34">bez nakładu pracy jak w przypadku monitora</text:span></text:span><text:span text:style-name="def"><text:span text:style-name="T36">.</text:span></text:span></text:p>
              <text:list>
                <text:list-item>
                  <text:p text:style-name="P143"><text:span text:style-name="def"><text:span text:style-name="T94">Increment, Decrement, Exchange, CompareExchange</text:span></text:span></text:p>
                </text:list-item>
                <text:list-item>
                  <text:p text:style-name="P143"><text:span text:style-name="def"><text:span text:style-name="T156">int </text:span></text:span><text:span text:style-name="def"><text:span text:style-name="T94">oldVal=1;</text:span></text:span></text:p>
                </text:list-item>
              </text:list>
            </text:list-item>
          </text:list>
        </text:list-item>
      </text:list>
      <text:p text:style-name="P22"><text:tab/><text:tab/> <text:s text:c="5"/>oldVal++;<text:span text:style-name="T170">/*</text:span><text:span text:style-name="T190">podnosimy starą wartość</text:span><text:span text:style-name="T170">*/</text:span></text:p>
      <text:p text:style-name="P22"><text:span text:style-name="T108"><text:tab/><text:tab/> <text:s text:c="5"/></text:span><text:span text:style-name="T155">i</text:span><text:span text:style-name="T108">nt </text:span>newVal=<text:span text:style-name="T218">Interlocked</text:span>.Increment(<text:span text:style-name="T108">ref </text:span>oldVal);<text:span text:style-name="T170">/*</text:span><text:span text:style-name="T190">tutaj z kolei dostajemy <text:tab/><text:tab/><text:tab/><text:tab/><text:tab/><text:tab/><text:tab/><text:tab/><text:tab/>nowy obiekt*/</text:span></text:p>
      <text:p text:style-name="P35"/>
      <text:list xml:id="list8922372581466488925" text:style-name="L41">
        <text:list-item>
          <text:list>
            <text:list-item>
              <text:p text:style-name="P144"><text:span text:style-name="T187">[</text:span><text:span text:style-name="T257">Synchronization</text:span><text:span text:style-name="T187">] </text:span><text:span text:style-name="def"><text:span text:style-name="T38">- blokuje wszystkie składowe instancyjne obiektu. </text:span></text:span><text:span text:style-name="def"><text:span text:style-name="T39">Taki trochę overkill i może obniżac ogólną funkconalność. Klasa opatrzona tym atrybutem musi wywodzić się od <text:s/></text:span></text:span><text:span text:style-name="def"><text:span text:style-name="T256">ContextBoundObject;</text:span></text:span></text:p>
              <text:list>
                <text:list-item>
                  <text:p text:style-name="P144"><text:span text:style-name="def"><text:span text:style-name="T157">using</text:span></text:span><text:span text:style-name="def"><text:span text:style-name="T95">System.Runtime.Remoting.Contexts;</text:span></text:span></text:p>
                  <text:p text:style-name="P144"><text:span text:style-name="def"><text:span text:style-name="T95">...</text:span></text:span></text:p>
                  <text:p text:style-name="P144"><text:span text:style-name="def"><text:span text:style-name="T95">[</text:span></text:span><text:span text:style-name="def"><text:span text:style-name="T259">Synchronization</text:span></text:span><text:span text:style-name="def"><text:span text:style-name="T95">]</text:span></text:span></text:p>
                </text:list-item>
              </text:list>
            </text:list-item>
          </text:list>
        </text:list-item>
      </text:list>
      <text:p text:style-name="P22"><text:span text:style-name="T108"><text:tab/><text:tab/>class</text:span><text:span text:style-name="T218">Printer</text:span>:<text:span text:style-name="T218">ContextBoundObject</text:span>{...<text:span text:style-name="T341">}</text:span></text:p>
      <text:list xml:id="list5269945948100441310" text:style-name="L42">
        <text:list-item>
          <text:p text:style-name="P145"><text:span text:style-name="def"><text:span text:style-name="T40">Delegaty TimerCallback - odpalanie wątku w ustalonych odstępach czasu</text:span></text:span></text:p>
          <text:list>
            <text:list-item>
              <text:p text:style-name="P145"><text:span text:style-name="def"><text:span text:style-name="T40">może wywoływać tylko metody przyjmujące jeden </text:span></text:span><text:span text:style-name="def"><text:span text:style-name="T48">System.Object </text:span></text:span><text:span text:style-name="def"><text:span text:style-name="T40">i oddające </text:span></text:span><text:span text:style-name="def"><text:span text:style-name="T48">void</text:span></text:span><text:span text:style-name="def"><text:span text:style-name="T40"> </text:span></text:span></text:p>
            </text:list-item>
            <text:list-item>
              <text:p text:style-name="P145"><text:span text:style-name="def"><text:span text:style-name="T156">publicvoid</text:span></text:span><text:span text:style-name="def"><text:span text:style-name="T94">PrintTime(</text:span></text:span><text:span text:style-name="def"><text:span text:style-name="T156">object</text:span></text:span><text:span text:style-name="def"><text:span text:style-name="T94">obj){</text:span></text:span></text:p>
            </text:list-item>
          </text:list>
        </text:list-item>
      </text:list>
      <text:p text:style-name="P22"><text:tab/><text:tab/><text:tab/><text:span text:style-name="T184">/*pokazujemy czas*/</text:span></text:p>
      <text:p text:style-name="P22"><text:tab/><text:tab/>}</text:p>
      <text:list xml:id="list42172406" text:continue-numbering="true" text:style-name="L42">
        <text:list-item>
          <text:list>
            <text:list-header>
              <text:p text:style-name="P145"><text:span text:style-name="def"><text:span text:style-name="T94">…</text:span></text:span></text:p>
              <text:p text:style-name="P145"><text:span text:style-name="def"><text:span text:style-name="T258">TimerCallback </text:span></text:span><text:span text:style-name="def"><text:span text:style-name="T94">tcb = </text:span></text:span><text:span text:style-name="def"><text:span text:style-name="T156">new </text:span></text:span><text:span text:style-name="def"><text:span text:style-name="T258">TimerCallback</text:span></text:span><text:span text:style-name="def"><text:span text:style-name="T94">(PrintTime);</text:span></text:span></text:p>
            </text:list-header>
          </text:list>
        </text:list-item>
      </text:list>
      <text:p text:style-name="P22"><text:span text:style-name="T218"><text:tab/><text:tab/>Timer </text:span>tim = <text:span text:style-name="T108">new </text:span><text:span text:style-name="T218">Timer</text:span>(tcb,</text:p>
      <text:p text:style-name="P22"><text:span text:style-name="T108"><text:tab/><text:tab/><text:tab/><text:tab/><text:tab/> <text:s text:c="2"/>null</text:span>,<text:span text:style-name="T170">/*informacja do wywoływanej metody – object obj*/</text:span></text:p>
      <text:p text:style-name="P22"><text:tab/><text:tab/><text:tab/><text:tab/><text:tab/> <text:s text:c="2"/>0,<text:span text:style-name="T170">/*od kiedy od </text:span><text:span text:style-name="T189">u</text:span><text:span text:style-name="T170">tworzenia tego obiektu zacząć*/</text:span></text:p>
      <text:p text:style-name="P22"><text:tab/><text:tab/><text:tab/><text:tab/><text:tab/> <text:s text:c="2"/>1000<text:span text:style-name="T170">/*interwał czasowy*/</text:span>)</text:p>
      <text:list xml:id="list2691327759644234417" text:style-name="L43">
        <text:list-item>
          <text:p text:style-name="P147"><text:span text:style-name="def"><text:span text:style-name="T41">Pula wątków CLR – używając asynchronicznych delegatów tak naprawdę nie tworzymy nowych wątków, ale korzystamy z puli wątków zarządzanych przez środowisko uruchomieniowe. Możemy komunikować ę z tą pulą za pomocą</text:span></text:span><text:span text:style-name="def"><text:span text:style-name="T42"> </text:span></text:span></text:p>
          <text:list>
            <text:list-item>
              <text:p text:style-name="P147"><text:span text:style-name="def"><text:span text:style-name="T140">using</text:span></text:span><text:span text:style-name="T79"> System.Threading</text:span></text:p>
            </text:list-item>
            <text:list-item>
              <text:p text:style-name="P146"><text:span text:style-name="T141">public</text:span><text:span text:style-name="T82"> </text:span><text:span text:style-name="T141">void</text:span><text:span text:style-name="T82"> Info(</text:span><text:span text:style-name="T235">Object</text:span><text:span text:style-name="T82"> obj) { </text:span><text:span text:style-name="T179">/*wykonaj zadanie używając Object*/</text:span><text:span text:style-name="T82"> }</text:span></text:p>
              <text:p text:style-name="P220"><text:span text:style-name="T82"><text:s text:c="8"/></text:span><text:span text:style-name="T141">public</text:span><text:span text:style-name="T82"> </text:span><text:span text:style-name="T141">void</text:span><text:span text:style-name="T82"> ClRTest()</text:span></text:p>
              <text:p text:style-name="P221"><text:s text:c="8"/>{</text:p>
              <text:p text:style-name="P220"><text:span text:style-name="T82"><text:s text:c="12"/></text:span><text:span text:style-name="T235">WaitCallback</text:span><text:span text:style-name="T82"> waitDel = </text:span><text:span text:style-name="T141">new</text:span><text:span text:style-name="T82"> </text:span><text:span text:style-name="T235">WaitCallback</text:span><text:span text:style-name="T82">(Info);</text:span></text:p>
              <text:p text:style-name="P220"><text:span text:style-name="T82"><text:s text:c="12"/></text:span><text:span text:style-name="T141">for</text:span><text:span text:style-name="T82"> (</text:span><text:span text:style-name="T141">int</text:span><text:span text:style-name="T82"> i = 0; i &lt; 10; i++)</text:span></text:p>
              <text:p text:style-name="P221"><text:s text:c="12"/>{</text:p>
              <text:p text:style-name="P220"><text:span text:style-name="T82"><text:s text:c="16"/></text:span><text:span text:style-name="T179">/*jako 2 parametr przekaże do Info null*/</text:span></text:p>
              <text:p text:style-name="P220"><text:span text:style-name="T82"><text:s text:c="16"/></text:span><text:span text:style-name="T235">ThreadPool</text:span><text:span text:style-name="T82">.QueueUserWorkItem(waitDel);</text:span></text:p>
              <text:p text:style-name="P221"><text:s text:c="12"/>}</text:p>
              <text:p text:style-name="P220"><text:span text:style-name="T82"><text:s text:c="13"/></text:span><text:span text:style-name="T141">for</text:span><text:span text:style-name="T82"> (</text:span><text:span text:style-name="T141">int</text:span><text:span text:style-name="T82"> i = 0; i &lt; 10; i++)</text:span></text:p>
              <text:p text:style-name="P221"><text:s text:c="12"/>{</text:p>
              <text:p text:style-name="P220"><text:span text:style-name="T82"><text:s text:c="16"/></text:span><text:span text:style-name="T179">/*przekazywany obiekt może nieść ze sobą informacje*/</text:span></text:p>
              <text:p text:style-name="P220"><text:span text:style-name="T82"><text:s text:c="16"/></text:span><text:span text:style-name="T235">ThreadPool</text:span><text:span text:style-name="T82">.QueueUserWorkItem(waitDel, </text:span><text:span text:style-name="T141">new</text:span><text:span text:style-name="T82"> </text:span><text:span text:style-name="T235">Object</text:span><text:span text:style-name="T82">());</text:span></text:p>
              <text:p text:style-name="P221"><text:s text:c="12"/>}</text:p>
              <text:p text:style-name="P221"><text:s text:c="8"/>}</text:p>
            </text:list-item>
            <text:list-item>
              <text:p text:style-name="P58"><text:soft-page-break/>Zalety:</text:p>
              <text:list>
                <text:list-item>
                  <text:p text:style-name="P58">Pula wydajnie zarządza wątkami, minimalizuje ich liczbę</text:p>
                </text:list-item>
                <text:list-item>
                  <text:p text:style-name="P58">Koncentrujemy się na modelu biznesowym, a nie na sprawach technicznych</text:p>
                </text:list-item>
              </text:list>
            </text:list-item>
            <text:list-item>
              <text:p text:style-name="P58">Wady:</text:p>
              <text:list>
                <text:list-item>
                  <text:p text:style-name="P58">nie mamy możliwości ustalania wątków pierwszo i drugo planowych</text:p>
                </text:list-item>
                <text:list-item>
                  <text:p text:style-name="P58">wątki nie mają stałej tożsamości, więc nie można ich dowolnie przerywać, pauzować, wznawiać</text:p>
                </text:list-item>
              </text:list>
            </text:list-item>
          </text:list>
        </text:list-item>
        <text:list-item>
          <text:p text:style-name="P59">Programowanie równoległe – pozwala (a jakże :)) na pracę na kilu rdzeniach jednocześnie. Nie ma potrzeby jedna<text:span text:style-name="T342">k</text:span> bawić się bezpośrednio wątkami –<text:span text:style-name="T342"> pozwala na to </text:span><text:span text:style-name="def"><text:span text:style-name="T140">using</text:span></text:span><text:span text:style-name="T343"> System.Threading.Tasks. </text:span><text:span text:style-name="T15">Można w ten sposób wykonać wiele wspomnianych wcześniej akcji. TPL (Task parallel library) to inteligentne narzędzie, które jeśli stwierdzi, że mało zyskana wielowątkowości, to wykona zadania po kolei (wielowątkowość może spowalniać program).</text:span></text:p>
        </text:list-item>
        <text:list-item>
          <text:p text:style-name="P207"><text:span text:style-name="T80">System.Threading.Tasks.Parallel –</text:span><text:span text:style-name="T49"> </text:span><text:span text:style-name="T27">Pozwala wykonywać równolegle iteracje na kolekcjach </text:span><text:span text:style-name="T237">I</text:span><text:span text:style-name="T238">E</text:span><text:span text:style-name="T237">numerable</text:span><text:span text:style-name="T79"> /</text:span><text:span text:style-name="T27"> </text:span><text:span text:style-name="T237">IEnumerable</text:span><text:span text:style-name="T79">&lt;</text:span><text:span text:style-name="T345">T</text:span><text:span text:style-name="T79">&gt;</text:span><text:span text:style-name="T27"> </text:span><text:span text:style-name="T28">(w tym wyniki zapytań LINQ). Musimy w tym celu używać delegata </text:span><text:span text:style-name="T239">Funct</text:span><text:span text:style-name="T80">&lt;</text:span><text:span text:style-name="T346">T</text:span><text:span text:style-name="T80">&gt;</text:span><text:span text:style-name="T28"> (zwraca daną wartość i przyjmuje różna liczbę argumentów) lub </text:span><text:span text:style-name="T239">Action</text:span><text:span text:style-name="T80">&lt;</text:span><text:span text:style-name="T346">T</text:span><text:span text:style-name="T80">&gt;</text:span><text:span text:style-name="T28"> (jak </text:span><text:span text:style-name="T239">Funct</text:span><text:span text:style-name="T80">&lt;</text:span><text:span text:style-name="T346">T</text:span><text:span text:style-name="T80">&gt;</text:span><text:span text:style-name="T28"> ale zwraca </text:span><text:span text:style-name="T146">void</text:span><text:span text:style-name="T28">)</text:span></text:p>
          <text:list>
            <text:list-item>
              <text:p text:style-name="P207"><text:span text:style-name="T145">public</text:span><text:span text:style-name="T79"> </text:span><text:span text:style-name="T145">void</text:span><text:span text:style-name="T79"> InfoFunct(</text:span><text:span text:style-name="T145">int</text:span><text:span text:style-name="T79"> i) { </text:span><text:span text:style-name="T182">/*wykonaj zadanie używając </text:span><text:span text:style-name="T183">pobranego i</text:span><text:span text:style-name="T182">*/</text:span><text:span text:style-name="T79"> }</text:span></text:p>
              <text:p text:style-name="P149"><text:span text:style-name="T141">public</text:span><text:span text:style-name="T82"> </text:span><text:span text:style-name="T141">void</text:span><text:span text:style-name="T347"> </text:span><text:span text:style-name="T82">DoTest()</text:span></text:p>
              <text:p text:style-name="P55">{</text:p>
              <text:p text:style-name="P148"><text:span text:style-name="T82"><text:s text:c="3"/></text:span><text:bookmark-start text:name="__DdeLink__17766_1932940970"/><text:span text:style-name="T141">int</text:span><text:span text:style-name="T82">[] arr = </text:span><text:span text:style-name="T141">new</text:span><text:span text:style-name="T82"> </text:span><text:span text:style-name="T141">int</text:span><text:span text:style-name="T82">[5]{1,2,3,4,5};</text:span><text:bookmark-end text:name="__DdeLink__17766_1932940970"/></text:p>
              <text:p text:style-name="P148"><text:span text:style-name="T82"><text:s text:c="2"/></text:span><text:bookmark-start text:name="__DdeLink__17764_1932940970"/><text:span text:style-name="T82"><text:s/></text:span><text:span text:style-name="T235">Parallel</text:span><text:span text:style-name="T82">.ForEach(arr, InfoFunct);</text:span><text:span text:style-name="T179">/*wywołanie ma inną budowę niż "zwykłe" <text:tab/><text:tab/><text:tab/><text:tab/><text:tab/><text:tab/><text:tab/>ForEach*/</text:span><text:bookmark-end text:name="__DdeLink__17764_1932940970"/></text:p>
              <text:p text:style-name="P55">}</text:p>
            </text:list-item>
          </text:list>
          <text:p text:style-name="P55"/>
          <text:list text:continue-numbering="true">
            <text:list-header>
              <text:p text:style-name="P199">i to samo z operatorem lambda</text:p>
            </text:list-header>
          </text:list>
          <text:p text:style-name="P199"/>
          <text:list text:continue-numbering="true">
            <text:list-header>
              <text:p text:style-name="P213"><text:bookmark-start text:name="__DdeLink__17774_1932940970"/><text:span text:style-name="T236">Parallel</text:span><text:span text:style-name="T82">.ForEach(arr, number =&gt; {</text:span><text:span text:style-name="T179">/*wykonaj zadanie używając </text:span><text:span text:style-name="T180">number</text:span><text:span text:style-name="T179">*/</text:span><text:span text:style-name="T82">});</text:span><text:bookmark-end text:name="__DdeLink__17774_1932940970"/></text:p>
            </text:list-header>
            <text:list-item>
              <text:p text:style-name="P200">Wywołanie funkcji równolegle. To samo można osiągnąć już przedstawionymi mechanizmami, ale to jest jeszcze prostsze</text:p>
              <text:p text:style-name="P214"><text:span text:style-name="T235">Parallel</text:span><text:span text:style-name="T82">.Invoke(() =&gt; { InfoFunct(); }); </text:span><text:span text:style-name="T179">/*wy</text:span><text:span text:style-name="T181">konanie funkcji InfoFunct*/ </text:span></text:p>
              <text:p text:style-name="P197"/>
            </text:list-item>
            <text:list-item>
              <text:p text:style-name="P208"><text:span text:style-name="T29">Można anulować działanie metod </text:span><text:span text:style-name="T240">Parallel</text:span><text:span text:style-name="T81">.For, </text:span><text:span text:style-name="T240">Parallel</text:span><text:span text:style-name="T81">.ForEach</text:span><text:span text:style-name="T29"> poprzez użycie tokena </text:span><text:span text:style-name="T242">CancellationTokenSource</text:span><text:span text:style-name="T29">.</text:span></text:p>
              <text:list>
                <text:list-item>
                  <text:p text:style-name="P209"><text:span text:style-name="T147">public</text:span><text:span text:style-name="T79"> </text:span><text:span text:style-name="T145">void</text:span><text:span text:style-name="T79"> DoTest()</text:span></text:p>
                  <text:p text:style-name="P55">{</text:p>
                  <text:p text:style-name="P148"><text:span text:style-name="T82"><text:s text:c="4"/></text:span><text:span text:style-name="T141">try</text:span></text:p>
                  <text:p text:style-name="P55"><text:s text:c="4"/>{</text:p>
                  <text:p text:style-name="P148"><text:span text:style-name="T82"><text:s text:c="8"/></text:span><text:span text:style-name="T141">int</text:span><text:span text:style-name="T82">[] arr = </text:span><text:span text:style-name="T141">new</text:span><text:span text:style-name="T82"> </text:span><text:span text:style-name="T141">int</text:span><text:span text:style-name="T82">[5] { 1, 2, 3, 4, 5 };</text:span></text:p>
                  <text:p text:style-name="P148"><text:span text:style-name="T82"><text:s text:c="8"/></text:span><text:span text:style-name="T235">ParallelOptions</text:span><text:span text:style-name="T82"> parOpts = </text:span><text:span text:style-name="T141">new</text:span><text:span text:style-name="T82"> </text:span><text:span text:style-name="T235">ParallelOptions</text:span><text:span text:style-name="T82">();</text:span></text:p>
                  <text:p text:style-name="P55"><text:s text:c="8"/>parOpts.CancellationToken = cancelToken.Token;</text:p>
                  <text:p text:style-name="P148"><text:span text:style-name="T82"><text:s text:c="8"/></text:span><text:span text:style-name="T235">Parallel</text:span><text:span text:style-name="T82">.ForEach(arr, number =&gt;</text:span></text:p>
                  <text:p text:style-name="P55"><text:s text:c="12"/>{</text:p>
                  <text:p text:style-name="P148"><text:span text:style-name="T82"><text:s text:c="16"/></text:span><text:span text:style-name="T179">/*przerwanie akcji poprzez rzuceniem wyjątku*/</text:span><text:span text:style-name="T82"> <text:s text:c="9"/><text:tab/><text:tab/><text:tab/> <text:s/>parOpts.CancellationToken.ThrowIfCancellationRequested();</text:span></text:p>
                  <text:p text:style-name="P148"><text:span text:style-name="T82"><text:s text:c="16"/></text:span><text:span text:style-name="T179">/*wykonaj zadanie używając number*/</text:span></text:p>
                  <text:p text:style-name="P55"><text:s text:c="12"/>});</text:p>
                  <text:p text:style-name="P55"><text:s text:c="4"/>}</text:p>
                  <text:p text:style-name="P148"><text:span text:style-name="T82"><text:s text:c="4"/></text:span><text:span text:style-name="T141">catch</text:span><text:span text:style-name="T82"> (</text:span><text:span text:style-name="T235">OperationCanceledException</text:span><text:span text:style-name="T82"> e)</text:span><text:span text:style-name="T179">/*specjalny rodzaj wyjątku !*/</text:span></text:p>
                  <text:p text:style-name="P55"><text:s text:c="4"/>{ <text:s/></text:p>
                  <text:p text:style-name="P148"><text:span text:style-name="T82"><text:s text:c="8"/></text:span><text:span text:style-name="T179">/*do something*/</text:span><text:span text:style-name="T141">throw</text:span><text:span text:style-name="T82">;</text:span></text:p>
                  <text:p text:style-name="P55"><text:s text:c="4"/>}</text:p>
                  <text:p text:style-name="P55">}</text:p>
                </text:list-item>
                <text:list-item>
                  <text:p text:style-name="P209"><text:span text:style-name="T30">co z: </text:span><text:span text:style-name="T241">Parallel</text:span><text:span text:style-name="T79">.ForEach(arr, parOpts, InfoFunct);</text:span><text:span text:style-name="T30"> ?</text:span></text:p>
                </text:list-item>
              </text:list>
            </text:list-item>
          </text:list>
          <text:p text:style-name="P201"/>
        </text:list-item>
        <text:list-item>
          <text:p text:style-name="P203">klasa Task – pozwala na wywołanie równolegle kodu baz zabawy delegatami, czy wątkami.</text:p>
          <text:list>
            <text:list-item>
              <text:p text:style-name="P203"><text:soft-page-break/>Wady: brak możliwości kontroli, nie blokuje zasobów</text:p>
            </text:list-item>
            <text:list-item>
              <text:p text:style-name="P203">Zalety: banalnie proste</text:p>
            </text:list-item>
            <text:list-item>
              <text:p text:style-name="P202"><text:span text:style-name="T142">public</text:span><text:span text:style-name="T344"> </text:span><text:span text:style-name="T141">void</text:span><text:span text:style-name="T344"> InfoFunct()</text:span></text:p>
            </text:list-item>
          </text:list>
          <text:p text:style-name="P55"><text:s text:c="3"/>{</text:p>
          <text:p text:style-name="P148"><text:span text:style-name="T82"><text:s text:c="8"/></text:span><text:span text:style-name="T141">for</text:span><text:span text:style-name="T82">(</text:span><text:span text:style-name="T141">int</text:span><text:span text:style-name="T82"> i=0; i&lt;10; i++){</text:span><text:span text:style-name="T179">/*kod*/</text:span><text:span text:style-name="T82">}</text:span></text:p>
          <text:p text:style-name="P55"><text:s text:c="3"/>}</text:p>
          <text:p text:style-name="P55"/>
          <text:p text:style-name="P148"><text:span text:style-name="T82"><text:s text:c="3"/></text:span><text:span text:style-name="T141">public</text:span><text:span text:style-name="T82"> </text:span><text:span text:style-name="T141">void</text:span><text:span text:style-name="T82"> DoTest()</text:span></text:p>
          <text:p text:style-name="P55"><text:s text:c="3"/>{</text:p>
          <text:p text:style-name="P148"><text:span text:style-name="T82"><text:s text:c="7"/></text:span><text:span text:style-name="T235">Task</text:span><text:span text:style-name="T82">.Factory.StartNew(() =&gt; InfoFunct());</text:span></text:p>
          <text:p text:style-name="P55"><text:s text:c="3"/>}</text:p>
        </text:list-item>
        <text:list-item>
          <text:p text:style-name="P210"><text:span text:style-name="T31">PLINQ – czyli LINQ równolegle (jak w </text:span><text:span text:style-name="T241">Parallel</text:span><text:span text:style-name="T31"> środowisko samo uzna, czy warto robić równolegle)</text:span></text:p>
          <text:list>
            <text:list-item>
              <text:p text:style-name="P204">AsParallel() – wykonaj resztę zapytania równolegle, o ile to możliwe</text:p>
            </text:list-item>
            <text:list-item>
              <text:p text:style-name="P204">WithCanellation() - okresowo monitoruj, czy dostałeś token Cancel </text:p>
            </text:list-item>
            <text:list-item>
              <text:p text:style-name="P204">WithDegreeOfParallelism() - określa maksymalną liczbę używanych procesów</text:p>
            </text:list-item>
            <text:list-item>
              <text:p text:style-name="P204">ForAll() - ???</text:p>
            </text:list-item>
            <text:list-item>
              <text:p text:style-name="P205">kod bez paralelizacji:</text:p>
              <text:p text:style-name="P215"><text:span text:style-name="T143">int</text:span><text:span text:style-name="T82">[] source = </text:span><text:span text:style-name="T235">Enumerable</text:span><text:span text:style-name="T82">.Range(1, 99999999).ToArray();</text:span></text:p>
              <text:p text:style-name="P148"><text:span text:style-name="T141">int</text:span><text:span text:style-name="T82">[] medThreeIsZero = </text:span></text:p>
              <text:p text:style-name="P148"><text:span text:style-name="T82"><text:s text:c="16"/>(</text:span><text:span text:style-name="T141">from</text:span><text:span text:style-name="T82"> num </text:span><text:span text:style-name="T141">in</text:span><text:span text:style-name="T82"> source </text:span></text:p>
              <text:p text:style-name="P148"><text:span text:style-name="T82"><text:s text:c="17"/></text:span><text:span text:style-name="T141">where</text:span><text:span text:style-name="T82"> num % 3 == 0 </text:span></text:p>
              <text:p text:style-name="P148"><text:span text:style-name="T82"><text:s text:c="17"/></text:span><text:span text:style-name="T141">orderby</text:span><text:span text:style-name="T82"> num </text:span><text:span text:style-name="T141">descending</text:span><text:span text:style-name="T82"> </text:span></text:p>
              <text:p text:style-name="P148"><text:span text:style-name="T82"><text:s text:c="17"/></text:span><text:span text:style-name="T141">select</text:span><text:span text:style-name="T82"> num).ToArray();</text:span></text:p>
              <text:p text:style-name="P55"/>
            </text:list-item>
            <text:list-item>
              <text:p text:style-name="P198"><text:span text:style-name="T16">kod </text:span><text:span text:style-name="T17">z</text:span><text:span text:style-name="T16"> paralelizacj</text:span><text:span text:style-name="T17">ą:</text:span></text:p>
              <text:p text:style-name="P148"><text:span text:style-name="T141">int</text:span><text:span text:style-name="T82">[] medThreeIsZeroPar = </text:span></text:p>
              <text:p text:style-name="P148"><text:span text:style-name="T82"><text:s text:c="4"/>(</text:span><text:span text:style-name="T141">from</text:span><text:span text:style-name="T82"> num </text:span><text:span text:style-name="T141">in</text:span><text:span text:style-name="T82"> source.AsParallel() </text:span></text:p>
              <text:p text:style-name="P148"><text:span text:style-name="T82"><text:s text:c="5"/></text:span><text:span text:style-name="T141">where</text:span><text:span text:style-name="T82"> num % 3 == 0 </text:span></text:p>
              <text:p text:style-name="P148"><text:span text:style-name="T82"><text:s text:c="5"/></text:span><text:span text:style-name="T141">orderby</text:span><text:span text:style-name="T82"> num </text:span></text:p>
              <text:p text:style-name="P148"><text:span text:style-name="T82"><text:s text:c="5"/></text:span><text:span text:style-name="T141">descending</text:span><text:span text:style-name="T82"> </text:span><text:span text:style-name="T141">select</text:span><text:span text:style-name="T82"> num).ToArray();</text:span></text:p>
            </text:list-item>
            <text:list-item>
              <text:p text:style-name="P198"><text:span text:style-name="T16">kod </text:span><text:span text:style-name="T17">z</text:span><text:span text:style-name="T16"> paralelizacj</text:span><text:span text:style-name="T17">ą i możliwością przewania:</text:span></text:p>
              <text:p text:style-name="P150"><text:span text:style-name="T144">private</text:span><text:span text:style-name="T82"> </text:span><text:span text:style-name="T235">CancellationTokenSource</text:span><text:span text:style-name="T82"> cancelToken = </text:span><text:span text:style-name="T141">new</text:span><text:span text:style-name="T82"> </text:span><text:span text:style-name="T235">CancellationTokenSource</text:span><text:span text:style-name="T82">();</text:span></text:p>
              <text:p text:style-name="P56">...</text:p>
              <text:p text:style-name="P57">cancelToken.Cancel();</text:p>
              <text:p text:style-name="P57">...</text:p>
              <text:p text:style-name="P77">try</text:p>
              <text:p text:style-name="P55">{</text:p>
              <text:p text:style-name="P148"><text:span text:style-name="T82"><text:s text:c="4"/></text:span><text:span text:style-name="T141">int</text:span><text:span text:style-name="T82">[] medThreeIsZeroParCancel =</text:span></text:p>
              <text:p text:style-name="P148"><text:span text:style-name="T82"><text:s text:c="8"/>(</text:span><text:span text:style-name="T141">from</text:span><text:span text:style-name="T82"> num </text:span><text:span text:style-name="T141">in</text:span><text:span text:style-name="T82"> source.AsParallel().WithCancellation(cancelToken.Token)</text:span></text:p>
              <text:p text:style-name="P148"><text:span text:style-name="T82"><text:s text:c="9"/></text:span><text:span text:style-name="T141">where</text:span><text:span text:style-name="T82"> num%3 == 0</text:span></text:p>
              <text:p text:style-name="P148"><text:span text:style-name="T82"><text:s text:c="9"/></text:span><text:span text:style-name="T141">orderby</text:span><text:span text:style-name="T82"> num </text:span><text:span text:style-name="T141">descending</text:span></text:p>
              <text:p text:style-name="P148"><text:span text:style-name="T82"><text:s text:c="9"/></text:span><text:span text:style-name="T141">select</text:span><text:span text:style-name="T82"> num).ToArray();</text:span></text:p>
              <text:p text:style-name="P55">}</text:p>
              <text:p text:style-name="P148"><text:span text:style-name="T141">catch</text:span><text:span text:style-name="T82"> (</text:span><text:span text:style-name="T235">OperationCanceledException</text:span><text:span text:style-name="T82"> e)</text:span></text:p>
              <text:p text:style-name="P55">{</text:p>
              <text:p text:style-name="P148"><text:span text:style-name="T82"><text:s text:c="4"/></text:span><text:span text:style-name="T179">/*obsłuż e*/</text:span></text:p>
              <text:p text:style-name="P55">}</text:p>
            </text:list-item>
          </text:list>
        </text:list-item>
        <text:list-item>
          <text:p text:style-name="P211"><text:span text:style-name="T32">Łączenie z bazą SQL</text:span></text:p>
          <text:list>
            <text:list-item>
              <text:p text:style-name="P211"><text:span text:style-name="T32">Prosty algorytm na pokazanie danych w gridzie (DataGridView) – należą założyć kolumny – ustawić koniecznie DataPropertyName – nazwy zwracanych kolumn</text:span></text:p>
              <text:p text:style-name="P216"><text:span text:style-name="T169">using</text:span><text:span text:style-name="T82"> System.Data.SqlClient;</text:span></text:p>
              <text:p text:style-name="P216"><text:span text:style-name="T82">...</text:span></text:p>
              <text:p text:style-name="P218"><text:span text:style-name="T82">myConnection = </text:span><text:span text:style-name="T141">new</text:span><text:span text:style-name="T82"> </text:span><text:span text:style-name="T235">SqlConnection</text:span><text:span text:style-name="T82">(</text:span><text:span text:style-name="T202">"user id=username;"</text:span><text:span text:style-name="T82"> + </text:span><text:span text:style-name="T179">//w przypadku windows authentification niepotrzebne</text:span></text:p>
            </text:list-item>
          </text:list>
        </text:list-item>
      </text:list>
      <text:p text:style-name="P212"><text:span text:style-name="T202"><text:tab/><text:tab/><text:tab/><text:tab/><text:tab/><text:tab/> <text:s/>"password=password;server=localhost;"</text:span><text:span text:style-name="T82"> + </text:span><text:span text:style-name="T179">//w przypadku windows authentification niepotrzebne</text:span></text:p>
      <text:p text:style-name="P212"><text:span text:style-name="T82"><text:s text:c="43"/></text:span><text:span text:style-name="T202">"Trusted_Connection=yes;"</text:span><text:span text:style-name="T82"> +</text:span></text:p>
      <text:p text:style-name="P212"><text:span text:style-name="T82"><text:s text:c="43"/></text:span><text:span text:style-name="T202">"database=TSQL2012; "</text:span><text:span text:style-name="T82"> +</text:span></text:p>
      <text:p text:style-name="P212"><text:span text:style-name="T82"><text:s text:c="43"/></text:span><text:span text:style-name="T202">"connection timeout=30"</text:span><text:span text:style-name="T82">);</text:span></text:p>
      <text:p text:style-name="P212"><text:soft-page-break/><text:span text:style-name="T82"><text:s text:c="12"/></text:span><text:span text:style-name="T141">string</text:span><text:span text:style-name="T82"> stSQL = </text:span><text:span text:style-name="T202">"SELECT * FROM Sales.Orders"</text:span><text:span text:style-name="T82">;</text:span></text:p>
      <text:p text:style-name="P212"><text:span text:style-name="T82"><text:s text:c="12"/></text:span><text:span text:style-name="T235">SqlCommand</text:span><text:span text:style-name="T82"> myCommand = </text:span><text:span text:style-name="T141">new</text:span><text:span text:style-name="T82"> </text:span><text:span text:style-name="T235">SqlCommand</text:span><text:span text:style-name="T82">(stSQL, myConnection);</text:span></text:p>
      <text:p text:style-name="P219"><text:span text:style-name="T82"><text:s text:c="12"/></text:span><text:span text:style-name="T235">SqlDataAdapter</text:span><text:span text:style-name="T82"> dataAdapter = </text:span><text:span text:style-name="T141">new</text:span><text:span text:style-name="T82"> </text:span><text:span text:style-name="T235">SqlDataAdapter</text:span><text:span text:style-name="T82">(myCommand);</text:span></text:p>
      <text:p text:style-name="P219"><text:span text:style-name="T82"><text:tab/><text:tab/></text:span><text:span text:style-name="T179">// lub SqlDataAdapter dataAdapter = new SqlDataAdapter(stSQL, myConnection)</text:span></text:p>
      <text:p text:style-name="P206"/>
      <text:p text:style-name="P212"><text:span text:style-name="T82"><text:s text:c="12"/></text:span><text:span text:style-name="T179">//lub założyć nowy obiekt DataSet ds = new DataSet();</text:span></text:p>
      <text:p text:style-name="P212"><text:span text:style-name="T82"><text:s text:c="12"/></text:span><text:span text:style-name="T179">//użyć dataTable1 lub założyć nową tabelę DataTable dt1 = dataSet1.Tables.Add();</text:span></text:p>
      <text:p text:style-name="P212"><text:span text:style-name="T82"><text:tab/> <text:s text:c="4"/>dataAdapter.Fill(dataTable1);</text:span></text:p>
      <text:p text:style-name="P222"><text:span text:style-name="T179">//dataAdapter.Fill(ds) jeśli jako parametr podamy dataSet a nie konkretne DataTable, to zostanie utworzone nowe DataTable</text:span></text:p>
      <text:p text:style-name="P222"><text:span text:style-name="T179"/></text:p>
      <text:p text:style-name="P212"><text:span text:style-name="T82"><text:s text:c="12"/>dataAdapter.Fill(dataTable1);</text:span></text:p>
      <text:p text:style-name="P219"><text:span text:style-name="T179"><text:s text:c="12"/>// lub ...= dt; lub ...=dataSet1.Tables[n];</text:span></text:p>
      <text:p text:style-name="P219"><text:span text:style-name="T179"/></text:p>
      <text:p text:style-name="P212"><text:span text:style-name="T82"><text:s text:c="12"/>dataGridView1.DataSource = dataTable1;</text:span></text:p>
      <text:p text:style-name="P217"><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face style:name="Mangal1" svg:font-family="Mangal"/>
    <style:font-face style:name="OpenSymbol" svg:font-family="OpenSymbol"/>
    <style:font-face style:name="Consolas" svg:font-family="Consolas" style:font-family-generic="roman"/>
    <style:font-face style:name="Consolas5" svg:font-family="Consolas" style:font-adornments="Normalny" style:font-family-generic="roman"/>
    <style:font-face style:name="Consolas4" svg:font-family="Consolas" style:font-family-generic="swiss"/>
    <style:font-face style:name="Consolas2"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7H46M20S</meta:editing-duration>
    <meta:editing-cycles>102</meta:editing-cycles>
    <meta:generator>LibreOffice/4.0.1.2$Windows_x86 LibreOffice_project/84102822e3d61eb989ddd325abf1ac077904985</meta:generator>
    <dc:date>2014-03-15T22:01:51.63</dc:date>
    <meta:document-statistic meta:table-count="0" meta:image-count="0" meta:object-count="0" meta:page-count="36" meta:paragraph-count="1485" meta:word-count="10375" meta:character-count="66024" meta:non-whitespace-character-count="57007"/>
  </office:meta>
</office:document-meta>
</file>